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93in"/>
    </style:style>
    <style:style style:name="co2" style:family="table-column">
      <style:table-column-properties fo:break-before="auto" style:column-width="0.4563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7264in"/>
    </style:style>
    <style:style style:name="co5" style:family="table-column">
      <style:table-column-properties fo:break-before="auto" style:column-width="0.7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  <table:table-cell office:value-type="string">
            <text:p>Adj Close</text:p>
          </table:table-cell>
          <table:table-cell office:value-type="string">
            <text:p>Ln Adj Close</text:p>
          </table:table-cell>
          <table:table-cell office:value-type="string">
            <text:p>Simple Monthly returns</text:p>
          </table:table-cell>
          <table:table-cell office:value-type="string">
            <text:p>overlapping Annual returns</text:p>
          </table:table-cell>
          <table:table-cell office:value-type="string">
            <text:p>cc Monthy returns</text:p>
          </table:table-cell>
          <table:table-cell office:value-type="string">
            <text:p>cc overlapping Annual returns</text:p>
          </table:table-cell>
        </table:table-row>
        <table:table-row table:style-name="ro2">
          <table:table-cell office:value-type="string">
            <text:p>1993-03-31</text:p>
          </table:table-cell>
          <table:table-cell office:value-type="float" office:value="37.25">
            <text:p>37.25</text:p>
          </table:table-cell>
          <table:table-cell office:value-type="float" office:value="38.25">
            <text:p>38.2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550400">
            <text:p>4550400</text:p>
          </table:table-cell>
          <table:table-cell office:value-type="float" office:value="1.14">
            <text:p>1.14</text:p>
          </table:table-cell>
          <table:table-cell table:formula="of:=LN([.G2])" office:value-type="float" office:value="0.131028262406404">
            <text:p>0.1310282624</text:p>
          </table:table-cell>
          <table:table-cell table:number-columns-repeated="4"/>
        </table:table-row>
        <table:table-row table:style-name="ro2">
          <table:table-cell office:value-type="string">
            <text:p>1993-04-01</text:p>
          </table:table-cell>
          <table:table-cell office:value-type="float" office:value="38">
            <text:p>38</text:p>
          </table:table-cell>
          <table:table-cell office:value-type="float" office:value="40.25">
            <text:p>40.25</text:p>
          </table:table-cell>
          <table:table-cell office:value-type="float" office:value="34.25">
            <text:p>34.25</text:p>
          </table:table-cell>
          <table:table-cell office:value-type="float" office:value="38.75">
            <text:p>38.75</text:p>
          </table:table-cell>
          <table:table-cell office:value-type="float" office:value="4457200">
            <text:p>4457200</text:p>
          </table:table-cell>
          <table:table-cell office:value-type="float" office:value="1.16">
            <text:p>1.16</text:p>
          </table:table-cell>
          <table:table-cell table:formula="of:=LN([.G3])" office:value-type="float" office:value="0.148420005118273">
            <text:p>0.1484200051</text:p>
          </table:table-cell>
          <table:table-cell table:formula="of:=([.G3]-[.G2])/[.G2]" office:value-type="float" office:value="0.0175438596491226">
            <text:p>0.0175438596</text:p>
          </table:table-cell>
          <table:table-cell/>
          <table:table-cell table:formula="of:=LN([.G3]/[.G2])" office:value-type="float" office:value="0.017391742711869">
            <text:p>0.0173917427</text:p>
          </table:table-cell>
          <table:table-cell/>
        </table:table-row>
        <table:table-row table:style-name="ro2">
          <table:table-cell office:value-type="string">
            <text:p>1993-05-03</text:p>
          </table:table-cell>
          <table:table-cell office:value-type="float" office:value="39.5">
            <text:p>39.5</text:p>
          </table:table-cell>
          <table:table-cell office:value-type="float" office:value="48.75">
            <text:p>48.75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8201600">
            <text:p>8201600</text:p>
          </table:table-cell>
          <table:table-cell office:value-type="float" office:value="1.44">
            <text:p>1.44</text:p>
          </table:table-cell>
          <table:table-cell table:formula="of:=LN([.G4])" office:value-type="float" office:value="0.364643113587909">
            <text:p>0.3646431136</text:p>
          </table:table-cell>
          <table:table-cell table:formula="of:=([.G4]-[.G3])/[.G3]" office:value-type="float" office:value="0.241379310344828">
            <text:p>0.2413793103</text:p>
          </table:table-cell>
          <table:table-cell/>
          <table:table-cell table:formula="of:=LN([.G4]/[.G3])" office:value-type="float" office:value="0.216223108469636">
            <text:p>0.2162231085</text:p>
          </table:table-cell>
          <table:table-cell/>
        </table:table-row>
        <table:table-row table:style-name="ro2">
          <table:table-cell office:value-type="string">
            <text:p>1993-06-01</text:p>
          </table:table-cell>
          <table:table-cell office:value-type="float" office:value="48">
            <text:p>48</text:p>
          </table:table-cell>
          <table:table-cell office:value-type="float" office:value="49.75">
            <text:p>49.75</text:p>
          </table:table-cell>
          <table:table-cell office:value-type="float" office:value="44.5">
            <text:p>44.5</text:p>
          </table:table-cell>
          <table:table-cell office:value-type="float" office:value="49">
            <text:p>49</text:p>
          </table:table-cell>
          <table:table-cell office:value-type="float" office:value="4878800">
            <text:p>4878800</text:p>
          </table:table-cell>
          <table:table-cell office:value-type="float" office:value="1.47">
            <text:p>1.47</text:p>
          </table:table-cell>
          <table:table-cell table:formula="of:=LN([.G5])" office:value-type="float" office:value="0.385262400790645">
            <text:p>0.3852624008</text:p>
          </table:table-cell>
          <table:table-cell table:formula="of:=([.G5]-[.G4])/[.G4]" office:value-type="float" office:value="0.0208333333333334">
            <text:p>0.0208333333</text:p>
          </table:table-cell>
          <table:table-cell/>
          <table:table-cell table:formula="of:=LN([.G5]/[.G4])" office:value-type="float" office:value="0.0206192872027356">
            <text:p>0.0206192872</text:p>
          </table:table-cell>
          <table:table-cell/>
        </table:table-row>
        <table:table-row table:style-name="ro2">
          <table:table-cell office:value-type="string">
            <text:p>1993-07-01</text:p>
          </table:table-cell>
          <table:table-cell office:value-type="float" office:value="48.75">
            <text:p>48.75</text:p>
          </table:table-cell>
          <table:table-cell office:value-type="float" office:value="54">
            <text:p>54</text:p>
          </table:table-cell>
          <table:table-cell table:number-columns-repeated="2" office:value-type="float" office:value="47.5">
            <text:p>47.5</text:p>
          </table:table-cell>
          <table:table-cell office:value-type="float" office:value="7049900">
            <text:p>7049900</text:p>
          </table:table-cell>
          <table:table-cell office:value-type="float" office:value="1.42">
            <text:p>1.42</text:p>
          </table:table-cell>
          <table:table-cell table:formula="of:=LN([.G6])" office:value-type="float" office:value="0.350656871613169">
            <text:p>0.3506568716</text:p>
          </table:table-cell>
          <table:table-cell table:formula="of:=([.G6]-[.G5])/[.G5]" office:value-type="float" office:value="-0.0340136054421769">
            <text:p>-0.0340136054</text:p>
          </table:table-cell>
          <table:table-cell/>
          <table:table-cell table:formula="of:=LN([.G6]/[.G5])" office:value-type="float" office:value="-0.0346055291774756">
            <text:p>-0.0346055292</text:p>
          </table:table-cell>
          <table:table-cell/>
        </table:table-row>
        <table:table-row table:style-name="ro2">
          <table:table-cell office:value-type="string">
            <text:p>1993-08-02</text:p>
          </table:table-cell>
          <table:table-cell office:value-type="float" office:value="48.25">
            <text:p>48.25</text:p>
          </table:table-cell>
          <table:table-cell office:value-type="float" office:value="50">
            <text:p>50</text:p>
          </table:table-cell>
          <table:table-cell office:value-type="float" office:value="43.75">
            <text:p>43.75</text:p>
          </table:table-cell>
          <table:table-cell office:value-type="float" office:value="48.5">
            <text:p>48.5</text:p>
          </table:table-cell>
          <table:table-cell office:value-type="float" office:value="6962600">
            <text:p>6962600</text:p>
          </table:table-cell>
          <table:table-cell office:value-type="float" office:value="1.45">
            <text:p>1.45</text:p>
          </table:table-cell>
          <table:table-cell table:formula="of:=LN([.G7])" office:value-type="float" office:value="0.371563556432483">
            <text:p>0.3715635564</text:p>
          </table:table-cell>
          <table:table-cell table:formula="of:=([.G7]-[.G6])/[.G6]" office:value-type="float" office:value="0.0211267605633803">
            <text:p>0.0211267606</text:p>
          </table:table-cell>
          <table:table-cell/>
          <table:table-cell table:formula="of:=LN([.G7]/[.G6])" office:value-type="float" office:value="0.0209066848193136">
            <text:p>0.0209066848</text:p>
          </table:table-cell>
          <table:table-cell/>
        </table:table-row>
        <table:table-row table:style-name="ro2">
          <table:table-cell office:value-type="string">
            <text:p>1993-09-01</text:p>
          </table:table-cell>
          <table:table-cell office:value-type="float" office:value="48.25">
            <text:p>48.25</text:p>
          </table:table-cell>
          <table:table-cell office:value-type="float" office:value="54">
            <text:p>54</text:p>
          </table:table-cell>
          <table:table-cell office:value-type="float" office:value="26.75">
            <text:p>26.75</text:p>
          </table:table-cell>
          <table:table-cell office:value-type="float" office:value="27.37">
            <text:p>27.37</text:p>
          </table:table-cell>
          <table:table-cell office:value-type="float" office:value="7761800">
            <text:p>7761800</text:p>
          </table:table-cell>
          <table:table-cell office:value-type="float" office:value="1.64">
            <text:p>1.64</text:p>
          </table:table-cell>
          <table:table-cell table:formula="of:=LN([.G8])" office:value-type="float" office:value="0.494696241836107">
            <text:p>0.4946962418</text:p>
          </table:table-cell>
          <table:table-cell table:formula="of:=([.G8]-[.G7])/[.G7]" office:value-type="float" office:value="0.131034482758621">
            <text:p>0.1310344828</text:p>
          </table:table-cell>
          <table:table-cell/>
          <table:table-cell table:formula="of:=LN([.G8]/[.G7])" office:value-type="float" office:value="0.123132685403624">
            <text:p>0.1231326854</text:p>
          </table:table-cell>
          <table:table-cell/>
        </table:table-row>
        <table:table-row table:style-name="ro2">
          <table:table-cell office:value-type="string">
            <text:p>1993-10-01</text:p>
          </table:table-cell>
          <table:table-cell office:value-type="float" office:value="27.5">
            <text:p>27.5</text:p>
          </table:table-cell>
          <table:table-cell office:value-type="float" office:value="28">
            <text:p>28</text:p>
          </table:table-cell>
          <table:table-cell office:value-type="float" office:value="25.25">
            <text:p>25.25</text:p>
          </table:table-cell>
          <table:table-cell office:value-type="float" office:value="26.75">
            <text:p>26.75</text:p>
          </table:table-cell>
          <table:table-cell office:value-type="float" office:value="4568100">
            <text:p>4568100</text:p>
          </table:table-cell>
          <table:table-cell office:value-type="float" office:value="1.6">
            <text:p>1.6</text:p>
          </table:table-cell>
          <table:table-cell table:formula="of:=LN([.G9])" office:value-type="float" office:value="0.470003629245736">
            <text:p>0.4700036292</text:p>
          </table:table-cell>
          <table:table-cell table:formula="of:=([.G9]-[.G8])/[.G8]" office:value-type="float" office:value="-0.024390243902439">
            <text:p>-0.0243902439</text:p>
          </table:table-cell>
          <table:table-cell/>
          <table:table-cell table:formula="of:=LN([.G9]/[.G8])" office:value-type="float" office:value="-0.0246926125903715">
            <text:p>-0.0246926126</text:p>
          </table:table-cell>
          <table:table-cell/>
        </table:table-row>
        <table:table-row table:style-name="ro2">
          <table:table-cell office:value-type="string">
            <text:p>1993-11-01</text:p>
          </table:table-cell>
          <table:table-cell office:value-type="float" office:value="26.25">
            <text:p>26.25</text:p>
          </table:table-cell>
          <table:table-cell office:value-type="float" office:value="27.25">
            <text:p>27.25</text:p>
          </table:table-cell>
          <table:table-cell office:value-type="float" office:value="20.5">
            <text:p>20.5</text:p>
          </table:table-cell>
          <table:table-cell office:value-type="float" office:value="22.25">
            <text:p>22.25</text:p>
          </table:table-cell>
          <table:table-cell office:value-type="float" office:value="4887300">
            <text:p>4887300</text:p>
          </table:table-cell>
          <table:table-cell office:value-type="float" office:value="1.33">
            <text:p>1.33</text:p>
          </table:table-cell>
          <table:table-cell table:formula="of:=LN([.G10])" office:value-type="float" office:value="0.285178942233662">
            <text:p>0.2851789422</text:p>
          </table:table-cell>
          <table:table-cell table:formula="of:=([.G10]-[.G9])/[.G9]" office:value-type="float" office:value="-0.16875">
            <text:p>-0.16875</text:p>
          </table:table-cell>
          <table:table-cell/>
          <table:table-cell table:formula="of:=LN([.G10]/[.G9])" office:value-type="float" office:value="-0.184824687012073">
            <text:p>-0.184824687</text:p>
          </table:table-cell>
          <table:table-cell/>
        </table:table-row>
        <table:table-row table:style-name="ro2">
          <table:table-cell office:value-type="string">
            <text:p>1993-12-01</text:p>
          </table:table-cell>
          <table:table-cell office:value-type="float" office:value="22.75">
            <text:p>22.75</text:p>
          </table:table-cell>
          <table:table-cell office:value-type="float" office:value="24.75">
            <text:p>24.75</text:p>
          </table:table-cell>
          <table:table-cell office:value-type="float" office:value="20.75">
            <text:p>20.75</text:p>
          </table:table-cell>
          <table:table-cell office:value-type="float" office:value="22.25">
            <text:p>22.25</text:p>
          </table:table-cell>
          <table:table-cell office:value-type="float" office:value="4066100">
            <text:p>4066100</text:p>
          </table:table-cell>
          <table:table-cell office:value-type="float" office:value="1.33">
            <text:p>1.33</text:p>
          </table:table-cell>
          <table:table-cell table:formula="of:=LN([.G11])" office:value-type="float" office:value="0.285178942233662">
            <text:p>0.2851789422</text:p>
          </table:table-cell>
          <table:table-cell table:formula="of:=([.G11]-[.G10])/[.G10]" office:value-type="float" office:value="0">
            <text:p>0</text:p>
          </table:table-cell>
          <table:table-cell/>
          <table:table-cell table:formula="of:=LN([.G11]/[.G10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994-01-03</text:p>
          </table:table-cell>
          <table:table-cell office:value-type="float" office:value="22">
            <text:p>22</text:p>
          </table:table-cell>
          <table:table-cell office:value-type="float" office:value="24.5">
            <text:p>24.5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9316100">
            <text:p>9316100</text:p>
          </table:table-cell>
          <table:table-cell office:value-type="float" office:value="1.44">
            <text:p>1.44</text:p>
          </table:table-cell>
          <table:table-cell table:formula="of:=LN([.G12])" office:value-type="float" office:value="0.364643113587909">
            <text:p>0.3646431136</text:p>
          </table:table-cell>
          <table:table-cell table:formula="of:=([.G12]-[.G11])/[.G11]" office:value-type="float" office:value="0.0827067669172931">
            <text:p>0.0827067669</text:p>
          </table:table-cell>
          <table:table-cell/>
          <table:table-cell table:formula="of:=LN([.G12]/[.G11])" office:value-type="float" office:value="0.0794641713542468">
            <text:p>0.0794641714</text:p>
          </table:table-cell>
          <table:table-cell/>
        </table:table-row>
        <table:table-row table:style-name="ro2">
          <table:table-cell office:value-type="string">
            <text:p>1994-02-0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1.5">
            <text:p>21.5</text:p>
          </table:table-cell>
          <table:table-cell office:value-type="float" office:value="23.25">
            <text:p>23.25</text:p>
          </table:table-cell>
          <table:table-cell office:value-type="float" office:value="4507500">
            <text:p>4507500</text:p>
          </table:table-cell>
          <table:table-cell office:value-type="float" office:value="1.39">
            <text:p>1.39</text:p>
          </table:table-cell>
          <table:table-cell table:formula="of:=LN([.G13])" office:value-type="float" office:value="0.3293037471426">
            <text:p>0.3293037471</text:p>
          </table:table-cell>
          <table:table-cell table:formula="of:=([.G13]-[.G12])/[.G12]" office:value-type="float" office:value="-0.0347222222222221">
            <text:p>-0.0347222222</text:p>
          </table:table-cell>
          <table:table-cell/>
          <table:table-cell table:formula="of:=LN([.G13]/[.G12])" office:value-type="float" office:value="-0.0353393664453087">
            <text:p>-0.0353393664</text:p>
          </table:table-cell>
          <table:table-cell/>
        </table:table-row>
        <table:table-row table:style-name="ro2">
          <table:table-cell office:value-type="string">
            <text:p>1994-03-01</text:p>
          </table:table-cell>
          <table:table-cell office:value-type="float" office:value="22.75">
            <text:p>22.75</text:p>
          </table:table-cell>
          <table:table-cell office:value-type="float" office:value="25.5">
            <text:p>25.5</text:p>
          </table:table-cell>
          <table:table-cell office:value-type="float" office:value="21">
            <text:p>21</text:p>
          </table:table-cell>
          <table:table-cell office:value-type="float" office:value="24.37">
            <text:p>24.37</text:p>
          </table:table-cell>
          <table:table-cell office:value-type="float" office:value="7264300">
            <text:p>7264300</text:p>
          </table:table-cell>
          <table:table-cell office:value-type="float" office:value="1.46">
            <text:p>1.46</text:p>
          </table:table-cell>
          <table:table-cell table:formula="of:=LN([.G14])" office:value-type="float" office:value="0.378436435720245">
            <text:p>0.3784364357</text:p>
          </table:table-cell>
          <table:table-cell table:formula="of:=([.G14]-[.G13])/[.G13]" office:value-type="float" office:value="0.0503597122302157">
            <text:p>0.0503597122</text:p>
          </table:table-cell>
          <table:table-cell/>
          <table:table-cell table:formula="of:=LN([.G14]/[.G13])" office:value-type="float" office:value="0.0491326885776446">
            <text:p>0.0491326886</text:p>
          </table:table-cell>
          <table:table-cell table:formula="of:=LN([.G14]/[.G2])" office:value-type="float" office:value="0.247408173313841">
            <text:p>0.2474081733</text:p>
          </table:table-cell>
        </table:table-row>
        <table:table-row table:style-name="ro2">
          <table:table-cell office:value-type="string">
            <text:p>1994-04-04</text:p>
          </table:table-cell>
          <table:table-cell office:value-type="float" office:value="23.5">
            <text:p>23.5</text:p>
          </table:table-cell>
          <table:table-cell office:value-type="float" office:value="30.75">
            <text:p>30.75</text:p>
          </table:table-cell>
          <table:table-cell office:value-type="float" office:value="22.75">
            <text:p>22.75</text:p>
          </table:table-cell>
          <table:table-cell office:value-type="float" office:value="29.75">
            <text:p>29.75</text:p>
          </table:table-cell>
          <table:table-cell office:value-type="float" office:value="10566900">
            <text:p>10566900</text:p>
          </table:table-cell>
          <table:table-cell office:value-type="float" office:value="1.78">
            <text:p>1.78</text:p>
          </table:table-cell>
          <table:table-cell table:formula="of:=LN([.G15])" office:value-type="float" office:value="0.576613364303994">
            <text:p>0.5766133643</text:p>
          </table:table-cell>
          <table:table-cell table:formula="of:=([.G15]-[.G14])/[.G14]" office:value-type="float" office:value="0.219178082191781">
            <text:p>0.2191780822</text:p>
          </table:table-cell>
          <table:table-cell table:formula="of:=([.G15]-[.G2])/[.G2]" office:value-type="float" office:value="0.56140350877193">
            <text:p>0.5614035088</text:p>
          </table:table-cell>
          <table:table-cell table:formula="of:=LN([.G15]/[.G14])" office:value-type="float" office:value="0.198176928583749">
            <text:p>0.1981769286</text:p>
          </table:table-cell>
          <table:table-cell table:formula="of:=LN([.G15]/[.G3])" office:value-type="float" office:value="0.428193359185721">
            <text:p>0.4281933592</text:p>
          </table:table-cell>
        </table:table-row>
        <table:table-row table:style-name="ro2">
          <table:table-cell office:value-type="string">
            <text:p>1994-05-02</text:p>
          </table:table-cell>
          <table:table-cell office:value-type="float" office:value="29.5">
            <text:p>29.5</text:p>
          </table:table-cell>
          <table:table-cell office:value-type="float" office:value="30.25">
            <text:p>30.25</text:p>
          </table:table-cell>
          <table:table-cell office:value-type="float" office:value="24.5">
            <text:p>24.5</text:p>
          </table:table-cell>
          <table:table-cell office:value-type="float" office:value="28.5">
            <text:p>28.5</text:p>
          </table:table-cell>
          <table:table-cell office:value-type="float" office:value="6466400">
            <text:p>6466400</text:p>
          </table:table-cell>
          <table:table-cell office:value-type="float" office:value="1.71">
            <text:p>1.71</text:p>
          </table:table-cell>
          <table:table-cell table:formula="of:=LN([.G16])" office:value-type="float" office:value="0.536493370514569">
            <text:p>0.5364933705</text:p>
          </table:table-cell>
          <table:table-cell table:formula="of:=([.G16]-[.G15])/[.G15]" office:value-type="float" office:value="-0.0393258426966292">
            <text:p>-0.0393258427</text:p>
          </table:table-cell>
          <table:table-cell table:formula="of:=([.G16]-[.G3])/[.G3]" office:value-type="float" office:value="0.474137931034483">
            <text:p>0.474137931</text:p>
          </table:table-cell>
          <table:table-cell table:formula="of:=LN([.G16]/[.G15])" office:value-type="float" office:value="-0.0401199937894253">
            <text:p>-0.0401199938</text:p>
          </table:table-cell>
          <table:table-cell table:formula="of:=LN([.G16]/[.G4])" office:value-type="float" office:value="0.171850256926659">
            <text:p>0.1718502569</text:p>
          </table:table-cell>
        </table:table-row>
        <table:table-row table:style-name="ro2">
          <table:table-cell office:value-type="string">
            <text:p>1994-06-01</text:p>
          </table:table-cell>
          <table:table-cell office:value-type="float" office:value="28.5">
            <text:p>28.5</text:p>
          </table:table-cell>
          <table:table-cell office:value-type="float" office:value="32.5">
            <text:p>32.5</text:p>
          </table:table-cell>
          <table:table-cell office:value-type="float" office:value="24.75">
            <text:p>24.75</text:p>
          </table:table-cell>
          <table:table-cell office:value-type="float" office:value="25.25">
            <text:p>25.25</text:p>
          </table:table-cell>
          <table:table-cell office:value-type="float" office:value="7657300">
            <text:p>7657300</text:p>
          </table:table-cell>
          <table:table-cell office:value-type="float" office:value="1.51">
            <text:p>1.51</text:p>
          </table:table-cell>
          <table:table-cell table:formula="of:=LN([.G17])" office:value-type="float" office:value="0.412109650826833">
            <text:p>0.4121096508</text:p>
          </table:table-cell>
          <table:table-cell table:formula="of:=([.G17]-[.G16])/[.G16]" office:value-type="float" office:value="-0.116959064327485">
            <text:p>-0.1169590643</text:p>
          </table:table-cell>
          <table:table-cell table:formula="of:=([.G17]-[.G4])/[.G4]" office:value-type="float" office:value="0.0486111111111112">
            <text:p>0.0486111111</text:p>
          </table:table-cell>
          <table:table-cell table:formula="of:=LN([.G17]/[.G16])" office:value-type="float" office:value="-0.124383719687736">
            <text:p>-0.1243837197</text:p>
          </table:table-cell>
          <table:table-cell table:formula="of:=LN([.G17]/[.G5])" office:value-type="float" office:value="0.0268472500361881">
            <text:p>0.02684725</text:p>
          </table:table-cell>
        </table:table-row>
        <table:table-row table:style-name="ro2">
          <table:table-cell office:value-type="string">
            <text:p>1994-07-01</text:p>
          </table:table-cell>
          <table:table-cell office:value-type="float" office:value="25.25">
            <text:p>25.25</text:p>
          </table:table-cell>
          <table:table-cell office:value-type="float" office:value="30.75">
            <text:p>30.75</text:p>
          </table:table-cell>
          <table:table-cell office:value-type="float" office:value="23.5">
            <text:p>23.5</text:p>
          </table:table-cell>
          <table:table-cell office:value-type="float" office:value="29">
            <text:p>29</text:p>
          </table:table-cell>
          <table:table-cell office:value-type="float" office:value="8931200">
            <text:p>8931200</text:p>
          </table:table-cell>
          <table:table-cell office:value-type="float" office:value="1.74">
            <text:p>1.74</text:p>
          </table:table-cell>
          <table:table-cell table:formula="of:=LN([.G18])" office:value-type="float" office:value="0.553885113226438">
            <text:p>0.5538851132</text:p>
          </table:table-cell>
          <table:table-cell table:formula="of:=([.G18]-[.G17])/[.G17]" office:value-type="float" office:value="0.152317880794702">
            <text:p>0.1523178808</text:p>
          </table:table-cell>
          <table:table-cell table:formula="of:=([.G18]-[.G5])/[.G5]" office:value-type="float" office:value="0.183673469387755">
            <text:p>0.1836734694</text:p>
          </table:table-cell>
          <table:table-cell table:formula="of:=LN([.G18]/[.G17])" office:value-type="float" office:value="0.141775462399605">
            <text:p>0.1417754624</text:p>
          </table:table-cell>
          <table:table-cell table:formula="of:=LN([.G18]/[.G6])" office:value-type="float" office:value="0.203228241613268">
            <text:p>0.2032282416</text:p>
          </table:table-cell>
        </table:table-row>
        <table:table-row table:style-name="ro2">
          <table:table-cell office:value-type="string">
            <text:p>1994-08-01</text:p>
          </table:table-cell>
          <table:table-cell office:value-type="float" office:value="29.25">
            <text:p>29.25</text:p>
          </table:table-cell>
          <table:table-cell office:value-type="float" office:value="29.75">
            <text:p>29.75</text:p>
          </table:table-cell>
          <table:table-cell office:value-type="float" office:value="26.5">
            <text:p>26.5</text:p>
          </table:table-cell>
          <table:table-cell office:value-type="float" office:value="28.25">
            <text:p>28.25</text:p>
          </table:table-cell>
          <table:table-cell office:value-type="float" office:value="5178000">
            <text:p>5178000</text:p>
          </table:table-cell>
          <table:table-cell office:value-type="float" office:value="1.69">
            <text:p>1.69</text:p>
          </table:table-cell>
          <table:table-cell table:formula="of:=LN([.G19])" office:value-type="float" office:value="0.524728528934982">
            <text:p>0.5247285289</text:p>
          </table:table-cell>
          <table:table-cell table:formula="of:=([.G19]-[.G18])/[.G18]" office:value-type="float" office:value="-0.0287356321839081">
            <text:p>-0.0287356322</text:p>
          </table:table-cell>
          <table:table-cell table:formula="of:=([.G19]-[.G6])/[.G6]" office:value-type="float" office:value="0.190140845070423">
            <text:p>0.1901408451</text:p>
          </table:table-cell>
          <table:table-cell table:formula="of:=LN([.G19]/[.G18])" office:value-type="float" office:value="-0.0291565842914556">
            <text:p>-0.0291565843</text:p>
          </table:table-cell>
          <table:table-cell table:formula="of:=LN([.G19]/[.G7])" office:value-type="float" office:value="0.153164972502499">
            <text:p>0.1531649725</text:p>
          </table:table-cell>
        </table:table-row>
        <table:table-row table:style-name="ro2">
          <table:table-cell office:value-type="string">
            <text:p>1994-09-01</text:p>
          </table:table-cell>
          <table:table-cell office:value-type="float" office:value="28">
            <text:p>28</text:p>
          </table:table-cell>
          <table:table-cell office:value-type="float" office:value="29.75">
            <text:p>29.75</text:p>
          </table:table-cell>
          <table:table-cell office:value-type="float" office:value="22.25">
            <text:p>22.25</text:p>
          </table:table-cell>
          <table:table-cell office:value-type="float" office:value="23.06">
            <text:p>23.06</text:p>
          </table:table-cell>
          <table:table-cell office:value-type="float" office:value="11091500">
            <text:p>11091500</text:p>
          </table:table-cell>
          <table:table-cell office:value-type="float" office:value="1.38">
            <text:p>1.38</text:p>
          </table:table-cell>
          <table:table-cell table:formula="of:=LN([.G20])" office:value-type="float" office:value="0.322083499169113">
            <text:p>0.3220834992</text:p>
          </table:table-cell>
          <table:table-cell table:formula="of:=([.G20]-[.G19])/[.G19]" office:value-type="float" office:value="-0.183431952662722">
            <text:p>-0.1834319527</text:p>
          </table:table-cell>
          <table:table-cell table:formula="of:=([.G20]-[.G7])/[.G7]" office:value-type="float" office:value="-0.0482758620689656">
            <text:p>-0.0482758621</text:p>
          </table:table-cell>
          <table:table-cell table:formula="of:=LN([.G20]/[.G19])" office:value-type="float" office:value="-0.202645029765869">
            <text:p>-0.2026450298</text:p>
          </table:table-cell>
          <table:table-cell table:formula="of:=LN([.G20]/[.G8])" office:value-type="float" office:value="-0.172612742666994">
            <text:p>-0.1726127427</text:p>
          </table:table-cell>
        </table:table-row>
        <table:table-row table:style-name="ro2">
          <table:table-cell office:value-type="string">
            <text:p>1994-10-03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1.5">
            <text:p>21.5</text:p>
          </table:table-cell>
          <table:table-cell office:value-type="float" office:value="27.12">
            <text:p>27.12</text:p>
          </table:table-cell>
          <table:table-cell office:value-type="float" office:value="6454000">
            <text:p>6454000</text:p>
          </table:table-cell>
          <table:table-cell office:value-type="float" office:value="1.62">
            <text:p>1.62</text:p>
          </table:table-cell>
          <table:table-cell table:formula="of:=LN([.G21])" office:value-type="float" office:value="0.482426149244293">
            <text:p>0.4824261492</text:p>
          </table:table-cell>
          <table:table-cell table:formula="of:=([.G21]-[.G20])/[.G20]" office:value-type="float" office:value="0.173913043478261">
            <text:p>0.1739130435</text:p>
          </table:table-cell>
          <table:table-cell table:formula="of:=([.G21]-[.G8])/[.G8]" office:value-type="float" office:value="-0.0121951219512195">
            <text:p>-0.012195122</text:p>
          </table:table-cell>
          <table:table-cell table:formula="of:=LN([.G21]/[.G20])" office:value-type="float" office:value="0.160342650075179">
            <text:p>0.1603426501</text:p>
          </table:table-cell>
          <table:table-cell table:formula="of:=LN([.G21]/[.G9])" office:value-type="float" office:value="0.0124225199985571">
            <text:p>0.01242252</text:p>
          </table:table-cell>
        </table:table-row>
        <table:table-row table:style-name="ro2">
          <table:table-cell office:value-type="string">
            <text:p>1994-11-01</text:p>
          </table:table-cell>
          <table:table-cell office:value-type="float" office:value="26.75">
            <text:p>26.75</text:p>
          </table:table-cell>
          <table:table-cell office:value-type="float" office:value="29.25">
            <text:p>29.25</text:p>
          </table:table-cell>
          <table:table-cell office:value-type="float" office:value="25.75">
            <text:p>25.75</text:p>
          </table:table-cell>
          <table:table-cell office:value-type="float" office:value="26.81">
            <text:p>26.81</text:p>
          </table:table-cell>
          <table:table-cell office:value-type="float" office:value="8206800">
            <text:p>8206800</text:p>
          </table:table-cell>
          <table:table-cell office:value-type="float" office:value="1.6">
            <text:p>1.6</text:p>
          </table:table-cell>
          <table:table-cell table:formula="of:=LN([.G22])" office:value-type="float" office:value="0.470003629245736">
            <text:p>0.4700036292</text:p>
          </table:table-cell>
          <table:table-cell table:formula="of:=([.G22]-[.G21])/[.G21]" office:value-type="float" office:value="-0.0123456790123457">
            <text:p>-0.012345679</text:p>
          </table:table-cell>
          <table:table-cell table:formula="of:=([.G22]-[.G9])/[.G9]" office:value-type="float" office:value="0">
            <text:p>0</text:p>
          </table:table-cell>
          <table:table-cell table:formula="of:=LN([.G22]/[.G21])" office:value-type="float" office:value="-0.0124225199985572">
            <text:p>-0.01242252</text:p>
          </table:table-cell>
          <table:table-cell table:formula="of:=LN([.G22]/[.G10])" office:value-type="float" office:value="0.184824687012073">
            <text:p>0.184824687</text:p>
          </table:table-cell>
        </table:table-row>
        <table:table-row table:style-name="ro2">
          <table:table-cell office:value-type="string">
            <text:p>1994-12-01</text:p>
          </table:table-cell>
          <table:table-cell office:value-type="float" office:value="26.75">
            <text:p>26.75</text:p>
          </table:table-cell>
          <table:table-cell office:value-type="float" office:value="28">
            <text:p>28</text:p>
          </table:table-cell>
          <table:table-cell office:value-type="float" office:value="24.37">
            <text:p>24.37</text:p>
          </table:table-cell>
          <table:table-cell office:value-type="float" office:value="27.5">
            <text:p>27.5</text:p>
          </table:table-cell>
          <table:table-cell office:value-type="float" office:value="5566000">
            <text:p>5566000</text:p>
          </table:table-cell>
          <table:table-cell office:value-type="float" office:value="1.65">
            <text:p>1.65</text:p>
          </table:table-cell>
          <table:table-cell table:formula="of:=LN([.G23])" office:value-type="float" office:value="0.500775287912489">
            <text:p>0.5007752879</text:p>
          </table:table-cell>
          <table:table-cell table:formula="of:=([.G23]-[.G22])/[.G22]" office:value-type="float" office:value="0.0312499999999999">
            <text:p>0.03125</text:p>
          </table:table-cell>
          <table:table-cell table:formula="of:=([.G23]-[.G10])/[.G10]" office:value-type="float" office:value="0.240601503759398">
            <text:p>0.2406015038</text:p>
          </table:table-cell>
          <table:table-cell table:formula="of:=LN([.G23]/[.G22])" office:value-type="float" office:value="0.0307716586667535">
            <text:p>0.0307716587</text:p>
          </table:table-cell>
          <table:table-cell table:formula="of:=LN([.G23]/[.G11])" office:value-type="float" office:value="0.215596345678827">
            <text:p>0.2155963457</text:p>
          </table:table-cell>
        </table:table-row>
        <table:table-row table:style-name="ro2">
          <table:table-cell office:value-type="string">
            <text:p>1995-01-03</text:p>
          </table:table-cell>
          <table:table-cell office:value-type="float" office:value="27.25">
            <text:p>27.25</text:p>
          </table:table-cell>
          <table:table-cell office:value-type="float" office:value="27.37">
            <text:p>27.37</text:p>
          </table:table-cell>
          <table:table-cell office:value-type="float" office:value="23.5">
            <text:p>23.5</text:p>
          </table:table-cell>
          <table:table-cell office:value-type="float" office:value="24">
            <text:p>24</text:p>
          </table:table-cell>
          <table:table-cell office:value-type="float" office:value="6622700">
            <text:p>6622700</text:p>
          </table:table-cell>
          <table:table-cell office:value-type="float" office:value="1.44">
            <text:p>1.44</text:p>
          </table:table-cell>
          <table:table-cell table:formula="of:=LN([.G24])" office:value-type="float" office:value="0.364643113587909">
            <text:p>0.3646431136</text:p>
          </table:table-cell>
          <table:table-cell table:formula="of:=([.G24]-[.G23])/[.G23]" office:value-type="float" office:value="-0.127272727272727">
            <text:p>-0.1272727273</text:p>
          </table:table-cell>
          <table:table-cell table:formula="of:=([.G24]-[.G11])/[.G11]" office:value-type="float" office:value="0.0827067669172931">
            <text:p>0.0827067669</text:p>
          </table:table-cell>
          <table:table-cell table:formula="of:=LN([.G24]/[.G23])" office:value-type="float" office:value="-0.13613217432458">
            <text:p>-0.1361321743</text:p>
          </table:table-cell>
          <table:table-cell table:formula="of:=LN([.G24]/[.G12])" office:value-type="float" office:value="0">
            <text:p>0</text:p>
          </table:table-cell>
        </table:table-row>
        <table:table-row table:style-name="ro2">
          <table:table-cell office:value-type="string">
            <text:p>1995-02-01</text:p>
          </table:table-cell>
          <table:table-cell office:value-type="float" office:value="23.87">
            <text:p>23.87</text:p>
          </table:table-cell>
          <table:table-cell office:value-type="float" office:value="26.5">
            <text:p>26.5</text:p>
          </table:table-cell>
          <table:table-cell office:value-type="float" office:value="22.5">
            <text:p>22.5</text:p>
          </table:table-cell>
          <table:table-cell office:value-type="float" office:value="23.87">
            <text:p>23.87</text:p>
          </table:table-cell>
          <table:table-cell office:value-type="float" office:value="6907200">
            <text:p>6907200</text:p>
          </table:table-cell>
          <table:table-cell office:value-type="float" office:value="1.43">
            <text:p>1.43</text:p>
          </table:table-cell>
          <table:table-cell table:formula="of:=LN([.G25])" office:value-type="float" office:value="0.357674444271816">
            <text:p>0.3576744443</text:p>
          </table:table-cell>
          <table:table-cell table:formula="of:=([.G25]-[.G24])/[.G24]" office:value-type="float" office:value="-0.00694444444444445">
            <text:p>-0.0069444444</text:p>
          </table:table-cell>
          <table:table-cell table:formula="of:=([.G25]-[.G12])/[.G12]" office:value-type="float" office:value="-0.00694444444444445">
            <text:p>-0.0069444444</text:p>
          </table:table-cell>
          <table:table-cell table:formula="of:=LN([.G25]/[.G24])" office:value-type="float" office:value="-0.00696866931609332">
            <text:p>-0.0069686693</text:p>
          </table:table-cell>
          <table:table-cell table:formula="of:=LN([.G25]/[.G13])" office:value-type="float" office:value="0.0283706971292154">
            <text:p>0.0283706971</text:p>
          </table:table-cell>
        </table:table-row>
        <table:table-row table:style-name="ro2">
          <table:table-cell office:value-type="string">
            <text:p>1995-03-01</text:p>
          </table:table-cell>
          <table:table-cell office:value-type="float" office:value="24">
            <text:p>24</text:p>
          </table:table-cell>
          <table:table-cell office:value-type="float" office:value="25.69">
            <text:p>25.69</text:p>
          </table:table-cell>
          <table:table-cell office:value-type="float" office:value="22.25">
            <text:p>22.25</text:p>
          </table:table-cell>
          <table:table-cell office:value-type="float" office:value="24">
            <text:p>24</text:p>
          </table:table-cell>
          <table:table-cell office:value-type="float" office:value="10372800">
            <text:p>10372800</text:p>
          </table:table-cell>
          <table:table-cell office:value-type="float" office:value="1.44">
            <text:p>1.44</text:p>
          </table:table-cell>
          <table:table-cell table:formula="of:=LN([.G26])" office:value-type="float" office:value="0.364643113587909">
            <text:p>0.3646431136</text:p>
          </table:table-cell>
          <table:table-cell table:formula="of:=([.G26]-[.G25])/[.G25]" office:value-type="float" office:value="0.006993006993007">
            <text:p>0.006993007</text:p>
          </table:table-cell>
          <table:table-cell table:formula="of:=([.G26]-[.G13])/[.G13]" office:value-type="float" office:value="0.0359712230215826">
            <text:p>0.035971223</text:p>
          </table:table-cell>
          <table:table-cell table:formula="of:=LN([.G26]/[.G25])" office:value-type="float" office:value="0.00696866931609344">
            <text:p>0.0069686693</text:p>
          </table:table-cell>
          <table:table-cell table:formula="of:=LN([.G26]/[.G14])" office:value-type="float" office:value="-0.0137933221323359">
            <text:p>-0.0137933221</text:p>
          </table:table-cell>
        </table:table-row>
        <table:table-row table:style-name="ro2">
          <table:table-cell office:value-type="string">
            <text:p>1995-04-03</text:p>
          </table:table-cell>
          <table:table-cell office:value-type="float" office:value="24">
            <text:p>24</text:p>
          </table:table-cell>
          <table:table-cell office:value-type="float" office:value="26.12">
            <text:p>26.12</text:p>
          </table:table-cell>
          <table:table-cell office:value-type="float" office:value="23.25">
            <text:p>23.25</text:p>
          </table:table-cell>
          <table:table-cell office:value-type="float" office:value="23.5">
            <text:p>23.5</text:p>
          </table:table-cell>
          <table:table-cell office:value-type="float" office:value="10367600">
            <text:p>10367600</text:p>
          </table:table-cell>
          <table:table-cell office:value-type="float" office:value="1.41">
            <text:p>1.41</text:p>
          </table:table-cell>
          <table:table-cell table:formula="of:=LN([.G27])" office:value-type="float" office:value="0.343589704390077">
            <text:p>0.3435897044</text:p>
          </table:table-cell>
          <table:table-cell table:formula="of:=([.G27]-[.G26])/[.G26]" office:value-type="float" office:value="-0.0208333333333332">
            <text:p>-0.0208333333</text:p>
          </table:table-cell>
          <table:table-cell table:formula="of:=([.G27]-[.G14])/[.G14]" office:value-type="float" office:value="-0.0342465753424656">
            <text:p>-0.0342465753</text:p>
          </table:table-cell>
          <table:table-cell table:formula="of:=LN([.G27]/[.G26])" office:value-type="float" office:value="-0.0210534091978322">
            <text:p>-0.0210534092</text:p>
          </table:table-cell>
          <table:table-cell table:formula="of:=LN([.G27]/[.G15])" office:value-type="float" office:value="-0.233023659913917">
            <text:p>-0.2330236599</text:p>
          </table:table-cell>
        </table:table-row>
        <table:table-row table:style-name="ro2">
          <table:table-cell office:value-type="string">
            <text:p>1995-05-01</text:p>
          </table:table-cell>
          <table:table-cell office:value-type="float" office:value="23.62">
            <text:p>23.62</text:p>
          </table:table-cell>
          <table:table-cell office:value-type="float" office:value="31.5">
            <text:p>31.5</text:p>
          </table:table-cell>
          <table:table-cell office:value-type="float" office:value="23.5">
            <text:p>23.5</text:p>
          </table:table-cell>
          <table:table-cell office:value-type="float" office:value="29.06">
            <text:p>29.06</text:p>
          </table:table-cell>
          <table:table-cell office:value-type="float" office:value="13664800">
            <text:p>13664800</text:p>
          </table:table-cell>
          <table:table-cell office:value-type="float" office:value="1.74">
            <text:p>1.74</text:p>
          </table:table-cell>
          <table:table-cell table:formula="of:=LN([.G28])" office:value-type="float" office:value="0.553885113226438">
            <text:p>0.5538851132</text:p>
          </table:table-cell>
          <table:table-cell table:formula="of:=([.G28]-[.G27])/[.G27]" office:value-type="float" office:value="0.234042553191489">
            <text:p>0.2340425532</text:p>
          </table:table-cell>
          <table:table-cell table:formula="of:=([.G28]-[.G15])/[.G15]" office:value-type="float" office:value="-0.0224719101123596">
            <text:p>-0.0224719101</text:p>
          </table:table-cell>
          <table:table-cell table:formula="of:=LN([.G28]/[.G27])" office:value-type="float" office:value="0.210295408836361">
            <text:p>0.2102954088</text:p>
          </table:table-cell>
          <table:table-cell table:formula="of:=LN([.G28]/[.G16])" office:value-type="float" office:value="0.0173917427118692">
            <text:p>0.0173917427</text:p>
          </table:table-cell>
        </table:table-row>
        <table:table-row table:style-name="ro2">
          <table:table-cell office:value-type="string">
            <text:p>1995-06-01</text:p>
          </table:table-cell>
          <table:table-cell office:value-type="float" office:value="29.06">
            <text:p>29.06</text:p>
          </table:table-cell>
          <table:table-cell office:value-type="float" office:value="37.25">
            <text:p>37.25</text:p>
          </table:table-cell>
          <table:table-cell office:value-type="float" office:value="27.75">
            <text:p>27.75</text:p>
          </table:table-cell>
          <table:table-cell office:value-type="float" office:value="35.63">
            <text:p>35.63</text:p>
          </table:table-cell>
          <table:table-cell office:value-type="float" office:value="15453900">
            <text:p>15453900</text:p>
          </table:table-cell>
          <table:table-cell office:value-type="float" office:value="2.13">
            <text:p>2.13</text:p>
          </table:table-cell>
          <table:table-cell table:formula="of:=LN([.G29])" office:value-type="float" office:value="0.756121979721334">
            <text:p>0.7561219797</text:p>
          </table:table-cell>
          <table:table-cell table:formula="of:=([.G29]-[.G28])/[.G28]" office:value-type="float" office:value="0.224137931034483">
            <text:p>0.224137931</text:p>
          </table:table-cell>
          <table:table-cell table:formula="of:=([.G29]-[.G16])/[.G16]" office:value-type="float" office:value="0.245614035087719">
            <text:p>0.2456140351</text:p>
          </table:table-cell>
          <table:table-cell table:formula="of:=LN([.G29]/[.G28])" office:value-type="float" office:value="0.202236866494896">
            <text:p>0.2022368665</text:p>
          </table:table-cell>
          <table:table-cell table:formula="of:=LN([.G29]/[.G17])" office:value-type="float" office:value="0.344012328894501">
            <text:p>0.3440123289</text:p>
          </table:table-cell>
        </table:table-row>
        <table:table-row table:style-name="ro2">
          <table:table-cell office:value-type="string">
            <text:p>1995-07-03</text:p>
          </table:table-cell>
          <table:table-cell office:value-type="float" office:value="35.75">
            <text:p>35.75</text:p>
          </table:table-cell>
          <table:table-cell office:value-type="float" office:value="42.25">
            <text:p>42.25</text:p>
          </table:table-cell>
          <table:table-cell office:value-type="float" office:value="34.88">
            <text:p>34.88</text:p>
          </table:table-cell>
          <table:table-cell office:value-type="float" office:value="37.38">
            <text:p>37.38</text:p>
          </table:table-cell>
          <table:table-cell office:value-type="float" office:value="15033400">
            <text:p>15033400</text:p>
          </table:table-cell>
          <table:table-cell office:value-type="float" office:value="2.24">
            <text:p>2.24</text:p>
          </table:table-cell>
          <table:table-cell table:formula="of:=LN([.G30])" office:value-type="float" office:value="0.806475865866948">
            <text:p>0.8064758659</text:p>
          </table:table-cell>
          <table:table-cell table:formula="of:=([.G30]-[.G29])/[.G29]" office:value-type="float" office:value="0.0516431924882631">
            <text:p>0.0516431925</text:p>
          </table:table-cell>
          <table:table-cell table:formula="of:=([.G30]-[.G17])/[.G17]" office:value-type="float" office:value="0.483443708609272">
            <text:p>0.4834437086</text:p>
          </table:table-cell>
          <table:table-cell table:formula="of:=LN([.G30]/[.G29])" office:value-type="float" office:value="0.0503538861456148">
            <text:p>0.0503538861</text:p>
          </table:table-cell>
          <table:table-cell table:formula="of:=LN([.G30]/[.G18])" office:value-type="float" office:value="0.252590752640511">
            <text:p>0.2525907526</text:p>
          </table:table-cell>
        </table:table-row>
        <table:table-row table:style-name="ro2">
          <table:table-cell office:value-type="string">
            <text:p>1995-08-01</text:p>
          </table:table-cell>
          <table:table-cell office:value-type="float" office:value="37.38">
            <text:p>37.38</text:p>
          </table:table-cell>
          <table:table-cell office:value-type="float" office:value="40.63">
            <text:p>40.63</text:p>
          </table:table-cell>
          <table:table-cell office:value-type="float" office:value="36.88">
            <text:p>36.88</text:p>
          </table:table-cell>
          <table:table-cell office:value-type="float" office:value="40">
            <text:p>40</text:p>
          </table:table-cell>
          <table:table-cell office:value-type="float" office:value="6919700">
            <text:p>6919700</text:p>
          </table:table-cell>
          <table:table-cell office:value-type="float" office:value="2.39">
            <text:p>2.39</text:p>
          </table:table-cell>
          <table:table-cell table:formula="of:=LN([.G31])" office:value-type="float" office:value="0.871293365943419">
            <text:p>0.8712933659</text:p>
          </table:table-cell>
          <table:table-cell table:formula="of:=([.G31]-[.G30])/[.G30]" office:value-type="float" office:value="0.0669642857142857">
            <text:p>0.0669642857</text:p>
          </table:table-cell>
          <table:table-cell table:formula="of:=([.G31]-[.G18])/[.G18]" office:value-type="float" office:value="0.373563218390805">
            <text:p>0.3735632184</text:p>
          </table:table-cell>
          <table:table-cell table:formula="of:=LN([.G31]/[.G30])" office:value-type="float" office:value="0.0648175000764707">
            <text:p>0.0648175001</text:p>
          </table:table-cell>
          <table:table-cell table:formula="of:=LN([.G31]/[.G19])" office:value-type="float" office:value="0.346564837008437">
            <text:p>0.346564837</text:p>
          </table:table-cell>
        </table:table-row>
        <table:table-row table:style-name="ro2">
          <table:table-cell office:value-type="string">
            <text:p>1995-09-01</text:p>
          </table:table-cell>
          <table:table-cell office:value-type="float" office:value="40">
            <text:p>40</text:p>
          </table:table-cell>
          <table:table-cell office:value-type="float" office:value="44.25">
            <text:p>44.25</text:p>
          </table:table-cell>
          <table:table-cell office:value-type="float" office:value="36">
            <text:p>36</text:p>
          </table:table-cell>
          <table:table-cell office:value-type="float" office:value="37.88">
            <text:p>37.88</text:p>
          </table:table-cell>
          <table:table-cell office:value-type="float" office:value="20572800">
            <text:p>20572800</text:p>
          </table:table-cell>
          <table:table-cell office:value-type="float" office:value="2.27">
            <text:p>2.27</text:p>
          </table:table-cell>
          <table:table-cell table:formula="of:=LN([.G32])" office:value-type="float" office:value="0.819779831493311">
            <text:p>0.8197798315</text:p>
          </table:table-cell>
          <table:table-cell table:formula="of:=([.G32]-[.G31])/[.G31]" office:value-type="float" office:value="-0.0502092050209205">
            <text:p>-0.050209205</text:p>
          </table:table-cell>
          <table:table-cell table:formula="of:=([.G32]-[.G19])/[.G19]" office:value-type="float" office:value="0.343195266272189">
            <text:p>0.3431952663</text:p>
          </table:table-cell>
          <table:table-cell table:formula="of:=LN([.G32]/[.G31])" office:value-type="float" office:value="-0.051513534450108">
            <text:p>-0.0515135345</text:p>
          </table:table-cell>
          <table:table-cell table:formula="of:=LN([.G32]/[.G20])" office:value-type="float" office:value="0.497696332324198">
            <text:p>0.4976963323</text:p>
          </table:table-cell>
        </table:table-row>
        <table:table-row table:style-name="ro2">
          <table:table-cell office:value-type="string">
            <text:p>1995-10-02</text:p>
          </table:table-cell>
          <table:table-cell office:value-type="float" office:value="38.38">
            <text:p>38.38</text:p>
          </table:table-cell>
          <table:table-cell office:value-type="float" office:value="39.75">
            <text:p>39.75</text:p>
          </table:table-cell>
          <table:table-cell office:value-type="float" office:value="33.88">
            <text:p>33.88</text:p>
          </table:table-cell>
          <table:table-cell office:value-type="float" office:value="39.25">
            <text:p>39.25</text:p>
          </table:table-cell>
          <table:table-cell office:value-type="float" office:value="12505000">
            <text:p>12505000</text:p>
          </table:table-cell>
          <table:table-cell office:value-type="float" office:value="2.35">
            <text:p>2.35</text:p>
          </table:table-cell>
          <table:table-cell table:formula="of:=LN([.G33])" office:value-type="float" office:value="0.854415328156068">
            <text:p>0.8544153282</text:p>
          </table:table-cell>
          <table:table-cell table:formula="of:=([.G33]-[.G32])/[.G32]" office:value-type="float" office:value="0.0352422907488987">
            <text:p>0.0352422907</text:p>
          </table:table-cell>
          <table:table-cell table:formula="of:=([.G33]-[.G20])/[.G20]" office:value-type="float" office:value="0.702898550724638">
            <text:p>0.7028985507</text:p>
          </table:table-cell>
          <table:table-cell table:formula="of:=LN([.G33]/[.G32])" office:value-type="float" office:value="0.0346354966627563">
            <text:p>0.0346354967</text:p>
          </table:table-cell>
          <table:table-cell table:formula="of:=LN([.G33]/[.G21])" office:value-type="float" office:value="0.371989178911775">
            <text:p>0.3719891789</text:p>
          </table:table-cell>
        </table:table-row>
        <table:table-row table:style-name="ro2">
          <table:table-cell office:value-type="string">
            <text:p>1995-11-01</text:p>
          </table:table-cell>
          <table:table-cell office:value-type="float" office:value="39.38">
            <text:p>39.38</text:p>
          </table:table-cell>
          <table:table-cell office:value-type="float" office:value="45.13">
            <text:p>45.13</text:p>
          </table:table-cell>
          <table:table-cell office:value-type="float" office:value="38.88">
            <text:p>38.88</text:p>
          </table:table-cell>
          <table:table-cell office:value-type="float" office:value="42.25">
            <text:p>42.25</text:p>
          </table:table-cell>
          <table:table-cell office:value-type="float" office:value="11740800">
            <text:p>11740800</text:p>
          </table:table-cell>
          <table:table-cell office:value-type="float" office:value="2.53">
            <text:p>2.53</text:p>
          </table:table-cell>
          <table:table-cell table:formula="of:=LN([.G34])" office:value-type="float" office:value="0.928219302739429">
            <text:p>0.9282193027</text:p>
          </table:table-cell>
          <table:table-cell table:formula="of:=([.G34]-[.G33])/[.G33]" office:value-type="float" office:value="0.0765957446808511">
            <text:p>0.0765957447</text:p>
          </table:table-cell>
          <table:table-cell table:formula="of:=([.G34]-[.G21])/[.G21]" office:value-type="float" office:value="0.561728395061728">
            <text:p>0.5617283951</text:p>
          </table:table-cell>
          <table:table-cell table:formula="of:=LN([.G34]/[.G33])" office:value-type="float" office:value="0.0738039745833614">
            <text:p>0.0738039746</text:p>
          </table:table-cell>
          <table:table-cell table:formula="of:=LN([.G34]/[.G22])" office:value-type="float" office:value="0.458215673493693">
            <text:p>0.4582156735</text:p>
          </table:table-cell>
        </table:table-row>
        <table:table-row table:style-name="ro2">
          <table:table-cell office:value-type="string">
            <text:p>1995-12-01</text:p>
          </table:table-cell>
          <table:table-cell table:number-columns-repeated="2" office:value-type="float" office:value="42.13">
            <text:p>42.13</text:p>
          </table:table-cell>
          <table:table-cell office:value-type="float" office:value="19.12">
            <text:p>19.12</text:p>
          </table:table-cell>
          <table:table-cell office:value-type="float" office:value="21">
            <text:p>21</text:p>
          </table:table-cell>
          <table:table-cell office:value-type="float" office:value="7864200">
            <text:p>7864200</text:p>
          </table:table-cell>
          <table:table-cell office:value-type="float" office:value="2.51">
            <text:p>2.51</text:p>
          </table:table-cell>
          <table:table-cell table:formula="of:=LN([.G35])" office:value-type="float" office:value="0.920282753143692">
            <text:p>0.9202827531</text:p>
          </table:table-cell>
          <table:table-cell table:formula="of:=([.G35]-[.G34])/[.G34]" office:value-type="float" office:value="-0.00790513833992113">
            <text:p>-0.0079051383</text:p>
          </table:table-cell>
          <table:table-cell table:formula="of:=([.G35]-[.G22])/[.G22]" office:value-type="float" office:value="0.56875">
            <text:p>0.56875</text:p>
          </table:table-cell>
          <table:table-cell table:formula="of:=LN([.G35]/[.G34])" office:value-type="float" office:value="-0.00793654959573653">
            <text:p>-0.0079365496</text:p>
          </table:table-cell>
          <table:table-cell table:formula="of:=LN([.G35]/[.G23])" office:value-type="float" office:value="0.419507465231203">
            <text:p>0.4195074652</text:p>
          </table:table-cell>
        </table:table-row>
        <table:table-row table:style-name="ro2">
          <table:table-cell office:value-type="string">
            <text:p>1996-01-02</text:p>
          </table:table-cell>
          <table:table-cell table:number-columns-repeated="2" office:value-type="float" office:value="21">
            <text:p>21</text:p>
          </table:table-cell>
          <table:table-cell office:value-type="float" office:value="14.5">
            <text:p>14.5</text:p>
          </table:table-cell>
          <table:table-cell office:value-type="float" office:value="16.75">
            <text:p>16.75</text:p>
          </table:table-cell>
          <table:table-cell office:value-type="float" office:value="16203900">
            <text:p>16203900</text:p>
          </table:table-cell>
          <table:table-cell office:value-type="float" office:value="2.01">
            <text:p>2.01</text:p>
          </table:table-cell>
          <table:table-cell table:formula="of:=LN([.G36])" office:value-type="float" office:value="0.698134722070984">
            <text:p>0.6981347221</text:p>
          </table:table-cell>
          <table:table-cell table:formula="of:=([.G36]-[.G35])/[.G35]" office:value-type="float" office:value="-0.199203187250996">
            <text:p>-0.1992031873</text:p>
          </table:table-cell>
          <table:table-cell table:formula="of:=([.G36]-[.G23])/[.G23]" office:value-type="float" office:value="0.218181818181818">
            <text:p>0.2181818182</text:p>
          </table:table-cell>
          <table:table-cell table:formula="of:=LN([.G36]/[.G35])" office:value-type="float" office:value="-0.222148031072708">
            <text:p>-0.2221480311</text:p>
          </table:table-cell>
          <table:table-cell table:formula="of:=LN([.G36]/[.G24])" office:value-type="float" office:value="0.333491608483075">
            <text:p>0.3334916085</text:p>
          </table:table-cell>
        </table:table-row>
        <table:table-row table:style-name="ro2">
          <table:table-cell office:value-type="string">
            <text:p>1996-02-01</text:p>
          </table:table-cell>
          <table:table-cell office:value-type="float" office:value="16.87">
            <text:p>16.8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.62">
            <text:p>17.62</text:p>
          </table:table-cell>
          <table:table-cell office:value-type="float" office:value="10430600">
            <text:p>10430600</text:p>
          </table:table-cell>
          <table:table-cell office:value-type="float" office:value="2.11">
            <text:p>2.11</text:p>
          </table:table-cell>
          <table:table-cell table:formula="of:=LN([.G37])" office:value-type="float" office:value="0.746687947487975">
            <text:p>0.7466879475</text:p>
          </table:table-cell>
          <table:table-cell table:formula="of:=([.G37]-[.G36])/[.G36]" office:value-type="float" office:value="0.0497512437810946">
            <text:p>0.0497512438</text:p>
          </table:table-cell>
          <table:table-cell table:formula="of:=([.G37]-[.G24])/[.G24]" office:value-type="float" office:value="0.465277777777778">
            <text:p>0.4652777778</text:p>
          </table:table-cell>
          <table:table-cell table:formula="of:=LN([.G37]/[.G36])" office:value-type="float" office:value="0.0485532254169907">
            <text:p>0.0485532254</text:p>
          </table:table-cell>
          <table:table-cell table:formula="of:=LN([.G37]/[.G25])" office:value-type="float" office:value="0.389013503216159">
            <text:p>0.3890135032</text:p>
          </table:table-cell>
        </table:table-row>
        <table:table-row table:style-name="ro2">
          <table:table-cell office:value-type="string">
            <text:p>1996-03-01</text:p>
          </table:table-cell>
          <table:table-cell office:value-type="float" office:value="18.12">
            <text:p>18.12</text:p>
          </table:table-cell>
          <table:table-cell office:value-type="float" office:value="23.62">
            <text:p>23.62</text:p>
          </table:table-cell>
          <table:table-cell office:value-type="float" office:value="17.87">
            <text:p>17.87</text:p>
          </table:table-cell>
          <table:table-cell office:value-type="float" office:value="23.31">
            <text:p>23.31</text:p>
          </table:table-cell>
          <table:table-cell office:value-type="float" office:value="12067500">
            <text:p>12067500</text:p>
          </table:table-cell>
          <table:table-cell office:value-type="float" office:value="2.79">
            <text:p>2.79</text:p>
          </table:table-cell>
          <table:table-cell table:formula="of:=LN([.G38])" office:value-type="float" office:value="1.02604159583327">
            <text:p>1.0260415958</text:p>
          </table:table-cell>
          <table:table-cell table:formula="of:=([.G38]-[.G37])/[.G37]" office:value-type="float" office:value="0.322274881516588">
            <text:p>0.3222748815</text:p>
          </table:table-cell>
          <table:table-cell table:formula="of:=([.G38]-[.G25])/[.G25]" office:value-type="float" office:value="0.951048951048951">
            <text:p>0.951048951</text:p>
          </table:table-cell>
          <table:table-cell table:formula="of:=LN([.G38]/[.G37])" office:value-type="float" office:value="0.279353648345299">
            <text:p>0.2793536483</text:p>
          </table:table-cell>
          <table:table-cell table:formula="of:=LN([.G38]/[.G26])" office:value-type="float" office:value="0.661398482245365">
            <text:p>0.6613984822</text:p>
          </table:table-cell>
        </table:table-row>
        <table:table-row table:style-name="ro2">
          <table:table-cell office:value-type="string">
            <text:p>1996-04-01</text:p>
          </table:table-cell>
          <table:table-cell office:value-type="float" office:value="24.62">
            <text:p>24.62</text:p>
          </table:table-cell>
          <table:table-cell office:value-type="float" office:value="29.37">
            <text:p>29.37</text:p>
          </table:table-cell>
          <table:table-cell office:value-type="float" office:value="24.12">
            <text:p>24.12</text:p>
          </table:table-cell>
          <table:table-cell office:value-type="float" office:value="27.12">
            <text:p>27.12</text:p>
          </table:table-cell>
          <table:table-cell office:value-type="float" office:value="13415200">
            <text:p>13415200</text:p>
          </table:table-cell>
          <table:table-cell office:value-type="float" office:value="3.25">
            <text:p>3.25</text:p>
          </table:table-cell>
          <table:table-cell table:formula="of:=LN([.G39])" office:value-type="float" office:value="1.17865499634165">
            <text:p>1.1786549963</text:p>
          </table:table-cell>
          <table:table-cell table:formula="of:=([.G39]-[.G38])/[.G38]" office:value-type="float" office:value="0.164874551971326">
            <text:p>0.164874552</text:p>
          </table:table-cell>
          <table:table-cell table:formula="of:=([.G39]-[.G26])/[.G26]" office:value-type="float" office:value="1.25694444444444">
            <text:p>1.2569444444</text:p>
          </table:table-cell>
          <table:table-cell table:formula="of:=LN([.G39]/[.G38])" office:value-type="float" office:value="0.152613400508372">
            <text:p>0.1526134005</text:p>
          </table:table-cell>
          <table:table-cell table:formula="of:=LN([.G39]/[.G27])" office:value-type="float" office:value="0.835065291951569">
            <text:p>0.835065292</text:p>
          </table:table-cell>
        </table:table-row>
        <table:table-row table:style-name="ro2">
          <table:table-cell office:value-type="string">
            <text:p>1996-05-01</text:p>
          </table:table-cell>
          <table:table-cell office:value-type="float" office:value="27.37">
            <text:p>27.37</text:p>
          </table:table-cell>
          <table:table-cell office:value-type="float" office:value="29.62">
            <text:p>29.62</text:p>
          </table:table-cell>
          <table:table-cell office:value-type="float" office:value="25">
            <text:p>25</text:p>
          </table:table-cell>
          <table:table-cell office:value-type="float" office:value="27.12">
            <text:p>27.12</text:p>
          </table:table-cell>
          <table:table-cell office:value-type="float" office:value="6717900">
            <text:p>6717900</text:p>
          </table:table-cell>
          <table:table-cell office:value-type="float" office:value="3.25">
            <text:p>3.25</text:p>
          </table:table-cell>
          <table:table-cell table:formula="of:=LN([.G40])" office:value-type="float" office:value="1.17865499634165">
            <text:p>1.1786549963</text:p>
          </table:table-cell>
          <table:table-cell table:formula="of:=([.G40]-[.G39])/[.G39]" office:value-type="float" office:value="0">
            <text:p>0</text:p>
          </table:table-cell>
          <table:table-cell table:formula="of:=([.G40]-[.G27])/[.G27]" office:value-type="float" office:value="1.30496453900709">
            <text:p>1.304964539</text:p>
          </table:table-cell>
          <table:table-cell table:formula="of:=LN([.G40]/[.G39])" office:value-type="float" office:value="0">
            <text:p>0</text:p>
          </table:table-cell>
          <table:table-cell table:formula="of:=LN([.G40]/[.G28])" office:value-type="float" office:value="0.624769883115208">
            <text:p>0.6247698831</text:p>
          </table:table-cell>
        </table:table-row>
        <table:table-row table:style-name="ro2">
          <table:table-cell office:value-type="string">
            <text:p>1996-06-03</text:p>
          </table:table-cell>
          <table:table-cell office:value-type="float" office:value="27.12">
            <text:p>27.12</text:p>
          </table:table-cell>
          <table:table-cell office:value-type="float" office:value="28.5">
            <text:p>28.5</text:p>
          </table:table-cell>
          <table:table-cell office:value-type="float" office:value="25.25">
            <text:p>25.25</text:p>
          </table:table-cell>
          <table:table-cell office:value-type="float" office:value="28.25">
            <text:p>28.25</text:p>
          </table:table-cell>
          <table:table-cell office:value-type="float" office:value="6496900">
            <text:p>6496900</text:p>
          </table:table-cell>
          <table:table-cell office:value-type="float" office:value="3.38">
            <text:p>3.38</text:p>
          </table:table-cell>
          <table:table-cell table:formula="of:=LN([.G41])" office:value-type="float" office:value="1.21787570949493">
            <text:p>1.2178757095</text:p>
          </table:table-cell>
          <table:table-cell table:formula="of:=([.G41]-[.G40])/[.G40]" office:value-type="float" office:value="0.04">
            <text:p>0.04</text:p>
          </table:table-cell>
          <table:table-cell table:formula="of:=([.G41]-[.G28])/[.G28]" office:value-type="float" office:value="0.942528735632184">
            <text:p>0.9425287356</text:p>
          </table:table-cell>
          <table:table-cell table:formula="of:=LN([.G41]/[.G40])" office:value-type="float" office:value="0.0392207131532813">
            <text:p>0.0392207132</text:p>
          </table:table-cell>
          <table:table-cell table:formula="of:=LN([.G41]/[.G29])" office:value-type="float" office:value="0.461753729773594">
            <text:p>0.4617537298</text:p>
          </table:table-cell>
        </table:table-row>
        <table:table-row table:style-name="ro2">
          <table:table-cell office:value-type="string">
            <text:p>1996-07-01</text:p>
          </table:table-cell>
          <table:table-cell office:value-type="float" office:value="28.12">
            <text:p>28.12</text:p>
          </table:table-cell>
          <table:table-cell office:value-type="float" office:value="29.87">
            <text:p>29.87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8381400">
            <text:p>8381400</text:p>
          </table:table-cell>
          <table:table-cell office:value-type="float" office:value="3.11">
            <text:p>3.11</text:p>
          </table:table-cell>
          <table:table-cell table:formula="of:=LN([.G42])" office:value-type="float" office:value="1.13462272619114">
            <text:p>1.1346227262</text:p>
          </table:table-cell>
          <table:table-cell table:formula="of:=([.G42]-[.G41])/[.G41]" office:value-type="float" office:value="-0.0798816568047337">
            <text:p>-0.0798816568</text:p>
          </table:table-cell>
          <table:table-cell table:formula="of:=([.G42]-[.G29])/[.G29]" office:value-type="float" office:value="0.460093896713615">
            <text:p>0.4600938967</text:p>
          </table:table-cell>
          <table:table-cell table:formula="of:=LN([.G42]/[.G41])" office:value-type="float" office:value="-0.0832529833037846">
            <text:p>-0.0832529833</text:p>
          </table:table-cell>
          <table:table-cell table:formula="of:=LN([.G42]/[.G30])" office:value-type="float" office:value="0.328146860324194">
            <text:p>0.3281468603</text:p>
          </table:table-cell>
        </table:table-row>
        <table:table-row table:style-name="ro2">
          <table:table-cell office:value-type="string">
            <text:p>1996-08-01</text:p>
          </table:table-cell>
          <table:table-cell office:value-type="float" office:value="26">
            <text:p>26</text:p>
          </table:table-cell>
          <table:table-cell office:value-type="float" office:value="34.13">
            <text:p>34.13</text:p>
          </table:table-cell>
          <table:table-cell office:value-type="float" office:value="26">
            <text:p>26</text:p>
          </table:table-cell>
          <table:table-cell office:value-type="float" office:value="32.75">
            <text:p>32.75</text:p>
          </table:table-cell>
          <table:table-cell office:value-type="float" office:value="7593800">
            <text:p>7593800</text:p>
          </table:table-cell>
          <table:table-cell office:value-type="float" office:value="3.92">
            <text:p>3.92</text:p>
          </table:table-cell>
          <table:table-cell table:formula="of:=LN([.G43])" office:value-type="float" office:value="1.36609165380237">
            <text:p>1.3660916538</text:p>
          </table:table-cell>
          <table:table-cell table:formula="of:=([.G43]-[.G42])/[.G42]" office:value-type="float" office:value="0.260450160771704">
            <text:p>0.2604501608</text:p>
          </table:table-cell>
          <table:table-cell table:formula="of:=([.G43]-[.G30])/[.G30]" office:value-type="float" office:value="0.75">
            <text:p>0.75</text:p>
          </table:table-cell>
          <table:table-cell table:formula="of:=LN([.G43]/[.G42])" office:value-type="float" office:value="0.231468927611228">
            <text:p>0.2314689276</text:p>
          </table:table-cell>
          <table:table-cell table:formula="of:=LN([.G43]/[.G31])" office:value-type="float" office:value="0.494798287858952">
            <text:p>0.4947982879</text:p>
          </table:table-cell>
        </table:table-row>
        <table:table-row table:style-name="ro2">
          <table:table-cell office:value-type="string">
            <text:p>1996-09-03</text:p>
          </table:table-cell>
          <table:table-cell office:value-type="float" office:value="32.25">
            <text:p>32.25</text:p>
          </table:table-cell>
          <table:table-cell office:value-type="float" office:value="35.88">
            <text:p>35.88</text:p>
          </table:table-cell>
          <table:table-cell office:value-type="float" office:value="31.75">
            <text:p>31.75</text:p>
          </table:table-cell>
          <table:table-cell office:value-type="float" office:value="33">
            <text:p>33</text:p>
          </table:table-cell>
          <table:table-cell office:value-type="float" office:value="8840500">
            <text:p>8840500</text:p>
          </table:table-cell>
          <table:table-cell office:value-type="float" office:value="3.95">
            <text:p>3.95</text:p>
          </table:table-cell>
          <table:table-cell table:formula="of:=LN([.G44])" office:value-type="float" office:value="1.37371557891303">
            <text:p>1.3737155789</text:p>
          </table:table-cell>
          <table:table-cell table:formula="of:=([.G44]-[.G43])/[.G43]" office:value-type="float" office:value="0.00765306122448986">
            <text:p>0.0076530612</text:p>
          </table:table-cell>
          <table:table-cell table:formula="of:=([.G44]-[.G31])/[.G31]" office:value-type="float" office:value="0.652719665271967">
            <text:p>0.6527196653</text:p>
          </table:table-cell>
          <table:table-cell table:formula="of:=LN([.G44]/[.G43])" office:value-type="float" office:value="0.00762392511065937">
            <text:p>0.0076239251</text:p>
          </table:table-cell>
          <table:table-cell table:formula="of:=LN([.G44]/[.G32])" office:value-type="float" office:value="0.553935747419719">
            <text:p>0.5539357474</text:p>
          </table:table-cell>
        </table:table-row>
        <table:table-row table:style-name="ro2">
          <table:table-cell office:value-type="string">
            <text:p>1996-10-01</text:p>
          </table:table-cell>
          <table:table-cell office:value-type="float" office:value="33">
            <text:p>33</text:p>
          </table:table-cell>
          <table:table-cell office:value-type="float" office:value="40.25">
            <text:p>40.25</text:p>
          </table:table-cell>
          <table:table-cell table:number-columns-repeated="2" office:value-type="float" office:value="32.5">
            <text:p>32.5</text:p>
          </table:table-cell>
          <table:table-cell office:value-type="float" office:value="12300300">
            <text:p>12300300</text:p>
          </table:table-cell>
          <table:table-cell office:value-type="float" office:value="3.89">
            <text:p>3.89</text:p>
          </table:table-cell>
          <table:table-cell table:formula="of:=LN([.G45])" office:value-type="float" office:value="1.35840915763036">
            <text:p>1.3584091576</text:p>
          </table:table-cell>
          <table:table-cell table:formula="of:=([.G45]-[.G44])/[.G44]" office:value-type="float" office:value="-0.0151898734177215">
            <text:p>-0.0151898734</text:p>
          </table:table-cell>
          <table:table-cell table:formula="of:=([.G45]-[.G32])/[.G32]" office:value-type="float" office:value="0.713656387665198">
            <text:p>0.7136563877</text:p>
          </table:table-cell>
          <table:table-cell table:formula="of:=LN([.G45]/[.G44])" office:value-type="float" office:value="-0.0153064212826755">
            <text:p>-0.0153064213</text:p>
          </table:table-cell>
          <table:table-cell table:formula="of:=LN([.G45]/[.G33])" office:value-type="float" office:value="0.503993829474287">
            <text:p>0.5039938295</text:p>
          </table:table-cell>
        </table:table-row>
        <table:table-row table:style-name="ro2">
          <table:table-cell office:value-type="string">
            <text:p>1996-11-01</text:p>
          </table:table-cell>
          <table:table-cell office:value-type="float" office:value="32.63">
            <text:p>32.63</text:p>
          </table:table-cell>
          <table:table-cell office:value-type="float" office:value="36.63">
            <text:p>36.63</text:p>
          </table:table-cell>
          <table:table-cell office:value-type="float" office:value="31.75">
            <text:p>31.75</text:p>
          </table:table-cell>
          <table:table-cell office:value-type="float" office:value="34.63">
            <text:p>34.63</text:p>
          </table:table-cell>
          <table:table-cell office:value-type="float" office:value="8037700">
            <text:p>8037700</text:p>
          </table:table-cell>
          <table:table-cell office:value-type="float" office:value="4.15">
            <text:p>4.15</text:p>
          </table:table-cell>
          <table:table-cell table:formula="of:=LN([.G46])" office:value-type="float" office:value="1.42310833424261">
            <text:p>1.4231083342</text:p>
          </table:table-cell>
          <table:table-cell table:formula="of:=([.G46]-[.G45])/[.G45]" office:value-type="float" office:value="0.0668380462724936">
            <text:p>0.0668380463</text:p>
          </table:table-cell>
          <table:table-cell table:formula="of:=([.G46]-[.G33])/[.G33]" office:value-type="float" office:value="0.765957446808511">
            <text:p>0.7659574468</text:p>
          </table:table-cell>
          <table:table-cell table:formula="of:=LN([.G46]/[.G45])" office:value-type="float" office:value="0.064699176612252">
            <text:p>0.0646991766</text:p>
          </table:table-cell>
          <table:table-cell table:formula="of:=LN([.G46]/[.G34])" office:value-type="float" office:value="0.494889031503178">
            <text:p>0.4948890315</text:p>
          </table:table-cell>
        </table:table-row>
        <table:table-row table:style-name="ro2">
          <table:table-cell office:value-type="string">
            <text:p>1996-12-02</text:p>
          </table:table-cell>
          <table:table-cell office:value-type="float" office:value="34.88">
            <text:p>34.88</text:p>
          </table:table-cell>
          <table:table-cell office:value-type="float" office:value="36.75">
            <text:p>36.75</text:p>
          </table:table-cell>
          <table:table-cell office:value-type="float" office:value="28.5">
            <text:p>28.5</text:p>
          </table:table-cell>
          <table:table-cell office:value-type="float" office:value="28.62">
            <text:p>28.62</text:p>
          </table:table-cell>
          <table:table-cell office:value-type="float" office:value="8358700">
            <text:p>8358700</text:p>
          </table:table-cell>
          <table:table-cell office:value-type="float" office:value="3.43">
            <text:p>3.43</text:p>
          </table:table-cell>
          <table:table-cell table:formula="of:=LN([.G47])" office:value-type="float" office:value="1.23256026117785">
            <text:p>1.2325602612</text:p>
          </table:table-cell>
          <table:table-cell table:formula="of:=([.G47]-[.G46])/[.G46]" office:value-type="float" office:value="-0.173493975903614">
            <text:p>-0.1734939759</text:p>
          </table:table-cell>
          <table:table-cell table:formula="of:=([.G47]-[.G34])/[.G34]" office:value-type="float" office:value="0.355731225296443">
            <text:p>0.3557312253</text:p>
          </table:table-cell>
          <table:table-cell table:formula="of:=LN([.G47]/[.G46])" office:value-type="float" office:value="-0.190548073064758">
            <text:p>-0.1905480731</text:p>
          </table:table-cell>
          <table:table-cell table:formula="of:=LN([.G47]/[.G35])" office:value-type="float" office:value="0.312277508034156">
            <text:p>0.312277508</text:p>
          </table:table-cell>
        </table:table-row>
        <table:table-row table:style-name="ro2">
          <table:table-cell office:value-type="string">
            <text:p>1997-01-02</text:p>
          </table:table-cell>
          <table:table-cell office:value-type="float" office:value="28.62">
            <text:p>28.62</text:p>
          </table:table-cell>
          <table:table-cell office:value-type="float" office:value="35.88">
            <text:p>35.88</text:p>
          </table:table-cell>
          <table:table-cell office:value-type="float" office:value="27.37">
            <text:p>27.37</text:p>
          </table:table-cell>
          <table:table-cell office:value-type="float" office:value="34.25">
            <text:p>34.25</text:p>
          </table:table-cell>
          <table:table-cell office:value-type="float" office:value="9456500">
            <text:p>9456500</text:p>
          </table:table-cell>
          <table:table-cell office:value-type="float" office:value="4.1">
            <text:p>4.1</text:p>
          </table:table-cell>
          <table:table-cell table:formula="of:=LN([.G48])" office:value-type="float" office:value="1.41098697371026">
            <text:p>1.4109869737</text:p>
          </table:table-cell>
          <table:table-cell table:formula="of:=([.G48]-[.G47])/[.G47]" office:value-type="float" office:value="0.19533527696793">
            <text:p>0.195335277</text:p>
          </table:table-cell>
          <table:table-cell table:formula="of:=([.G48]-[.G35])/[.G35]" office:value-type="float" office:value="0.633466135458167">
            <text:p>0.6334661355</text:p>
          </table:table-cell>
          <table:table-cell table:formula="of:=LN([.G48]/[.G47])" office:value-type="float" office:value="0.178426712532414">
            <text:p>0.1784267125</text:p>
          </table:table-cell>
          <table:table-cell table:formula="of:=LN([.G48]/[.G36])" office:value-type="float" office:value="0.712852251639278">
            <text:p>0.7128522516</text:p>
          </table:table-cell>
        </table:table-row>
        <table:table-row table:style-name="ro2">
          <table:table-cell office:value-type="string">
            <text:p>1997-02-03</text:p>
          </table:table-cell>
          <table:table-cell office:value-type="float" office:value="34.25">
            <text:p>34.25</text:p>
          </table:table-cell>
          <table:table-cell office:value-type="float" office:value="37.25">
            <text:p>37.25</text:p>
          </table:table-cell>
          <table:table-cell office:value-type="float" office:value="32.75">
            <text:p>32.75</text:p>
          </table:table-cell>
          <table:table-cell office:value-type="float" office:value="33.63">
            <text:p>33.63</text:p>
          </table:table-cell>
          <table:table-cell office:value-type="float" office:value="6762200">
            <text:p>6762200</text:p>
          </table:table-cell>
          <table:table-cell office:value-type="float" office:value="4.03">
            <text:p>4.03</text:p>
          </table:table-cell>
          <table:table-cell table:formula="of:=LN([.G49])" office:value-type="float" office:value="1.39376637595859">
            <text:p>1.393766376</text:p>
          </table:table-cell>
          <table:table-cell table:formula="of:=([.G49]-[.G48])/[.G48]" office:value-type="float" office:value="-0.0170731707317072">
            <text:p>-0.0170731707</text:p>
          </table:table-cell>
          <table:table-cell table:formula="of:=([.G49]-[.G36])/[.G36]" office:value-type="float" office:value="1.00497512437811">
            <text:p>1.0049751244</text:p>
          </table:table-cell>
          <table:table-cell table:formula="of:=LN([.G49]/[.G48])" office:value-type="float" office:value="-0.0172205977516704">
            <text:p>-0.0172205978</text:p>
          </table:table-cell>
          <table:table-cell table:formula="of:=LN([.G49]/[.G37])" office:value-type="float" office:value="0.647078428470617">
            <text:p>0.6470784285</text:p>
          </table:table-cell>
        </table:table-row>
        <table:table-row table:style-name="ro2">
          <table:table-cell office:value-type="string">
            <text:p>1997-03-03</text:p>
          </table:table-cell>
          <table:table-cell office:value-type="float" office:value="33.63">
            <text:p>33.63</text:p>
          </table:table-cell>
          <table:table-cell office:value-type="float" office:value="33.88">
            <text:p>33.88</text:p>
          </table:table-cell>
          <table:table-cell office:value-type="float" office:value="29.37">
            <text:p>29.37</text:p>
          </table:table-cell>
          <table:table-cell office:value-type="float" office:value="29.62">
            <text:p>29.62</text:p>
          </table:table-cell>
          <table:table-cell office:value-type="float" office:value="9281500">
            <text:p>9281500</text:p>
          </table:table-cell>
          <table:table-cell office:value-type="float" office:value="3.55">
            <text:p>3.55</text:p>
          </table:table-cell>
          <table:table-cell table:formula="of:=LN([.G50])" office:value-type="float" office:value="1.26694760348732">
            <text:p>1.2669476035</text:p>
          </table:table-cell>
          <table:table-cell table:formula="of:=([.G50]-[.G49])/[.G49]" office:value-type="float" office:value="-0.119106699751861">
            <text:p>-0.1191066998</text:p>
          </table:table-cell>
          <table:table-cell table:formula="of:=([.G50]-[.G37])/[.G37]" office:value-type="float" office:value="0.682464454976303">
            <text:p>0.682464455</text:p>
          </table:table-cell>
          <table:table-cell table:formula="of:=LN([.G50]/[.G49])" office:value-type="float" office:value="-0.126818772471267">
            <text:p>-0.1268187725</text:p>
          </table:table-cell>
          <table:table-cell table:formula="of:=LN([.G50]/[.G38])" office:value-type="float" office:value="0.24090600765405">
            <text:p>0.2409060077</text:p>
          </table:table-cell>
        </table:table-row>
        <table:table-row table:style-name="ro2">
          <table:table-cell office:value-type="string">
            <text:p>1997-04-01</text:p>
          </table:table-cell>
          <table:table-cell office:value-type="float" office:value="29.62">
            <text:p>29.62</text:p>
          </table:table-cell>
          <table:table-cell office:value-type="float" office:value="31.25">
            <text:p>31.25</text:p>
          </table:table-cell>
          <table:table-cell office:value-type="float" office:value="26.12">
            <text:p>26.12</text:p>
          </table:table-cell>
          <table:table-cell office:value-type="float" office:value="29.87">
            <text:p>29.87</text:p>
          </table:table-cell>
          <table:table-cell office:value-type="float" office:value="10118200">
            <text:p>10118200</text:p>
          </table:table-cell>
          <table:table-cell office:value-type="float" office:value="3.58">
            <text:p>3.58</text:p>
          </table:table-cell>
          <table:table-cell table:formula="of:=LN([.G51])" office:value-type="float" office:value="1.27536280041261">
            <text:p>1.2753628004</text:p>
          </table:table-cell>
          <table:table-cell table:formula="of:=([.G51]-[.G50])/[.G50]" office:value-type="float" office:value="0.00845070422535218">
            <text:p>0.0084507042</text:p>
          </table:table-cell>
          <table:table-cell table:formula="of:=([.G51]-[.G38])/[.G38]" office:value-type="float" office:value="0.283154121863799">
            <text:p>0.2831541219</text:p>
          </table:table-cell>
          <table:table-cell table:formula="of:=LN([.G51]/[.G50])" office:value-type="float" office:value="0.0084151969252845">
            <text:p>0.0084151969</text:p>
          </table:table-cell>
          <table:table-cell table:formula="of:=LN([.G51]/[.G39])" office:value-type="float" office:value="0.0967078040709629">
            <text:p>0.0967078041</text:p>
          </table:table-cell>
        </table:table-row>
        <table:table-row table:style-name="ro2">
          <table:table-cell office:value-type="string">
            <text:p>1997-05-01</text:p>
          </table:table-cell>
          <table:table-cell office:value-type="float" office:value="29.87">
            <text:p>29.87</text:p>
          </table:table-cell>
          <table:table-cell office:value-type="float" office:value="34">
            <text:p>34</text:p>
          </table:table-cell>
          <table:table-cell office:value-type="float" office:value="27.87">
            <text:p>27.87</text:p>
          </table:table-cell>
          <table:table-cell office:value-type="float" office:value="31.5">
            <text:p>31.5</text:p>
          </table:table-cell>
          <table:table-cell office:value-type="float" office:value="11015200">
            <text:p>11015200</text:p>
          </table:table-cell>
          <table:table-cell office:value-type="float" office:value="3.77">
            <text:p>3.77</text:p>
          </table:table-cell>
          <table:table-cell table:formula="of:=LN([.G52])" office:value-type="float" office:value="1.32707500145992">
            <text:p>1.3270750015</text:p>
          </table:table-cell>
          <table:table-cell table:formula="of:=([.G52]-[.G51])/[.G51]" office:value-type="float" office:value="0.053072625698324">
            <text:p>0.0530726257</text:p>
          </table:table-cell>
          <table:table-cell table:formula="of:=([.G52]-[.G39])/[.G39]" office:value-type="float" office:value="0.16">
            <text:p>0.16</text:p>
          </table:table-cell>
          <table:table-cell table:formula="of:=LN([.G52]/[.G51])" office:value-type="float" office:value="0.0517122010473105">
            <text:p>0.051712201</text:p>
          </table:table-cell>
          <table:table-cell table:formula="of:=LN([.G52]/[.G40])" office:value-type="float" office:value="0.148420005118273">
            <text:p>0.1484200051</text:p>
          </table:table-cell>
        </table:table-row>
        <table:table-row table:style-name="ro2">
          <table:table-cell office:value-type="string">
            <text:p>1997-06-02</text:p>
          </table:table-cell>
          <table:table-cell office:value-type="float" office:value="31.62">
            <text:p>31.62</text:p>
          </table:table-cell>
          <table:table-cell office:value-type="float" office:value="39.5">
            <text:p>39.5</text:p>
          </table:table-cell>
          <table:table-cell office:value-type="float" office:value="29.5">
            <text:p>29.5</text:p>
          </table:table-cell>
          <table:table-cell office:value-type="float" office:value="38.94">
            <text:p>38.94</text:p>
          </table:table-cell>
          <table:table-cell office:value-type="float" office:value="13469700">
            <text:p>13469700</text:p>
          </table:table-cell>
          <table:table-cell office:value-type="float" office:value="4.66">
            <text:p>4.66</text:p>
          </table:table-cell>
          <table:table-cell table:formula="of:=LN([.G53])" office:value-type="float" office:value="1.53901544813755">
            <text:p>1.5390154481</text:p>
          </table:table-cell>
          <table:table-cell table:formula="of:=([.G53]-[.G52])/[.G52]" office:value-type="float" office:value="0.236074270557029">
            <text:p>0.2360742706</text:p>
          </table:table-cell>
          <table:table-cell table:formula="of:=([.G53]-[.G40])/[.G40]" office:value-type="float" office:value="0.433846153846154">
            <text:p>0.4338461538</text:p>
          </table:table-cell>
          <table:table-cell table:formula="of:=LN([.G53]/[.G52])" office:value-type="float" office:value="0.211940446677635">
            <text:p>0.2119404467</text:p>
          </table:table-cell>
          <table:table-cell table:formula="of:=LN([.G53]/[.G41])" office:value-type="float" office:value="0.321139738642627">
            <text:p>0.3211397386</text:p>
          </table:table-cell>
        </table:table-row>
        <table:table-row table:style-name="ro2">
          <table:table-cell office:value-type="string">
            <text:p>1997-07-01</text:p>
          </table:table-cell>
          <table:table-cell office:value-type="float" office:value="39">
            <text:p>39</text:p>
          </table:table-cell>
          <table:table-cell office:value-type="float" office:value="41.63">
            <text:p>41.63</text:p>
          </table:table-cell>
          <table:table-cell office:value-type="float" office:value="34.13">
            <text:p>34.13</text:p>
          </table:table-cell>
          <table:table-cell office:value-type="float" office:value="40.94">
            <text:p>40.94</text:p>
          </table:table-cell>
          <table:table-cell office:value-type="float" office:value="11372500">
            <text:p>11372500</text:p>
          </table:table-cell>
          <table:table-cell office:value-type="float" office:value="4.9">
            <text:p>4.9</text:p>
          </table:table-cell>
          <table:table-cell table:formula="of:=LN([.G54])" office:value-type="float" office:value="1.58923520511658">
            <text:p>1.5892352051</text:p>
          </table:table-cell>
          <table:table-cell table:formula="of:=([.G54]-[.G53])/[.G53]" office:value-type="float" office:value="0.0515021459227468">
            <text:p>0.0515021459</text:p>
          </table:table-cell>
          <table:table-cell table:formula="of:=([.G54]-[.G41])/[.G41]" office:value-type="float" office:value="0.449704142011834">
            <text:p>0.449704142</text:p>
          </table:table-cell>
          <table:table-cell table:formula="of:=LN([.G54]/[.G53])" office:value-type="float" office:value="0.0502197569790266">
            <text:p>0.050219757</text:p>
          </table:table-cell>
          <table:table-cell table:formula="of:=LN([.G54]/[.G42])" office:value-type="float" office:value="0.454612478925438">
            <text:p>0.4546124789</text:p>
          </table:table-cell>
        </table:table-row>
        <table:table-row table:style-name="ro2">
          <table:table-cell office:value-type="string">
            <text:p>1997-08-01</text:p>
          </table:table-cell>
          <table:table-cell office:value-type="float" office:value="40.75">
            <text:p>40.75</text:p>
          </table:table-cell>
          <table:table-cell office:value-type="float" office:value="43.25">
            <text:p>43.2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9083200">
            <text:p>9083200</text:p>
          </table:table-cell>
          <table:table-cell office:value-type="float" office:value="4.91">
            <text:p>4.91</text:p>
          </table:table-cell>
          <table:table-cell table:formula="of:=LN([.G55])" office:value-type="float" office:value="1.59127394180643">
            <text:p>1.5912739418</text:p>
          </table:table-cell>
          <table:table-cell table:formula="of:=([.G55]-[.G54])/[.G54]" office:value-type="float" office:value="0.00204081632653057">
            <text:p>0.0020408163</text:p>
          </table:table-cell>
          <table:table-cell table:formula="of:=([.G55]-[.G42])/[.G42]" office:value-type="float" office:value="0.578778135048232">
            <text:p>0.578778135</text:p>
          </table:table-cell>
          <table:table-cell table:formula="of:=LN([.G55]/[.G54])" office:value-type="float" office:value="0.00203873668984831">
            <text:p>0.0020387367</text:p>
          </table:table-cell>
          <table:table-cell table:formula="of:=LN([.G55]/[.G43])" office:value-type="float" office:value="0.225182288004058">
            <text:p>0.225182288</text:p>
          </table:table-cell>
        </table:table-row>
        <table:table-row table:style-name="ro2">
          <table:table-cell office:value-type="string">
            <text:p>1997-09-02</text:p>
          </table:table-cell>
          <table:table-cell office:value-type="float" office:value="41.13">
            <text:p>41.13</text:p>
          </table:table-cell>
          <table:table-cell office:value-type="float" office:value="44.75">
            <text:p>44.75</text:p>
          </table:table-cell>
          <table:table-cell office:value-type="float" office:value="39.75">
            <text:p>39.75</text:p>
          </table:table-cell>
          <table:table-cell office:value-type="float" office:value="41.81">
            <text:p>41.81</text:p>
          </table:table-cell>
          <table:table-cell office:value-type="float" office:value="7445100">
            <text:p>7445100</text:p>
          </table:table-cell>
          <table:table-cell office:value-type="float" office:value="5.01">
            <text:p>5.01</text:p>
          </table:table-cell>
          <table:table-cell table:formula="of:=LN([.G56])" office:value-type="float" office:value="1.61143591509677">
            <text:p>1.6114359151</text:p>
          </table:table-cell>
          <table:table-cell table:formula="of:=([.G56]-[.G55])/[.G55]" office:value-type="float" office:value="0.020366598778004">
            <text:p>0.0203665988</text:p>
          </table:table-cell>
          <table:table-cell table:formula="of:=([.G56]-[.G43])/[.G43]" office:value-type="float" office:value="0.278061224489796">
            <text:p>0.2780612245</text:p>
          </table:table-cell>
          <table:table-cell table:formula="of:=LN([.G56]/[.G55])" office:value-type="float" office:value="0.0201619732903441">
            <text:p>0.0201619733</text:p>
          </table:table-cell>
          <table:table-cell table:formula="of:=LN([.G56]/[.G44])" office:value-type="float" office:value="0.237720336183743">
            <text:p>0.2377203362</text:p>
          </table:table-cell>
        </table:table-row>
        <table:table-row table:style-name="ro2">
          <table:table-cell office:value-type="string">
            <text:p>1997-10-01</text:p>
          </table:table-cell>
          <table:table-cell office:value-type="float" office:value="41.63">
            <text:p>41.63</text:p>
          </table:table-cell>
          <table:table-cell office:value-type="float" office:value="41.88">
            <text:p>41.88</text:p>
          </table:table-cell>
          <table:table-cell office:value-type="float" office:value="32.13">
            <text:p>32.13</text:p>
          </table:table-cell>
          <table:table-cell office:value-type="float" office:value="33">
            <text:p>33</text:p>
          </table:table-cell>
          <table:table-cell office:value-type="float" office:value="11914000">
            <text:p>11914000</text:p>
          </table:table-cell>
          <table:table-cell office:value-type="float" office:value="3.95">
            <text:p>3.95</text:p>
          </table:table-cell>
          <table:table-cell table:formula="of:=LN([.G57])" office:value-type="float" office:value="1.37371557891303">
            <text:p>1.3737155789</text:p>
          </table:table-cell>
          <table:table-cell table:formula="of:=([.G57]-[.G56])/[.G56]" office:value-type="float" office:value="-0.211576846307385">
            <text:p>-0.2115768463</text:p>
          </table:table-cell>
          <table:table-cell table:formula="of:=([.G57]-[.G44])/[.G44]" office:value-type="float" office:value="0">
            <text:p>0</text:p>
          </table:table-cell>
          <table:table-cell table:formula="of:=LN([.G57]/[.G56])" office:value-type="float" office:value="-0.237720336183743">
            <text:p>-0.2377203362</text:p>
          </table:table-cell>
          <table:table-cell table:formula="of:=LN([.G57]/[.G45])" office:value-type="float" office:value="0.0153064212826755">
            <text:p>0.0153064213</text:p>
          </table:table-cell>
        </table:table-row>
        <table:table-row table:style-name="ro2">
          <table:table-cell office:value-type="string">
            <text:p>1997-11-03</text:p>
          </table:table-cell>
          <table:table-cell office:value-type="float" office:value="33.13">
            <text:p>33.13</text:p>
          </table:table-cell>
          <table:table-cell office:value-type="float" office:value="36">
            <text:p>36</text:p>
          </table:table-cell>
          <table:table-cell office:value-type="float" office:value="31.25">
            <text:p>31.25</text:p>
          </table:table-cell>
          <table:table-cell office:value-type="float" office:value="34.88">
            <text:p>34.88</text:p>
          </table:table-cell>
          <table:table-cell office:value-type="float" office:value="7216900">
            <text:p>7216900</text:p>
          </table:table-cell>
          <table:table-cell office:value-type="float" office:value="4.18">
            <text:p>4.18</text:p>
          </table:table-cell>
          <table:table-cell table:formula="of:=LN([.G58])" office:value-type="float" office:value="1.43031124653667">
            <text:p>1.4303112465</text:p>
          </table:table-cell>
          <table:table-cell table:formula="of:=([.G58]-[.G57])/[.G57]" office:value-type="float" office:value="0.0582278481012657">
            <text:p>0.0582278481</text:p>
          </table:table-cell>
          <table:table-cell table:formula="of:=([.G58]-[.G45])/[.G45]" office:value-type="float" office:value="0.0745501285347043">
            <text:p>0.0745501285</text:p>
          </table:table-cell>
          <table:table-cell table:formula="of:=LN([.G58]/[.G57])" office:value-type="float" office:value="0.0565956676236343">
            <text:p>0.0565956676</text:p>
          </table:table-cell>
          <table:table-cell table:formula="of:=LN([.G58]/[.G46])" office:value-type="float" office:value="0.0072029122940578">
            <text:p>0.0072029123</text:p>
          </table:table-cell>
        </table:table-row>
        <table:table-row table:style-name="ro2">
          <table:table-cell office:value-type="string">
            <text:p>1997-12-01</text:p>
          </table:table-cell>
          <table:table-cell office:value-type="float" office:value="35.63">
            <text:p>35.63</text:p>
          </table:table-cell>
          <table:table-cell office:value-type="float" office:value="40.5">
            <text:p>40.5</text:p>
          </table:table-cell>
          <table:table-cell office:value-type="float" office:value="35.5">
            <text:p>35.5</text:p>
          </table:table-cell>
          <table:table-cell office:value-type="float" office:value="38.38">
            <text:p>38.38</text:p>
          </table:table-cell>
          <table:table-cell office:value-type="float" office:value="6819000">
            <text:p>6819000</text:p>
          </table:table-cell>
          <table:table-cell office:value-type="float" office:value="4.59">
            <text:p>4.59</text:p>
          </table:table-cell>
          <table:table-cell table:formula="of:=LN([.G59])" office:value-type="float" office:value="1.52388002407245">
            <text:p>1.5238800241</text:p>
          </table:table-cell>
          <table:table-cell table:formula="of:=([.G59]-[.G58])/[.G58]" office:value-type="float" office:value="0.0980861244019139">
            <text:p>0.0980861244</text:p>
          </table:table-cell>
          <table:table-cell table:formula="of:=([.G59]-[.G46])/[.G46]" office:value-type="float" office:value="0.106024096385542">
            <text:p>0.1060240964</text:p>
          </table:table-cell>
          <table:table-cell table:formula="of:=LN([.G59]/[.G58])" office:value-type="float" office:value="0.0935687775357889">
            <text:p>0.0935687775</text:p>
          </table:table-cell>
          <table:table-cell table:formula="of:=LN([.G59]/[.G47])" office:value-type="float" office:value="0.291319762894605">
            <text:p>0.2913197629</text:p>
          </table:table-cell>
        </table:table-row>
        <table:table-row table:style-name="ro2">
          <table:table-cell office:value-type="string">
            <text:p>1998-01-02</text:p>
          </table:table-cell>
          <table:table-cell office:value-type="float" office:value="38.38">
            <text:p>38.38</text:p>
          </table:table-cell>
          <table:table-cell office:value-type="float" office:value="38.63">
            <text:p>38.63</text:p>
          </table:table-cell>
          <table:table-cell office:value-type="float" office:value="33.13">
            <text:p>33.13</text:p>
          </table:table-cell>
          <table:table-cell office:value-type="float" office:value="36.56">
            <text:p>36.56</text:p>
          </table:table-cell>
          <table:table-cell office:value-type="float" office:value="8794500">
            <text:p>8794500</text:p>
          </table:table-cell>
          <table:table-cell office:value-type="float" office:value="4.38">
            <text:p>4.38</text:p>
          </table:table-cell>
          <table:table-cell table:formula="of:=LN([.G60])" office:value-type="float" office:value="1.47704872438835">
            <text:p>1.4770487244</text:p>
          </table:table-cell>
          <table:table-cell table:formula="of:=([.G60]-[.G59])/[.G59]" office:value-type="float" office:value="-0.0457516339869281">
            <text:p>-0.045751634</text:p>
          </table:table-cell>
          <table:table-cell table:formula="of:=([.G60]-[.G47])/[.G47]" office:value-type="float" office:value="0.276967930029154">
            <text:p>0.27696793</text:p>
          </table:table-cell>
          <table:table-cell table:formula="of:=LN([.G60]/[.G59])" office:value-type="float" office:value="-0.046831299684099">
            <text:p>-0.0468312997</text:p>
          </table:table-cell>
          <table:table-cell table:formula="of:=LN([.G60]/[.G48])" office:value-type="float" office:value="0.0660617506780927">
            <text:p>0.0660617507</text:p>
          </table:table-cell>
        </table:table-row>
        <table:table-row table:style-name="ro2">
          <table:table-cell office:value-type="string">
            <text:p>1998-02-02</text:p>
          </table:table-cell>
          <table:table-cell office:value-type="float" office:value="37">
            <text:p>37</text:p>
          </table:table-cell>
          <table:table-cell office:value-type="float" office:value="40.13">
            <text:p>40.13</text:p>
          </table:table-cell>
          <table:table-cell office:value-type="float" office:value="36">
            <text:p>36</text:p>
          </table:table-cell>
          <table:table-cell office:value-type="float" office:value="39.56">
            <text:p>39.56</text:p>
          </table:table-cell>
          <table:table-cell office:value-type="float" office:value="8680200">
            <text:p>8680200</text:p>
          </table:table-cell>
          <table:table-cell office:value-type="float" office:value="4.74">
            <text:p>4.74</text:p>
          </table:table-cell>
          <table:table-cell table:formula="of:=LN([.G61])" office:value-type="float" office:value="1.55603713570699">
            <text:p>1.5560371357</text:p>
          </table:table-cell>
          <table:table-cell table:formula="of:=([.G61]-[.G60])/[.G60]" office:value-type="float" office:value="0.0821917808219179">
            <text:p>0.0821917808</text:p>
          </table:table-cell>
          <table:table-cell table:formula="of:=([.G61]-[.G48])/[.G48]" office:value-type="float" office:value="0.15609756097561">
            <text:p>0.156097561</text:p>
          </table:table-cell>
          <table:table-cell table:formula="of:=LN([.G61]/[.G60])" office:value-type="float" office:value="0.0789884113186305">
            <text:p>0.0789884113</text:p>
          </table:table-cell>
          <table:table-cell table:formula="of:=LN([.G61]/[.G49])" office:value-type="float" office:value="0.162270759748393">
            <text:p>0.1622707597</text:p>
          </table:table-cell>
        </table:table-row>
        <table:table-row table:style-name="ro2">
          <table:table-cell office:value-type="string">
            <text:p>1998-03-02</text:p>
          </table:table-cell>
          <table:table-cell office:value-type="float" office:value="39.56">
            <text:p>39.56</text:p>
          </table:table-cell>
          <table:table-cell office:value-type="float" office:value="46.44">
            <text:p>46.44</text:p>
          </table:table-cell>
          <table:table-cell office:value-type="float" office:value="38.13">
            <text:p>38.13</text:p>
          </table:table-cell>
          <table:table-cell office:value-type="float" office:value="45.31">
            <text:p>45.31</text:p>
          </table:table-cell>
          <table:table-cell office:value-type="float" office:value="7316000">
            <text:p>7316000</text:p>
          </table:table-cell>
          <table:table-cell office:value-type="float" office:value="5.42">
            <text:p>5.42</text:p>
          </table:table-cell>
          <table:table-cell table:formula="of:=LN([.G62])" office:value-type="float" office:value="1.69009581545155">
            <text:p>1.6900958155</text:p>
          </table:table-cell>
          <table:table-cell table:formula="of:=([.G62]-[.G61])/[.G61]" office:value-type="float" office:value="0.143459915611814">
            <text:p>0.1434599156</text:p>
          </table:table-cell>
          <table:table-cell table:formula="of:=([.G62]-[.G49])/[.G49]" office:value-type="float" office:value="0.344913151364764">
            <text:p>0.3449131514</text:p>
          </table:table-cell>
          <table:table-cell table:formula="of:=LN([.G62]/[.G61])" office:value-type="float" office:value="0.13405867974457">
            <text:p>0.1340586797</text:p>
          </table:table-cell>
          <table:table-cell table:formula="of:=LN([.G62]/[.G50])" office:value-type="float" office:value="0.42314821196423">
            <text:p>0.423148212</text:p>
          </table:table-cell>
        </table:table-row>
        <table:table-row table:style-name="ro2">
          <table:table-cell office:value-type="string">
            <text:p>1998-04-01</text:p>
          </table:table-cell>
          <table:table-cell office:value-type="float" office:value="45.38">
            <text:p>45.38</text:p>
          </table:table-cell>
          <table:table-cell office:value-type="float" office:value="49">
            <text:p>49</text:p>
          </table:table-cell>
          <table:table-cell office:value-type="float" office:value="42.5">
            <text:p>42.5</text:p>
          </table:table-cell>
          <table:table-cell office:value-type="float" office:value="48.13">
            <text:p>48.13</text:p>
          </table:table-cell>
          <table:table-cell office:value-type="float" office:value="8612500">
            <text:p>8612500</text:p>
          </table:table-cell>
          <table:table-cell office:value-type="float" office:value="5.76">
            <text:p>5.76</text:p>
          </table:table-cell>
          <table:table-cell table:formula="of:=LN([.G63])" office:value-type="float" office:value="1.7509374747078">
            <text:p>1.7509374747</text:p>
          </table:table-cell>
          <table:table-cell table:formula="of:=([.G63]-[.G62])/[.G62]" office:value-type="float" office:value="0.062730627306273">
            <text:p>0.0627306273</text:p>
          </table:table-cell>
          <table:table-cell table:formula="of:=([.G63]-[.G50])/[.G50]" office:value-type="float" office:value="0.622535211267606">
            <text:p>0.6225352113</text:p>
          </table:table-cell>
          <table:table-cell table:formula="of:=LN([.G63]/[.G62])" office:value-type="float" office:value="0.0608416592562451">
            <text:p>0.0608416593</text:p>
          </table:table-cell>
          <table:table-cell table:formula="of:=LN([.G63]/[.G51])" office:value-type="float" office:value="0.475574674295191">
            <text:p>0.4755746743</text:p>
          </table:table-cell>
        </table:table-row>
        <table:table-row table:style-name="ro2">
          <table:table-cell office:value-type="string">
            <text:p>1998-05-01</text:p>
          </table:table-cell>
          <table:table-cell office:value-type="float" office:value="48.25">
            <text:p>48.25</text:p>
          </table:table-cell>
          <table:table-cell office:value-type="float" office:value="49.88">
            <text:p>49.88</text:p>
          </table:table-cell>
          <table:table-cell office:value-type="float" office:value="44.5">
            <text:p>44.5</text:p>
          </table:table-cell>
          <table:table-cell office:value-type="float" office:value="48">
            <text:p>48</text:p>
          </table:table-cell>
          <table:table-cell office:value-type="float" office:value="6197000">
            <text:p>6197000</text:p>
          </table:table-cell>
          <table:table-cell office:value-type="float" office:value="5.75">
            <text:p>5.75</text:p>
          </table:table-cell>
          <table:table-cell table:formula="of:=LN([.G64])" office:value-type="float" office:value="1.74919985480926">
            <text:p>1.7491998548</text:p>
          </table:table-cell>
          <table:table-cell table:formula="of:=([.G64]-[.G63])/[.G63]" office:value-type="float" office:value="-0.00173611111111107">
            <text:p>-0.0017361111</text:p>
          </table:table-cell>
          <table:table-cell table:formula="of:=([.G64]-[.G51])/[.G51]" office:value-type="float" office:value="0.606145251396648">
            <text:p>0.6061452514</text:p>
          </table:table-cell>
          <table:table-cell table:formula="of:=LN([.G64]/[.G63])" office:value-type="float" office:value="-0.00173761989854074">
            <text:p>-0.0017376199</text:p>
          </table:table-cell>
          <table:table-cell table:formula="of:=LN([.G64]/[.G52])" office:value-type="float" office:value="0.42212485334934">
            <text:p>0.4221248533</text:p>
          </table:table-cell>
        </table:table-row>
        <table:table-row table:style-name="ro2">
          <table:table-cell office:value-type="string">
            <text:p>1998-06-01</text:p>
          </table:table-cell>
          <table:table-cell office:value-type="float" office:value="47.63">
            <text:p>47.63</text:p>
          </table:table-cell>
          <table:table-cell office:value-type="float" office:value="54.75">
            <text:p>54.75</text:p>
          </table:table-cell>
          <table:table-cell office:value-type="float" office:value="46.56">
            <text:p>46.56</text:p>
          </table:table-cell>
          <table:table-cell office:value-type="float" office:value="53.44">
            <text:p>53.44</text:p>
          </table:table-cell>
          <table:table-cell office:value-type="float" office:value="8523300">
            <text:p>8523300</text:p>
          </table:table-cell>
          <table:table-cell office:value-type="float" office:value="6.4">
            <text:p>6.4</text:p>
          </table:table-cell>
          <table:table-cell table:formula="of:=LN([.G65])" office:value-type="float" office:value="1.85629799036563">
            <text:p>1.8562979904</text:p>
          </table:table-cell>
          <table:table-cell table:formula="of:=([.G65]-[.G64])/[.G64]" office:value-type="float" office:value="0.11304347826087">
            <text:p>0.1130434783</text:p>
          </table:table-cell>
          <table:table-cell table:formula="of:=([.G65]-[.G52])/[.G52]" office:value-type="float" office:value="0.697612732095491">
            <text:p>0.6976127321</text:p>
          </table:table-cell>
          <table:table-cell table:formula="of:=LN([.G65]/[.G64])" office:value-type="float" office:value="0.107098135556367">
            <text:p>0.1070981356</text:p>
          </table:table-cell>
          <table:table-cell table:formula="of:=LN([.G65]/[.G53])" office:value-type="float" office:value="0.317282542228072">
            <text:p>0.3172825422</text:p>
          </table:table-cell>
        </table:table-row>
        <table:table-row table:style-name="ro2">
          <table:table-cell office:value-type="string">
            <text:p>1998-07-01</text:p>
          </table:table-cell>
          <table:table-cell office:value-type="float" office:value="53.63">
            <text:p>53.63</text:p>
          </table:table-cell>
          <table:table-cell office:value-type="float" office:value="59.94">
            <text:p>59.94</text:p>
          </table:table-cell>
          <table:table-cell office:value-type="float" office:value="41.63">
            <text:p>41.63</text:p>
          </table:table-cell>
          <table:table-cell office:value-type="float" office:value="41.88">
            <text:p>41.88</text:p>
          </table:table-cell>
          <table:table-cell office:value-type="float" office:value="15608400">
            <text:p>15608400</text:p>
          </table:table-cell>
          <table:table-cell office:value-type="float" office:value="5.01">
            <text:p>5.01</text:p>
          </table:table-cell>
          <table:table-cell table:formula="of:=LN([.G66])" office:value-type="float" office:value="1.61143591509677">
            <text:p>1.6114359151</text:p>
          </table:table-cell>
          <table:table-cell table:formula="of:=([.G66]-[.G65])/[.G65]" office:value-type="float" office:value="-0.2171875">
            <text:p>-0.2171875</text:p>
          </table:table-cell>
          <table:table-cell table:formula="of:=([.G66]-[.G53])/[.G53]" office:value-type="float" office:value="0.075107296137339">
            <text:p>0.0751072961</text:p>
          </table:table-cell>
          <table:table-cell table:formula="of:=LN([.G66]/[.G65])" office:value-type="float" office:value="-0.244862075268853">
            <text:p>-0.2448620753</text:p>
          </table:table-cell>
          <table:table-cell table:formula="of:=LN([.G66]/[.G54])" office:value-type="float" office:value="0.0222007099801923">
            <text:p>0.02220071</text:p>
          </table:table-cell>
        </table:table-row>
        <table:table-row table:style-name="ro2">
          <table:table-cell office:value-type="string">
            <text:p>1998-08-03</text:p>
          </table:table-cell>
          <table:table-cell office:value-type="float" office:value="42.19">
            <text:p>42.19</text:p>
          </table:table-cell>
          <table:table-cell office:value-type="float" office:value="43.25">
            <text:p>43.25</text:p>
          </table:table-cell>
          <table:table-cell office:value-type="float" office:value="30.87">
            <text:p>30.87</text:p>
          </table:table-cell>
          <table:table-cell office:value-type="float" office:value="31.56">
            <text:p>31.56</text:p>
          </table:table-cell>
          <table:table-cell office:value-type="float" office:value="16238100">
            <text:p>16238100</text:p>
          </table:table-cell>
          <table:table-cell office:value-type="float" office:value="3.78">
            <text:p>3.78</text:p>
          </table:table-cell>
          <table:table-cell table:formula="of:=LN([.G67])" office:value-type="float" office:value="1.3297240096315">
            <text:p>1.3297240096</text:p>
          </table:table-cell>
          <table:table-cell table:formula="of:=([.G67]-[.G66])/[.G66]" office:value-type="float" office:value="-0.245508982035928">
            <text:p>-0.245508982</text:p>
          </table:table-cell>
          <table:table-cell table:formula="of:=([.G67]-[.G54])/[.G54]" office:value-type="float" office:value="-0.228571428571429">
            <text:p>-0.2285714286</text:p>
          </table:table-cell>
          <table:table-cell table:formula="of:=LN([.G67]/[.G66])" office:value-type="float" office:value="-0.281711905465277">
            <text:p>-0.2817119055</text:p>
          </table:table-cell>
          <table:table-cell table:formula="of:=LN([.G67]/[.G55])" office:value-type="float" office:value="-0.261549932174933">
            <text:p>-0.2615499322</text:p>
          </table:table-cell>
        </table:table-row>
        <table:table-row table:style-name="ro2">
          <table:table-cell office:value-type="string">
            <text:p>1998-09-01</text:p>
          </table:table-cell>
          <table:table-cell office:value-type="float" office:value="31.87">
            <text:p>31.87</text:p>
          </table:table-cell>
          <table:table-cell office:value-type="float" office:value="42.25">
            <text:p>42.25</text:p>
          </table:table-cell>
          <table:table-cell office:value-type="float" office:value="28.75">
            <text:p>28.75</text:p>
          </table:table-cell>
          <table:table-cell office:value-type="float" office:value="36.19">
            <text:p>36.19</text:p>
          </table:table-cell>
          <table:table-cell office:value-type="float" office:value="17103300">
            <text:p>17103300</text:p>
          </table:table-cell>
          <table:table-cell office:value-type="float" office:value="4.33">
            <text:p>4.33</text:p>
          </table:table-cell>
          <table:table-cell table:formula="of:=LN([.G68])" office:value-type="float" office:value="1.4655675420144">
            <text:p>1.465567542</text:p>
          </table:table-cell>
          <table:table-cell table:formula="of:=([.G68]-[.G67])/[.G67]" office:value-type="float" office:value="0.145502645502645">
            <text:p>0.1455026455</text:p>
          </table:table-cell>
          <table:table-cell table:formula="of:=([.G68]-[.G55])/[.G55]" office:value-type="float" office:value="-0.118126272912424">
            <text:p>-0.1181262729</text:p>
          </table:table-cell>
          <table:table-cell table:formula="of:=LN([.G68]/[.G67])" office:value-type="float" office:value="0.135843532382902">
            <text:p>0.1358435324</text:p>
          </table:table-cell>
          <table:table-cell table:formula="of:=LN([.G68]/[.G56])" office:value-type="float" office:value="-0.145868373082375">
            <text:p>-0.1458683731</text:p>
          </table:table-cell>
        </table:table-row>
        <table:table-row table:style-name="ro2">
          <table:table-cell office:value-type="string">
            <text:p>1998-10-01</text:p>
          </table:table-cell>
          <table:table-cell office:value-type="float" office:value="35.5">
            <text:p>35.5</text:p>
          </table:table-cell>
          <table:table-cell office:value-type="float" office:value="44.25">
            <text:p>44.25</text:p>
          </table:table-cell>
          <table:table-cell office:value-type="float" office:value="31.5">
            <text:p>31.5</text:p>
          </table:table-cell>
          <table:table-cell office:value-type="float" office:value="43.38">
            <text:p>43.38</text:p>
          </table:table-cell>
          <table:table-cell office:value-type="float" office:value="15379800">
            <text:p>15379800</text:p>
          </table:table-cell>
          <table:table-cell office:value-type="float" office:value="5.19">
            <text:p>5.19</text:p>
          </table:table-cell>
          <table:table-cell table:formula="of:=LN([.G69])" office:value-type="float" office:value="1.6467336971778">
            <text:p>1.6467336972</text:p>
          </table:table-cell>
          <table:table-cell table:formula="of:=([.G69]-[.G68])/[.G68]" office:value-type="float" office:value="0.198614318706698">
            <text:p>0.1986143187</text:p>
          </table:table-cell>
          <table:table-cell table:formula="of:=([.G69]-[.G56])/[.G56]" office:value-type="float" office:value="0.035928143712575">
            <text:p>0.0359281437</text:p>
          </table:table-cell>
          <table:table-cell table:formula="of:=LN([.G69]/[.G68])" office:value-type="float" office:value="0.181166155163399">
            <text:p>0.1811661552</text:p>
          </table:table-cell>
          <table:table-cell table:formula="of:=LN([.G69]/[.G57])" office:value-type="float" office:value="0.273018118264767">
            <text:p>0.2730181183</text:p>
          </table:table-cell>
        </table:table-row>
        <table:table-row table:style-name="ro2">
          <table:table-cell office:value-type="string">
            <text:p>1998-11-02</text:p>
          </table:table-cell>
          <table:table-cell office:value-type="float" office:value="43.63">
            <text:p>43.63</text:p>
          </table:table-cell>
          <table:table-cell office:value-type="float" office:value="49.25">
            <text:p>49.25</text:p>
          </table:table-cell>
          <table:table-cell office:value-type="float" office:value="41">
            <text:p>41</text:p>
          </table:table-cell>
          <table:table-cell office:value-type="float" office:value="46.13">
            <text:p>46.13</text:p>
          </table:table-cell>
          <table:table-cell office:value-type="float" office:value="11818900">
            <text:p>11818900</text:p>
          </table:table-cell>
          <table:table-cell office:value-type="float" office:value="5.52">
            <text:p>5.52</text:p>
          </table:table-cell>
          <table:table-cell table:formula="of:=LN([.G70])" office:value-type="float" office:value="1.708377860289">
            <text:p>1.7083778603</text:p>
          </table:table-cell>
          <table:table-cell table:formula="of:=([.G70]-[.G69])/[.G69]" office:value-type="float" office:value="0.0635838150289016">
            <text:p>0.063583815</text:p>
          </table:table-cell>
          <table:table-cell table:formula="of:=([.G70]-[.G57])/[.G57]" office:value-type="float" office:value="0.39746835443038">
            <text:p>0.3974683544</text:p>
          </table:table-cell>
          <table:table-cell table:formula="of:=LN([.G70]/[.G69])" office:value-type="float" office:value="0.0616441631112066">
            <text:p>0.0616441631</text:p>
          </table:table-cell>
          <table:table-cell table:formula="of:=LN([.G70]/[.G58])" office:value-type="float" office:value="0.278066613752339">
            <text:p>0.2780666138</text:p>
          </table:table-cell>
        </table:table-row>
        <table:table-row table:style-name="ro2">
          <table:table-cell office:value-type="string">
            <text:p>1998-12-01</text:p>
          </table:table-cell>
          <table:table-cell office:value-type="float" office:value="47.06">
            <text:p>47.06</text:p>
          </table:table-cell>
          <table:table-cell office:value-type="float" office:value="56.25">
            <text:p>56.25</text:p>
          </table:table-cell>
          <table:table-cell office:value-type="float" office:value="47.06">
            <text:p>47.06</text:p>
          </table:table-cell>
          <table:table-cell office:value-type="float" office:value="56.13">
            <text:p>56.13</text:p>
          </table:table-cell>
          <table:table-cell office:value-type="float" office:value="8372300">
            <text:p>8372300</text:p>
          </table:table-cell>
          <table:table-cell office:value-type="float" office:value="6.72">
            <text:p>6.72</text:p>
          </table:table-cell>
          <table:table-cell table:formula="of:=LN([.G71])" office:value-type="float" office:value="1.90508815453506">
            <text:p>1.9050881545</text:p>
          </table:table-cell>
          <table:table-cell table:formula="of:=([.G71]-[.G70])/[.G70]" office:value-type="float" office:value="0.217391304347826">
            <text:p>0.2173913043</text:p>
          </table:table-cell>
          <table:table-cell table:formula="of:=([.G71]-[.G58])/[.G58]" office:value-type="float" office:value="0.607655502392345">
            <text:p>0.6076555024</text:p>
          </table:table-cell>
          <table:table-cell table:formula="of:=LN([.G71]/[.G70])" office:value-type="float" office:value="0.196710294246054">
            <text:p>0.1967102942</text:p>
          </table:table-cell>
          <table:table-cell table:formula="of:=LN([.G71]/[.G59])" office:value-type="float" office:value="0.381208130462604">
            <text:p>0.3812081305</text:p>
          </table:table-cell>
        </table:table-row>
        <table:table-row table:style-name="ro2">
          <table:table-cell office:value-type="string">
            <text:p>1999-01-04</text:p>
          </table:table-cell>
          <table:table-cell office:value-type="float" office:value="55.63">
            <text:p>55.63</text:p>
          </table:table-cell>
          <table:table-cell office:value-type="float" office:value="56">
            <text:p>56</text:p>
          </table:table-cell>
          <table:table-cell office:value-type="float" office:value="46.88">
            <text:p>46.88</text:p>
          </table:table-cell>
          <table:table-cell office:value-type="float" office:value="52.06">
            <text:p>52.06</text:p>
          </table:table-cell>
          <table:table-cell office:value-type="float" office:value="13490900">
            <text:p>13490900</text:p>
          </table:table-cell>
          <table:table-cell office:value-type="float" office:value="6.23">
            <text:p>6.23</text:p>
          </table:table-cell>
          <table:table-cell table:formula="of:=LN([.G72])" office:value-type="float" office:value="1.82937633279936">
            <text:p>1.8293763328</text:p>
          </table:table-cell>
          <table:table-cell table:formula="of:=([.G72]-[.G71])/[.G71]" office:value-type="float" office:value="-0.0729166666666666">
            <text:p>-0.0729166667</text:p>
          </table:table-cell>
          <table:table-cell table:formula="of:=([.G72]-[.G59])/[.G59]" office:value-type="float" office:value="0.357298474945534">
            <text:p>0.3572984749</text:p>
          </table:table-cell>
          <table:table-cell table:formula="of:=LN([.G72]/[.G71])" office:value-type="float" office:value="-0.0757118217356962">
            <text:p>-0.0757118217</text:p>
          </table:table-cell>
          <table:table-cell table:formula="of:=LN([.G72]/[.G60])" office:value-type="float" office:value="0.352327608411007">
            <text:p>0.3523276084</text:p>
          </table:table-cell>
        </table:table-row>
        <table:table-row table:style-name="ro2">
          <table:table-cell office:value-type="string">
            <text:p>1999-02-01</text:p>
          </table:table-cell>
          <table:table-cell office:value-type="float" office:value="52.13">
            <text:p>52.13</text:p>
          </table:table-cell>
          <table:table-cell office:value-type="float" office:value="54.19">
            <text:p>54.19</text:p>
          </table:table-cell>
          <table:table-cell office:value-type="float" office:value="46.38">
            <text:p>46.38</text:p>
          </table:table-cell>
          <table:table-cell office:value-type="float" office:value="52.88">
            <text:p>52.88</text:p>
          </table:table-cell>
          <table:table-cell office:value-type="float" office:value="8972600">
            <text:p>8972600</text:p>
          </table:table-cell>
          <table:table-cell office:value-type="float" office:value="6.33">
            <text:p>6.33</text:p>
          </table:table-cell>
          <table:table-cell table:formula="of:=LN([.G73])" office:value-type="float" office:value="1.84530023615609">
            <text:p>1.8453002362</text:p>
          </table:table-cell>
          <table:table-cell table:formula="of:=([.G73]-[.G72])/[.G72]" office:value-type="float" office:value="0.0160513643659711">
            <text:p>0.0160513644</text:p>
          </table:table-cell>
          <table:table-cell table:formula="of:=([.G73]-[.G60])/[.G60]" office:value-type="float" office:value="0.445205479452055">
            <text:p>0.4452054795</text:p>
          </table:table-cell>
          <table:table-cell table:formula="of:=LN([.G73]/[.G72])" office:value-type="float" office:value="0.0159239033567229">
            <text:p>0.0159239034</text:p>
          </table:table-cell>
          <table:table-cell table:formula="of:=LN([.G73]/[.G61])" office:value-type="float" office:value="0.2892631004491">
            <text:p>0.2892631004</text:p>
          </table:table-cell>
        </table:table-row>
        <table:table-row table:style-name="ro2">
          <table:table-cell office:value-type="string">
            <text:p>1999-03-01</text:p>
          </table:table-cell>
          <table:table-cell office:value-type="float" office:value="53.38">
            <text:p>53.38</text:p>
          </table:table-cell>
          <table:table-cell office:value-type="float" office:value="63.75">
            <text:p>63.75</text:p>
          </table:table-cell>
          <table:table-cell office:value-type="float" office:value="27.87">
            <text:p>27.87</text:p>
          </table:table-cell>
          <table:table-cell office:value-type="float" office:value="28.06">
            <text:p>28.06</text:p>
          </table:table-cell>
          <table:table-cell office:value-type="float" office:value="9091400">
            <text:p>9091400</text:p>
          </table:table-cell>
          <table:table-cell office:value-type="float" office:value="6.72">
            <text:p>6.72</text:p>
          </table:table-cell>
          <table:table-cell table:formula="of:=LN([.G74])" office:value-type="float" office:value="1.90508815453506">
            <text:p>1.9050881545</text:p>
          </table:table-cell>
          <table:table-cell table:formula="of:=([.G74]-[.G73])/[.G73]" office:value-type="float" office:value="0.0616113744075829">
            <text:p>0.0616113744</text:p>
          </table:table-cell>
          <table:table-cell table:formula="of:=([.G74]-[.G61])/[.G61]" office:value-type="float" office:value="0.417721518987342">
            <text:p>0.417721519</text:p>
          </table:table-cell>
          <table:table-cell table:formula="of:=LN([.G74]/[.G73])" office:value-type="float" office:value="0.0597879183789732">
            <text:p>0.0597879184</text:p>
          </table:table-cell>
          <table:table-cell table:formula="of:=LN([.G74]/[.G62])" office:value-type="float" office:value="0.214992339083503">
            <text:p>0.2149923391</text:p>
          </table:table-cell>
        </table:table-row>
        <table:table-row table:style-name="ro2">
          <table:table-cell office:value-type="string">
            <text:p>1999-04-01</text:p>
          </table:table-cell>
          <table:table-cell office:value-type="float" office:value="28.25">
            <text:p>28.25</text:p>
          </table:table-cell>
          <table:table-cell office:value-type="float" office:value="39">
            <text:p>39</text:p>
          </table:table-cell>
          <table:table-cell office:value-type="float" office:value="28.25">
            <text:p>28.25</text:p>
          </table:table-cell>
          <table:table-cell office:value-type="float" office:value="36.94">
            <text:p>36.94</text:p>
          </table:table-cell>
          <table:table-cell office:value-type="float" office:value="7257800">
            <text:p>7257800</text:p>
          </table:table-cell>
          <table:table-cell office:value-type="float" office:value="8.84">
            <text:p>8.84</text:p>
          </table:table-cell>
          <table:table-cell table:formula="of:=LN([.G75])" office:value-type="float" office:value="2.17928687664955">
            <text:p>2.1792868766</text:p>
          </table:table-cell>
          <table:table-cell table:formula="of:=([.G75]-[.G74])/[.G74]" office:value-type="float" office:value="0.31547619047619">
            <text:p>0.3154761905</text:p>
          </table:table-cell>
          <table:table-cell table:formula="of:=([.G75]-[.G62])/[.G62]" office:value-type="float" office:value="0.6309963099631">
            <text:p>0.63099631</text:p>
          </table:table-cell>
          <table:table-cell table:formula="of:=LN([.G75]/[.G74])" office:value-type="float" office:value="0.274198722114494">
            <text:p>0.2741987221</text:p>
          </table:table-cell>
          <table:table-cell table:formula="of:=LN([.G75]/[.G63])" office:value-type="float" office:value="0.428349401941752">
            <text:p>0.4283494019</text:p>
          </table:table-cell>
        </table:table-row>
        <table:table-row table:style-name="ro2">
          <table:table-cell office:value-type="string">
            <text:p>1999-05-03</text:p>
          </table:table-cell>
          <table:table-cell office:value-type="float" office:value="37.5">
            <text:p>37.5</text:p>
          </table:table-cell>
          <table:table-cell office:value-type="float" office:value="41">
            <text:p>41</text:p>
          </table:table-cell>
          <table:table-cell office:value-type="float" office:value="33.56">
            <text:p>33.56</text:p>
          </table:table-cell>
          <table:table-cell office:value-type="float" office:value="36.88">
            <text:p>36.88</text:p>
          </table:table-cell>
          <table:table-cell office:value-type="float" office:value="7014100">
            <text:p>7014100</text:p>
          </table:table-cell>
          <table:table-cell office:value-type="float" office:value="8.83">
            <text:p>8.83</text:p>
          </table:table-cell>
          <table:table-cell table:formula="of:=LN([.G76])" office:value-type="float" office:value="2.17815501461587">
            <text:p>2.1781550146</text:p>
          </table:table-cell>
          <table:table-cell table:formula="of:=([.G76]-[.G75])/[.G75]" office:value-type="float" office:value="-0.00113122171945699">
            <text:p>-0.0011312217</text:p>
          </table:table-cell>
          <table:table-cell table:formula="of:=([.G76]-[.G63])/[.G63]" office:value-type="float" office:value="0.532986111111111">
            <text:p>0.5329861111</text:p>
          </table:table-cell>
          <table:table-cell table:formula="of:=LN([.G76]/[.G75])" office:value-type="float" office:value="-0.00113186203368342">
            <text:p>-0.001131862</text:p>
          </table:table-cell>
          <table:table-cell table:formula="of:=LN([.G76]/[.G64])" office:value-type="float" office:value="0.42895515980661">
            <text:p>0.4289551598</text:p>
          </table:table-cell>
        </table:table-row>
        <table:table-row table:style-name="ro2">
          <table:table-cell office:value-type="string">
            <text:p>1999-06-01</text:p>
          </table:table-cell>
          <table:table-cell office:value-type="float" office:value="36.88">
            <text:p>36.88</text:p>
          </table:table-cell>
          <table:table-cell office:value-type="float" office:value="38.5">
            <text:p>38.5</text:p>
          </table:table-cell>
          <table:table-cell office:value-type="float" office:value="33.44">
            <text:p>33.44</text:p>
          </table:table-cell>
          <table:table-cell office:value-type="float" office:value="37.56">
            <text:p>37.56</text:p>
          </table:table-cell>
          <table:table-cell office:value-type="float" office:value="7282000">
            <text:p>7282000</text:p>
          </table:table-cell>
          <table:table-cell office:value-type="float" office:value="8.99">
            <text:p>8.99</text:p>
          </table:table-cell>
          <table:table-cell table:formula="of:=LN([.G77])" office:value-type="float" office:value="2.19611284848353">
            <text:p>2.1961128485</text:p>
          </table:table-cell>
          <table:table-cell table:formula="of:=([.G77]-[.G76])/[.G76]" office:value-type="float" office:value="0.0181200453001133">
            <text:p>0.0181200453</text:p>
          </table:table-cell>
          <table:table-cell table:formula="of:=([.G77]-[.G64])/[.G64]" office:value-type="float" office:value="0.563478260869565">
            <text:p>0.5634782609</text:p>
          </table:table-cell>
          <table:table-cell table:formula="of:=LN([.G77]/[.G76])" office:value-type="float" office:value="0.0179578338676604">
            <text:p>0.0179578339</text:p>
          </table:table-cell>
          <table:table-cell table:formula="of:=LN([.G77]/[.G65])" office:value-type="float" office:value="0.339814858117903">
            <text:p>0.3398148581</text:p>
          </table:table-cell>
        </table:table-row>
        <table:table-row table:style-name="ro2">
          <table:table-cell office:value-type="string">
            <text:p>1999-07-01</text:p>
          </table:table-cell>
          <table:table-cell office:value-type="float" office:value="24.27">
            <text:p>24.27</text:p>
          </table:table-cell>
          <table:table-cell office:value-type="float" office:value="28.37">
            <text:p>28.37</text:p>
          </table:table-cell>
          <table:table-cell office:value-type="float" office:value="23.19">
            <text:p>23.19</text:p>
          </table:table-cell>
          <table:table-cell office:value-type="float" office:value="23.25">
            <text:p>23.25</text:p>
          </table:table-cell>
          <table:table-cell office:value-type="float" office:value="30627800">
            <text:p>30627800</text:p>
          </table:table-cell>
          <table:table-cell office:value-type="float" office:value="5.57">
            <text:p>5.57</text:p>
          </table:table-cell>
          <table:table-cell table:formula="of:=LN([.G78])" office:value-type="float" office:value="1.71739505393919">
            <text:p>1.7173950539</text:p>
          </table:table-cell>
          <table:table-cell table:formula="of:=([.G78]-[.G77])/[.G77]" office:value-type="float" office:value="-0.380422691879866">
            <text:p>-0.3804226919</text:p>
          </table:table-cell>
          <table:table-cell table:formula="of:=([.G78]-[.G65])/[.G65]" office:value-type="float" office:value="-0.1296875">
            <text:p>-0.1296875</text:p>
          </table:table-cell>
          <table:table-cell table:formula="of:=LN([.G78]/[.G77])" office:value-type="float" office:value="-0.478717794544336">
            <text:p>-0.4787177945</text:p>
          </table:table-cell>
          <table:table-cell table:formula="of:=LN([.G78]/[.G66])" office:value-type="float" office:value="0.105959138842419">
            <text:p>0.1059591388</text:p>
          </table:table-cell>
        </table:table-row>
        <table:table-row table:style-name="ro2">
          <table:table-cell office:value-type="string">
            <text:p>1999-08-02</text:p>
          </table:table-cell>
          <table:table-cell office:value-type="float" office:value="23.5">
            <text:p>23.5</text:p>
          </table:table-cell>
          <table:table-cell office:value-type="float" office:value="24.25">
            <text:p>24.25</text:p>
          </table:table-cell>
          <table:table-cell office:value-type="float" office:value="19.87">
            <text:p>19.87</text:p>
          </table:table-cell>
          <table:table-cell office:value-type="float" office:value="22.87">
            <text:p>22.87</text:p>
          </table:table-cell>
          <table:table-cell office:value-type="float" office:value="11390400">
            <text:p>11390400</text:p>
          </table:table-cell>
          <table:table-cell office:value-type="float" office:value="5.48">
            <text:p>5.48</text:p>
          </table:table-cell>
          <table:table-cell table:formula="of:=LN([.G79])" office:value-type="float" office:value="1.70110510095992">
            <text:p>1.701105101</text:p>
          </table:table-cell>
          <table:table-cell table:formula="of:=([.G79]-[.G78])/[.G78]" office:value-type="float" office:value="-0.0161579892280072">
            <text:p>-0.0161579892</text:p>
          </table:table-cell>
          <table:table-cell table:formula="of:=([.G79]-[.G66])/[.G66]" office:value-type="float" office:value="0.0938123752495011">
            <text:p>0.0938123752</text:p>
          </table:table-cell>
          <table:table-cell table:formula="of:=LN([.G79]/[.G78])" office:value-type="float" office:value="-0.0162899529792685">
            <text:p>-0.016289953</text:p>
          </table:table-cell>
          <table:table-cell table:formula="of:=LN([.G79]/[.G67])" office:value-type="float" office:value="0.371381091328428">
            <text:p>0.3713810913</text:p>
          </table:table-cell>
        </table:table-row>
        <table:table-row table:style-name="ro2">
          <table:table-cell office:value-type="string">
            <text:p>1999-09-01</text:p>
          </table:table-cell>
          <table:table-cell office:value-type="float" office:value="22.94">
            <text:p>22.94</text:p>
          </table:table-cell>
          <table:table-cell office:value-type="float" office:value="26.56">
            <text:p>26.56</text:p>
          </table:table-cell>
          <table:table-cell office:value-type="float" office:value="20.44">
            <text:p>20.44</text:p>
          </table:table-cell>
          <table:table-cell office:value-type="float" office:value="24.78">
            <text:p>24.78</text:p>
          </table:table-cell>
          <table:table-cell office:value-type="float" office:value="10189500">
            <text:p>10189500</text:p>
          </table:table-cell>
          <table:table-cell office:value-type="float" office:value="5.93">
            <text:p>5.93</text:p>
          </table:table-cell>
          <table:table-cell table:formula="of:=LN([.G80])" office:value-type="float" office:value="1.78002421300963">
            <text:p>1.780024213</text:p>
          </table:table-cell>
          <table:table-cell table:formula="of:=([.G80]-[.G79])/[.G79]" office:value-type="float" office:value="0.0821167883211677">
            <text:p>0.0821167883</text:p>
          </table:table-cell>
          <table:table-cell table:formula="of:=([.G80]-[.G67])/[.G67]" office:value-type="float" office:value="0.568783068783069">
            <text:p>0.5687830688</text:p>
          </table:table-cell>
          <table:table-cell table:formula="of:=LN([.G80]/[.G79])" office:value-type="float" office:value="0.0789191120497098">
            <text:p>0.078919112</text:p>
          </table:table-cell>
          <table:table-cell table:formula="of:=LN([.G80]/[.G68])" office:value-type="float" office:value="0.314456670995236">
            <text:p>0.314456671</text:p>
          </table:table-cell>
        </table:table-row>
        <table:table-row table:style-name="ro2">
          <table:table-cell office:value-type="string">
            <text:p>1999-10-01</text:p>
          </table:table-cell>
          <table:table-cell office:value-type="float" office:value="24.75">
            <text:p>24.75</text:p>
          </table:table-cell>
          <table:table-cell office:value-type="float" office:value="27.62">
            <text:p>27.62</text:p>
          </table:table-cell>
          <table:table-cell office:value-type="float" office:value="21.37">
            <text:p>21.37</text:p>
          </table:table-cell>
          <table:table-cell office:value-type="float" office:value="27.19">
            <text:p>27.19</text:p>
          </table:table-cell>
          <table:table-cell office:value-type="float" office:value="11404400">
            <text:p>11404400</text:p>
          </table:table-cell>
          <table:table-cell office:value-type="float" office:value="6.51">
            <text:p>6.51</text:p>
          </table:table-cell>
          <table:table-cell table:formula="of:=LN([.G81])" office:value-type="float" office:value="1.87333945622048">
            <text:p>1.8733394562</text:p>
          </table:table-cell>
          <table:table-cell table:formula="of:=([.G81]-[.G80])/[.G80]" office:value-type="float" office:value="0.0978077571669478">
            <text:p>0.0978077572</text:p>
          </table:table-cell>
          <table:table-cell table:formula="of:=([.G81]-[.G68])/[.G68]" office:value-type="float" office:value="0.503464203233256">
            <text:p>0.5034642032</text:p>
          </table:table-cell>
          <table:table-cell table:formula="of:=LN([.G81]/[.G80])" office:value-type="float" office:value="0.0933152432108438">
            <text:p>0.0933152432</text:p>
          </table:table-cell>
          <table:table-cell table:formula="of:=LN([.G81]/[.G69])" office:value-type="float" office:value="0.226605759042681">
            <text:p>0.226605759</text:p>
          </table:table-cell>
        </table:table-row>
        <table:table-row table:style-name="ro2">
          <table:table-cell office:value-type="string">
            <text:p>1999-11-01</text:p>
          </table:table-cell>
          <table:table-cell office:value-type="float" office:value="26.87">
            <text:p>26.87</text:p>
          </table:table-cell>
          <table:table-cell office:value-type="float" office:value="31.06">
            <text:p>31.06</text:p>
          </table:table-cell>
          <table:table-cell office:value-type="float" office:value="25.87">
            <text:p>25.87</text:p>
          </table:table-cell>
          <table:table-cell office:value-type="float" office:value="26.56">
            <text:p>26.56</text:p>
          </table:table-cell>
          <table:table-cell office:value-type="float" office:value="10167100">
            <text:p>10167100</text:p>
          </table:table-cell>
          <table:table-cell office:value-type="float" office:value="6.36">
            <text:p>6.36</text:p>
          </table:table-cell>
          <table:table-cell table:formula="of:=LN([.G82])" office:value-type="float" office:value="1.85002837735203">
            <text:p>1.8500283774</text:p>
          </table:table-cell>
          <table:table-cell table:formula="of:=([.G82]-[.G81])/[.G81]" office:value-type="float" office:value="-0.0230414746543778">
            <text:p>-0.0230414747</text:p>
          </table:table-cell>
          <table:table-cell table:formula="of:=([.G82]-[.G69])/[.G69]" office:value-type="float" office:value="0.225433526011561">
            <text:p>0.225433526</text:p>
          </table:table-cell>
          <table:table-cell table:formula="of:=LN([.G82]/[.G81])" office:value-type="float" office:value="-0.023311078868447">
            <text:p>-0.0233110789</text:p>
          </table:table-cell>
          <table:table-cell table:formula="of:=LN([.G82]/[.G70])" office:value-type="float" office:value="0.141650517063027">
            <text:p>0.1416505171</text:p>
          </table:table-cell>
        </table:table-row>
        <table:table-row table:style-name="ro2">
          <table:table-cell office:value-type="string">
            <text:p>1999-12-01</text:p>
          </table:table-cell>
          <table:table-cell office:value-type="float" office:value="26.56">
            <text:p>26.56</text:p>
          </table:table-cell>
          <table:table-cell office:value-type="float" office:value="29.12">
            <text:p>29.12</text:p>
          </table:table-cell>
          <table:table-cell office:value-type="float" office:value="23.75">
            <text:p>23.75</text:p>
          </table:table-cell>
          <table:table-cell office:value-type="float" office:value="24.25">
            <text:p>24.25</text:p>
          </table:table-cell>
          <table:table-cell office:value-type="float" office:value="8158600">
            <text:p>8158600</text:p>
          </table:table-cell>
          <table:table-cell office:value-type="float" office:value="5.81">
            <text:p>5.81</text:p>
          </table:table-cell>
          <table:table-cell table:formula="of:=LN([.G83])" office:value-type="float" office:value="1.75958057086382">
            <text:p>1.7595805709</text:p>
          </table:table-cell>
          <table:table-cell table:formula="of:=([.G83]-[.G82])/[.G82]" office:value-type="float" office:value="-0.0864779874213836">
            <text:p>-0.0864779874</text:p>
          </table:table-cell>
          <table:table-cell table:formula="of:=([.G83]-[.G70])/[.G70]" office:value-type="float" office:value="0.0525362318840581">
            <text:p>0.0525362319</text:p>
          </table:table-cell>
          <table:table-cell table:formula="of:=LN([.G83]/[.G82])" office:value-type="float" office:value="-0.0904478064882108">
            <text:p>-0.0904478065</text:p>
          </table:table-cell>
          <table:table-cell table:formula="of:=LN([.G83]/[.G71])" office:value-type="float" office:value="-0.145507583671238">
            <text:p>-0.1455075837</text:p>
          </table:table-cell>
        </table:table-row>
        <table:table-row table:style-name="ro2">
          <table:table-cell office:value-type="string">
            <text:p>2000-01-03</text:p>
          </table:table-cell>
          <table:table-cell office:value-type="float" office:value="23.87">
            <text:p>23.87</text:p>
          </table:table-cell>
          <table:table-cell office:value-type="float" office:value="32">
            <text:p>32</text:p>
          </table:table-cell>
          <table:table-cell office:value-type="float" office:value="23.12">
            <text:p>23.12</text:p>
          </table:table-cell>
          <table:table-cell office:value-type="float" office:value="32">
            <text:p>32</text:p>
          </table:table-cell>
          <table:table-cell office:value-type="float" office:value="16289800">
            <text:p>16289800</text:p>
          </table:table-cell>
          <table:table-cell office:value-type="float" office:value="7.66">
            <text:p>7.66</text:p>
          </table:table-cell>
          <table:table-cell table:formula="of:=LN([.G84])" office:value-type="float" office:value="2.0360119837525">
            <text:p>2.0360119838</text:p>
          </table:table-cell>
          <table:table-cell table:formula="of:=([.G84]-[.G83])/[.G83]" office:value-type="float" office:value="0.3184165232358">
            <text:p>0.3184165232</text:p>
          </table:table-cell>
          <table:table-cell table:formula="of:=([.G84]-[.G71])/[.G71]" office:value-type="float" office:value="0.139880952380952">
            <text:p>0.1398809524</text:p>
          </table:table-cell>
          <table:table-cell table:formula="of:=LN([.G84]/[.G83])" office:value-type="float" office:value="0.27643141288868">
            <text:p>0.2764314129</text:p>
          </table:table-cell>
          <table:table-cell table:formula="of:=LN([.G84]/[.G72])" office:value-type="float" office:value="0.206635650953138">
            <text:p>0.206635651</text:p>
          </table:table-cell>
        </table:table-row>
        <table:table-row table:style-name="ro2">
          <table:table-cell office:value-type="string">
            <text:p>2000-02-01</text:p>
          </table:table-cell>
          <table:table-cell office:value-type="float" office:value="31.75">
            <text:p>31.75</text:p>
          </table:table-cell>
          <table:table-cell office:value-type="float" office:value="36.19">
            <text:p>36.19</text:p>
          </table:table-cell>
          <table:table-cell office:value-type="float" office:value="30.37">
            <text:p>30.37</text:p>
          </table:table-cell>
          <table:table-cell office:value-type="float" office:value="35.13">
            <text:p>35.13</text:p>
          </table:table-cell>
          <table:table-cell office:value-type="float" office:value="10355800">
            <text:p>10355800</text:p>
          </table:table-cell>
          <table:table-cell office:value-type="float" office:value="8.41">
            <text:p>8.41</text:p>
          </table:table-cell>
          <table:table-cell table:formula="of:=LN([.G85])" office:value-type="float" office:value="2.12942147398486">
            <text:p>2.129421474</text:p>
          </table:table-cell>
          <table:table-cell table:formula="of:=([.G85]-[.G84])/[.G84]" office:value-type="float" office:value="0.097911227154047">
            <text:p>0.0979112272</text:p>
          </table:table-cell>
          <table:table-cell table:formula="of:=([.G85]-[.G72])/[.G72]" office:value-type="float" office:value="0.34991974317817">
            <text:p>0.3499197432</text:p>
          </table:table-cell>
          <table:table-cell table:formula="of:=LN([.G85]/[.G84])" office:value-type="float" office:value="0.0934094902323568">
            <text:p>0.0934094902</text:p>
          </table:table-cell>
          <table:table-cell table:formula="of:=LN([.G85]/[.G73])" office:value-type="float" office:value="0.284121237828772">
            <text:p>0.2841212378</text:p>
          </table:table-cell>
        </table:table-row>
        <table:table-row table:style-name="ro2">
          <table:table-cell office:value-type="string">
            <text:p>2000-03-01</text:p>
          </table:table-cell>
          <table:table-cell office:value-type="float" office:value="35.13">
            <text:p>35.13</text:p>
          </table:table-cell>
          <table:table-cell office:value-type="float" office:value="45.25">
            <text:p>45.25</text:p>
          </table:table-cell>
          <table:table-cell office:value-type="float" office:value="32.63">
            <text:p>32.63</text:p>
          </table:table-cell>
          <table:table-cell office:value-type="float" office:value="44.81">
            <text:p>44.81</text:p>
          </table:table-cell>
          <table:table-cell office:value-type="float" office:value="9506800">
            <text:p>9506800</text:p>
          </table:table-cell>
          <table:table-cell office:value-type="float" office:value="10.73">
            <text:p>10.73</text:p>
          </table:table-cell>
          <table:table-cell table:formula="of:=LN([.G86])" office:value-type="float" office:value="2.37304355664261">
            <text:p>2.3730435566</text:p>
          </table:table-cell>
          <table:table-cell table:formula="of:=([.G86]-[.G85])/[.G85]" office:value-type="float" office:value="0.275862068965517">
            <text:p>0.275862069</text:p>
          </table:table-cell>
          <table:table-cell table:formula="of:=([.G86]-[.G73])/[.G73]" office:value-type="float" office:value="0.695102685624013">
            <text:p>0.6951026856</text:p>
          </table:table-cell>
          <table:table-cell table:formula="of:=LN([.G86]/[.G85])" office:value-type="float" office:value="0.243622082657751">
            <text:p>0.2436220827</text:p>
          </table:table-cell>
          <table:table-cell table:formula="of:=LN([.G86]/[.G74])" office:value-type="float" office:value="0.467955402107549">
            <text:p>0.4679554021</text:p>
          </table:table-cell>
        </table:table-row>
        <table:table-row table:style-name="ro2">
          <table:table-cell office:value-type="string">
            <text:p>2000-04-03</text:p>
          </table:table-cell>
          <table:table-cell office:value-type="float" office:value="40.19">
            <text:p>40.19</text:p>
          </table:table-cell>
          <table:table-cell office:value-type="float" office:value="43.5">
            <text:p>43.5</text:p>
          </table:table-cell>
          <table:table-cell office:value-type="float" office:value="30">
            <text:p>30</text:p>
          </table:table-cell>
          <table:table-cell office:value-type="float" office:value="30.23">
            <text:p>30.23</text:p>
          </table:table-cell>
          <table:table-cell office:value-type="float" office:value="16593300">
            <text:p>16593300</text:p>
          </table:table-cell>
          <table:table-cell office:value-type="float" office:value="7.24">
            <text:p>7.24</text:p>
          </table:table-cell>
          <table:table-cell table:formula="of:=LN([.G87])" office:value-type="float" office:value="1.97962120639763">
            <text:p>1.9796212064</text:p>
          </table:table-cell>
          <table:table-cell table:formula="of:=([.G87]-[.G86])/[.G86]" office:value-type="float" office:value="-0.325256290773532">
            <text:p>-0.3252562908</text:p>
          </table:table-cell>
          <table:table-cell table:formula="of:=([.G87]-[.G74])/[.G74]" office:value-type="float" office:value="0.0773809523809525">
            <text:p>0.0773809524</text:p>
          </table:table-cell>
          <table:table-cell table:formula="of:=LN([.G87]/[.G86])" office:value-type="float" office:value="-0.393422350244982">
            <text:p>-0.3934223502</text:p>
          </table:table-cell>
          <table:table-cell table:formula="of:=LN([.G87]/[.G75])" office:value-type="float" office:value="-0.199665670251927">
            <text:p>-0.1996656703</text:p>
          </table:table-cell>
        </table:table-row>
        <table:table-row table:style-name="ro2">
          <table:table-cell office:value-type="string">
            <text:p>2000-05-01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9590400">
            <text:p>9590400</text:p>
          </table:table-cell>
          <table:table-cell office:value-type="float" office:value="8.14">
            <text:p>8.14</text:p>
          </table:table-cell>
          <table:table-cell table:formula="of:=LN([.G88])" office:value-type="float" office:value="2.09679018001445">
            <text:p>2.09679018</text:p>
          </table:table-cell>
          <table:table-cell table:formula="of:=([.G88]-[.G87])/[.G87]" office:value-type="float" office:value="0.124309392265193">
            <text:p>0.1243093923</text:p>
          </table:table-cell>
          <table:table-cell table:formula="of:=([.G88]-[.G75])/[.G75]" office:value-type="float" office:value="-0.0791855203619909">
            <text:p>-0.0791855204</text:p>
          </table:table-cell>
          <table:table-cell table:formula="of:=LN([.G88]/[.G87])" office:value-type="float" office:value="0.117168973616824">
            <text:p>0.1171689736</text:p>
          </table:table-cell>
          <table:table-cell table:formula="of:=LN([.G88]/[.G76])" office:value-type="float" office:value="-0.0813648346014197">
            <text:p>-0.0813648346</text:p>
          </table:table-cell>
        </table:table-row>
        <table:table-row table:style-name="ro2">
          <table:table-cell office:value-type="string">
            <text:p>2000-06-01</text:p>
          </table:table-cell>
          <table:table-cell office:value-type="float" office:value="34.13">
            <text:p>34.13</text:p>
          </table:table-cell>
          <table:table-cell office:value-type="float" office:value="39.5">
            <text:p>39.5</text:p>
          </table:table-cell>
          <table:table-cell office:value-type="float" office:value="32">
            <text:p>32</text:p>
          </table:table-cell>
          <table:table-cell office:value-type="float" office:value="38.19">
            <text:p>38.19</text:p>
          </table:table-cell>
          <table:table-cell office:value-type="float" office:value="15440000">
            <text:p>15440000</text:p>
          </table:table-cell>
          <table:table-cell office:value-type="float" office:value="9.14">
            <text:p>9.14</text:p>
          </table:table-cell>
          <table:table-cell table:formula="of:=LN([.G89])" office:value-type="float" office:value="2.21266038546606">
            <text:p>2.2126603855</text:p>
          </table:table-cell>
          <table:table-cell table:formula="of:=([.G89]-[.G88])/[.G88]" office:value-type="float" office:value="0.122850122850123">
            <text:p>0.1228501229</text:p>
          </table:table-cell>
          <table:table-cell table:formula="of:=([.G89]-[.G76])/[.G76]" office:value-type="float" office:value="0.0351075877689695">
            <text:p>0.0351075878</text:p>
          </table:table-cell>
          <table:table-cell table:formula="of:=LN([.G89]/[.G88])" office:value-type="float" office:value="0.11587020545161">
            <text:p>0.1158702055</text:p>
          </table:table-cell>
          <table:table-cell table:formula="of:=LN([.G89]/[.G77])" office:value-type="float" office:value="0.0165475369825297">
            <text:p>0.016547537</text:p>
          </table:table-cell>
        </table:table-row>
        <table:table-row table:style-name="ro2">
          <table:table-cell office:value-type="string">
            <text:p>2000-07-03</text:p>
          </table:table-cell>
          <table:table-cell office:value-type="float" office:value="38">
            <text:p>38</text:p>
          </table:table-cell>
          <table:table-cell office:value-type="float" office:value="42.75">
            <text:p>42.75</text:p>
          </table:table-cell>
          <table:table-cell office:value-type="float" office:value="35.94">
            <text:p>35.94</text:p>
          </table:table-cell>
          <table:table-cell office:value-type="float" office:value="37.5">
            <text:p>37.5</text:p>
          </table:table-cell>
          <table:table-cell office:value-type="float" office:value="8731600">
            <text:p>8731600</text:p>
          </table:table-cell>
          <table:table-cell office:value-type="float" office:value="8.98">
            <text:p>8.98</text:p>
          </table:table-cell>
          <table:table-cell table:formula="of:=LN([.G90])" office:value-type="float" office:value="2.19499988231411">
            <text:p>2.1949998823</text:p>
          </table:table-cell>
          <table:table-cell table:formula="of:=([.G90]-[.G89])/[.G89]" office:value-type="float" office:value="-0.0175054704595186">
            <text:p>-0.0175054705</text:p>
          </table:table-cell>
          <table:table-cell table:formula="of:=([.G90]-[.G77])/[.G77]" office:value-type="float" office:value="-0.00111234705228029">
            <text:p>-0.0011123471</text:p>
          </table:table-cell>
          <table:table-cell table:formula="of:=LN([.G90]/[.G89])" office:value-type="float" office:value="-0.0176605031519505">
            <text:p>-0.0176605032</text:p>
          </table:table-cell>
          <table:table-cell table:formula="of:=LN([.G90]/[.G78])" office:value-type="float" office:value="0.477604828374916">
            <text:p>0.4776048284</text:p>
          </table:table-cell>
        </table:table-row>
        <table:table-row table:style-name="ro2">
          <table:table-cell office:value-type="string">
            <text:p>2000-08-01</text:p>
          </table:table-cell>
          <table:table-cell office:value-type="float" office:value="37.47">
            <text:p>37.47</text:p>
          </table:table-cell>
          <table:table-cell office:value-type="float" office:value="44.13">
            <text:p>44.13</text:p>
          </table:table-cell>
          <table:table-cell office:value-type="float" office:value="34.56">
            <text:p>34.56</text:p>
          </table:table-cell>
          <table:table-cell office:value-type="float" office:value="36.63">
            <text:p>36.63</text:p>
          </table:table-cell>
          <table:table-cell office:value-type="float" office:value="8862100">
            <text:p>8862100</text:p>
          </table:table-cell>
          <table:table-cell office:value-type="float" office:value="8.77">
            <text:p>8.77</text:p>
          </table:table-cell>
          <table:table-cell table:formula="of:=LN([.G91])" office:value-type="float" office:value="2.17133680638409">
            <text:p>2.1713368064</text:p>
          </table:table-cell>
          <table:table-cell table:formula="of:=([.G91]-[.G90])/[.G90]" office:value-type="float" office:value="-0.0233853006681515">
            <text:p>-0.0233853007</text:p>
          </table:table-cell>
          <table:table-cell table:formula="of:=([.G91]-[.G78])/[.G78]" office:value-type="float" office:value="0.574506283662477">
            <text:p>0.5745062837</text:p>
          </table:table-cell>
          <table:table-cell table:formula="of:=LN([.G91]/[.G90])" office:value-type="float" office:value="-0.0236630759300167">
            <text:p>-0.0236630759</text:p>
          </table:table-cell>
          <table:table-cell table:formula="of:=LN([.G91]/[.G79])" office:value-type="float" office:value="0.470231705424167">
            <text:p>0.4702317054</text:p>
          </table:table-cell>
        </table:table-row>
        <table:table-row table:style-name="ro2">
          <table:table-cell office:value-type="string">
            <text:p>2000-09-01</text:p>
          </table:table-cell>
          <table:table-cell office:value-type="float" office:value="38.25">
            <text:p>38.25</text:p>
          </table:table-cell>
          <table:table-cell office:value-type="float" office:value="41.75">
            <text:p>41.75</text:p>
          </table:table-cell>
          <table:table-cell office:value-type="float" office:value="35.88">
            <text:p>35.88</text:p>
          </table:table-cell>
          <table:table-cell office:value-type="float" office:value="40.06">
            <text:p>40.06</text:p>
          </table:table-cell>
          <table:table-cell office:value-type="float" office:value="5687300">
            <text:p>5687300</text:p>
          </table:table-cell>
          <table:table-cell office:value-type="float" office:value="9.59">
            <text:p>9.59</text:p>
          </table:table-cell>
          <table:table-cell table:formula="of:=LN([.G92])" office:value-type="float" office:value="2.26072088889535">
            <text:p>2.2607208889</text:p>
          </table:table-cell>
          <table:table-cell table:formula="of:=([.G92]-[.G91])/[.G91]" office:value-type="float" office:value="0.0935005701254276">
            <text:p>0.0935005701</text:p>
          </table:table-cell>
          <table:table-cell table:formula="of:=([.G92]-[.G79])/[.G79]" office:value-type="float" office:value="0.75">
            <text:p>0.75</text:p>
          </table:table-cell>
          <table:table-cell table:formula="of:=LN([.G92]/[.G91])" office:value-type="float" office:value="0.0893840825112553">
            <text:p>0.0893840825</text:p>
          </table:table-cell>
          <table:table-cell table:formula="of:=LN([.G92]/[.G80])" office:value-type="float" office:value="0.480696675885713">
            <text:p>0.4806966759</text:p>
          </table:table-cell>
        </table:table-row>
        <table:table-row table:style-name="ro2">
          <table:table-cell office:value-type="string">
            <text:p>2000-10-02</text:p>
          </table:table-cell>
          <table:table-cell office:value-type="float" office:value="40.13">
            <text:p>40.13</text:p>
          </table:table-cell>
          <table:table-cell office:value-type="float" office:value="44.88">
            <text:p>44.88</text:p>
          </table:table-cell>
          <table:table-cell office:value-type="float" office:value="36.75">
            <text:p>36.75</text:p>
          </table:table-cell>
          <table:table-cell office:value-type="float" office:value="44.69">
            <text:p>44.69</text:p>
          </table:table-cell>
          <table:table-cell office:value-type="float" office:value="8128200">
            <text:p>8128200</text:p>
          </table:table-cell>
          <table:table-cell office:value-type="float" office:value="10.7">
            <text:p>10.7</text:p>
          </table:table-cell>
          <table:table-cell table:formula="of:=LN([.G93])" office:value-type="float" office:value="2.37024374146786">
            <text:p>2.3702437415</text:p>
          </table:table-cell>
          <table:table-cell table:formula="of:=([.G93]-[.G92])/[.G92]" office:value-type="float" office:value="0.115745568300313">
            <text:p>0.1157455683</text:p>
          </table:table-cell>
          <table:table-cell table:formula="of:=([.G93]-[.G80])/[.G80]" office:value-type="float" office:value="0.804384485666104">
            <text:p>0.8043844857</text:p>
          </table:table-cell>
          <table:table-cell table:formula="of:=LN([.G93]/[.G92])" office:value-type="float" office:value="0.109522852572514">
            <text:p>0.1095228526</text:p>
          </table:table-cell>
          <table:table-cell table:formula="of:=LN([.G93]/[.G81])" office:value-type="float" office:value="0.496904285247383">
            <text:p>0.4969042852</text:p>
          </table:table-cell>
        </table:table-row>
        <table:table-row table:style-name="ro2">
          <table:table-cell office:value-type="string">
            <text:p>2000-11-01</text:p>
          </table:table-cell>
          <table:table-cell office:value-type="float" office:value="44.31">
            <text:p>44.31</text:p>
          </table:table-cell>
          <table:table-cell office:value-type="float" office:value="50.81">
            <text:p>50.81</text:p>
          </table:table-cell>
          <table:table-cell office:value-type="float" office:value="43">
            <text:p>43</text:p>
          </table:table-cell>
          <table:table-cell office:value-type="float" office:value="45.56">
            <text:p>45.56</text:p>
          </table:table-cell>
          <table:table-cell office:value-type="float" office:value="12164900">
            <text:p>12164900</text:p>
          </table:table-cell>
          <table:table-cell office:value-type="float" office:value="10.91">
            <text:p>10.91</text:p>
          </table:table-cell>
          <table:table-cell table:formula="of:=LN([.G94])" office:value-type="float" office:value="2.38967979984498">
            <text:p>2.3896797998</text:p>
          </table:table-cell>
          <table:table-cell table:formula="of:=([.G94]-[.G93])/[.G93]" office:value-type="float" office:value="0.0196261682242991">
            <text:p>0.0196261682</text:p>
          </table:table-cell>
          <table:table-cell table:formula="of:=([.G94]-[.G81])/[.G81]" office:value-type="float" office:value="0.675883256528418">
            <text:p>0.6758832565</text:p>
          </table:table-cell>
          <table:table-cell table:formula="of:=LN([.G94]/[.G93])" office:value-type="float" office:value="0.019436058377119">
            <text:p>0.0194360584</text:p>
          </table:table-cell>
          <table:table-cell table:formula="of:=LN([.G94]/[.G82])" office:value-type="float" office:value="0.539651422492949">
            <text:p>0.5396514225</text:p>
          </table:table-cell>
        </table:table-row>
        <table:table-row table:style-name="ro2">
          <table:table-cell office:value-type="string">
            <text:p>2000-12-01</text:p>
          </table:table-cell>
          <table:table-cell office:value-type="float" office:value="46.25">
            <text:p>46.25</text:p>
          </table:table-cell>
          <table:table-cell office:value-type="float" office:value="47">
            <text:p>47</text:p>
          </table:table-cell>
          <table:table-cell office:value-type="float" office:value="41.38">
            <text:p>41.38</text:p>
          </table:table-cell>
          <table:table-cell office:value-type="float" office:value="44.25">
            <text:p>44.25</text:p>
          </table:table-cell>
          <table:table-cell office:value-type="float" office:value="8998700">
            <text:p>8998700</text:p>
          </table:table-cell>
          <table:table-cell office:value-type="float" office:value="10.59">
            <text:p>10.59</text:p>
          </table:table-cell>
          <table:table-cell table:formula="of:=LN([.G95])" office:value-type="float" office:value="2.35991015961332">
            <text:p>2.3599101596</text:p>
          </table:table-cell>
          <table:table-cell table:formula="of:=([.G95]-[.G94])/[.G94]" office:value-type="float" office:value="-0.0293308890925756">
            <text:p>-0.0293308891</text:p>
          </table:table-cell>
          <table:table-cell table:formula="of:=([.G95]-[.G82])/[.G82]" office:value-type="float" office:value="0.665094339622641">
            <text:p>0.6650943396</text:p>
          </table:table-cell>
          <table:table-cell table:formula="of:=LN([.G95]/[.G94])" office:value-type="float" office:value="-0.0297696402316644">
            <text:p>-0.0297696402</text:p>
          </table:table-cell>
          <table:table-cell table:formula="of:=LN([.G95]/[.G83])" office:value-type="float" office:value="0.600329588749495">
            <text:p>0.6003295887</text:p>
          </table:table-cell>
        </table:table-row>
        <table:table-row table:style-name="ro2">
          <table:table-cell office:value-type="string">
            <text:p>2001-01-02</text:p>
          </table:table-cell>
          <table:table-cell office:value-type="float" office:value="43.92">
            <text:p>43.92</text:p>
          </table:table-cell>
          <table:table-cell office:value-type="float" office:value="50.06">
            <text:p>50.06</text:p>
          </table:table-cell>
          <table:table-cell office:value-type="float" office:value="40.38">
            <text:p>40.38</text:p>
          </table:table-cell>
          <table:table-cell office:value-type="float" office:value="49.94">
            <text:p>49.94</text:p>
          </table:table-cell>
          <table:table-cell office:value-type="float" office:value="10369300">
            <text:p>10369300</text:p>
          </table:table-cell>
          <table:table-cell office:value-type="float" office:value="11.96">
            <text:p>11.96</text:p>
          </table:table-cell>
          <table:table-cell table:formula="of:=LN([.G96])" office:value-type="float" office:value="2.48156774852249">
            <text:p>2.4815677485</text:p>
          </table:table-cell>
          <table:table-cell table:formula="of:=([.G96]-[.G95])/[.G95]" office:value-type="float" office:value="0.129367327667611">
            <text:p>0.1293673277</text:p>
          </table:table-cell>
          <table:table-cell table:formula="of:=([.G96]-[.G83])/[.G83]" office:value-type="float" office:value="1.05851979345955">
            <text:p>1.0585197935</text:p>
          </table:table-cell>
          <table:table-cell table:formula="of:=LN([.G96]/[.G95])" office:value-type="float" office:value="0.121657588909171">
            <text:p>0.1216575889</text:p>
          </table:table-cell>
          <table:table-cell table:formula="of:=LN([.G96]/[.G84])" office:value-type="float" office:value="0.445555764769986">
            <text:p>0.4455557648</text:p>
          </table:table-cell>
        </table:table-row>
        <table:table-row table:style-name="ro2">
          <table:table-cell office:value-type="string">
            <text:p>2001-02-01</text:p>
          </table:table-cell>
          <table:table-cell office:value-type="float" office:value="49.38">
            <text:p>49.38</text:p>
          </table:table-cell>
          <table:table-cell office:value-type="float" office:value="51.31">
            <text:p>51.31</text:p>
          </table:table-cell>
          <table:table-cell office:value-type="float" office:value="46.25">
            <text:p>46.25</text:p>
          </table:table-cell>
          <table:table-cell office:value-type="float" office:value="47.63">
            <text:p>47.63</text:p>
          </table:table-cell>
          <table:table-cell office:value-type="float" office:value="9134000">
            <text:p>9134000</text:p>
          </table:table-cell>
          <table:table-cell office:value-type="float" office:value="11.4">
            <text:p>11.4</text:p>
          </table:table-cell>
          <table:table-cell table:formula="of:=LN([.G97])" office:value-type="float" office:value="2.43361335540045">
            <text:p>2.4336133554</text:p>
          </table:table-cell>
          <table:table-cell table:formula="of:=([.G97]-[.G96])/[.G96]" office:value-type="float" office:value="-0.0468227424749164">
            <text:p>-0.0468227425</text:p>
          </table:table-cell>
          <table:table-cell table:formula="of:=([.G97]-[.G84])/[.G84]" office:value-type="float" office:value="0.488250652741514">
            <text:p>0.4882506527</text:p>
          </table:table-cell>
          <table:table-cell table:formula="of:=LN([.G97]/[.G96])" office:value-type="float" office:value="-0.047954393122036">
            <text:p>-0.0479543931</text:p>
          </table:table-cell>
          <table:table-cell table:formula="of:=LN([.G97]/[.G85])" office:value-type="float" office:value="0.304191881415593">
            <text:p>0.3041918814</text:p>
          </table:table-cell>
        </table:table-row>
        <table:table-row table:style-name="ro2">
          <table:table-cell office:value-type="string">
            <text:p>2001-03-01</text:p>
          </table:table-cell>
          <table:table-cell office:value-type="float" office:value="47.5">
            <text:p>47.5</text:p>
          </table:table-cell>
          <table:table-cell office:value-type="float" office:value="49.06">
            <text:p>49.06</text:p>
          </table:table-cell>
          <table:table-cell office:value-type="float" office:value="38.56">
            <text:p>38.56</text:p>
          </table:table-cell>
          <table:table-cell office:value-type="float" office:value="42.44">
            <text:p>42.44</text:p>
          </table:table-cell>
          <table:table-cell office:value-type="float" office:value="11230100">
            <text:p>11230100</text:p>
          </table:table-cell>
          <table:table-cell office:value-type="float" office:value="10.16">
            <text:p>10.16</text:p>
          </table:table-cell>
          <table:table-cell table:formula="of:=LN([.G98])" office:value-type="float" office:value="2.31845844215034">
            <text:p>2.3184584422</text:p>
          </table:table-cell>
          <table:table-cell table:formula="of:=([.G98]-[.G97])/[.G97]" office:value-type="float" office:value="-0.108771929824561">
            <text:p>-0.1087719298</text:p>
          </table:table-cell>
          <table:table-cell table:formula="of:=([.G98]-[.G85])/[.G85]" office:value-type="float" office:value="0.208085612366231">
            <text:p>0.2080856124</text:p>
          </table:table-cell>
          <table:table-cell table:formula="of:=LN([.G98]/[.G97])" office:value-type="float" office:value="-0.115154913250114">
            <text:p>-0.1151549133</text:p>
          </table:table-cell>
          <table:table-cell table:formula="of:=LN([.G98]/[.G86])" office:value-type="float" office:value="-0.0545851144922713">
            <text:p>-0.0545851145</text:p>
          </table:table-cell>
        </table:table-row>
        <table:table-row table:style-name="ro2">
          <table:table-cell office:value-type="string">
            <text:p>2001-04-02</text:p>
          </table:table-cell>
          <table:table-cell office:value-type="float" office:value="42.56">
            <text:p>42.56</text:p>
          </table:table-cell>
          <table:table-cell office:value-type="float" office:value="43.56">
            <text:p>43.56</text:p>
          </table:table-cell>
          <table:table-cell office:value-type="float" office:value="18.5">
            <text:p>18.5</text:p>
          </table:table-cell>
          <table:table-cell office:value-type="float" office:value="19.35">
            <text:p>19.35</text:p>
          </table:table-cell>
          <table:table-cell office:value-type="float" office:value="15611700">
            <text:p>15611700</text:p>
          </table:table-cell>
          <table:table-cell office:value-type="float" office:value="9.27">
            <text:p>9.27</text:p>
          </table:table-cell>
          <table:table-cell table:formula="of:=LN([.G99])" office:value-type="float" office:value="2.22678337957776">
            <text:p>2.2267833796</text:p>
          </table:table-cell>
          <table:table-cell table:formula="of:=([.G99]-[.G98])/[.G98]" office:value-type="float" office:value="-0.0875984251968504">
            <text:p>-0.0875984252</text:p>
          </table:table-cell>
          <table:table-cell table:formula="of:=([.G99]-[.G86])/[.G86]" office:value-type="float" office:value="-0.136067101584343">
            <text:p>-0.1360671016</text:p>
          </table:table-cell>
          <table:table-cell table:formula="of:=LN([.G99]/[.G98])" office:value-type="float" office:value="-0.0916750625725721">
            <text:p>-0.0916750626</text:p>
          </table:table-cell>
          <table:table-cell table:formula="of:=LN([.G99]/[.G87])" office:value-type="float" office:value="0.247162173180139">
            <text:p>0.2471621732</text:p>
          </table:table-cell>
        </table:table-row>
        <table:table-row table:style-name="ro2">
          <table:table-cell office:value-type="string">
            <text:p>2001-05-01</text:p>
          </table:table-cell>
          <table:table-cell office:value-type="float" office:value="19.35">
            <text:p>19.35</text:p>
          </table:table-cell>
          <table:table-cell office:value-type="float" office:value="21.53">
            <text:p>21.53</text:p>
          </table:table-cell>
          <table:table-cell office:value-type="float" office:value="18">
            <text:p>18</text:p>
          </table:table-cell>
          <table:table-cell office:value-type="float" office:value="19.52">
            <text:p>19.52</text:p>
          </table:table-cell>
          <table:table-cell office:value-type="float" office:value="9061500">
            <text:p>9061500</text:p>
          </table:table-cell>
          <table:table-cell office:value-type="float" office:value="9.35">
            <text:p>9.35</text:p>
          </table:table-cell>
          <table:table-cell table:formula="of:=LN([.G100])" office:value-type="float" office:value="2.2353763433006">
            <text:p>2.2353763433</text:p>
          </table:table-cell>
          <table:table-cell table:formula="of:=([.G100]-[.G99])/[.G99]" office:value-type="float" office:value="0.00862998921251349">
            <text:p>0.0086299892</text:p>
          </table:table-cell>
          <table:table-cell table:formula="of:=([.G100]-[.G87])/[.G87]" office:value-type="float" office:value="0.291436464088398">
            <text:p>0.2914364641</text:p>
          </table:table-cell>
          <table:table-cell table:formula="of:=LN([.G100]/[.G99])" office:value-type="float" office:value="0.00859296372283182">
            <text:p>0.0085929637</text:p>
          </table:table-cell>
          <table:table-cell table:formula="of:=LN([.G100]/[.G88])" office:value-type="float" office:value="0.138586163286147">
            <text:p>0.1385861633</text:p>
          </table:table-cell>
        </table:table-row>
        <table:table-row table:style-name="ro2">
          <table:table-cell office:value-type="string">
            <text:p>2001-06-01</text:p>
          </table:table-cell>
          <table:table-cell office:value-type="float" office:value="20">
            <text:p>20</text:p>
          </table:table-cell>
          <table:table-cell office:value-type="float" office:value="23.31">
            <text:p>23.31</text:p>
          </table:table-cell>
          <table:table-cell office:value-type="float" office:value="18.93">
            <text:p>18.93</text:p>
          </table:table-cell>
          <table:table-cell office:value-type="float" office:value="23">
            <text:p>23</text:p>
          </table:table-cell>
          <table:table-cell office:value-type="float" office:value="7377400">
            <text:p>7377400</text:p>
          </table:table-cell>
          <table:table-cell office:value-type="float" office:value="11.01">
            <text:p>11.01</text:p>
          </table:table-cell>
          <table:table-cell table:formula="of:=LN([.G101])" office:value-type="float" office:value="2.39880395073459">
            <text:p>2.3988039507</text:p>
          </table:table-cell>
          <table:table-cell table:formula="of:=([.G101]-[.G100])/[.G100]" office:value-type="float" office:value="0.177540106951872">
            <text:p>0.177540107</text:p>
          </table:table-cell>
          <table:table-cell table:formula="of:=([.G101]-[.G88])/[.G88]" office:value-type="float" office:value="0.352579852579852">
            <text:p>0.3525798526</text:p>
          </table:table-cell>
          <table:table-cell table:formula="of:=LN([.G101]/[.G100])" office:value-type="float" office:value="0.163427607433993">
            <text:p>0.1634276074</text:p>
          </table:table-cell>
          <table:table-cell table:formula="of:=LN([.G101]/[.G89])" office:value-type="float" office:value="0.18614356526853">
            <text:p>0.1861435653</text:p>
          </table:table-cell>
        </table:table-row>
        <table:table-row table:style-name="ro2">
          <table:table-cell office:value-type="string">
            <text:p>2001-07-02</text:p>
          </table:table-cell>
          <table:table-cell office:value-type="float" office:value="22.49">
            <text:p>22.49</text:p>
          </table:table-cell>
          <table:table-cell office:value-type="float" office:value="22.9">
            <text:p>22.9</text:p>
          </table:table-cell>
          <table:table-cell office:value-type="float" office:value="17.9">
            <text:p>17.9</text:p>
          </table:table-cell>
          <table:table-cell office:value-type="float" office:value="18.04">
            <text:p>18.04</text:p>
          </table:table-cell>
          <table:table-cell office:value-type="float" office:value="9428900">
            <text:p>9428900</text:p>
          </table:table-cell>
          <table:table-cell office:value-type="float" office:value="8.64">
            <text:p>8.64</text:p>
          </table:table-cell>
          <table:table-cell table:formula="of:=LN([.G102])" office:value-type="float" office:value="2.15640258281596">
            <text:p>2.1564025828</text:p>
          </table:table-cell>
          <table:table-cell table:formula="of:=([.G102]-[.G101])/[.G101]" office:value-type="float" office:value="-0.215258855585831">
            <text:p>-0.2152588556</text:p>
          </table:table-cell>
          <table:table-cell table:formula="of:=([.G102]-[.G89])/[.G89]" office:value-type="float" office:value="-0.0547045951859956">
            <text:p>-0.0547045952</text:p>
          </table:table-cell>
          <table:table-cell table:formula="of:=LN([.G102]/[.G101])" office:value-type="float" office:value="-0.242401367918624">
            <text:p>-0.2424013679</text:p>
          </table:table-cell>
          <table:table-cell table:formula="of:=LN([.G102]/[.G90])" office:value-type="float" office:value="-0.038597299498144">
            <text:p>-0.0385972995</text:p>
          </table:table-cell>
        </table:table-row>
        <table:table-row table:style-name="ro2">
          <table:table-cell office:value-type="string">
            <text:p>2001-08-01</text:p>
          </table:table-cell>
          <table:table-cell office:value-type="float" office:value="18.13">
            <text:p>18.13</text:p>
          </table:table-cell>
          <table:table-cell office:value-type="float" office:value="19.09">
            <text:p>19.09</text:p>
          </table:table-cell>
          <table:table-cell office:value-type="float" office:value="16.8">
            <text:p>16.8</text:p>
          </table:table-cell>
          <table:table-cell office:value-type="float" office:value="16.87">
            <text:p>16.87</text:p>
          </table:table-cell>
          <table:table-cell office:value-type="float" office:value="8252400">
            <text:p>8252400</text:p>
          </table:table-cell>
          <table:table-cell office:value-type="float" office:value="8.08">
            <text:p>8.08</text:p>
          </table:table-cell>
          <table:table-cell table:formula="of:=LN([.G103])" office:value-type="float" office:value="2.089391872533">
            <text:p>2.0893918725</text:p>
          </table:table-cell>
          <table:table-cell table:formula="of:=([.G103]-[.G102])/[.G102]" office:value-type="float" office:value="-0.0648148148148149">
            <text:p>-0.0648148148</text:p>
          </table:table-cell>
          <table:table-cell table:formula="of:=([.G103]-[.G90])/[.G90]" office:value-type="float" office:value="-0.100222717149221">
            <text:p>-0.1002227171</text:p>
          </table:table-cell>
          <table:table-cell table:formula="of:=LN([.G103]/[.G102])" office:value-type="float" office:value="-0.0670107102829603">
            <text:p>-0.0670107103</text:p>
          </table:table-cell>
          <table:table-cell table:formula="of:=LN([.G103]/[.G91])" office:value-type="float" office:value="-0.0819449338510877">
            <text:p>-0.0819449339</text:p>
          </table:table-cell>
        </table:table-row>
        <table:table-row table:style-name="ro2">
          <table:table-cell office:value-type="string">
            <text:p>2001-09-04</text:p>
          </table:table-cell>
          <table:table-cell office:value-type="float" office:value="16.86">
            <text:p>16.86</text:p>
          </table:table-cell>
          <table:table-cell office:value-type="float" office:value="17.32">
            <text:p>17.32</text:p>
          </table:table-cell>
          <table:table-cell office:value-type="float" office:value="13.46">
            <text:p>13.46</text:p>
          </table:table-cell>
          <table:table-cell office:value-type="float" office:value="14.94">
            <text:p>14.94</text:p>
          </table:table-cell>
          <table:table-cell office:value-type="float" office:value="11820700">
            <text:p>11820700</text:p>
          </table:table-cell>
          <table:table-cell office:value-type="float" office:value="7.15">
            <text:p>7.15</text:p>
          </table:table-cell>
          <table:table-cell table:formula="of:=LN([.G104])" office:value-type="float" office:value="1.96711235670592">
            <text:p>1.9671123567</text:p>
          </table:table-cell>
          <table:table-cell table:formula="of:=([.G104]-[.G103])/[.G103]" office:value-type="float" office:value="-0.11509900990099">
            <text:p>-0.1150990099</text:p>
          </table:table-cell>
          <table:table-cell table:formula="of:=([.G104]-[.G91])/[.G91]" office:value-type="float" office:value="-0.184720638540479">
            <text:p>-0.1847206385</text:p>
          </table:table-cell>
          <table:table-cell table:formula="of:=LN([.G104]/[.G103])" office:value-type="float" office:value="-0.122279515827088">
            <text:p>-0.1222795158</text:p>
          </table:table-cell>
          <table:table-cell table:formula="of:=LN([.G104]/[.G92])" office:value-type="float" office:value="-0.29360853218943">
            <text:p>-0.2936085322</text:p>
          </table:table-cell>
        </table:table-row>
        <table:table-row table:style-name="ro2">
          <table:table-cell office:value-type="string">
            <text:p>2001-10-01</text:p>
          </table:table-cell>
          <table:table-cell office:value-type="float" office:value="14.8">
            <text:p>14.8</text:p>
          </table:table-cell>
          <table:table-cell office:value-type="float" office:value="17.95">
            <text:p>17.95</text:p>
          </table:table-cell>
          <table:table-cell office:value-type="float" office:value="14.16">
            <text:p>14.16</text:p>
          </table:table-cell>
          <table:table-cell office:value-type="float" office:value="17.12">
            <text:p>17.12</text:p>
          </table:table-cell>
          <table:table-cell office:value-type="float" office:value="8716500">
            <text:p>8716500</text:p>
          </table:table-cell>
          <table:table-cell office:value-type="float" office:value="8.2">
            <text:p>8.2</text:p>
          </table:table-cell>
          <table:table-cell table:formula="of:=LN([.G105])" office:value-type="float" office:value="2.10413415427021">
            <text:p>2.1041341543</text:p>
          </table:table-cell>
          <table:table-cell table:formula="of:=([.G105]-[.G104])/[.G104]" office:value-type="float" office:value="0.146853146853147">
            <text:p>0.1468531469</text:p>
          </table:table-cell>
          <table:table-cell table:formula="of:=([.G105]-[.G92])/[.G92]" office:value-type="float" office:value="-0.144942648592284">
            <text:p>-0.1449426486</text:p>
          </table:table-cell>
          <table:table-cell table:formula="of:=LN([.G105]/[.G104])" office:value-type="float" office:value="0.137021797564291">
            <text:p>0.1370217976</text:p>
          </table:table-cell>
          <table:table-cell table:formula="of:=LN([.G105]/[.G93])" office:value-type="float" office:value="-0.266109587197653">
            <text:p>-0.2661095872</text:p>
          </table:table-cell>
        </table:table-row>
        <table:table-row table:style-name="ro2">
          <table:table-cell office:value-type="string">
            <text:p>2001-11-01</text:p>
          </table:table-cell>
          <table:table-cell office:value-type="float" office:value="17.15">
            <text:p>17.15</text:p>
          </table:table-cell>
          <table:table-cell office:value-type="float" office:value="19.55">
            <text:p>19.55</text:p>
          </table:table-cell>
          <table:table-cell office:value-type="float" office:value="16.68">
            <text:p>16.68</text:p>
          </table:table-cell>
          <table:table-cell office:value-type="float" office:value="17.72">
            <text:p>17.72</text:p>
          </table:table-cell>
          <table:table-cell office:value-type="float" office:value="9549500">
            <text:p>9549500</text:p>
          </table:table-cell>
          <table:table-cell office:value-type="float" office:value="8.49">
            <text:p>8.49</text:p>
          </table:table-cell>
          <table:table-cell table:formula="of:=LN([.G106])" office:value-type="float" office:value="2.13888900032326">
            <text:p>2.1388890003</text:p>
          </table:table-cell>
          <table:table-cell table:formula="of:=([.G106]-[.G105])/[.G105]" office:value-type="float" office:value="0.0353658536585367">
            <text:p>0.0353658537</text:p>
          </table:table-cell>
          <table:table-cell table:formula="of:=([.G106]-[.G93])/[.G93]" office:value-type="float" office:value="-0.206542056074766">
            <text:p>-0.2065420561</text:p>
          </table:table-cell>
          <table:table-cell table:formula="of:=LN([.G106]/[.G105])" office:value-type="float" office:value="0.0347548460530485">
            <text:p>0.0347548461</text:p>
          </table:table-cell>
          <table:table-cell table:formula="of:=LN([.G106]/[.G94])" office:value-type="float" office:value="-0.250790799521724">
            <text:p>-0.2507907995</text:p>
          </table:table-cell>
        </table:table-row>
        <table:table-row table:style-name="ro2">
          <table:table-cell office:value-type="string">
            <text:p>2001-12-03</text:p>
          </table:table-cell>
          <table:table-cell office:value-type="float" office:value="17.63">
            <text:p>17.63</text:p>
          </table:table-cell>
          <table:table-cell office:value-type="float" office:value="19.97">
            <text:p>19.97</text:p>
          </table:table-cell>
          <table:table-cell office:value-type="float" office:value="17.6">
            <text:p>17.6</text:p>
          </table:table-cell>
          <table:table-cell office:value-type="float" office:value="19.05">
            <text:p>19.05</text:p>
          </table:table-cell>
          <table:table-cell office:value-type="float" office:value="7328100">
            <text:p>7328100</text:p>
          </table:table-cell>
          <table:table-cell office:value-type="float" office:value="9.12">
            <text:p>9.12</text:p>
          </table:table-cell>
          <table:table-cell table:formula="of:=LN([.G107])" office:value-type="float" office:value="2.21046980408624">
            <text:p>2.2104698041</text:p>
          </table:table-cell>
          <table:table-cell table:formula="of:=([.G107]-[.G106])/[.G106]" office:value-type="float" office:value="0.0742049469964663">
            <text:p>0.074204947</text:p>
          </table:table-cell>
          <table:table-cell table:formula="of:=([.G107]-[.G94])/[.G94]" office:value-type="float" office:value="-0.164069660861595">
            <text:p>-0.1640696609</text:p>
          </table:table-cell>
          <table:table-cell table:formula="of:=LN([.G107]/[.G106])" office:value-type="float" office:value="0.0715808037629839">
            <text:p>0.0715808038</text:p>
          </table:table-cell>
          <table:table-cell table:formula="of:=LN([.G107]/[.G95])" office:value-type="float" office:value="-0.149440355527075">
            <text:p>-0.1494403555</text:p>
          </table:table-cell>
        </table:table-row>
        <table:table-row table:style-name="ro2">
          <table:table-cell office:value-type="string">
            <text:p>2002-01-02</text:p>
          </table:table-cell>
          <table:table-cell office:value-type="float" office:value="19.11">
            <text:p>19.11</text:p>
          </table:table-cell>
          <table:table-cell office:value-type="float" office:value="23.88">
            <text:p>23.88</text:p>
          </table:table-cell>
          <table:table-cell office:value-type="float" office:value="19">
            <text:p>19</text:p>
          </table:table-cell>
          <table:table-cell office:value-type="float" office:value="23.77">
            <text:p>23.77</text:p>
          </table:table-cell>
          <table:table-cell office:value-type="float" office:value="10734400">
            <text:p>10734400</text:p>
          </table:table-cell>
          <table:table-cell office:value-type="float" office:value="11.38">
            <text:p>11.38</text:p>
          </table:table-cell>
          <table:table-cell table:formula="of:=LN([.G108])" office:value-type="float" office:value="2.43185742869818">
            <text:p>2.4318574287</text:p>
          </table:table-cell>
          <table:table-cell table:formula="of:=([.G108]-[.G107])/[.G107]" office:value-type="float" office:value="0.24780701754386">
            <text:p>0.2478070175</text:p>
          </table:table-cell>
          <table:table-cell table:formula="of:=([.G108]-[.G95])/[.G95]" office:value-type="float" office:value="0.0745986779981115">
            <text:p>0.074598678</text:p>
          </table:table-cell>
          <table:table-cell table:formula="of:=LN([.G108]/[.G107])" office:value-type="float" office:value="0.221387624611945">
            <text:p>0.2213876246</text:p>
          </table:table-cell>
          <table:table-cell table:formula="of:=LN([.G108]/[.G96])" office:value-type="float" office:value="-0.0497103198243008">
            <text:p>-0.0497103198</text:p>
          </table:table-cell>
        </table:table-row>
        <table:table-row table:style-name="ro2">
          <table:table-cell office:value-type="string">
            <text:p>2002-02-04</text:p>
          </table:table-cell>
          <table:table-cell office:value-type="float" office:value="22.82">
            <text:p>22.82</text:p>
          </table:table-cell>
          <table:table-cell office:value-type="float" office:value="23.6">
            <text:p>23.6</text:p>
          </table:table-cell>
          <table:table-cell office:value-type="float" office:value="20.82">
            <text:p>20.82</text:p>
          </table:table-cell>
          <table:table-cell office:value-type="float" office:value="23.01">
            <text:p>23.01</text:p>
          </table:table-cell>
          <table:table-cell office:value-type="float" office:value="6284700">
            <text:p>6284700</text:p>
          </table:table-cell>
          <table:table-cell office:value-type="float" office:value="11.02">
            <text:p>11.02</text:p>
          </table:table-cell>
          <table:table-cell table:formula="of:=LN([.G109])" office:value-type="float" office:value="2.39971180372477">
            <text:p>2.3997118037</text:p>
          </table:table-cell>
          <table:table-cell table:formula="of:=([.G109]-[.G108])/[.G108]" office:value-type="float" office:value="-0.0316344463971882">
            <text:p>-0.0316344464</text:p>
          </table:table-cell>
          <table:table-cell table:formula="of:=([.G109]-[.G96])/[.G96]" office:value-type="float" office:value="-0.0785953177257526">
            <text:p>-0.0785953177</text:p>
          </table:table-cell>
          <table:table-cell table:formula="of:=LN([.G109]/[.G108])" office:value-type="float" office:value="-0.0321456249734165">
            <text:p>-0.032145625</text:p>
          </table:table-cell>
          <table:table-cell table:formula="of:=LN([.G109]/[.G97])" office:value-type="float" office:value="-0.0339015516756815">
            <text:p>-0.0339015517</text:p>
          </table:table-cell>
        </table:table-row>
        <table:table-row table:style-name="ro2">
          <table:table-cell office:value-type="string">
            <text:p>2002-03-01</text:p>
          </table:table-cell>
          <table:table-cell office:value-type="float" office:value="23.56">
            <text:p>23.56</text:p>
          </table:table-cell>
          <table:table-cell office:value-type="float" office:value="24.53">
            <text:p>24.53</text:p>
          </table:table-cell>
          <table:table-cell office:value-type="float" office:value="22.35">
            <text:p>22.35</text:p>
          </table:table-cell>
          <table:table-cell office:value-type="float" office:value="23.13">
            <text:p>23.13</text:p>
          </table:table-cell>
          <table:table-cell office:value-type="float" office:value="6709500">
            <text:p>6709500</text:p>
          </table:table-cell>
          <table:table-cell office:value-type="float" office:value="11.08">
            <text:p>11.08</text:p>
          </table:table-cell>
          <table:table-cell table:formula="of:=LN([.G110])" office:value-type="float" office:value="2.40514168131914">
            <text:p>2.4051416813</text:p>
          </table:table-cell>
          <table:table-cell table:formula="of:=([.G110]-[.G109])/[.G109]" office:value-type="float" office:value="0.00544464609800368">
            <text:p>0.0054446461</text:p>
          </table:table-cell>
          <table:table-cell table:formula="of:=([.G110]-[.G97])/[.G97]" office:value-type="float" office:value="-0.0280701754385965">
            <text:p>-0.0280701754</text:p>
          </table:table-cell>
          <table:table-cell table:formula="of:=LN([.G110]/[.G109])" office:value-type="float" office:value="0.00542987759436946">
            <text:p>0.0054298776</text:p>
          </table:table-cell>
          <table:table-cell table:formula="of:=LN([.G110]/[.G98])" office:value-type="float" office:value="0.086683239168802">
            <text:p>0.0866832392</text:p>
          </table:table-cell>
        </table:table-row>
        <table:table-row table:style-name="ro2">
          <table:table-cell office:value-type="string">
            <text:p>2002-04-01</text:p>
          </table:table-cell>
          <table:table-cell office:value-type="float" office:value="23.07">
            <text:p>23.07</text:p>
          </table:table-cell>
          <table:table-cell office:value-type="float" office:value="25.7">
            <text:p>25.7</text:p>
          </table:table-cell>
          <table:table-cell office:value-type="float" office:value="22.64">
            <text:p>22.64</text:p>
          </table:table-cell>
          <table:table-cell office:value-type="float" office:value="22.82">
            <text:p>22.82</text:p>
          </table:table-cell>
          <table:table-cell office:value-type="float" office:value="7910900">
            <text:p>7910900</text:p>
          </table:table-cell>
          <table:table-cell office:value-type="float" office:value="10.93">
            <text:p>10.93</text:p>
          </table:table-cell>
          <table:table-cell table:formula="of:=LN([.G111])" office:value-type="float" office:value="2.39151130218845">
            <text:p>2.3915113022</text:p>
          </table:table-cell>
          <table:table-cell table:formula="of:=([.G111]-[.G110])/[.G110]" office:value-type="float" office:value="-0.0135379061371841">
            <text:p>-0.0135379061</text:p>
          </table:table-cell>
          <table:table-cell table:formula="of:=([.G111]-[.G98])/[.G98]" office:value-type="float" office:value="0.0757874015748031">
            <text:p>0.0757874016</text:p>
          </table:table-cell>
          <table:table-cell table:formula="of:=LN([.G111]/[.G110])" office:value-type="float" office:value="-0.0136303791306906">
            <text:p>-0.0136303791</text:p>
          </table:table-cell>
          <table:table-cell table:formula="of:=LN([.G111]/[.G99])" office:value-type="float" office:value="0.164727922610683">
            <text:p>0.1647279226</text:p>
          </table:table-cell>
        </table:table-row>
        <table:table-row table:style-name="ro2">
          <table:table-cell office:value-type="string">
            <text:p>2002-05-01</text:p>
          </table:table-cell>
          <table:table-cell office:value-type="float" office:value="22.85">
            <text:p>22.85</text:p>
          </table:table-cell>
          <table:table-cell office:value-type="float" office:value="24.5">
            <text:p>24.5</text:p>
          </table:table-cell>
          <table:table-cell office:value-type="float" office:value="21.93">
            <text:p>21.93</text:p>
          </table:table-cell>
          <table:table-cell office:value-type="float" office:value="24.28">
            <text:p>24.28</text:p>
          </table:table-cell>
          <table:table-cell office:value-type="float" office:value="8507600">
            <text:p>8507600</text:p>
          </table:table-cell>
          <table:table-cell office:value-type="float" office:value="11.63">
            <text:p>11.63</text:p>
          </table:table-cell>
          <table:table-cell table:formula="of:=LN([.G112])" office:value-type="float" office:value="2.45358796653057">
            <text:p>2.4535879665</text:p>
          </table:table-cell>
          <table:table-cell table:formula="of:=([.G112]-[.G111])/[.G111]" office:value-type="float" office:value="0.0640439158279964">
            <text:p>0.0640439158</text:p>
          </table:table-cell>
          <table:table-cell table:formula="of:=([.G112]-[.G99])/[.G99]" office:value-type="float" office:value="0.254584681769148">
            <text:p>0.2545846818</text:p>
          </table:table-cell>
          <table:table-cell table:formula="of:=LN([.G112]/[.G111])" office:value-type="float" office:value="0.0620766643421259">
            <text:p>0.0620766643</text:p>
          </table:table-cell>
          <table:table-cell table:formula="of:=LN([.G112]/[.G100])" office:value-type="float" office:value="0.218211623229977">
            <text:p>0.2182116232</text:p>
          </table:table-cell>
        </table:table-row>
        <table:table-row table:style-name="ro2">
          <table:table-cell office:value-type="string">
            <text:p>2002-06-03</text:p>
          </table:table-cell>
          <table:table-cell office:value-type="float" office:value="24.3">
            <text:p>24.3</text:p>
          </table:table-cell>
          <table:table-cell office:value-type="float" office:value="25.3">
            <text:p>25.3</text:p>
          </table:table-cell>
          <table:table-cell office:value-type="float" office:value="22.44">
            <text:p>22.44</text:p>
          </table:table-cell>
          <table:table-cell office:value-type="float" office:value="24.85">
            <text:p>24.85</text:p>
          </table:table-cell>
          <table:table-cell office:value-type="float" office:value="9265500">
            <text:p>9265500</text:p>
          </table:table-cell>
          <table:table-cell office:value-type="float" office:value="11.9">
            <text:p>11.9</text:p>
          </table:table-cell>
          <table:table-cell table:formula="of:=LN([.G113])" office:value-type="float" office:value="2.47653840011748">
            <text:p>2.4765384001</text:p>
          </table:table-cell>
          <table:table-cell table:formula="of:=([.G113]-[.G112])/[.G112]" office:value-type="float" office:value="0.0232158211521926">
            <text:p>0.0232158212</text:p>
          </table:table-cell>
          <table:table-cell table:formula="of:=([.G113]-[.G100])/[.G100]" office:value-type="float" office:value="0.272727272727273">
            <text:p>0.2727272727</text:p>
          </table:table-cell>
          <table:table-cell table:formula="of:=LN([.G113]/[.G112])" office:value-type="float" office:value="0.0229504335869107">
            <text:p>0.0229504336</text:p>
          </table:table-cell>
          <table:table-cell table:formula="of:=LN([.G113]/[.G101])" office:value-type="float" office:value="0.0777344493828951">
            <text:p>0.0777344494</text:p>
          </table:table-cell>
        </table:table-row>
        <table:table-row table:style-name="ro2">
          <table:table-cell office:value-type="string">
            <text:p>2002-07-01</text:p>
          </table:table-cell>
          <table:table-cell office:value-type="float" office:value="24.42">
            <text:p>24.42</text:p>
          </table:table-cell>
          <table:table-cell office:value-type="float" office:value="24.96">
            <text:p>24.96</text:p>
          </table:table-cell>
          <table:table-cell office:value-type="float" office:value="18.44">
            <text:p>18.44</text:p>
          </table:table-cell>
          <table:table-cell office:value-type="float" office:value="19.63">
            <text:p>19.63</text:p>
          </table:table-cell>
          <table:table-cell office:value-type="float" office:value="11228600">
            <text:p>11228600</text:p>
          </table:table-cell>
          <table:table-cell office:value-type="float" office:value="9.4">
            <text:p>9.4</text:p>
          </table:table-cell>
          <table:table-cell table:formula="of:=LN([.G114])" office:value-type="float" office:value="2.24070968927596">
            <text:p>2.2407096893</text:p>
          </table:table-cell>
          <table:table-cell table:formula="of:=([.G114]-[.G113])/[.G113]" office:value-type="float" office:value="-0.210084033613445">
            <text:p>-0.2100840336</text:p>
          </table:table-cell>
          <table:table-cell table:formula="of:=([.G114]-[.G101])/[.G101]" office:value-type="float" office:value="-0.146230699364214">
            <text:p>-0.1462306994</text:p>
          </table:table-cell>
          <table:table-cell table:formula="of:=LN([.G114]/[.G113])" office:value-type="float" office:value="-0.235828710841526">
            <text:p>-0.2358287108</text:p>
          </table:table-cell>
          <table:table-cell table:formula="of:=LN([.G114]/[.G102])" office:value-type="float" office:value="0.084307106459994">
            <text:p>0.0843071065</text:p>
          </table:table-cell>
        </table:table-row>
        <table:table-row table:style-name="ro2">
          <table:table-cell office:value-type="string">
            <text:p>2002-08-01</text:p>
          </table:table-cell>
          <table:table-cell office:value-type="float" office:value="19.52">
            <text:p>19.52</text:p>
          </table:table-cell>
          <table:table-cell office:value-type="float" office:value="21.82">
            <text:p>21.82</text:p>
          </table:table-cell>
          <table:table-cell office:value-type="float" office:value="18.47">
            <text:p>18.47</text:p>
          </table:table-cell>
          <table:table-cell office:value-type="float" office:value="20.1">
            <text:p>20.1</text:p>
          </table:table-cell>
          <table:table-cell office:value-type="float" office:value="7705600">
            <text:p>7705600</text:p>
          </table:table-cell>
          <table:table-cell office:value-type="float" office:value="9.62">
            <text:p>9.62</text:p>
          </table:table-cell>
          <table:table-cell table:formula="of:=LN([.G115])" office:value-type="float" office:value="2.26384426467762">
            <text:p>2.2638442647</text:p>
          </table:table-cell>
          <table:table-cell table:formula="of:=([.G115]-[.G114])/[.G114]" office:value-type="float" office:value="0.0234042553191488">
            <text:p>0.0234042553</text:p>
          </table:table-cell>
          <table:table-cell table:formula="of:=([.G115]-[.G102])/[.G102]" office:value-type="float" office:value="0.113425925925926">
            <text:p>0.1134259259</text:p>
          </table:table-cell>
          <table:table-cell table:formula="of:=LN([.G115]/[.G114])" office:value-type="float" office:value="0.0231345754016569">
            <text:p>0.0231345754</text:p>
          </table:table-cell>
          <table:table-cell table:formula="of:=LN([.G115]/[.G103])" office:value-type="float" office:value="0.174452392144611">
            <text:p>0.1744523921</text:p>
          </table:table-cell>
        </table:table-row>
        <table:table-row table:style-name="ro2">
          <table:table-cell office:value-type="string">
            <text:p>2002-09-03</text:p>
          </table:table-cell>
          <table:table-cell office:value-type="float" office:value="19.99">
            <text:p>19.99</text:p>
          </table:table-cell>
          <table:table-cell office:value-type="float" office:value="21.57">
            <text:p>21.57</text:p>
          </table:table-cell>
          <table:table-cell office:value-type="float" office:value="19.6">
            <text:p>19.6</text:p>
          </table:table-cell>
          <table:table-cell office:value-type="float" office:value="20.66">
            <text:p>20.66</text:p>
          </table:table-cell>
          <table:table-cell office:value-type="float" office:value="7485100">
            <text:p>7485100</text:p>
          </table:table-cell>
          <table:table-cell office:value-type="float" office:value="9.89">
            <text:p>9.89</text:p>
          </table:table-cell>
          <table:table-cell table:formula="of:=LN([.G116])" office:value-type="float" office:value="2.29152414563462">
            <text:p>2.2915241456</text:p>
          </table:table-cell>
          <table:table-cell table:formula="of:=([.G116]-[.G115])/[.G115]" office:value-type="float" office:value="0.0280665280665282">
            <text:p>0.0280665281</text:p>
          </table:table-cell>
          <table:table-cell table:formula="of:=([.G116]-[.G103])/[.G103]" office:value-type="float" office:value="0.224009900990099">
            <text:p>0.224009901</text:p>
          </table:table-cell>
          <table:table-cell table:formula="of:=LN([.G116]/[.G115])" office:value-type="float" office:value="0.0276798809570058">
            <text:p>0.027679881</text:p>
          </table:table-cell>
          <table:table-cell table:formula="of:=LN([.G116]/[.G104])" office:value-type="float" office:value="0.324411788928704">
            <text:p>0.3244117889</text:p>
          </table:table-cell>
        </table:table-row>
        <table:table-row table:style-name="ro2">
          <table:table-cell office:value-type="string">
            <text:p>2002-10-01</text:p>
          </table:table-cell>
          <table:table-cell office:value-type="float" office:value="20.66">
            <text:p>20.66</text:p>
          </table:table-cell>
          <table:table-cell office:value-type="float" office:value="24.1">
            <text:p>24.1</text:p>
          </table:table-cell>
          <table:table-cell office:value-type="float" office:value="20.66">
            <text:p>20.66</text:p>
          </table:table-cell>
          <table:table-cell office:value-type="float" office:value="23.84">
            <text:p>23.84</text:p>
          </table:table-cell>
          <table:table-cell office:value-type="float" office:value="9692200">
            <text:p>9692200</text:p>
          </table:table-cell>
          <table:table-cell office:value-type="float" office:value="11.42">
            <text:p>11.42</text:p>
          </table:table-cell>
          <table:table-cell table:formula="of:=LN([.G117])" office:value-type="float" office:value="2.43536620422786">
            <text:p>2.4353662042</text:p>
          </table:table-cell>
          <table:table-cell table:formula="of:=([.G117]-[.G116])/[.G116]" office:value-type="float" office:value="0.154701718907988">
            <text:p>0.1547017189</text:p>
          </table:table-cell>
          <table:table-cell table:formula="of:=([.G117]-[.G104])/[.G104]" office:value-type="float" office:value="0.597202797202797">
            <text:p>0.5972027972</text:p>
          </table:table-cell>
          <table:table-cell table:formula="of:=LN([.G117]/[.G116])" office:value-type="float" office:value="0.143842058593243">
            <text:p>0.1438420586</text:p>
          </table:table-cell>
          <table:table-cell table:formula="of:=LN([.G117]/[.G105])" office:value-type="float" office:value="0.331232049957657">
            <text:p>0.33123205</text:p>
          </table:table-cell>
        </table:table-row>
        <table:table-row table:style-name="ro2">
          <table:table-cell office:value-type="string">
            <text:p>2002-11-01</text:p>
          </table:table-cell>
          <table:table-cell office:value-type="float" office:value="24.05">
            <text:p>24.05</text:p>
          </table:table-cell>
          <table:table-cell office:value-type="float" office:value="24.16">
            <text:p>24.16</text:p>
          </table:table-cell>
          <table:table-cell office:value-type="float" office:value="20.85">
            <text:p>20.85</text:p>
          </table:table-cell>
          <table:table-cell office:value-type="float" office:value="21.74">
            <text:p>21.74</text:p>
          </table:table-cell>
          <table:table-cell office:value-type="float" office:value="7750700">
            <text:p>7750700</text:p>
          </table:table-cell>
          <table:table-cell office:value-type="float" office:value="10.41">
            <text:p>10.41</text:p>
          </table:table-cell>
          <table:table-cell table:formula="of:=LN([.G118])" office:value-type="float" office:value="2.34276688262688">
            <text:p>2.3427668826</text:p>
          </table:table-cell>
          <table:table-cell table:formula="of:=([.G118]-[.G117])/[.G117]" office:value-type="float" office:value="-0.0884413309982487">
            <text:p>-0.088441331</text:p>
          </table:table-cell>
          <table:table-cell table:formula="of:=([.G118]-[.G105])/[.G105]" office:value-type="float" office:value="0.269512195121951">
            <text:p>0.2695121951</text:p>
          </table:table-cell>
          <table:table-cell table:formula="of:=LN([.G118]/[.G117])" office:value-type="float" office:value="-0.0925993216009866">
            <text:p>-0.0925993216</text:p>
          </table:table-cell>
          <table:table-cell table:formula="of:=LN([.G118]/[.G106])" office:value-type="float" office:value="0.203877882303622">
            <text:p>0.2038778823</text:p>
          </table:table-cell>
        </table:table-row>
        <table:table-row table:style-name="ro2">
          <table:table-cell office:value-type="string">
            <text:p>2002-12-02</text:p>
          </table:table-cell>
          <table:table-cell office:value-type="float" office:value="22">
            <text:p>22</text:p>
          </table:table-cell>
          <table:table-cell office:value-type="float" office:value="22.09">
            <text:p>22.09</text:p>
          </table:table-cell>
          <table:table-cell office:value-type="float" office:value="20.18">
            <text:p>20.18</text:p>
          </table:table-cell>
          <table:table-cell office:value-type="float" office:value="20.38">
            <text:p>20.38</text:p>
          </table:table-cell>
          <table:table-cell office:value-type="float" office:value="6944100">
            <text:p>6944100</text:p>
          </table:table-cell>
          <table:table-cell office:value-type="float" office:value="9.76">
            <text:p>9.76</text:p>
          </table:table-cell>
          <table:table-cell table:formula="of:=LN([.G119])" office:value-type="float" office:value="2.278292400425">
            <text:p>2.2782924004</text:p>
          </table:table-cell>
          <table:table-cell table:formula="of:=([.G119]-[.G118])/[.G118]" office:value-type="float" office:value="-0.0624399615754083">
            <text:p>-0.0624399616</text:p>
          </table:table-cell>
          <table:table-cell table:formula="of:=([.G119]-[.G106])/[.G106]" office:value-type="float" office:value="0.149587750294464">
            <text:p>0.1495877503</text:p>
          </table:table-cell>
          <table:table-cell table:formula="of:=LN([.G119]/[.G118])" office:value-type="float" office:value="-0.0644744822018765">
            <text:p>-0.0644744822</text:p>
          </table:table-cell>
          <table:table-cell table:formula="of:=LN([.G119]/[.G107])" office:value-type="float" office:value="0.0678225963387611">
            <text:p>0.0678225963</text:p>
          </table:table-cell>
        </table:table-row>
        <table:table-row table:style-name="ro2">
          <table:table-cell office:value-type="string">
            <text:p>2003-01-02</text:p>
          </table:table-cell>
          <table:table-cell office:value-type="float" office:value="20.47">
            <text:p>20.47</text:p>
          </table:table-cell>
          <table:table-cell office:value-type="float" office:value="23.3">
            <text:p>23.3</text:p>
          </table:table-cell>
          <table:table-cell office:value-type="float" office:value="19.62">
            <text:p>19.62</text:p>
          </table:table-cell>
          <table:table-cell office:value-type="float" office:value="22.72">
            <text:p>22.72</text:p>
          </table:table-cell>
          <table:table-cell office:value-type="float" office:value="8963600">
            <text:p>8963600</text:p>
          </table:table-cell>
          <table:table-cell office:value-type="float" office:value="10.88">
            <text:p>10.88</text:p>
          </table:table-cell>
          <table:table-cell table:formula="of:=LN([.G120])" office:value-type="float" office:value="2.3869262414278">
            <text:p>2.3869262414</text:p>
          </table:table-cell>
          <table:table-cell table:formula="of:=([.G120]-[.G119])/[.G119]" office:value-type="float" office:value="0.114754098360656">
            <text:p>0.1147540984</text:p>
          </table:table-cell>
          <table:table-cell table:formula="of:=([.G120]-[.G107])/[.G107]" office:value-type="float" office:value="0.192982456140351">
            <text:p>0.1929824561</text:p>
          </table:table-cell>
          <table:table-cell table:formula="of:=LN([.G120]/[.G119])" office:value-type="float" office:value="0.108633841002796">
            <text:p>0.108633841</text:p>
          </table:table-cell>
          <table:table-cell table:formula="of:=LN([.G120]/[.G108])" office:value-type="float" office:value="-0.0449311872703883">
            <text:p>-0.0449311873</text:p>
          </table:table-cell>
        </table:table-row>
        <table:table-row table:style-name="ro2">
          <table:table-cell office:value-type="string">
            <text:p>2003-02-03</text:p>
          </table:table-cell>
          <table:table-cell office:value-type="float" office:value="22.67">
            <text:p>22.67</text:p>
          </table:table-cell>
          <table:table-cell office:value-type="float" office:value="23.52">
            <text:p>23.52</text:p>
          </table:table-cell>
          <table:table-cell office:value-type="float" office:value="21.6">
            <text:p>21.6</text:p>
          </table:table-cell>
          <table:table-cell office:value-type="float" office:value="23.45">
            <text:p>23.45</text:p>
          </table:table-cell>
          <table:table-cell office:value-type="float" office:value="8353500">
            <text:p>8353500</text:p>
          </table:table-cell>
          <table:table-cell office:value-type="float" office:value="11.23">
            <text:p>11.23</text:p>
          </table:table-cell>
          <table:table-cell table:formula="of:=LN([.G121])" office:value-type="float" office:value="2.41858876875035">
            <text:p>2.4185887688</text:p>
          </table:table-cell>
          <table:table-cell table:formula="of:=([.G121]-[.G120])/[.G120]" office:value-type="float" office:value="0.0321691176470588">
            <text:p>0.0321691176</text:p>
          </table:table-cell>
          <table:table-cell table:formula="of:=([.G121]-[.G108])/[.G108]" office:value-type="float" office:value="-0.0131810193321617">
            <text:p>-0.0131810193</text:p>
          </table:table-cell>
          <table:table-cell table:formula="of:=LN([.G121]/[.G120])" office:value-type="float" office:value="0.0316625273225553">
            <text:p>0.0316625273</text:p>
          </table:table-cell>
          <table:table-cell table:formula="of:=LN([.G121]/[.G109])" office:value-type="float" office:value="0.0188769650255834">
            <text:p>0.018876965</text:p>
          </table:table-cell>
        </table:table-row>
        <table:table-row table:style-name="ro2">
          <table:table-cell office:value-type="string">
            <text:p>2003-03-03</text:p>
          </table:table-cell>
          <table:table-cell office:value-type="float" office:value="23.62">
            <text:p>23.62</text:p>
          </table:table-cell>
          <table:table-cell office:value-type="float" office:value="26.52">
            <text:p>26.52</text:p>
          </table:table-cell>
          <table:table-cell office:value-type="float" office:value="22.2">
            <text:p>22.2</text:p>
          </table:table-cell>
          <table:table-cell office:value-type="float" office:value="25.76">
            <text:p>25.76</text:p>
          </table:table-cell>
          <table:table-cell office:value-type="float" office:value="9391900">
            <text:p>9391900</text:p>
          </table:table-cell>
          <table:table-cell office:value-type="float" office:value="12.33">
            <text:p>12.33</text:p>
          </table:table-cell>
          <table:table-cell table:formula="of:=LN([.G122])" office:value-type="float" office:value="2.51203531717625">
            <text:p>2.5120353172</text:p>
          </table:table-cell>
          <table:table-cell table:formula="of:=([.G122]-[.G121])/[.G121]" office:value-type="float" office:value="0.0979519145146928">
            <text:p>0.0979519145</text:p>
          </table:table-cell>
          <table:table-cell table:formula="of:=([.G122]-[.G109])/[.G109]" office:value-type="float" office:value="0.118874773139746">
            <text:p>0.1188747731</text:p>
          </table:table-cell>
          <table:table-cell table:formula="of:=LN([.G122]/[.G121])" office:value-type="float" office:value="0.0934465484259011">
            <text:p>0.0934465484</text:p>
          </table:table-cell>
          <table:table-cell table:formula="of:=LN([.G122]/[.G110])" office:value-type="float" office:value="0.106893635857115">
            <text:p>0.1068936359</text:p>
          </table:table-cell>
        </table:table-row>
        <table:table-row table:style-name="ro2">
          <table:table-cell office:value-type="string">
            <text:p>2003-04-01</text:p>
          </table:table-cell>
          <table:table-cell office:value-type="float" office:value="25.81">
            <text:p>25.81</text:p>
          </table:table-cell>
          <table:table-cell office:value-type="float" office:value="26.87">
            <text:p>26.87</text:p>
          </table:table-cell>
          <table:table-cell office:value-type="float" office:value="23.35">
            <text:p>23.35</text:p>
          </table:table-cell>
          <table:table-cell office:value-type="float" office:value="23.51">
            <text:p>23.51</text:p>
          </table:table-cell>
          <table:table-cell office:value-type="float" office:value="10588300">
            <text:p>10588300</text:p>
          </table:table-cell>
          <table:table-cell office:value-type="float" office:value="11.26">
            <text:p>11.26</text:p>
          </table:table-cell>
          <table:table-cell table:formula="of:=LN([.G123])" office:value-type="float" office:value="2.42125662271154">
            <text:p>2.4212566227</text:p>
          </table:table-cell>
          <table:table-cell table:formula="of:=([.G123]-[.G122])/[.G122]" office:value-type="float" office:value="-0.0867802108678021">
            <text:p>-0.0867802109</text:p>
          </table:table-cell>
          <table:table-cell table:formula="of:=([.G123]-[.G110])/[.G110]" office:value-type="float" office:value="0.0162454873646209">
            <text:p>0.0162454874</text:p>
          </table:table-cell>
          <table:table-cell table:formula="of:=LN([.G123]/[.G122])" office:value-type="float" office:value="-0.0907786944647086">
            <text:p>-0.0907786945</text:p>
          </table:table-cell>
          <table:table-cell table:formula="of:=LN([.G123]/[.G111])" office:value-type="float" office:value="0.0297453205230972">
            <text:p>0.0297453205</text:p>
          </table:table-cell>
        </table:table-row>
        <table:table-row table:style-name="ro2">
          <table:table-cell office:value-type="string">
            <text:p>2003-05-01</text:p>
          </table:table-cell>
          <table:table-cell office:value-type="float" office:value="23.42">
            <text:p>23.42</text:p>
          </table:table-cell>
          <table:table-cell office:value-type="float" office:value="24.83">
            <text:p>24.83</text:p>
          </table:table-cell>
          <table:table-cell office:value-type="float" office:value="22.8">
            <text:p>22.8</text:p>
          </table:table-cell>
          <table:table-cell office:value-type="float" office:value="24.67">
            <text:p>24.67</text:p>
          </table:table-cell>
          <table:table-cell office:value-type="float" office:value="9829400">
            <text:p>9829400</text:p>
          </table:table-cell>
          <table:table-cell office:value-type="float" office:value="11.81">
            <text:p>11.81</text:p>
          </table:table-cell>
          <table:table-cell table:formula="of:=LN([.G124])" office:value-type="float" office:value="2.46894663020927">
            <text:p>2.4689466302</text:p>
          </table:table-cell>
          <table:table-cell table:formula="of:=([.G124]-[.G123])/[.G123]" office:value-type="float" office:value="0.0488454706927177">
            <text:p>0.0488454707</text:p>
          </table:table-cell>
          <table:table-cell table:formula="of:=([.G124]-[.G111])/[.G111]" office:value-type="float" office:value="0.080512351326624">
            <text:p>0.0805123513</text:p>
          </table:table-cell>
          <table:table-cell table:formula="of:=LN([.G124]/[.G123])" office:value-type="float" office:value="0.0476900074977267">
            <text:p>0.0476900075</text:p>
          </table:table-cell>
          <table:table-cell table:formula="of:=LN([.G124]/[.G112])" office:value-type="float" office:value="0.0153586636786978">
            <text:p>0.0153586637</text:p>
          </table:table-cell>
        </table:table-row>
        <table:table-row table:style-name="ro2">
          <table:table-cell office:value-type="string">
            <text:p>2003-06-02</text:p>
          </table:table-cell>
          <table:table-cell office:value-type="float" office:value="24.56">
            <text:p>24.56</text:p>
          </table:table-cell>
          <table:table-cell office:value-type="float" office:value="25.46">
            <text:p>25.46</text:p>
          </table:table-cell>
          <table:table-cell office:value-type="float" office:value="23.75">
            <text:p>23.75</text:p>
          </table:table-cell>
          <table:table-cell office:value-type="float" office:value="24.55">
            <text:p>24.55</text:p>
          </table:table-cell>
          <table:table-cell office:value-type="float" office:value="7069500">
            <text:p>7069500</text:p>
          </table:table-cell>
          <table:table-cell office:value-type="float" office:value="11.76">
            <text:p>11.76</text:p>
          </table:table-cell>
          <table:table-cell table:formula="of:=LN([.G125])" office:value-type="float" office:value="2.46470394247048">
            <text:p>2.4647039425</text:p>
          </table:table-cell>
          <table:table-cell table:formula="of:=([.G125]-[.G124])/[.G124]" office:value-type="float" office:value="-0.00423370025402208">
            <text:p>-0.0042337003</text:p>
          </table:table-cell>
          <table:table-cell table:formula="of:=([.G125]-[.G112])/[.G112]" office:value-type="float" office:value="0.0111779879621667">
            <text:p>0.011177988</text:p>
          </table:table-cell>
          <table:table-cell table:formula="of:=LN([.G125]/[.G124])" office:value-type="float" office:value="-0.00424268773879009">
            <text:p>-0.0042426877</text:p>
          </table:table-cell>
          <table:table-cell table:formula="of:=LN([.G125]/[.G113])" office:value-type="float" office:value="-0.0118344576470029">
            <text:p>-0.0118344576</text:p>
          </table:table-cell>
        </table:table-row>
        <table:table-row table:style-name="ro2">
          <table:table-cell office:value-type="string">
            <text:p>2003-07-01</text:p>
          </table:table-cell>
          <table:table-cell office:value-type="float" office:value="24.95">
            <text:p>24.95</text:p>
          </table:table-cell>
          <table:table-cell office:value-type="float" office:value="27.77">
            <text:p>27.77</text:p>
          </table:table-cell>
          <table:table-cell office:value-type="float" office:value="24.78">
            <text:p>24.78</text:p>
          </table:table-cell>
          <table:table-cell office:value-type="float" office:value="27.33">
            <text:p>27.33</text:p>
          </table:table-cell>
          <table:table-cell office:value-type="float" office:value="8161600">
            <text:p>8161600</text:p>
          </table:table-cell>
          <table:table-cell office:value-type="float" office:value="13.09">
            <text:p>13.09</text:p>
          </table:table-cell>
          <table:table-cell table:formula="of:=LN([.G126])" office:value-type="float" office:value="2.57184857992181">
            <text:p>2.5718485799</text:p>
          </table:table-cell>
          <table:table-cell table:formula="of:=([.G126]-[.G125])/[.G125]" office:value-type="float" office:value="0.113095238095238">
            <text:p>0.1130952381</text:p>
          </table:table-cell>
          <table:table-cell table:formula="of:=([.G126]-[.G113])/[.G113]" office:value-type="float" office:value="0.1">
            <text:p>0.1</text:p>
          </table:table-cell>
          <table:table-cell table:formula="of:=LN([.G126]/[.G125])" office:value-type="float" office:value="0.107144637451328">
            <text:p>0.1071446375</text:p>
          </table:table-cell>
          <table:table-cell table:formula="of:=LN([.G126]/[.G114])" office:value-type="float" office:value="0.33113889064585">
            <text:p>0.3311388906</text:p>
          </table:table-cell>
        </table:table-row>
        <table:table-row table:style-name="ro2">
          <table:table-cell office:value-type="string">
            <text:p>2003-08-01</text:p>
          </table:table-cell>
          <table:table-cell office:value-type="float" office:value="27.4">
            <text:p>27.4</text:p>
          </table:table-cell>
          <table:table-cell office:value-type="float" office:value="28.53">
            <text:p>28.53</text:p>
          </table:table-cell>
          <table:table-cell office:value-type="float" office:value="26">
            <text:p>26</text:p>
          </table:table-cell>
          <table:table-cell office:value-type="float" office:value="28.39">
            <text:p>28.39</text:p>
          </table:table-cell>
          <table:table-cell office:value-type="float" office:value="5088200">
            <text:p>5088200</text:p>
          </table:table-cell>
          <table:table-cell office:value-type="float" office:value="13.59">
            <text:p>13.59</text:p>
          </table:table-cell>
          <table:table-cell table:formula="of:=LN([.G127])" office:value-type="float" office:value="2.60933422816305">
            <text:p>2.6093342282</text:p>
          </table:table-cell>
          <table:table-cell table:formula="of:=([.G127]-[.G126])/[.G126]" office:value-type="float" office:value="0.0381970970206264">
            <text:p>0.038197097</text:p>
          </table:table-cell>
          <table:table-cell table:formula="of:=([.G127]-[.G114])/[.G114]" office:value-type="float" office:value="0.445744680851064">
            <text:p>0.4457446809</text:p>
          </table:table-cell>
          <table:table-cell table:formula="of:=LN([.G127]/[.G126])" office:value-type="float" office:value="0.0374856482412438">
            <text:p>0.0374856482</text:p>
          </table:table-cell>
          <table:table-cell table:formula="of:=LN([.G127]/[.G115])" office:value-type="float" office:value="0.345489963485437">
            <text:p>0.3454899635</text:p>
          </table:table-cell>
        </table:table-row>
        <table:table-row table:style-name="ro2">
          <table:table-cell office:value-type="string">
            <text:p>2003-09-02</text:p>
          </table:table-cell>
          <table:table-cell office:value-type="float" office:value="28.09">
            <text:p>28.09</text:p>
          </table:table-cell>
          <table:table-cell office:value-type="float" office:value="30.95">
            <text:p>30.95</text:p>
          </table:table-cell>
          <table:table-cell office:value-type="float" office:value="28.06">
            <text:p>28.06</text:p>
          </table:table-cell>
          <table:table-cell office:value-type="float" office:value="28.8">
            <text:p>28.8</text:p>
          </table:table-cell>
          <table:table-cell office:value-type="float" office:value="7880600">
            <text:p>7880600</text:p>
          </table:table-cell>
          <table:table-cell office:value-type="float" office:value="13.79">
            <text:p>13.79</text:p>
          </table:table-cell>
          <table:table-cell table:formula="of:=LN([.G128])" office:value-type="float" office:value="2.62394369180521">
            <text:p>2.6239436918</text:p>
          </table:table-cell>
          <table:table-cell table:formula="of:=([.G128]-[.G127])/[.G127]" office:value-type="float" office:value="0.0147167034584253">
            <text:p>0.0147167035</text:p>
          </table:table-cell>
          <table:table-cell table:formula="of:=([.G128]-[.G115])/[.G115]" office:value-type="float" office:value="0.433471933471934">
            <text:p>0.4334719335</text:p>
          </table:table-cell>
          <table:table-cell table:formula="of:=LN([.G128]/[.G127])" office:value-type="float" office:value="0.014609463642158">
            <text:p>0.0146094636</text:p>
          </table:table-cell>
          <table:table-cell table:formula="of:=LN([.G128]/[.G116])" office:value-type="float" office:value="0.33241954617059">
            <text:p>0.3324195462</text:p>
          </table:table-cell>
        </table:table-row>
        <table:table-row table:style-name="ro2">
          <table:table-cell office:value-type="string">
            <text:p>2003-10-01</text:p>
          </table:table-cell>
          <table:table-cell office:value-type="float" office:value="29.04">
            <text:p>29.04</text:p>
          </table:table-cell>
          <table:table-cell office:value-type="float" office:value="32">
            <text:p>32</text:p>
          </table:table-cell>
          <table:table-cell office:value-type="float" office:value="28.8">
            <text:p>28.8</text:p>
          </table:table-cell>
          <table:table-cell office:value-type="float" office:value="31.6">
            <text:p>31.6</text:p>
          </table:table-cell>
          <table:table-cell office:value-type="float" office:value="5073600">
            <text:p>5073600</text:p>
          </table:table-cell>
          <table:table-cell office:value-type="float" office:value="15.13">
            <text:p>15.13</text:p>
          </table:table-cell>
          <table:table-cell table:formula="of:=LN([.G129])" office:value-type="float" office:value="2.71667952780026">
            <text:p>2.7166795278</text:p>
          </table:table-cell>
          <table:table-cell table:formula="of:=([.G129]-[.G128])/[.G128]" office:value-type="float" office:value="0.0971718636693257">
            <text:p>0.0971718637</text:p>
          </table:table-cell>
          <table:table-cell table:formula="of:=([.G129]-[.G116])/[.G116]" office:value-type="float" office:value="0.529828109201213">
            <text:p>0.5298281092</text:p>
          </table:table-cell>
          <table:table-cell table:formula="of:=LN([.G129]/[.G128])" office:value-type="float" office:value="0.0927358359950542">
            <text:p>0.092735836</text:p>
          </table:table-cell>
          <table:table-cell table:formula="of:=LN([.G129]/[.G117])" office:value-type="float" office:value="0.2813133235724">
            <text:p>0.2813133236</text:p>
          </table:table-cell>
        </table:table-row>
        <table:table-row table:style-name="ro2">
          <table:table-cell office:value-type="string">
            <text:p>2003-11-03</text:p>
          </table:table-cell>
          <table:table-cell office:value-type="float" office:value="31.36">
            <text:p>31.36</text:p>
          </table:table-cell>
          <table:table-cell office:value-type="float" office:value="33.05">
            <text:p>33.05</text:p>
          </table:table-cell>
          <table:table-cell office:value-type="float" office:value="30">
            <text:p>30</text:p>
          </table:table-cell>
          <table:table-cell office:value-type="float" office:value="32.17">
            <text:p>32.17</text:p>
          </table:table-cell>
          <table:table-cell office:value-type="float" office:value="5819000">
            <text:p>5819000</text:p>
          </table:table-cell>
          <table:table-cell office:value-type="float" office:value="15.4">
            <text:p>15.4</text:p>
          </table:table-cell>
          <table:table-cell table:formula="of:=LN([.G130])" office:value-type="float" office:value="2.73436750941958">
            <text:p>2.7343675094</text:p>
          </table:table-cell>
          <table:table-cell table:formula="of:=([.G130]-[.G129])/[.G129]" office:value-type="float" office:value="0.0178453403833443">
            <text:p>0.0178453404</text:p>
          </table:table-cell>
          <table:table-cell table:formula="of:=([.G130]-[.G117])/[.G117]" office:value-type="float" office:value="0.348511383537653">
            <text:p>0.3485113835</text:p>
          </table:table-cell>
          <table:table-cell table:formula="of:=LN([.G130]/[.G129])" office:value-type="float" office:value="0.0176879816193189">
            <text:p>0.0176879816</text:p>
          </table:table-cell>
          <table:table-cell table:formula="of:=LN([.G130]/[.G118])" office:value-type="float" office:value="0.391600626792706">
            <text:p>0.3916006268</text:p>
          </table:table-cell>
        </table:table-row>
        <table:table-row table:style-name="ro2">
          <table:table-cell office:value-type="string">
            <text:p>2003-12-01</text:p>
          </table:table-cell>
          <table:table-cell office:value-type="float" office:value="32.08">
            <text:p>32.08</text:p>
          </table:table-cell>
          <table:table-cell office:value-type="float" office:value="33.43">
            <text:p>33.43</text:p>
          </table:table-cell>
          <table:table-cell office:value-type="float" office:value="31.42">
            <text:p>31.42</text:p>
          </table:table-cell>
          <table:table-cell office:value-type="float" office:value="33.16">
            <text:p>33.16</text:p>
          </table:table-cell>
          <table:table-cell office:value-type="float" office:value="4838700">
            <text:p>4838700</text:p>
          </table:table-cell>
          <table:table-cell office:value-type="float" office:value="15.88">
            <text:p>15.88</text:p>
          </table:table-cell>
          <table:table-cell table:formula="of:=LN([.G131])" office:value-type="float" office:value="2.76506045581899">
            <text:p>2.7650604558</text:p>
          </table:table-cell>
          <table:table-cell table:formula="of:=([.G131]-[.G130])/[.G130]" office:value-type="float" office:value="0.0311688311688312">
            <text:p>0.0311688312</text:p>
          </table:table-cell>
          <table:table-cell table:formula="of:=([.G131]-[.G118])/[.G118]" office:value-type="float" office:value="0.525456292026897">
            <text:p>0.525456292</text:p>
          </table:table-cell>
          <table:table-cell table:formula="of:=LN([.G131]/[.G130])" office:value-type="float" office:value="0.0306929463994062">
            <text:p>0.0306929464</text:p>
          </table:table-cell>
          <table:table-cell table:formula="of:=LN([.G131]/[.G119])" office:value-type="float" office:value="0.486768055393989">
            <text:p>0.4867680554</text:p>
          </table:table-cell>
        </table:table-row>
        <table:table-row table:style-name="ro2">
          <table:table-cell office:value-type="string">
            <text:p>2004-01-02</text:p>
          </table:table-cell>
          <table:table-cell office:value-type="float" office:value="33.45">
            <text:p>33.45</text:p>
          </table:table-cell>
          <table:table-cell office:value-type="float" office:value="36.81">
            <text:p>36.81</text:p>
          </table:table-cell>
          <table:table-cell office:value-type="float" office:value="32.9">
            <text:p>32.9</text:p>
          </table:table-cell>
          <table:table-cell office:value-type="float" office:value="36.61">
            <text:p>36.61</text:p>
          </table:table-cell>
          <table:table-cell office:value-type="float" office:value="7217800">
            <text:p>7217800</text:p>
          </table:table-cell>
          <table:table-cell office:value-type="float" office:value="17.53">
            <text:p>17.53</text:p>
          </table:table-cell>
          <table:table-cell table:formula="of:=LN([.G132])" office:value-type="float" office:value="2.86391369893314">
            <text:p>2.8639136989</text:p>
          </table:table-cell>
          <table:table-cell table:formula="of:=([.G132]-[.G131])/[.G131]" office:value-type="float" office:value="0.103904282115869">
            <text:p>0.1039042821</text:p>
          </table:table-cell>
          <table:table-cell table:formula="of:=([.G132]-[.G119])/[.G119]" office:value-type="float" office:value="0.796106557377049">
            <text:p>0.7961065574</text:p>
          </table:table-cell>
          <table:table-cell table:formula="of:=LN([.G132]/[.G131])" office:value-type="float" office:value="0.0988532431141535">
            <text:p>0.0988532431</text:p>
          </table:table-cell>
          <table:table-cell table:formula="of:=LN([.G132]/[.G120])" office:value-type="float" office:value="0.476987457505347">
            <text:p>0.4769874575</text:p>
          </table:table-cell>
        </table:table-row>
        <table:table-row table:style-name="ro2">
          <table:table-cell office:value-type="string">
            <text:p>2004-02-02</text:p>
          </table:table-cell>
          <table:table-cell office:value-type="float" office:value="36.82">
            <text:p>36.82</text:p>
          </table:table-cell>
          <table:table-cell office:value-type="float" office:value="39.68">
            <text:p>39.68</text:p>
          </table:table-cell>
          <table:table-cell office:value-type="float" office:value="36">
            <text:p>36</text:p>
          </table:table-cell>
          <table:table-cell office:value-type="float" office:value="37.4">
            <text:p>37.4</text:p>
          </table:table-cell>
          <table:table-cell office:value-type="float" office:value="7621800">
            <text:p>7621800</text:p>
          </table:table-cell>
          <table:table-cell office:value-type="float" office:value="17.91">
            <text:p>17.91</text:p>
          </table:table-cell>
          <table:table-cell table:formula="of:=LN([.G133])" office:value-type="float" office:value="2.88535921607262">
            <text:p>2.8853592161</text:p>
          </table:table-cell>
          <table:table-cell table:formula="of:=([.G133]-[.G132])/[.G132]" office:value-type="float" office:value="0.0216771249286936">
            <text:p>0.0216771249</text:p>
          </table:table-cell>
          <table:table-cell table:formula="of:=([.G133]-[.G120])/[.G120]" office:value-type="float" office:value="0.646139705882353">
            <text:p>0.6461397059</text:p>
          </table:table-cell>
          <table:table-cell table:formula="of:=LN([.G133]/[.G132])" office:value-type="float" office:value="0.0214455171394772">
            <text:p>0.0214455171</text:p>
          </table:table-cell>
          <table:table-cell table:formula="of:=LN([.G133]/[.G121])" office:value-type="float" office:value="0.466770447322269">
            <text:p>0.4667704473</text:p>
          </table:table-cell>
        </table:table-row>
        <table:table-row table:style-name="ro2">
          <table:table-cell office:value-type="string">
            <text:p>2004-03-01</text:p>
          </table:table-cell>
          <table:table-cell office:value-type="float" office:value="37.89">
            <text:p>37.89</text:p>
          </table:table-cell>
          <table:table-cell office:value-type="float" office:value="38.74">
            <text:p>38.74</text:p>
          </table:table-cell>
          <table:table-cell office:value-type="float" office:value="36.51">
            <text:p>36.51</text:p>
          </table:table-cell>
          <table:table-cell office:value-type="float" office:value="37.87">
            <text:p>37.87</text:p>
          </table:table-cell>
          <table:table-cell office:value-type="float" office:value="6473300">
            <text:p>6473300</text:p>
          </table:table-cell>
          <table:table-cell office:value-type="float" office:value="18.13">
            <text:p>18.13</text:p>
          </table:table-cell>
          <table:table-cell table:formula="of:=LN([.G134])" office:value-type="float" office:value="2.89756802476676">
            <text:p>2.8975680248</text:p>
          </table:table-cell>
          <table:table-cell table:formula="of:=([.G134]-[.G133])/[.G133]" office:value-type="float" office:value="0.0122836404243439">
            <text:p>0.0122836404</text:p>
          </table:table-cell>
          <table:table-cell table:formula="of:=([.G134]-[.G121])/[.G121]" office:value-type="float" office:value="0.614425645592164">
            <text:p>0.6144256456</text:p>
          </table:table-cell>
          <table:table-cell table:formula="of:=LN([.G134]/[.G133])" office:value-type="float" office:value="0.0122088086941392">
            <text:p>0.0122088087</text:p>
          </table:table-cell>
          <table:table-cell table:formula="of:=LN([.G134]/[.G122])" office:value-type="float" office:value="0.385532707590507">
            <text:p>0.3855327076</text:p>
          </table:table-cell>
        </table:table-row>
        <table:table-row table:style-name="ro2">
          <table:table-cell office:value-type="string">
            <text:p>2004-04-01</text:p>
          </table:table-cell>
          <table:table-cell office:value-type="float" office:value="38.14">
            <text:p>38.14</text:p>
          </table:table-cell>
          <table:table-cell office:value-type="float" office:value="39.91">
            <text:p>39.91</text:p>
          </table:table-cell>
          <table:table-cell office:value-type="float" office:value="36.74">
            <text:p>36.74</text:p>
          </table:table-cell>
          <table:table-cell office:value-type="float" office:value="38.92">
            <text:p>38.92</text:p>
          </table:table-cell>
          <table:table-cell office:value-type="float" office:value="5974400">
            <text:p>5974400</text:p>
          </table:table-cell>
          <table:table-cell office:value-type="float" office:value="18.64">
            <text:p>18.64</text:p>
          </table:table-cell>
          <table:table-cell table:formula="of:=LN([.G135])" office:value-type="float" office:value="2.92530980925744">
            <text:p>2.9253098093</text:p>
          </table:table-cell>
          <table:table-cell table:formula="of:=([.G135]-[.G134])/[.G134]" office:value-type="float" office:value="0.0281301709873139">
            <text:p>0.028130171</text:p>
          </table:table-cell>
          <table:table-cell table:formula="of:=([.G135]-[.G122])/[.G122]" office:value-type="float" office:value="0.511759935117599">
            <text:p>0.5117599351</text:p>
          </table:table-cell>
          <table:table-cell table:formula="of:=LN([.G135]/[.G134])" office:value-type="float" office:value="0.0277417844906854">
            <text:p>0.0277417845</text:p>
          </table:table-cell>
          <table:table-cell table:formula="of:=LN([.G135]/[.G123])" office:value-type="float" office:value="0.504053186545901">
            <text:p>0.5040531865</text:p>
          </table:table-cell>
        </table:table-row>
        <table:table-row table:style-name="ro2">
          <table:table-cell office:value-type="string">
            <text:p>2004-05-03</text:p>
          </table:table-cell>
          <table:table-cell office:value-type="float" office:value="38.82">
            <text:p>38.82</text:p>
          </table:table-cell>
          <table:table-cell office:value-type="float" office:value="41.2">
            <text:p>41.2</text:p>
          </table:table-cell>
          <table:table-cell office:value-type="float" office:value="37.03">
            <text:p>37.03</text:p>
          </table:table-cell>
          <table:table-cell office:value-type="float" office:value="40.6">
            <text:p>40.6</text:p>
          </table:table-cell>
          <table:table-cell office:value-type="float" office:value="6205400">
            <text:p>6205400</text:p>
          </table:table-cell>
          <table:table-cell office:value-type="float" office:value="19.44">
            <text:p>19.44</text:p>
          </table:table-cell>
          <table:table-cell table:formula="of:=LN([.G136])" office:value-type="float" office:value="2.96733279903229">
            <text:p>2.967332799</text:p>
          </table:table-cell>
          <table:table-cell table:formula="of:=([.G136]-[.G135])/[.G135]" office:value-type="float" office:value="0.0429184549356224">
            <text:p>0.0429184549</text:p>
          </table:table-cell>
          <table:table-cell table:formula="of:=([.G136]-[.G123])/[.G123]" office:value-type="float" office:value="0.726465364120782">
            <text:p>0.7264653641</text:p>
          </table:table-cell>
          <table:table-cell table:formula="of:=LN([.G136]/[.G135])" office:value-type="float" office:value="0.0420229897748479">
            <text:p>0.0420229898</text:p>
          </table:table-cell>
          <table:table-cell table:formula="of:=LN([.G136]/[.G124])" office:value-type="float" office:value="0.498386168823022">
            <text:p>0.4983861688</text:p>
          </table:table-cell>
        </table:table-row>
        <table:table-row table:style-name="ro2">
          <table:table-cell office:value-type="string">
            <text:p>2004-06-01</text:p>
          </table:table-cell>
          <table:table-cell office:value-type="float" office:value="40.7">
            <text:p>40.7</text:p>
          </table:table-cell>
          <table:table-cell office:value-type="float" office:value="44.4">
            <text:p>44.4</text:p>
          </table:table-cell>
          <table:table-cell office:value-type="float" office:value="40.62">
            <text:p>40.62</text:p>
          </table:table-cell>
          <table:table-cell office:value-type="float" office:value="43.49">
            <text:p>43.49</text:p>
          </table:table-cell>
          <table:table-cell office:value-type="float" office:value="6077200">
            <text:p>6077200</text:p>
          </table:table-cell>
          <table:table-cell office:value-type="float" office:value="20.82">
            <text:p>20.82</text:p>
          </table:table-cell>
          <table:table-cell table:formula="of:=LN([.G137])" office:value-type="float" office:value="3.03591406318682">
            <text:p>3.0359140632</text:p>
          </table:table-cell>
          <table:table-cell table:formula="of:=([.G137]-[.G136])/[.G136]" office:value-type="float" office:value="0.0709876543209876">
            <text:p>0.0709876543</text:p>
          </table:table-cell>
          <table:table-cell table:formula="of:=([.G137]-[.G124])/[.G124]" office:value-type="float" office:value="0.762912785774767">
            <text:p>0.7629127858</text:p>
          </table:table-cell>
          <table:table-cell table:formula="of:=LN([.G137]/[.G136])" office:value-type="float" office:value="0.0685812641545297">
            <text:p>0.0685812642</text:p>
          </table:table-cell>
          <table:table-cell table:formula="of:=LN([.G137]/[.G125])" office:value-type="float" office:value="0.571210120716342">
            <text:p>0.5712101207</text:p>
          </table:table-cell>
        </table:table-row>
        <table:table-row table:style-name="ro2">
          <table:table-cell office:value-type="string">
            <text:p>2004-07-01</text:p>
          </table:table-cell>
          <table:table-cell office:value-type="float" office:value="44.65">
            <text:p>44.65</text:p>
          </table:table-cell>
          <table:table-cell office:value-type="float" office:value="48.4">
            <text:p>48.4</text:p>
          </table:table-cell>
          <table:table-cell office:value-type="float" office:value="44.02">
            <text:p>44.02</text:p>
          </table:table-cell>
          <table:table-cell office:value-type="float" office:value="46.99">
            <text:p>46.99</text:p>
          </table:table-cell>
          <table:table-cell office:value-type="float" office:value="7604900">
            <text:p>7604900</text:p>
          </table:table-cell>
          <table:table-cell office:value-type="float" office:value="22.5">
            <text:p>22.5</text:p>
          </table:table-cell>
          <table:table-cell table:formula="of:=LN([.G138])" office:value-type="float" office:value="3.11351530921037">
            <text:p>3.1135153092</text:p>
          </table:table-cell>
          <table:table-cell table:formula="of:=([.G138]-[.G137])/[.G137]" office:value-type="float" office:value="0.0806916426512968">
            <text:p>0.0806916427</text:p>
          </table:table-cell>
          <table:table-cell table:formula="of:=([.G138]-[.G125])/[.G125]" office:value-type="float" office:value="0.913265306122449">
            <text:p>0.9132653061</text:p>
          </table:table-cell>
          <table:table-cell table:formula="of:=LN([.G138]/[.G137])" office:value-type="float" office:value="0.0776012460235517">
            <text:p>0.077601246</text:p>
          </table:table-cell>
          <table:table-cell table:formula="of:=LN([.G138]/[.G126])" office:value-type="float" office:value="0.541666729288566">
            <text:p>0.5416667293</text:p>
          </table:table-cell>
        </table:table-row>
        <table:table-row table:style-name="ro2">
          <table:table-cell office:value-type="string">
            <text:p>2004-08-02</text:p>
          </table:table-cell>
          <table:table-cell office:value-type="float" office:value="46.87">
            <text:p>46.87</text:p>
          </table:table-cell>
          <table:table-cell office:value-type="float" office:value="47.13">
            <text:p>47.13</text:p>
          </table:table-cell>
          <table:table-cell office:value-type="float" office:value="42.05">
            <text:p>42.05</text:p>
          </table:table-cell>
          <table:table-cell office:value-type="float" office:value="43.24">
            <text:p>43.24</text:p>
          </table:table-cell>
          <table:table-cell office:value-type="float" office:value="7669800">
            <text:p>7669800</text:p>
          </table:table-cell>
          <table:table-cell office:value-type="float" office:value="20.71">
            <text:p>20.71</text:p>
          </table:table-cell>
          <table:table-cell table:formula="of:=LN([.G139])" office:value-type="float" office:value="3.03061667540749">
            <text:p>3.0306166754</text:p>
          </table:table-cell>
          <table:table-cell table:formula="of:=([.G139]-[.G138])/[.G138]" office:value-type="float" office:value="-0.0795555555555555">
            <text:p>-0.0795555556</text:p>
          </table:table-cell>
          <table:table-cell table:formula="of:=([.G139]-[.G126])/[.G126]" office:value-type="float" office:value="0.582123758594347">
            <text:p>0.5821237586</text:p>
          </table:table-cell>
          <table:table-cell table:formula="of:=LN([.G139]/[.G138])" office:value-type="float" office:value="-0.0828986338028816">
            <text:p>-0.0828986338</text:p>
          </table:table-cell>
          <table:table-cell table:formula="of:=LN([.G139]/[.G127])" office:value-type="float" office:value="0.421282447244441">
            <text:p>0.4212824472</text:p>
          </table:table-cell>
        </table:table-row>
        <table:table-row table:style-name="ro2">
          <table:table-cell office:value-type="string">
            <text:p>2004-09-01</text:p>
          </table:table-cell>
          <table:table-cell office:value-type="float" office:value="42.99">
            <text:p>42.99</text:p>
          </table:table-cell>
          <table:table-cell office:value-type="float" office:value="46.29">
            <text:p>46.29</text:p>
          </table:table-cell>
          <table:table-cell office:value-type="float" office:value="42.79">
            <text:p>42.79</text:p>
          </table:table-cell>
          <table:table-cell office:value-type="float" office:value="45.46">
            <text:p>45.46</text:p>
          </table:table-cell>
          <table:table-cell office:value-type="float" office:value="5226800">
            <text:p>5226800</text:p>
          </table:table-cell>
          <table:table-cell office:value-type="float" office:value="21.77">
            <text:p>21.77</text:p>
          </table:table-cell>
          <table:table-cell table:formula="of:=LN([.G140])" office:value-type="float" office:value="3.08053287524646">
            <text:p>3.0805328752</text:p>
          </table:table-cell>
          <table:table-cell table:formula="of:=([.G140]-[.G139])/[.G139]" office:value-type="float" office:value="0.0511830033800096">
            <text:p>0.0511830034</text:p>
          </table:table-cell>
          <table:table-cell table:formula="of:=([.G140]-[.G127])/[.G127]" office:value-type="float" office:value="0.601913171449595">
            <text:p>0.6019131714</text:p>
          </table:table-cell>
          <table:table-cell table:formula="of:=LN([.G140]/[.G139])" office:value-type="float" office:value="0.0499161998389632">
            <text:p>0.0499161998</text:p>
          </table:table-cell>
          <table:table-cell table:formula="of:=LN([.G140]/[.G128])" office:value-type="float" office:value="0.456589183441246">
            <text:p>0.4565891834</text:p>
          </table:table-cell>
        </table:table-row>
        <table:table-row table:style-name="ro2">
          <table:table-cell office:value-type="string">
            <text:p>2004-10-01</text:p>
          </table:table-cell>
          <table:table-cell office:value-type="float" office:value="45.97">
            <text:p>45.97</text:p>
          </table:table-cell>
          <table:table-cell office:value-type="float" office:value="53.25">
            <text:p>53.25</text:p>
          </table:table-cell>
          <table:table-cell office:value-type="float" office:value="45.29">
            <text:p>45.29</text:p>
          </table:table-cell>
          <table:table-cell office:value-type="float" office:value="52.88">
            <text:p>52.88</text:p>
          </table:table-cell>
          <table:table-cell office:value-type="float" office:value="7314000">
            <text:p>7314000</text:p>
          </table:table-cell>
          <table:table-cell office:value-type="float" office:value="25.32">
            <text:p>25.32</text:p>
          </table:table-cell>
          <table:table-cell table:formula="of:=LN([.G141])" office:value-type="float" office:value="3.23159459727598">
            <text:p>3.2315945973</text:p>
          </table:table-cell>
          <table:table-cell table:formula="of:=([.G141]-[.G140])/[.G140]" office:value-type="float" office:value="0.163068442811208">
            <text:p>0.1630684428</text:p>
          </table:table-cell>
          <table:table-cell table:formula="of:=([.G141]-[.G128])/[.G128]" office:value-type="float" office:value="0.836113125453227">
            <text:p>0.8361131255</text:p>
          </table:table-cell>
          <table:table-cell table:formula="of:=LN([.G141]/[.G140])" office:value-type="float" office:value="0.151061722029519">
            <text:p>0.151061722</text:p>
          </table:table-cell>
          <table:table-cell table:formula="of:=LN([.G141]/[.G129])" office:value-type="float" office:value="0.514915069475711">
            <text:p>0.5149150695</text:p>
          </table:table-cell>
        </table:table-row>
        <table:table-row table:style-name="ro2">
          <table:table-cell office:value-type="string">
            <text:p>2004-11-01</text:p>
          </table:table-cell>
          <table:table-cell office:value-type="float" office:value="52.92">
            <text:p>52.92</text:p>
          </table:table-cell>
          <table:table-cell office:value-type="float" office:value="57">
            <text:p>57</text:p>
          </table:table-cell>
          <table:table-cell office:value-type="float" office:value="52.6">
            <text:p>52.6</text:p>
          </table:table-cell>
          <table:table-cell office:value-type="float" office:value="56.26">
            <text:p>56.26</text:p>
          </table:table-cell>
          <table:table-cell office:value-type="float" office:value="6063200">
            <text:p>6063200</text:p>
          </table:table-cell>
          <table:table-cell office:value-type="float" office:value="26.94">
            <text:p>26.94</text:p>
          </table:table-cell>
          <table:table-cell table:formula="of:=LN([.G142])" office:value-type="float" office:value="3.29361217098222">
            <text:p>3.293612171</text:p>
          </table:table-cell>
          <table:table-cell table:formula="of:=([.G142]-[.G141])/[.G141]" office:value-type="float" office:value="0.0639810426540285">
            <text:p>0.0639810427</text:p>
          </table:table-cell>
          <table:table-cell table:formula="of:=([.G142]-[.G129])/[.G129]" office:value-type="float" office:value="0.780568407138136">
            <text:p>0.7805684071</text:p>
          </table:table-cell>
          <table:table-cell table:formula="of:=LN([.G142]/[.G141])" office:value-type="float" office:value="0.0620175737062424">
            <text:p>0.0620175737</text:p>
          </table:table-cell>
          <table:table-cell table:formula="of:=LN([.G142]/[.G130])" office:value-type="float" office:value="0.559244661562635">
            <text:p>0.5592446616</text:p>
          </table:table-cell>
        </table:table-row>
        <table:table-row table:style-name="ro2">
          <table:table-cell office:value-type="string">
            <text:p>2004-12-01</text:p>
          </table:table-cell>
          <table:table-cell office:value-type="float" office:value="56.33">
            <text:p>56.33</text:p>
          </table:table-cell>
          <table:table-cell office:value-type="float" office:value="64.26">
            <text:p>64.26</text:p>
          </table:table-cell>
          <table:table-cell office:value-type="float" office:value="56.29">
            <text:p>56.29</text:p>
          </table:table-cell>
          <table:table-cell office:value-type="float" office:value="62.36">
            <text:p>62.36</text:p>
          </table:table-cell>
          <table:table-cell office:value-type="float" office:value="6022800">
            <text:p>6022800</text:p>
          </table:table-cell>
          <table:table-cell office:value-type="float" office:value="29.86">
            <text:p>29.86</text:p>
          </table:table-cell>
          <table:table-cell table:formula="of:=LN([.G143])" office:value-type="float" office:value="3.39651979211104">
            <text:p>3.3965197921</text:p>
          </table:table-cell>
          <table:table-cell table:formula="of:=([.G143]-[.G142])/[.G142]" office:value-type="float" office:value="0.108389012620638">
            <text:p>0.1083890126</text:p>
          </table:table-cell>
          <table:table-cell table:formula="of:=([.G143]-[.G130])/[.G130]" office:value-type="float" office:value="0.938961038961039">
            <text:p>0.938961039</text:p>
          </table:table-cell>
          <table:table-cell table:formula="of:=LN([.G143]/[.G142])" office:value-type="float" office:value="0.102907621128826">
            <text:p>0.1029076211</text:p>
          </table:table-cell>
          <table:table-cell table:formula="of:=LN([.G143]/[.G131])" office:value-type="float" office:value="0.631459336292055">
            <text:p>0.6314593363</text:p>
          </table:table-cell>
        </table:table-row>
        <table:table-row table:style-name="ro2">
          <table:table-cell office:value-type="string">
            <text:p>2005-01-03</text:p>
          </table:table-cell>
          <table:table-cell office:value-type="float" office:value="63.29">
            <text:p>63.29</text:p>
          </table:table-cell>
          <table:table-cell office:value-type="float" office:value="63.34">
            <text:p>63.34</text:p>
          </table:table-cell>
          <table:table-cell office:value-type="float" office:value="52.1">
            <text:p>52.1</text:p>
          </table:table-cell>
          <table:table-cell office:value-type="float" office:value="54">
            <text:p>54</text:p>
          </table:table-cell>
          <table:table-cell office:value-type="float" office:value="12119800">
            <text:p>12119800</text:p>
          </table:table-cell>
          <table:table-cell office:value-type="float" office:value="25.86">
            <text:p>25.86</text:p>
          </table:table-cell>
          <table:table-cell table:formula="of:=LN([.G144])" office:value-type="float" office:value="3.25269737334371">
            <text:p>3.2526973733</text:p>
          </table:table-cell>
          <table:table-cell table:formula="of:=([.G144]-[.G143])/[.G143]" office:value-type="float" office:value="-0.133958472873409">
            <text:p>-0.1339584729</text:p>
          </table:table-cell>
          <table:table-cell table:formula="of:=([.G144]-[.G131])/[.G131]" office:value-type="float" office:value="0.628463476070529">
            <text:p>0.6284634761</text:p>
          </table:table-cell>
          <table:table-cell table:formula="of:=LN([.G144]/[.G143])" office:value-type="float" office:value="-0.143822418767333">
            <text:p>-0.1438224188</text:p>
          </table:table-cell>
          <table:table-cell table:formula="of:=LN([.G144]/[.G132])" office:value-type="float" office:value="0.388783674410568">
            <text:p>0.3887836744</text:p>
          </table:table-cell>
        </table:table-row>
        <table:table-row table:style-name="ro2">
          <table:table-cell office:value-type="string">
            <text:p>2005-02-01</text:p>
          </table:table-cell>
          <table:table-cell office:value-type="float" office:value="54.16">
            <text:p>54.16</text:p>
          </table:table-cell>
          <table:table-cell office:value-type="float" office:value="54.98">
            <text:p>54.98</text:p>
          </table:table-cell>
          <table:table-cell office:value-type="float" office:value="49.14">
            <text:p>49.14</text:p>
          </table:table-cell>
          <table:table-cell office:value-type="float" office:value="51.81">
            <text:p>51.81</text:p>
          </table:table-cell>
          <table:table-cell office:value-type="float" office:value="8706700">
            <text:p>8706700</text:p>
          </table:table-cell>
          <table:table-cell office:value-type="float" office:value="24.81">
            <text:p>24.81</text:p>
          </table:table-cell>
          <table:table-cell table:formula="of:=LN([.G145])" office:value-type="float" office:value="3.21124679770371">
            <text:p>3.2112467977</text:p>
          </table:table-cell>
          <table:table-cell table:formula="of:=([.G145]-[.G144])/[.G144]" office:value-type="float" office:value="-0.0406032482598608">
            <text:p>-0.0406032483</text:p>
          </table:table-cell>
          <table:table-cell table:formula="of:=([.G145]-[.G132])/[.G132]" office:value-type="float" office:value="0.415288077581289">
            <text:p>0.4152880776</text:p>
          </table:table-cell>
          <table:table-cell table:formula="of:=LN([.G145]/[.G144])" office:value-type="float" office:value="-0.0414505756400018">
            <text:p>-0.0414505756</text:p>
          </table:table-cell>
          <table:table-cell table:formula="of:=LN([.G145]/[.G133])" office:value-type="float" office:value="0.325887581631089">
            <text:p>0.3258875816</text:p>
          </table:table-cell>
        </table:table-row>
        <table:table-row table:style-name="ro2">
          <table:table-cell office:value-type="string">
            <text:p>2005-03-01</text:p>
          </table:table-cell>
          <table:table-cell office:value-type="float" office:value="51.89">
            <text:p>51.89</text:p>
          </table:table-cell>
          <table:table-cell office:value-type="float" office:value="55.59">
            <text:p>55.59</text:p>
          </table:table-cell>
          <table:table-cell office:value-type="float" office:value="50.72">
            <text:p>50.72</text:p>
          </table:table-cell>
          <table:table-cell office:value-type="float" office:value="51.66">
            <text:p>51.66</text:p>
          </table:table-cell>
          <table:table-cell office:value-type="float" office:value="6383600">
            <text:p>6383600</text:p>
          </table:table-cell>
          <table:table-cell office:value-type="float" office:value="24.74">
            <text:p>24.74</text:p>
          </table:table-cell>
          <table:table-cell table:formula="of:=LN([.G146])" office:value-type="float" office:value="3.20842136696434">
            <text:p>3.208421367</text:p>
          </table:table-cell>
          <table:table-cell table:formula="of:=([.G146]-[.G145])/[.G145]" office:value-type="float" office:value="-0.00282144296654576">
            <text:p>-0.002821443</text:p>
          </table:table-cell>
          <table:table-cell table:formula="of:=([.G146]-[.G133])/[.G133]" office:value-type="float" office:value="0.381351200446678">
            <text:p>0.3813512004</text:p>
          </table:table-cell>
          <table:table-cell table:formula="of:=LN([.G146]/[.G145])" office:value-type="float" office:value="-0.00282543073936779">
            <text:p>-0.0028254307</text:p>
          </table:table-cell>
          <table:table-cell table:formula="of:=LN([.G146]/[.G134])" office:value-type="float" office:value="0.310853342197582">
            <text:p>0.3108533422</text:p>
          </table:table-cell>
        </table:table-row>
        <table:table-row table:style-name="ro2">
          <table:table-cell office:value-type="string">
            <text:p>2005-04-01</text:p>
          </table:table-cell>
          <table:table-cell office:value-type="float" office:value="52.23">
            <text:p>52.23</text:p>
          </table:table-cell>
          <table:table-cell office:value-type="float" office:value="52.38">
            <text:p>52.38</text:p>
          </table:table-cell>
          <table:table-cell office:value-type="float" office:value="44.58">
            <text:p>44.58</text:p>
          </table:table-cell>
          <table:table-cell office:value-type="float" office:value="49.52">
            <text:p>49.52</text:p>
          </table:table-cell>
          <table:table-cell office:value-type="float" office:value="10609100">
            <text:p>10609100</text:p>
          </table:table-cell>
          <table:table-cell office:value-type="float" office:value="23.71">
            <text:p>23.71</text:p>
          </table:table-cell>
          <table:table-cell table:formula="of:=LN([.G147])" office:value-type="float" office:value="3.16589690007731">
            <text:p>3.1658969001</text:p>
          </table:table-cell>
          <table:table-cell table:formula="of:=([.G147]-[.G146])/[.G146]" office:value-type="float" office:value="-0.0416329830234437">
            <text:p>-0.041632983</text:p>
          </table:table-cell>
          <table:table-cell table:formula="of:=([.G147]-[.G134])/[.G134]" office:value-type="float" office:value="0.307777164920022">
            <text:p>0.3077771649</text:p>
          </table:table-cell>
          <table:table-cell table:formula="of:=LN([.G147]/[.G146])" office:value-type="float" office:value="-0.0425244668870277">
            <text:p>-0.0425244669</text:p>
          </table:table-cell>
          <table:table-cell table:formula="of:=LN([.G147]/[.G135])" office:value-type="float" office:value="0.240587090819869">
            <text:p>0.2405870908</text:p>
          </table:table-cell>
        </table:table-row>
        <table:table-row table:style-name="ro2">
          <table:table-cell office:value-type="string">
            <text:p>2005-05-02</text:p>
          </table:table-cell>
          <table:table-cell office:value-type="float" office:value="49.9">
            <text:p>49.9</text:p>
          </table:table-cell>
          <table:table-cell office:value-type="float" office:value="55.72">
            <text:p>55.72</text:p>
          </table:table-cell>
          <table:table-cell office:value-type="float" office:value="49.2">
            <text:p>49.2</text:p>
          </table:table-cell>
          <table:table-cell office:value-type="float" office:value="54.79">
            <text:p>54.79</text:p>
          </table:table-cell>
          <table:table-cell office:value-type="float" office:value="6564900">
            <text:p>6564900</text:p>
          </table:table-cell>
          <table:table-cell office:value-type="float" office:value="26.24">
            <text:p>26.24</text:p>
          </table:table-cell>
          <table:table-cell table:formula="of:=LN([.G148])" office:value-type="float" office:value="3.26728496407589">
            <text:p>3.2672849641</text:p>
          </table:table-cell>
          <table:table-cell table:formula="of:=([.G148]-[.G147])/[.G147]" office:value-type="float" office:value="0.10670603121046">
            <text:p>0.1067060312</text:p>
          </table:table-cell>
          <table:table-cell table:formula="of:=([.G148]-[.G135])/[.G135]" office:value-type="float" office:value="0.407725321888412">
            <text:p>0.4077253219</text:p>
          </table:table-cell>
          <table:table-cell table:formula="of:=LN([.G148]/[.G147])" office:value-type="float" office:value="0.101388063998574">
            <text:p>0.101388064</text:p>
          </table:table-cell>
          <table:table-cell table:formula="of:=LN([.G148]/[.G136])" office:value-type="float" office:value="0.299952165043595">
            <text:p>0.299952165</text:p>
          </table:table-cell>
        </table:table-row>
        <table:table-row table:style-name="ro2">
          <table:table-cell office:value-type="string">
            <text:p>2005-06-01</text:p>
          </table:table-cell>
          <table:table-cell office:value-type="float" office:value="54.92">
            <text:p>54.92</text:p>
          </table:table-cell>
          <table:table-cell office:value-type="float" office:value="56.9">
            <text:p>56.9</text:p>
          </table:table-cell>
          <table:table-cell office:value-type="float" office:value="51.52">
            <text:p>51.52</text:p>
          </table:table-cell>
          <table:table-cell office:value-type="float" office:value="51.66">
            <text:p>51.66</text:p>
          </table:table-cell>
          <table:table-cell office:value-type="float" office:value="5501900">
            <text:p>5501900</text:p>
          </table:table-cell>
          <table:table-cell office:value-type="float" office:value="24.74">
            <text:p>24.74</text:p>
          </table:table-cell>
          <table:table-cell table:formula="of:=LN([.G149])" office:value-type="float" office:value="3.20842136696434">
            <text:p>3.208421367</text:p>
          </table:table-cell>
          <table:table-cell table:formula="of:=([.G149]-[.G148])/[.G148]" office:value-type="float" office:value="-0.0571646341463415">
            <text:p>-0.0571646341</text:p>
          </table:table-cell>
          <table:table-cell table:formula="of:=([.G149]-[.G136])/[.G136]" office:value-type="float" office:value="0.272633744855967">
            <text:p>0.2726337449</text:p>
          </table:table-cell>
          <table:table-cell table:formula="of:=LN([.G149]/[.G148])" office:value-type="float" office:value="-0.0588635971115464">
            <text:p>-0.0588635971</text:p>
          </table:table-cell>
          <table:table-cell table:formula="of:=LN([.G149]/[.G137])" office:value-type="float" office:value="0.172507303777519">
            <text:p>0.1725073038</text:p>
          </table:table-cell>
        </table:table-row>
        <table:table-row table:style-name="ro2">
          <table:table-cell office:value-type="string">
            <text:p>2005-07-01</text:p>
          </table:table-cell>
          <table:table-cell office:value-type="float" office:value="51.73">
            <text:p>51.73</text:p>
          </table:table-cell>
          <table:table-cell office:value-type="float" office:value="54.39">
            <text:p>54.39</text:p>
          </table:table-cell>
          <table:table-cell office:value-type="float" office:value="49.28">
            <text:p>49.28</text:p>
          </table:table-cell>
          <table:table-cell office:value-type="float" office:value="52.55">
            <text:p>52.55</text:p>
          </table:table-cell>
          <table:table-cell office:value-type="float" office:value="7140300">
            <text:p>7140300</text:p>
          </table:table-cell>
          <table:table-cell office:value-type="float" office:value="25.16">
            <text:p>25.16</text:p>
          </table:table-cell>
          <table:table-cell table:formula="of:=LN([.G150])" office:value-type="float" office:value="3.22525543183224">
            <text:p>3.2252554318</text:p>
          </table:table-cell>
          <table:table-cell table:formula="of:=([.G150]-[.G149])/[.G149]" office:value-type="float" office:value="0.016976556184317">
            <text:p>0.0169765562</text:p>
          </table:table-cell>
          <table:table-cell table:formula="of:=([.G150]-[.G137])/[.G137]" office:value-type="float" office:value="0.208453410182517">
            <text:p>0.2084534102</text:p>
          </table:table-cell>
          <table:table-cell table:formula="of:=LN([.G150]/[.G149])" office:value-type="float" office:value="0.016834064867898">
            <text:p>0.0168340649</text:p>
          </table:table-cell>
          <table:table-cell table:formula="of:=LN([.G150]/[.G138])" office:value-type="float" office:value="0.111740122621865">
            <text:p>0.1117401226</text:p>
          </table:table-cell>
        </table:table-row>
        <table:table-row table:style-name="ro2">
          <table:table-cell office:value-type="string">
            <text:p>2005-08-01</text:p>
          </table:table-cell>
          <table:table-cell office:value-type="float" office:value="52.55">
            <text:p>52.55</text:p>
          </table:table-cell>
          <table:table-cell office:value-type="float" office:value="52.77">
            <text:p>52.77</text:p>
          </table:table-cell>
          <table:table-cell office:value-type="float" office:value="48">
            <text:p>48</text:p>
          </table:table-cell>
          <table:table-cell office:value-type="float" office:value="49.03">
            <text:p>49.03</text:p>
          </table:table-cell>
          <table:table-cell office:value-type="float" office:value="5057900">
            <text:p>5057900</text:p>
          </table:table-cell>
          <table:table-cell office:value-type="float" office:value="23.48">
            <text:p>23.48</text:p>
          </table:table-cell>
          <table:table-cell table:formula="of:=LN([.G151])" office:value-type="float" office:value="3.1561489949599">
            <text:p>3.156148995</text:p>
          </table:table-cell>
          <table:table-cell table:formula="of:=([.G151]-[.G150])/[.G150]" office:value-type="float" office:value="-0.0667726550079491">
            <text:p>-0.066772655</text:p>
          </table:table-cell>
          <table:table-cell table:formula="of:=([.G151]-[.G138])/[.G138]" office:value-type="float" office:value="0.0435555555555556">
            <text:p>0.0435555556</text:p>
          </table:table-cell>
          <table:table-cell table:formula="of:=LN([.G151]/[.G150])" office:value-type="float" office:value="-0.0691064368723441">
            <text:p>-0.0691064369</text:p>
          </table:table-cell>
          <table:table-cell table:formula="of:=LN([.G151]/[.G139])" office:value-type="float" office:value="0.125532319552403">
            <text:p>0.1255323196</text:p>
          </table:table-cell>
        </table:table-row>
        <table:table-row table:style-name="ro2">
          <table:table-cell office:value-type="string">
            <text:p>2005-09-01</text:p>
          </table:table-cell>
          <table:table-cell office:value-type="float" office:value="49.8">
            <text:p>49.8</text:p>
          </table:table-cell>
          <table:table-cell office:value-type="float" office:value="50.16">
            <text:p>50.16</text:p>
          </table:table-cell>
          <table:table-cell office:value-type="float" office:value="46.01">
            <text:p>46.01</text:p>
          </table:table-cell>
          <table:table-cell office:value-type="float" office:value="50.1">
            <text:p>50.1</text:p>
          </table:table-cell>
          <table:table-cell office:value-type="float" office:value="6704000">
            <text:p>6704000</text:p>
          </table:table-cell>
          <table:table-cell office:value-type="float" office:value="23.99">
            <text:p>23.99</text:p>
          </table:table-cell>
          <table:table-cell table:formula="of:=LN([.G152])" office:value-type="float" office:value="3.1776370768516">
            <text:p>3.1776370769</text:p>
          </table:table-cell>
          <table:table-cell table:formula="of:=([.G152]-[.G151])/[.G151]" office:value-type="float" office:value="0.0217206132879045">
            <text:p>0.0217206133</text:p>
          </table:table-cell>
          <table:table-cell table:formula="of:=([.G152]-[.G139])/[.G139]" office:value-type="float" office:value="0.158377595364558">
            <text:p>0.1583775954</text:p>
          </table:table-cell>
          <table:table-cell table:formula="of:=LN([.G152]/[.G151])" office:value-type="float" office:value="0.0214880818917073">
            <text:p>0.0214880819</text:p>
          </table:table-cell>
          <table:table-cell table:formula="of:=LN([.G152]/[.G140])" office:value-type="float" office:value="0.0971042016051471">
            <text:p>0.0971042016</text:p>
          </table:table-cell>
        </table:table-row>
        <table:table-row table:style-name="ro2">
          <table:table-cell office:value-type="string">
            <text:p>2005-10-03</text:p>
          </table:table-cell>
          <table:table-cell office:value-type="float" office:value="50.31">
            <text:p>50.31</text:p>
          </table:table-cell>
          <table:table-cell office:value-type="float" office:value="55.25">
            <text:p>55.25</text:p>
          </table:table-cell>
          <table:table-cell office:value-type="float" office:value="26.87">
            <text:p>26.87</text:p>
          </table:table-cell>
          <table:table-cell office:value-type="float" office:value="28.28">
            <text:p>28.28</text:p>
          </table:table-cell>
          <table:table-cell office:value-type="float" office:value="7031700">
            <text:p>7031700</text:p>
          </table:table-cell>
          <table:table-cell office:value-type="float" office:value="27.08">
            <text:p>27.08</text:p>
          </table:table-cell>
          <table:table-cell table:formula="of:=LN([.G153])" office:value-type="float" office:value="3.29879544804407">
            <text:p>3.298795448</text:p>
          </table:table-cell>
          <table:table-cell table:formula="of:=([.G153]-[.G152])/[.G152]" office:value-type="float" office:value="0.128803668195081">
            <text:p>0.1288036682</text:p>
          </table:table-cell>
          <table:table-cell table:formula="of:=([.G153]-[.G140])/[.G140]" office:value-type="float" office:value="0.243913642627469">
            <text:p>0.2439136426</text:p>
          </table:table-cell>
          <table:table-cell table:formula="of:=LN([.G153]/[.G152])" office:value-type="float" office:value="0.121158371192471">
            <text:p>0.1211583712</text:p>
          </table:table-cell>
          <table:table-cell table:formula="of:=LN([.G153]/[.G141])" office:value-type="float" office:value="0.0672008507680987">
            <text:p>0.0672008508</text:p>
          </table:table-cell>
        </table:table-row>
        <table:table-row table:style-name="ro2">
          <table:table-cell office:value-type="string">
            <text:p>2005-11-01</text:p>
          </table:table-cell>
          <table:table-cell office:value-type="float" office:value="28.3">
            <text:p>28.3</text:p>
          </table:table-cell>
          <table:table-cell office:value-type="float" office:value="32">
            <text:p>32</text:p>
          </table:table-cell>
          <table:table-cell office:value-type="float" office:value="28.07">
            <text:p>28.07</text:p>
          </table:table-cell>
          <table:table-cell office:value-type="float" office:value="30.45">
            <text:p>30.45</text:p>
          </table:table-cell>
          <table:table-cell office:value-type="float" office:value="5806500">
            <text:p>5806500</text:p>
          </table:table-cell>
          <table:table-cell office:value-type="float" office:value="29.16">
            <text:p>29.16</text:p>
          </table:table-cell>
          <table:table-cell table:formula="of:=LN([.G154])" office:value-type="float" office:value="3.37279790714046">
            <text:p>3.3727979071</text:p>
          </table:table-cell>
          <table:table-cell table:formula="of:=([.G154]-[.G153])/[.G153]" office:value-type="float" office:value="0.0768094534711965">
            <text:p>0.0768094535</text:p>
          </table:table-cell>
          <table:table-cell table:formula="of:=([.G154]-[.G141])/[.G141]" office:value-type="float" office:value="0.151658767772512">
            <text:p>0.1516587678</text:p>
          </table:table-cell>
          <table:table-cell table:formula="of:=LN([.G154]/[.G153])" office:value-type="float" office:value="0.0740024590963832">
            <text:p>0.0740024591</text:p>
          </table:table-cell>
          <table:table-cell table:formula="of:=LN([.G154]/[.G142])" office:value-type="float" office:value="0.0791857361582393">
            <text:p>0.0791857362</text:p>
          </table:table-cell>
        </table:table-row>
        <table:table-row table:style-name="ro2">
          <table:table-cell office:value-type="string">
            <text:p>2005-12-01</text:p>
          </table:table-cell>
          <table:table-cell office:value-type="float" office:value="30.34">
            <text:p>30.34</text:p>
          </table:table-cell>
          <table:table-cell office:value-type="float" office:value="32.46">
            <text:p>32.46</text:p>
          </table:table-cell>
          <table:table-cell office:value-type="float" office:value="29.94">
            <text:p>29.94</text:p>
          </table:table-cell>
          <table:table-cell office:value-type="float" office:value="30.01">
            <text:p>30.01</text:p>
          </table:table-cell>
          <table:table-cell office:value-type="float" office:value="4481200">
            <text:p>4481200</text:p>
          </table:table-cell>
          <table:table-cell office:value-type="float" office:value="28.74">
            <text:p>28.74</text:p>
          </table:table-cell>
          <table:table-cell table:formula="of:=LN([.G155])" office:value-type="float" office:value="3.35828988065088">
            <text:p>3.3582898807</text:p>
          </table:table-cell>
          <table:table-cell table:formula="of:=([.G155]-[.G154])/[.G154]" office:value-type="float" office:value="-0.01440329218107">
            <text:p>-0.0144032922</text:p>
          </table:table-cell>
          <table:table-cell table:formula="of:=([.G155]-[.G142])/[.G142]" office:value-type="float" office:value="0.0668151447661469">
            <text:p>0.0668151448</text:p>
          </table:table-cell>
          <table:table-cell table:formula="of:=LN([.G155]/[.G154])" office:value-type="float" office:value="-0.0145080264895786">
            <text:p>-0.0145080265</text:p>
          </table:table-cell>
          <table:table-cell table:formula="of:=LN([.G155]/[.G143])" office:value-type="float" office:value="-0.0382299114601655">
            <text:p>-0.0382299115</text:p>
          </table:table-cell>
        </table:table-row>
        <table:table-row table:style-name="ro2">
          <table:table-cell office:value-type="string">
            <text:p>2006-01-03</text:p>
          </table:table-cell>
          <table:table-cell office:value-type="float" office:value="30.57">
            <text:p>30.57</text:p>
          </table:table-cell>
          <table:table-cell office:value-type="float" office:value="32.32">
            <text:p>32.32</text:p>
          </table:table-cell>
          <table:table-cell office:value-type="float" office:value="29.9">
            <text:p>29.9</text:p>
          </table:table-cell>
          <table:table-cell office:value-type="float" office:value="31.7">
            <text:p>31.7</text:p>
          </table:table-cell>
          <table:table-cell office:value-type="float" office:value="4410800">
            <text:p>4410800</text:p>
          </table:table-cell>
          <table:table-cell office:value-type="float" office:value="30.36">
            <text:p>30.36</text:p>
          </table:table-cell>
          <table:table-cell table:formula="of:=LN([.G156])" office:value-type="float" office:value="3.41312595252743">
            <text:p>3.4131259525</text:p>
          </table:table-cell>
          <table:table-cell table:formula="of:=([.G156]-[.G155])/[.G155]" office:value-type="float" office:value="0.0563674321503132">
            <text:p>0.0563674322</text:p>
          </table:table-cell>
          <table:table-cell table:formula="of:=([.G156]-[.G143])/[.G143]" office:value-type="float" office:value="0.0167448091091762">
            <text:p>0.0167448091</text:p>
          </table:table-cell>
          <table:table-cell table:formula="of:=LN([.G156]/[.G155])" office:value-type="float" office:value="0.0548360718765503">
            <text:p>0.0548360719</text:p>
          </table:table-cell>
          <table:table-cell table:formula="of:=LN([.G156]/[.G144])" office:value-type="float" office:value="0.160428579183718">
            <text:p>0.1604285792</text:p>
          </table:table-cell>
        </table:table-row>
        <table:table-row table:style-name="ro2">
          <table:table-cell office:value-type="string">
            <text:p>2006-02-01</text:p>
          </table:table-cell>
          <table:table-cell office:value-type="float" office:value="31.28">
            <text:p>31.28</text:p>
          </table:table-cell>
          <table:table-cell office:value-type="float" office:value="36.87">
            <text:p>36.87</text:p>
          </table:table-cell>
          <table:table-cell office:value-type="float" office:value="31.14">
            <text:p>31.14</text:p>
          </table:table-cell>
          <table:table-cell office:value-type="float" office:value="36.32">
            <text:p>36.32</text:p>
          </table:table-cell>
          <table:table-cell office:value-type="float" office:value="6791500">
            <text:p>6791500</text:p>
          </table:table-cell>
          <table:table-cell office:value-type="float" office:value="34.78">
            <text:p>34.78</text:p>
          </table:table-cell>
          <table:table-cell table:formula="of:=LN([.G157])" office:value-type="float" office:value="3.54904250892614">
            <text:p>3.5490425089</text:p>
          </table:table-cell>
          <table:table-cell table:formula="of:=([.G157]-[.G156])/[.G156]" office:value-type="float" office:value="0.145586297760211">
            <text:p>0.1455862978</text:p>
          </table:table-cell>
          <table:table-cell table:formula="of:=([.G157]-[.G144])/[.G144]" office:value-type="float" office:value="0.344934261407579">
            <text:p>0.3449342614</text:p>
          </table:table-cell>
          <table:table-cell table:formula="of:=LN([.G157]/[.G156])" office:value-type="float" office:value="0.135916556398708">
            <text:p>0.1359165564</text:p>
          </table:table-cell>
          <table:table-cell table:formula="of:=LN([.G157]/[.G145])" office:value-type="float" office:value="0.337795711222427">
            <text:p>0.3377957112</text:p>
          </table:table-cell>
        </table:table-row>
        <table:table-row table:style-name="ro2">
          <table:table-cell office:value-type="string">
            <text:p>2006-03-01</text:p>
          </table:table-cell>
          <table:table-cell office:value-type="float" office:value="36.33">
            <text:p>36.33</text:p>
          </table:table-cell>
          <table:table-cell office:value-type="float" office:value="38.11">
            <text:p>38.11</text:p>
          </table:table-cell>
          <table:table-cell office:value-type="float" office:value="34.73">
            <text:p>34.73</text:p>
          </table:table-cell>
          <table:table-cell office:value-type="float" office:value="37.63">
            <text:p>37.63</text:p>
          </table:table-cell>
          <table:table-cell office:value-type="float" office:value="5098500">
            <text:p>5098500</text:p>
          </table:table-cell>
          <table:table-cell office:value-type="float" office:value="36.04">
            <text:p>36.04</text:p>
          </table:table-cell>
          <table:table-cell table:formula="of:=LN([.G158])" office:value-type="float" office:value="3.58462943274014">
            <text:p>3.5846294327</text:p>
          </table:table-cell>
          <table:table-cell table:formula="of:=([.G158]-[.G157])/[.G157]" office:value-type="float" office:value="0.0362277170787808">
            <text:p>0.0362277171</text:p>
          </table:table-cell>
          <table:table-cell table:formula="of:=([.G158]-[.G145])/[.G145]" office:value-type="float" office:value="0.452640064490125">
            <text:p>0.4526400645</text:p>
          </table:table-cell>
          <table:table-cell table:formula="of:=LN([.G158]/[.G157])" office:value-type="float" office:value="0.0355869238140001">
            <text:p>0.0355869238</text:p>
          </table:table-cell>
          <table:table-cell table:formula="of:=LN([.G158]/[.G146])" office:value-type="float" office:value="0.376208065775795">
            <text:p>0.3762080658</text:p>
          </table:table-cell>
        </table:table-row>
        <table:table-row table:style-name="ro2">
          <table:table-cell office:value-type="string">
            <text:p>2006-04-03</text:p>
          </table:table-cell>
          <table:table-cell office:value-type="float" office:value="37.98">
            <text:p>37.98</text:p>
          </table:table-cell>
          <table:table-cell office:value-type="float" office:value="39.5">
            <text:p>39.5</text:p>
          </table:table-cell>
          <table:table-cell office:value-type="float" office:value="36.77">
            <text:p>36.77</text:p>
          </table:table-cell>
          <table:table-cell office:value-type="float" office:value="37.27">
            <text:p>37.27</text:p>
          </table:table-cell>
          <table:table-cell office:value-type="float" office:value="5459000">
            <text:p>5459000</text:p>
          </table:table-cell>
          <table:table-cell office:value-type="float" office:value="35.69">
            <text:p>35.69</text:p>
          </table:table-cell>
          <table:table-cell table:formula="of:=LN([.G159])" office:value-type="float" office:value="3.57487053750207">
            <text:p>3.5748705375</text:p>
          </table:table-cell>
          <table:table-cell table:formula="of:=([.G159]-[.G158])/[.G158]" office:value-type="float" office:value="-0.00971143174250836">
            <text:p>-0.0097114317</text:p>
          </table:table-cell>
          <table:table-cell table:formula="of:=([.G159]-[.G146])/[.G146]" office:value-type="float" office:value="0.442603071948262">
            <text:p>0.4426030719</text:p>
          </table:table-cell>
          <table:table-cell table:formula="of:=LN([.G159]/[.G158])" office:value-type="float" office:value="-0.00975889523806819">
            <text:p>-0.0097588952</text:p>
          </table:table-cell>
          <table:table-cell table:formula="of:=LN([.G159]/[.G147])" office:value-type="float" office:value="0.408973637424755">
            <text:p>0.4089736374</text:p>
          </table:table-cell>
        </table:table-row>
        <table:table-row table:style-name="ro2">
          <table:table-cell office:value-type="string">
            <text:p>2006-05-01</text:p>
          </table:table-cell>
          <table:table-cell office:value-type="float" office:value="37.63">
            <text:p>37.63</text:p>
          </table:table-cell>
          <table:table-cell office:value-type="float" office:value="39.88">
            <text:p>39.88</text:p>
          </table:table-cell>
          <table:table-cell office:value-type="float" office:value="34.6">
            <text:p>34.6</text:p>
          </table:table-cell>
          <table:table-cell office:value-type="float" office:value="35.65">
            <text:p>35.65</text:p>
          </table:table-cell>
          <table:table-cell office:value-type="float" office:value="7918100">
            <text:p>7918100</text:p>
          </table:table-cell>
          <table:table-cell office:value-type="float" office:value="34.14">
            <text:p>34.14</text:p>
          </table:table-cell>
          <table:table-cell table:formula="of:=LN([.G160])" office:value-type="float" office:value="3.53046971736629">
            <text:p>3.5304697174</text:p>
          </table:table-cell>
          <table:table-cell table:formula="of:=([.G160]-[.G159])/[.G159]" office:value-type="float" office:value="-0.0434295320818156">
            <text:p>-0.0434295321</text:p>
          </table:table-cell>
          <table:table-cell table:formula="of:=([.G160]-[.G147])/[.G147]" office:value-type="float" office:value="0.439898776887389">
            <text:p>0.4398987769</text:p>
          </table:table-cell>
          <table:table-cell table:formula="of:=LN([.G160]/[.G159])" office:value-type="float" office:value="-0.0444008201357743">
            <text:p>-0.0444008201</text:p>
          </table:table-cell>
          <table:table-cell table:formula="of:=LN([.G160]/[.G148])" office:value-type="float" office:value="0.263184753290406">
            <text:p>0.2631847533</text:p>
          </table:table-cell>
        </table:table-row>
        <table:table-row table:style-name="ro2">
          <table:table-cell office:value-type="string">
            <text:p>2006-06-01</text:p>
          </table:table-cell>
          <table:table-cell office:value-type="float" office:value="35.49">
            <text:p>35.49</text:p>
          </table:table-cell>
          <table:table-cell office:value-type="float" office:value="38.02">
            <text:p>38.02</text:p>
          </table:table-cell>
          <table:table-cell office:value-type="float" office:value="34.91">
            <text:p>34.91</text:p>
          </table:table-cell>
          <table:table-cell office:value-type="float" office:value="37.76">
            <text:p>37.76</text:p>
          </table:table-cell>
          <table:table-cell office:value-type="float" office:value="6046900">
            <text:p>6046900</text:p>
          </table:table-cell>
          <table:table-cell office:value-type="float" office:value="36.16">
            <text:p>36.16</text:p>
          </table:table-cell>
          <table:table-cell table:formula="of:=LN([.G161])" office:value-type="float" office:value="3.58795353552398">
            <text:p>3.5879535355</text:p>
          </table:table-cell>
          <table:table-cell table:formula="of:=([.G161]-[.G160])/[.G160]" office:value-type="float" office:value="0.0591681312243701">
            <text:p>0.0591681312</text:p>
          </table:table-cell>
          <table:table-cell table:formula="of:=([.G161]-[.G148])/[.G148]" office:value-type="float" office:value="0.378048780487805">
            <text:p>0.3780487805</text:p>
          </table:table-cell>
          <table:table-cell table:formula="of:=LN([.G161]/[.G160])" office:value-type="float" office:value="0.0574838181576811">
            <text:p>0.0574838182</text:p>
          </table:table-cell>
          <table:table-cell table:formula="of:=LN([.G161]/[.G149])" office:value-type="float" office:value="0.379532168559634">
            <text:p>0.3795321686</text:p>
          </table:table-cell>
        </table:table-row>
        <table:table-row table:style-name="ro2">
          <table:table-cell office:value-type="string">
            <text:p>2006-07-03</text:p>
          </table:table-cell>
          <table:table-cell office:value-type="float" office:value="37.96">
            <text:p>37.96</text:p>
          </table:table-cell>
          <table:table-cell office:value-type="float" office:value="38.33">
            <text:p>38.33</text:p>
          </table:table-cell>
          <table:table-cell office:value-type="float" office:value="32.93">
            <text:p>32.93</text:p>
          </table:table-cell>
          <table:table-cell office:value-type="float" office:value="34.23">
            <text:p>34.23</text:p>
          </table:table-cell>
          <table:table-cell office:value-type="float" office:value="7994000">
            <text:p>7994000</text:p>
          </table:table-cell>
          <table:table-cell office:value-type="float" office:value="32.78">
            <text:p>32.78</text:p>
          </table:table-cell>
          <table:table-cell table:formula="of:=LN([.G162])" office:value-type="float" office:value="3.48981857331568">
            <text:p>3.4898185733</text:p>
          </table:table-cell>
          <table:table-cell table:formula="of:=([.G162]-[.G161])/[.G161]" office:value-type="float" office:value="-0.0934734513274335">
            <text:p>-0.0934734513</text:p>
          </table:table-cell>
          <table:table-cell table:formula="of:=([.G162]-[.G149])/[.G149]" office:value-type="float" office:value="0.324979789814066">
            <text:p>0.3249797898</text:p>
          </table:table-cell>
          <table:table-cell table:formula="of:=LN([.G162]/[.G161])" office:value-type="float" office:value="-0.0981349622082921">
            <text:p>-0.0981349622</text:p>
          </table:table-cell>
          <table:table-cell table:formula="of:=LN([.G162]/[.G150])" office:value-type="float" office:value="0.264563141483444">
            <text:p>0.2645631415</text:p>
          </table:table-cell>
        </table:table-row>
        <table:table-row table:style-name="ro2">
          <table:table-cell office:value-type="string">
            <text:p>2006-08-01</text:p>
          </table:table-cell>
          <table:table-cell table:number-columns-repeated="2" office:value-type="float" office:value="33.99">
            <text:p>33.99</text:p>
          </table:table-cell>
          <table:table-cell office:value-type="float" office:value="28.72">
            <text:p>28.72</text:p>
          </table:table-cell>
          <table:table-cell office:value-type="float" office:value="31.01">
            <text:p>31.01</text:p>
          </table:table-cell>
          <table:table-cell office:value-type="float" office:value="11989600">
            <text:p>11989600</text:p>
          </table:table-cell>
          <table:table-cell office:value-type="float" office:value="29.7">
            <text:p>29.7</text:p>
          </table:table-cell>
          <table:table-cell table:formula="of:=LN([.G163])" office:value-type="float" office:value="3.39114704580865">
            <text:p>3.3911470458</text:p>
          </table:table-cell>
          <table:table-cell table:formula="of:=([.G163]-[.G162])/[.G162]" office:value-type="float" office:value="-0.0939597315436242">
            <text:p>-0.0939597315</text:p>
          </table:table-cell>
          <table:table-cell table:formula="of:=([.G163]-[.G150])/[.G150]" office:value-type="float" office:value="0.180445151033386">
            <text:p>0.180445151</text:p>
          </table:table-cell>
          <table:table-cell table:formula="of:=LN([.G163]/[.G162])" office:value-type="float" office:value="-0.0986715275070298">
            <text:p>-0.0986715275</text:p>
          </table:table-cell>
          <table:table-cell table:formula="of:=LN([.G163]/[.G151])" office:value-type="float" office:value="0.234998050848758">
            <text:p>0.2349980508</text:p>
          </table:table-cell>
        </table:table-row>
        <table:table-row table:style-name="ro2">
          <table:table-cell office:value-type="string">
            <text:p>2006-09-01</text:p>
          </table:table-cell>
          <table:table-cell office:value-type="float" office:value="31.61">
            <text:p>31.61</text:p>
          </table:table-cell>
          <table:table-cell office:value-type="float" office:value="35.04">
            <text:p>35.04</text:p>
          </table:table-cell>
          <table:table-cell office:value-type="float" office:value="30.53">
            <text:p>30.53</text:p>
          </table:table-cell>
          <table:table-cell office:value-type="float" office:value="34.05">
            <text:p>34.05</text:p>
          </table:table-cell>
          <table:table-cell office:value-type="float" office:value="8194200">
            <text:p>8194200</text:p>
          </table:table-cell>
          <table:table-cell office:value-type="float" office:value="32.61">
            <text:p>32.61</text:p>
          </table:table-cell>
          <table:table-cell table:formula="of:=LN([.G164])" office:value-type="float" office:value="3.48461898980123">
            <text:p>3.4846189898</text:p>
          </table:table-cell>
          <table:table-cell table:formula="of:=([.G164]-[.G163])/[.G163]" office:value-type="float" office:value="0.097979797979798">
            <text:p>0.097979798</text:p>
          </table:table-cell>
          <table:table-cell table:formula="of:=([.G164]-[.G151])/[.G151]" office:value-type="float" office:value="0.388841567291312">
            <text:p>0.3888415673</text:p>
          </table:table-cell>
          <table:table-cell table:formula="of:=LN([.G164]/[.G163])" office:value-type="float" office:value="0.0934719439925739">
            <text:p>0.093471944</text:p>
          </table:table-cell>
          <table:table-cell table:formula="of:=LN([.G164]/[.G152])" office:value-type="float" office:value="0.306981912949625">
            <text:p>0.3069819129</text:p>
          </table:table-cell>
        </table:table-row>
        <table:table-row table:style-name="ro2">
          <table:table-cell office:value-type="string">
            <text:p>2006-10-02</text:p>
          </table:table-cell>
          <table:table-cell office:value-type="float" office:value="34.15">
            <text:p>34.15</text:p>
          </table:table-cell>
          <table:table-cell office:value-type="float" office:value="39.5">
            <text:p>39.5</text:p>
          </table:table-cell>
          <table:table-cell office:value-type="float" office:value="33.61">
            <text:p>33.61</text:p>
          </table:table-cell>
          <table:table-cell office:value-type="float" office:value="37.75">
            <text:p>37.75</text:p>
          </table:table-cell>
          <table:table-cell office:value-type="float" office:value="8627800">
            <text:p>8627800</text:p>
          </table:table-cell>
          <table:table-cell office:value-type="float" office:value="36.15">
            <text:p>36.15</text:p>
          </table:table-cell>
          <table:table-cell table:formula="of:=LN([.G165])" office:value-type="float" office:value="3.58767694860477">
            <text:p>3.5876769486</text:p>
          </table:table-cell>
          <table:table-cell table:formula="of:=([.G165]-[.G164])/[.G164]" office:value-type="float" office:value="0.108555657773689">
            <text:p>0.1085556578</text:p>
          </table:table-cell>
          <table:table-cell table:formula="of:=([.G165]-[.G152])/[.G152]" office:value-type="float" office:value="0.506877865777407">
            <text:p>0.5068778658</text:p>
          </table:table-cell>
          <table:table-cell table:formula="of:=LN([.G165]/[.G164])" office:value-type="float" office:value="0.103057958803546">
            <text:p>0.1030579588</text:p>
          </table:table-cell>
          <table:table-cell table:formula="of:=LN([.G165]/[.G153])" office:value-type="float" office:value="0.288881500560699">
            <text:p>0.2888815006</text:p>
          </table:table-cell>
        </table:table-row>
        <table:table-row table:style-name="ro2">
          <table:table-cell office:value-type="string">
            <text:p>2006-11-01</text:p>
          </table:table-cell>
          <table:table-cell office:value-type="float" office:value="37.99">
            <text:p>37.99</text:p>
          </table:table-cell>
          <table:table-cell office:value-type="float" office:value="40.01">
            <text:p>40.01</text:p>
          </table:table-cell>
          <table:table-cell office:value-type="float" office:value="35.16">
            <text:p>35.16</text:p>
          </table:table-cell>
          <table:table-cell office:value-type="float" office:value="35.29">
            <text:p>35.29</text:p>
          </table:table-cell>
          <table:table-cell office:value-type="float" office:value="8192600">
            <text:p>8192600</text:p>
          </table:table-cell>
          <table:table-cell office:value-type="float" office:value="33.8">
            <text:p>33.8</text:p>
          </table:table-cell>
          <table:table-cell table:formula="of:=LN([.G166])" office:value-type="float" office:value="3.52046080248897">
            <text:p>3.5204608025</text:p>
          </table:table-cell>
          <table:table-cell table:formula="of:=([.G166]-[.G165])/[.G165]" office:value-type="float" office:value="-0.0650069156293223">
            <text:p>-0.0650069156</text:p>
          </table:table-cell>
          <table:table-cell table:formula="of:=([.G166]-[.G153])/[.G153]" office:value-type="float" office:value="0.248153618906942">
            <text:p>0.2481536189</text:p>
          </table:table-cell>
          <table:table-cell table:formula="of:=LN([.G166]/[.G165])" office:value-type="float" office:value="-0.0672161461158006">
            <text:p>-0.0672161461</text:p>
          </table:table-cell>
          <table:table-cell table:formula="of:=LN([.G166]/[.G154])" office:value-type="float" office:value="0.147662895348516">
            <text:p>0.1476628953</text:p>
          </table:table-cell>
        </table:table-row>
        <table:table-row table:style-name="ro2">
          <table:table-cell office:value-type="string">
            <text:p>2006-12-01</text:p>
          </table:table-cell>
          <table:table-cell office:value-type="float" office:value="35.25">
            <text:p>35.25</text:p>
          </table:table-cell>
          <table:table-cell office:value-type="float" office:value="37.14">
            <text:p>37.14</text:p>
          </table:table-cell>
          <table:table-cell office:value-type="float" office:value="34.9">
            <text:p>34.9</text:p>
          </table:table-cell>
          <table:table-cell office:value-type="float" office:value="35.42">
            <text:p>35.42</text:p>
          </table:table-cell>
          <table:table-cell office:value-type="float" office:value="5455800">
            <text:p>5455800</text:p>
          </table:table-cell>
          <table:table-cell office:value-type="float" office:value="33.92">
            <text:p>33.92</text:p>
          </table:table-cell>
          <table:table-cell table:formula="of:=LN([.G167])" office:value-type="float" office:value="3.5240048109237">
            <text:p>3.5240048109</text:p>
          </table:table-cell>
          <table:table-cell table:formula="of:=([.G167]-[.G166])/[.G166]" office:value-type="float" office:value="0.0035502958579883">
            <text:p>0.0035502959</text:p>
          </table:table-cell>
          <table:table-cell table:formula="of:=([.G167]-[.G154])/[.G154]" office:value-type="float" office:value="0.16323731138546">
            <text:p>0.1632373114</text:p>
          </table:table-cell>
          <table:table-cell table:formula="of:=LN([.G167]/[.G166])" office:value-type="float" office:value="0.00354400843472933">
            <text:p>0.0035440084</text:p>
          </table:table-cell>
          <table:table-cell table:formula="of:=LN([.G167]/[.G155])" office:value-type="float" office:value="0.165714930272824">
            <text:p>0.1657149303</text:p>
          </table:table-cell>
        </table:table-row>
        <table:table-row table:style-name="ro2">
          <table:table-cell office:value-type="string">
            <text:p>2007-01-03</text:p>
          </table:table-cell>
          <table:table-cell office:value-type="float" office:value="35.6">
            <text:p>35.6</text:p>
          </table:table-cell>
          <table:table-cell office:value-type="float" office:value="36.61">
            <text:p>36.61</text:p>
          </table:table-cell>
          <table:table-cell office:value-type="float" office:value="33.49">
            <text:p>33.49</text:p>
          </table:table-cell>
          <table:table-cell office:value-type="float" office:value="34.94">
            <text:p>34.94</text:p>
          </table:table-cell>
          <table:table-cell office:value-type="float" office:value="8635100">
            <text:p>8635100</text:p>
          </table:table-cell>
          <table:table-cell office:value-type="float" office:value="33.46">
            <text:p>33.46</text:p>
          </table:table-cell>
          <table:table-cell table:formula="of:=LN([.G168])" office:value-type="float" office:value="3.51035069555868">
            <text:p>3.5103506956</text:p>
          </table:table-cell>
          <table:table-cell table:formula="of:=([.G168]-[.G167])/[.G167]" office:value-type="float" office:value="-0.013561320754717">
            <text:p>-0.0135613208</text:p>
          </table:table-cell>
          <table:table-cell table:formula="of:=([.G168]-[.G155])/[.G155]" office:value-type="float" office:value="0.164231036882394">
            <text:p>0.1642310369</text:p>
          </table:table-cell>
          <table:table-cell table:formula="of:=LN([.G168]/[.G167])" office:value-type="float" office:value="-0.0136541153650245">
            <text:p>-0.0136541154</text:p>
          </table:table-cell>
          <table:table-cell table:formula="of:=LN([.G168]/[.G156])" office:value-type="float" office:value="0.0972247430312489">
            <text:p>0.097224743</text:p>
          </table:table-cell>
        </table:table-row>
        <table:table-row table:style-name="ro2">
          <table:table-cell office:value-type="string">
            <text:p>2007-02-01</text:p>
          </table:table-cell>
          <table:table-cell office:value-type="float" office:value="35.13">
            <text:p>35.13</text:p>
          </table:table-cell>
          <table:table-cell office:value-type="float" office:value="35.42">
            <text:p>35.42</text:p>
          </table:table-cell>
          <table:table-cell office:value-type="float" office:value="30.24">
            <text:p>30.24</text:p>
          </table:table-cell>
          <table:table-cell office:value-type="float" office:value="30.9">
            <text:p>30.9</text:p>
          </table:table-cell>
          <table:table-cell office:value-type="float" office:value="10784200">
            <text:p>10784200</text:p>
          </table:table-cell>
          <table:table-cell office:value-type="float" office:value="29.59">
            <text:p>29.59</text:p>
          </table:table-cell>
          <table:table-cell table:formula="of:=LN([.G169])" office:value-type="float" office:value="3.38743646641212">
            <text:p>3.3874364664</text:p>
          </table:table-cell>
          <table:table-cell table:formula="of:=([.G169]-[.G168])/[.G168]" office:value-type="float" office:value="-0.115660490137478">
            <text:p>-0.1156604901</text:p>
          </table:table-cell>
          <table:table-cell table:formula="of:=([.G169]-[.G156])/[.G156]" office:value-type="float" office:value="-0.0253623188405797">
            <text:p>-0.0253623188</text:p>
          </table:table-cell>
          <table:table-cell table:formula="of:=LN([.G169]/[.G168])" office:value-type="float" office:value="-0.12291422914656">
            <text:p>-0.1229142291</text:p>
          </table:table-cell>
          <table:table-cell table:formula="of:=LN([.G169]/[.G157])" office:value-type="float" office:value="-0.161606042514019">
            <text:p>-0.1616060425</text:p>
          </table:table-cell>
        </table:table-row>
        <table:table-row table:style-name="ro2">
          <table:table-cell office:value-type="string">
            <text:p>2007-03-01</text:p>
          </table:table-cell>
          <table:table-cell office:value-type="float" office:value="30.2">
            <text:p>30.2</text:p>
          </table:table-cell>
          <table:table-cell office:value-type="float" office:value="32.45">
            <text:p>32.45</text:p>
          </table:table-cell>
          <table:table-cell office:value-type="float" office:value="28.86">
            <text:p>28.86</text:p>
          </table:table-cell>
          <table:table-cell office:value-type="float" office:value="31.36">
            <text:p>31.36</text:p>
          </table:table-cell>
          <table:table-cell office:value-type="float" office:value="12966000">
            <text:p>12966000</text:p>
          </table:table-cell>
          <table:table-cell office:value-type="float" office:value="30.03">
            <text:p>30.03</text:p>
          </table:table-cell>
          <table:table-cell table:formula="of:=LN([.G170])" office:value-type="float" office:value="3.40219688199524">
            <text:p>3.402196882</text:p>
          </table:table-cell>
          <table:table-cell table:formula="of:=([.G170]-[.G169])/[.G169]" office:value-type="float" office:value="0.0148698884758365">
            <text:p>0.0148698885</text:p>
          </table:table-cell>
          <table:table-cell table:formula="of:=([.G170]-[.G157])/[.G157]" office:value-type="float" office:value="-0.136572742955722">
            <text:p>-0.136572743</text:p>
          </table:table-cell>
          <table:table-cell table:formula="of:=LN([.G170]/[.G169])" office:value-type="float" office:value="0.0147604155831207">
            <text:p>0.0147604156</text:p>
          </table:table-cell>
          <table:table-cell table:formula="of:=LN([.G170]/[.G158])" office:value-type="float" office:value="-0.182432550744898">
            <text:p>-0.1824325507</text:p>
          </table:table-cell>
        </table:table-row>
        <table:table-row table:style-name="ro2">
          <table:table-cell office:value-type="string">
            <text:p>2007-04-02</text:p>
          </table:table-cell>
          <table:table-cell office:value-type="float" office:value="31.54">
            <text:p>31.54</text:p>
          </table:table-cell>
          <table:table-cell office:value-type="float" office:value="32.3">
            <text:p>32.3</text:p>
          </table:table-cell>
          <table:table-cell office:value-type="float" office:value="30.3">
            <text:p>30.3</text:p>
          </table:table-cell>
          <table:table-cell office:value-type="float" office:value="31.02">
            <text:p>31.02</text:p>
          </table:table-cell>
          <table:table-cell office:value-type="float" office:value="9228800">
            <text:p>9228800</text:p>
          </table:table-cell>
          <table:table-cell office:value-type="float" office:value="29.71">
            <text:p>29.71</text:p>
          </table:table-cell>
          <table:table-cell table:formula="of:=LN([.G171])" office:value-type="float" office:value="3.39148368947452">
            <text:p>3.3914836895</text:p>
          </table:table-cell>
          <table:table-cell table:formula="of:=([.G171]-[.G170])/[.G170]" office:value-type="float" office:value="-0.0106560106560107">
            <text:p>-0.0106560107</text:p>
          </table:table-cell>
          <table:table-cell table:formula="of:=([.G171]-[.G158])/[.G158]" office:value-type="float" office:value="-0.175638179800222">
            <text:p>-0.1756381798</text:p>
          </table:table-cell>
          <table:table-cell table:formula="of:=LN([.G171]/[.G170])" office:value-type="float" office:value="-0.0107131925207226">
            <text:p>-0.0107131925</text:p>
          </table:table-cell>
          <table:table-cell table:formula="of:=LN([.G171]/[.G159])" office:value-type="float" office:value="-0.183386848027553">
            <text:p>-0.183386848</text:p>
          </table:table-cell>
        </table:table-row>
        <table:table-row table:style-name="ro2">
          <table:table-cell office:value-type="string">
            <text:p>2007-05-01</text:p>
          </table:table-cell>
          <table:table-cell office:value-type="float" office:value="31.16">
            <text:p>31.16</text:p>
          </table:table-cell>
          <table:table-cell office:value-type="float" office:value="31.9">
            <text:p>31.9</text:p>
          </table:table-cell>
          <table:table-cell office:value-type="float" office:value="28.03">
            <text:p>28.03</text:p>
          </table:table-cell>
          <table:table-cell office:value-type="float" office:value="28.81">
            <text:p>28.81</text:p>
          </table:table-cell>
          <table:table-cell office:value-type="float" office:value="15132000">
            <text:p>15132000</text:p>
          </table:table-cell>
          <table:table-cell office:value-type="float" office:value="27.59">
            <text:p>27.59</text:p>
          </table:table-cell>
          <table:table-cell table:formula="of:=LN([.G172])" office:value-type="float" office:value="3.31745338822919">
            <text:p>3.3174533882</text:p>
          </table:table-cell>
          <table:table-cell table:formula="of:=([.G172]-[.G171])/[.G171]" office:value-type="float" office:value="-0.0713564456411983">
            <text:p>-0.0713564456</text:p>
          </table:table-cell>
          <table:table-cell table:formula="of:=([.G172]-[.G159])/[.G159]" office:value-type="float" office:value="-0.226954328943682">
            <text:p>-0.2269543289</text:p>
          </table:table-cell>
          <table:table-cell table:formula="of:=LN([.G172]/[.G171])" office:value-type="float" office:value="-0.0740303012453216">
            <text:p>-0.0740303012</text:p>
          </table:table-cell>
          <table:table-cell table:formula="of:=LN([.G172]/[.G160])" office:value-type="float" office:value="-0.2130163291371">
            <text:p>-0.2130163291</text:p>
          </table:table-cell>
        </table:table-row>
        <table:table-row table:style-name="ro2">
          <table:table-cell office:value-type="string">
            <text:p>2007-06-01</text:p>
          </table:table-cell>
          <table:table-cell office:value-type="float" office:value="28.8">
            <text:p>28.8</text:p>
          </table:table-cell>
          <table:table-cell office:value-type="float" office:value="29.15">
            <text:p>29.15</text:p>
          </table:table-cell>
          <table:table-cell office:value-type="float" office:value="25.22">
            <text:p>25.22</text:p>
          </table:table-cell>
          <table:table-cell office:value-type="float" office:value="26.24">
            <text:p>26.24</text:p>
          </table:table-cell>
          <table:table-cell office:value-type="float" office:value="18001300">
            <text:p>18001300</text:p>
          </table:table-cell>
          <table:table-cell office:value-type="float" office:value="25.13">
            <text:p>25.13</text:p>
          </table:table-cell>
          <table:table-cell table:formula="of:=LN([.G173])" office:value-type="float" office:value="3.2240623515555">
            <text:p>3.2240623516</text:p>
          </table:table-cell>
          <table:table-cell table:formula="of:=([.G173]-[.G172])/[.G172]" office:value-type="float" office:value="-0.0891627401232331">
            <text:p>-0.0891627401</text:p>
          </table:table-cell>
          <table:table-cell table:formula="of:=([.G173]-[.G160])/[.G160]" office:value-type="float" office:value="-0.263913298183948">
            <text:p>-0.2639132982</text:p>
          </table:table-cell>
          <table:table-cell table:formula="of:=LN([.G173]/[.G172])" office:value-type="float" office:value="-0.093391036673694">
            <text:p>-0.0933910367</text:p>
          </table:table-cell>
          <table:table-cell table:formula="of:=LN([.G173]/[.G161])" office:value-type="float" office:value="-0.363891183968475">
            <text:p>-0.363891184</text:p>
          </table:table-cell>
        </table:table-row>
        <table:table-row table:style-name="ro2">
          <table:table-cell office:value-type="string">
            <text:p>2007-07-02</text:p>
          </table:table-cell>
          <table:table-cell office:value-type="float" office:value="26.4">
            <text:p>26.4</text:p>
          </table:table-cell>
          <table:table-cell office:value-type="float" office:value="28.5">
            <text:p>28.5</text:p>
          </table:table-cell>
          <table:table-cell office:value-type="float" office:value="25.63">
            <text:p>25.63</text:p>
          </table:table-cell>
          <table:table-cell office:value-type="float" office:value="26.68">
            <text:p>26.68</text:p>
          </table:table-cell>
          <table:table-cell office:value-type="float" office:value="16492900">
            <text:p>16492900</text:p>
          </table:table-cell>
          <table:table-cell office:value-type="float" office:value="25.55">
            <text:p>25.55</text:p>
          </table:table-cell>
          <table:table-cell table:formula="of:=LN([.G174])" office:value-type="float" office:value="3.24063731664971">
            <text:p>3.2406373166</text:p>
          </table:table-cell>
          <table:table-cell table:formula="of:=([.G174]-[.G173])/[.G173]" office:value-type="float" office:value="0.0167130919220056">
            <text:p>0.0167130919</text:p>
          </table:table-cell>
          <table:table-cell table:formula="of:=([.G174]-[.G161])/[.G161]" office:value-type="float" office:value="-0.29341814159292">
            <text:p>-0.2934181416</text:p>
          </table:table-cell>
          <table:table-cell table:formula="of:=LN([.G174]/[.G173])" office:value-type="float" office:value="0.0165749650942126">
            <text:p>0.0165749651</text:p>
          </table:table-cell>
          <table:table-cell table:formula="of:=LN([.G174]/[.G162])" office:value-type="float" office:value="-0.24918125666597">
            <text:p>-0.2491812567</text:p>
          </table:table-cell>
        </table:table-row>
        <table:table-row table:style-name="ro2">
          <table:table-cell office:value-type="string">
            <text:p>2007-08-01</text:p>
          </table:table-cell>
          <table:table-cell office:value-type="float" office:value="26.51">
            <text:p>26.51</text:p>
          </table:table-cell>
          <table:table-cell office:value-type="float" office:value="28.6">
            <text:p>28.6</text:p>
          </table:table-cell>
          <table:table-cell office:value-type="float" office:value="26.03">
            <text:p>26.03</text:p>
          </table:table-cell>
          <table:table-cell office:value-type="float" office:value="27.55">
            <text:p>27.55</text:p>
          </table:table-cell>
          <table:table-cell office:value-type="float" office:value="12381800">
            <text:p>12381800</text:p>
          </table:table-cell>
          <table:table-cell office:value-type="float" office:value="26.38">
            <text:p>26.38</text:p>
          </table:table-cell>
          <table:table-cell table:formula="of:=LN([.G175])" office:value-type="float" office:value="3.27260614728917">
            <text:p>3.2726061473</text:p>
          </table:table-cell>
          <table:table-cell table:formula="of:=([.G175]-[.G174])/[.G174]" office:value-type="float" office:value="0.0324853228962817">
            <text:p>0.0324853229</text:p>
          </table:table-cell>
          <table:table-cell table:formula="of:=([.G175]-[.G162])/[.G162]" office:value-type="float" office:value="-0.195241000610128">
            <text:p>-0.1952410006</text:p>
          </table:table-cell>
          <table:table-cell table:formula="of:=LN([.G175]/[.G174])" office:value-type="float" office:value="0.0319688306394551">
            <text:p>0.0319688306</text:p>
          </table:table-cell>
          <table:table-cell table:formula="of:=LN([.G175]/[.G163])" office:value-type="float" office:value="-0.118540898519485">
            <text:p>-0.1185408985</text:p>
          </table:table-cell>
        </table:table-row>
        <table:table-row table:style-name="ro2">
          <table:table-cell office:value-type="string">
            <text:p>2007-09-04</text:p>
          </table:table-cell>
          <table:table-cell office:value-type="float" office:value="27.67">
            <text:p>27.67</text:p>
          </table:table-cell>
          <table:table-cell office:value-type="float" office:value="28.19">
            <text:p>28.19</text:p>
          </table:table-cell>
          <table:table-cell office:value-type="float" office:value="25.95">
            <text:p>25.95</text:p>
          </table:table-cell>
          <table:table-cell office:value-type="float" office:value="26.2">
            <text:p>26.2</text:p>
          </table:table-cell>
          <table:table-cell office:value-type="float" office:value="11225900">
            <text:p>11225900</text:p>
          </table:table-cell>
          <table:table-cell office:value-type="float" office:value="25.09">
            <text:p>25.09</text:p>
          </table:table-cell>
          <table:table-cell table:formula="of:=LN([.G176])" office:value-type="float" office:value="3.22246936037833">
            <text:p>3.2224693604</text:p>
          </table:table-cell>
          <table:table-cell table:formula="of:=([.G176]-[.G175])/[.G175]" office:value-type="float" office:value="-0.0489006823351023">
            <text:p>-0.0489006823</text:p>
          </table:table-cell>
          <table:table-cell table:formula="of:=([.G176]-[.G163])/[.G163]" office:value-type="float" office:value="-0.155218855218855">
            <text:p>-0.1552188552</text:p>
          </table:table-cell>
          <table:table-cell table:formula="of:=LN([.G176]/[.G175])" office:value-type="float" office:value="-0.0501367869108376">
            <text:p>-0.0501367869</text:p>
          </table:table-cell>
          <table:table-cell table:formula="of:=LN([.G176]/[.G164])" office:value-type="float" office:value="-0.262149629422897">
            <text:p>-0.2621496294</text:p>
          </table:table-cell>
        </table:table-row>
        <table:table-row table:style-name="ro2">
          <table:table-cell office:value-type="string">
            <text:p>2007-10-01</text:p>
          </table:table-cell>
          <table:table-cell office:value-type="float" office:value="26.27">
            <text:p>26.27</text:p>
          </table:table-cell>
          <table:table-cell office:value-type="float" office:value="26.92">
            <text:p>26.92</text:p>
          </table:table-cell>
          <table:table-cell office:value-type="float" office:value="25.63">
            <text:p>25.63</text:p>
          </table:table-cell>
          <table:table-cell office:value-type="float" office:value="26.68">
            <text:p>26.68</text:p>
          </table:table-cell>
          <table:table-cell office:value-type="float" office:value="9327000">
            <text:p>9327000</text:p>
          </table:table-cell>
          <table:table-cell office:value-type="float" office:value="25.55">
            <text:p>25.55</text:p>
          </table:table-cell>
          <table:table-cell table:formula="of:=LN([.G177])" office:value-type="float" office:value="3.24063731664971">
            <text:p>3.2406373166</text:p>
          </table:table-cell>
          <table:table-cell table:formula="of:=([.G177]-[.G176])/[.G176]" office:value-type="float" office:value="0.018333997608609">
            <text:p>0.0183339976</text:p>
          </table:table-cell>
          <table:table-cell table:formula="of:=([.G177]-[.G164])/[.G164]" office:value-type="float" office:value="-0.216498006746397">
            <text:p>-0.2164980067</text:p>
          </table:table-cell>
          <table:table-cell table:formula="of:=LN([.G177]/[.G176])" office:value-type="float" office:value="0.0181679562713825">
            <text:p>0.0181679563</text:p>
          </table:table-cell>
          <table:table-cell table:formula="of:=LN([.G177]/[.G165])" office:value-type="float" office:value="-0.34703963195506">
            <text:p>-0.347039632</text:p>
          </table:table-cell>
        </table:table-row>
        <table:table-row table:style-name="ro2">
          <table:table-cell office:value-type="string">
            <text:p>2007-11-01</text:p>
          </table:table-cell>
          <table:table-cell office:value-type="float" office:value="26.4">
            <text:p>26.4</text:p>
          </table:table-cell>
          <table:table-cell office:value-type="float" office:value="26.68">
            <text:p>26.68</text:p>
          </table:table-cell>
          <table:table-cell office:value-type="float" office:value="21.77">
            <text:p>21.77</text:p>
          </table:table-cell>
          <table:table-cell office:value-type="float" office:value="23.39">
            <text:p>23.39</text:p>
          </table:table-cell>
          <table:table-cell office:value-type="float" office:value="20232800">
            <text:p>20232800</text:p>
          </table:table-cell>
          <table:table-cell office:value-type="float" office:value="22.4">
            <text:p>22.4</text:p>
          </table:table-cell>
          <table:table-cell table:formula="of:=LN([.G178])" office:value-type="float" office:value="3.10906095886099">
            <text:p>3.1090609589</text:p>
          </table:table-cell>
          <table:table-cell table:formula="of:=([.G178]-[.G177])/[.G177]" office:value-type="float" office:value="-0.123287671232877">
            <text:p>-0.1232876712</text:p>
          </table:table-cell>
          <table:table-cell table:formula="of:=([.G178]-[.G165])/[.G165]" office:value-type="float" office:value="-0.380359612724758">
            <text:p>-0.3803596127</text:p>
          </table:table-cell>
          <table:table-cell table:formula="of:=LN([.G178]/[.G177])" office:value-type="float" office:value="-0.131576357788719">
            <text:p>-0.1315763578</text:p>
          </table:table-cell>
          <table:table-cell table:formula="of:=LN([.G178]/[.G166])" office:value-type="float" office:value="-0.411399843627979">
            <text:p>-0.4113998436</text:p>
          </table:table-cell>
        </table:table-row>
        <table:table-row table:style-name="ro2">
          <table:table-cell office:value-type="string">
            <text:p>2007-12-03</text:p>
          </table:table-cell>
          <table:table-cell office:value-type="float" office:value="23.23">
            <text:p>23.23</text:p>
          </table:table-cell>
          <table:table-cell office:value-type="float" office:value="23.43">
            <text:p>23.43</text:p>
          </table:table-cell>
          <table:table-cell office:value-type="float" office:value="19.89">
            <text:p>19.89</text:p>
          </table:table-cell>
          <table:table-cell office:value-type="float" office:value="20.47">
            <text:p>20.47</text:p>
          </table:table-cell>
          <table:table-cell office:value-type="float" office:value="12201200">
            <text:p>12201200</text:p>
          </table:table-cell>
          <table:table-cell office:value-type="float" office:value="19.6">
            <text:p>19.6</text:p>
          </table:table-cell>
          <table:table-cell table:formula="of:=LN([.G179])" office:value-type="float" office:value="2.97552956623647">
            <text:p>2.9755295662</text:p>
          </table:table-cell>
          <table:table-cell table:formula="of:=([.G179]-[.G178])/[.G178]" office:value-type="float" office:value="-0.125">
            <text:p>-0.125</text:p>
          </table:table-cell>
          <table:table-cell table:formula="of:=([.G179]-[.G166])/[.G166]" office:value-type="float" office:value="-0.420118343195266">
            <text:p>-0.4201183432</text:p>
          </table:table-cell>
          <table:table-cell table:formula="of:=LN([.G179]/[.G178])" office:value-type="float" office:value="-0.133531392624522">
            <text:p>-0.1335313926</text:p>
          </table:table-cell>
          <table:table-cell table:formula="of:=LN([.G179]/[.G167])" office:value-type="float" office:value="-0.548475244687231">
            <text:p>-0.5484752447</text:p>
          </table:table-cell>
        </table:table-row>
        <table:table-row table:style-name="ro2">
          <table:table-cell office:value-type="string">
            <text:p>2008-01-02</text:p>
          </table:table-cell>
          <table:table-cell office:value-type="float" office:value="20.14">
            <text:p>20.14</text:p>
          </table:table-cell>
          <table:table-cell office:value-type="float" office:value="21.01">
            <text:p>21.01</text:p>
          </table:table-cell>
          <table:table-cell office:value-type="float" office:value="17.66">
            <text:p>17.66</text:p>
          </table:table-cell>
          <table:table-cell office:value-type="float" office:value="18.91">
            <text:p>18.91</text:p>
          </table:table-cell>
          <table:table-cell office:value-type="float" office:value="24534800">
            <text:p>24534800</text:p>
          </table:table-cell>
          <table:table-cell office:value-type="float" office:value="18.11">
            <text:p>18.11</text:p>
          </table:table-cell>
          <table:table-cell table:formula="of:=LN([.G180])" office:value-type="float" office:value="2.89646427189532">
            <text:p>2.8964642719</text:p>
          </table:table-cell>
          <table:table-cell table:formula="of:=([.G180]-[.G179])/[.G179]" office:value-type="float" office:value="-0.0760204081632654">
            <text:p>-0.0760204082</text:p>
          </table:table-cell>
          <table:table-cell table:formula="of:=([.G180]-[.G167])/[.G167]" office:value-type="float" office:value="-0.466096698113208">
            <text:p>-0.4660966981</text:p>
          </table:table-cell>
          <table:table-cell table:formula="of:=LN([.G180]/[.G179])" office:value-type="float" office:value="-0.0790652943411496">
            <text:p>-0.0790652943</text:p>
          </table:table-cell>
          <table:table-cell table:formula="of:=LN([.G180]/[.G168])" office:value-type="float" office:value="-0.613886423663356">
            <text:p>-0.6138864237</text:p>
          </table:table-cell>
        </table:table-row>
        <table:table-row table:style-name="ro2">
          <table:table-cell office:value-type="string">
            <text:p>2008-02-01</text:p>
          </table:table-cell>
          <table:table-cell office:value-type="float" office:value="18.97">
            <text:p>18.97</text:p>
          </table:table-cell>
          <table:table-cell office:value-type="float" office:value="19.35">
            <text:p>19.35</text:p>
          </table:table-cell>
          <table:table-cell office:value-type="float" office:value="17.75">
            <text:p>17.75</text:p>
          </table:table-cell>
          <table:table-cell office:value-type="float" office:value="17.98">
            <text:p>17.98</text:p>
          </table:table-cell>
          <table:table-cell office:value-type="float" office:value="13260300">
            <text:p>13260300</text:p>
          </table:table-cell>
          <table:table-cell office:value-type="float" office:value="17.22">
            <text:p>17.22</text:p>
          </table:table-cell>
          <table:table-cell table:formula="of:=LN([.G181])" office:value-type="float" office:value="2.84607149899958">
            <text:p>2.846071499</text:p>
          </table:table-cell>
          <table:table-cell table:formula="of:=([.G181]-[.G180])/[.G180]" office:value-type="float" office:value="-0.049144119271121">
            <text:p>-0.0491441193</text:p>
          </table:table-cell>
          <table:table-cell table:formula="of:=([.G181]-[.G168])/[.G168]" office:value-type="float" office:value="-0.485355648535565">
            <text:p>-0.4853556485</text:p>
          </table:table-cell>
          <table:table-cell table:formula="of:=LN([.G181]/[.G180])" office:value-type="float" office:value="-0.0503927728957373">
            <text:p>-0.0503927729</text:p>
          </table:table-cell>
          <table:table-cell table:formula="of:=LN([.G181]/[.G169])" office:value-type="float" office:value="-0.541364967412534">
            <text:p>-0.5413649674</text:p>
          </table:table-cell>
        </table:table-row>
        <table:table-row table:style-name="ro2">
          <table:table-cell office:value-type="string">
            <text:p>2008-03-03</text:p>
          </table:table-cell>
          <table:table-cell office:value-type="float" office:value="18.02">
            <text:p>18.02</text:p>
          </table:table-cell>
          <table:table-cell office:value-type="float" office:value="18.5">
            <text:p>18.5</text:p>
          </table:table-cell>
          <table:table-cell office:value-type="float" office:value="16.77">
            <text:p>16.77</text:p>
          </table:table-cell>
          <table:table-cell office:value-type="float" office:value="17.5">
            <text:p>17.5</text:p>
          </table:table-cell>
          <table:table-cell office:value-type="float" office:value="15459300">
            <text:p>15459300</text:p>
          </table:table-cell>
          <table:table-cell office:value-type="float" office:value="16.76">
            <text:p>16.76</text:p>
          </table:table-cell>
          <table:table-cell table:formula="of:=LN([.G182])" office:value-type="float" office:value="2.81899509505394">
            <text:p>2.8189950951</text:p>
          </table:table-cell>
          <table:table-cell table:formula="of:=([.G182]-[.G181])/[.G181]" office:value-type="float" office:value="-0.0267131242740997">
            <text:p>-0.0267131243</text:p>
          </table:table-cell>
          <table:table-cell table:formula="of:=([.G182]-[.G169])/[.G169]" office:value-type="float" office:value="-0.433592429874958">
            <text:p>-0.4335924299</text:p>
          </table:table-cell>
          <table:table-cell table:formula="of:=LN([.G182]/[.G181])" office:value-type="float" office:value="-0.0270764039456476">
            <text:p>-0.0270764039</text:p>
          </table:table-cell>
          <table:table-cell table:formula="of:=LN([.G182]/[.G170])" office:value-type="float" office:value="-0.583201786941302">
            <text:p>-0.5832017869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0.0004in" svg:y="1.9559in">
            <draw:object draw:notify-on-update-of-ranges="Sheet1.A2:Sheet1.A182 Sheet1.G1:Sheet1.G1 Sheet1.G2:Sheet1.G1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.0004in" svg:y="6.4004in">
            <draw:object draw:notify-on-update-of-ranges="Sheet1.A2:Sheet1.A182 Sheet1.G1:Sheet1.G1 Sheet1.H2:Sheet1.H18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0.2799in" svg:height="6.5374in" svg:x="0in" svg:y="10.8846in">
            <draw:object draw:notify-on-update-of-ranges="Sheet1.A2:Sheet1.A182 Sheet1.G1:Sheet1.G1 Sheet1.I2:Sheet1.I18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0.2799in" svg:height="6.5374in" svg:x="0.0004in" svg:y="18.8449in">
            <draw:object draw:notify-on-update-of-ranges="Sheet1.A15:Sheet1.A182 Sheet1.G1:Sheet1.G1 Sheet1.J15:Sheet1.J18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0.2799in" svg:height="6.5374in" svg:x="0in" svg:y="27.5394in">
            <draw:object draw:notify-on-update-of-ranges="Sheet1.A2:Sheet1.A182 Sheet1.G1:Sheet1.G1 Sheet1.K2:Sheet1.K18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0.2799in" svg:height="6.5374in" svg:x="0.1705in" svg:y="34.7559in">
            <draw:object draw:notify-on-update-of-ranges="Sheet1.A14:Sheet1.A182 Sheet1.G1:Sheet1.G1 Sheet1.L14:Sheet1.L18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2:Sheet1.G1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8T23:58:50</dc:date>
    <meta:document-statistic meta:table-count="2" meta:cell-count="2157" meta:object-count="6"/>
    <meta:generator>LibreOffice/3.6$MacOSX_x86 LibreOffice_project/da8c1e6-fd468f4-454e206-f42a4a9-143cf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36cm" svg:y="4.199cm" style:legend-expansion="high" chart:style-name="ch2"/>
        <chart:plot-area chart:style-name="ch3" table:cell-range-address="Sheet1.A2:Sheet1.A182 Sheet1.G1:Sheet1.G182" chart:data-source-has-labels="both" svg:x="0.77cm" svg:y="0.855cm" svg:width="11.726cm" svg:height="7.545cm">
          <chartooo:coordinate-region svg:x="1.67cm" svg:y="1.056cm" svg:width="10.476cm" svg:height="6.293cm"/>
          <chart:axis chart:dimension="x" chart:name="primary-x" chart:style-name="ch4" chartooo:axis-type="auto">
            <chartooo:date-scale/>
            <chart:categories table:cell-range-address="Sheet1.A2:Sheet1.A1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182" chart:label-cell-address="Sheet1.G1:Sheet1.G1" chart:class="chart:line"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j Clos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3-03-31</text:p>
                <draw:g>
                  <svg:desc>Sheet1.A2:Sheet1.A182</svg:desc>
                </draw:g>
              </table:table-cell>
              <table:table-cell office:value-type="float" office:value="1.14">
                <text:p>1.14</text:p>
                <draw:g>
                  <svg:desc>Sheet1.G2:Sheet1.G182</svg:desc>
                </draw:g>
              </table:table-cell>
            </table:table-row>
            <table:table-row>
              <table:table-cell office:value-type="string">
                <text:p>1993-04-0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993-05-0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993-06-0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993-07-01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993-08-0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993-09-01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993-10-0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993-11-0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993-12-0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994-01-0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994-02-0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994-03-01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994-04-0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994-05-02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994-06-0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994-07-01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994-08-01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994-09-01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994-10-03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994-11-0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994-12-0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995-01-0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995-02-01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995-03-0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995-04-03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995-05-01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995-06-01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995-07-03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995-08-01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995-09-01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995-10-0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995-11-01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995-12-01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1996-01-02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996-02-01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1996-03-01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996-04-01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996-05-01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996-06-03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996-07-0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996-08-01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996-09-0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996-10-0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996-11-0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996-12-02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997-01-0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997-02-03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1997-03-03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997-04-01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997-05-01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997-06-02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1997-07-0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997-08-01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997-09-02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1997-10-0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997-11-0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997-12-01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1998-01-02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998-02-02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1998-03-02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1998-04-01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1998-05-01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1998-06-0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998-07-01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1998-08-03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998-09-01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998-10-01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1998-11-02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1998-12-01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1999-01-04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string">
                <text:p>1999-02-01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1999-03-01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1999-04-01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1999-05-03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1999-06-01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1999-07-01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1999-08-0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999-09-01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1999-10-01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1999-11-01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>
                <text:p>1999-12-01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2000-01-03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2000-02-01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2000-03-01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2000-04-03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2000-05-01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2000-06-01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2000-07-03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2000-08-01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2000-09-01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2000-10-0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000-11-01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2000-12-01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001-01-02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2001-02-0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2001-03-01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2001-04-02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001-05-0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001-06-01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2001-07-02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2001-08-01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2001-09-04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2001-10-0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001-11-01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2001-12-03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2002-01-02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2002-02-04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2002-03-01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2002-04-01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2002-05-0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002-06-0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2002-07-0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002-08-01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002-09-03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2002-10-01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2002-11-01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2002-12-02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2003-01-02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2003-02-03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2003-03-03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2003-04-01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2003-05-01</text:p>
              </table:table-cell>
              <table:table-cell office:value-type="float" office:value="11.81">
                <text:p>11.81</text:p>
              </table:table-cell>
            </table:table-row>
            <table:table-row>
              <table:table-cell office:value-type="string">
                <text:p>2003-06-02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2003-07-01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2003-08-01</text:p>
              </table:table-cell>
              <table:table-cell office:value-type="float" office:value="13.59">
                <text:p>13.59</text:p>
              </table:table-cell>
            </table:table-row>
            <table:table-row>
              <table:table-cell office:value-type="string">
                <text:p>2003-09-02</text:p>
              </table:table-cell>
              <table:table-cell office:value-type="float" office:value="13.79">
                <text:p>13.79</text:p>
              </table:table-cell>
            </table:table-row>
            <table:table-row>
              <table:table-cell office:value-type="string">
                <text:p>2003-10-01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2003-11-03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2003-12-01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2004-01-02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2004-02-02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2004-03-01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2004-04-01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string">
                <text:p>2004-05-03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2004-06-01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2004-07-01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004-08-02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string">
                <text:p>2004-09-01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004-10-01</text:p>
              </table:table-cell>
              <table:table-cell office:value-type="float" office:value="25.32">
                <text:p>25.32</text:p>
              </table:table-cell>
            </table:table-row>
            <table:table-row>
              <table:table-cell office:value-type="string">
                <text:p>2004-11-01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2004-12-01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2005-01-03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2005-02-01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2005-03-01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2005-04-01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2005-05-02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2005-06-01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2005-07-01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>
                <text:p>2005-08-01</text:p>
              </table:table-cell>
              <table:table-cell office:value-type="float" office:value="23.48">
                <text:p>23.48</text:p>
              </table:table-cell>
            </table:table-row>
            <table:table-row>
              <table:table-cell office:value-type="string">
                <text:p>2005-09-01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2005-10-03</text:p>
              </table:table-cell>
              <table:table-cell office:value-type="float" office:value="27.08">
                <text:p>27.08</text:p>
              </table:table-cell>
            </table:table-row>
            <table:table-row>
              <table:table-cell office:value-type="string">
                <text:p>2005-11-01</text:p>
              </table:table-cell>
              <table:table-cell office:value-type="float" office:value="29.16">
                <text:p>29.16</text:p>
              </table:table-cell>
            </table:table-row>
            <table:table-row>
              <table:table-cell office:value-type="string">
                <text:p>2005-12-01</text:p>
              </table:table-cell>
              <table:table-cell office:value-type="float" office:value="28.74">
                <text:p>28.74</text:p>
              </table:table-cell>
            </table:table-row>
            <table:table-row>
              <table:table-cell office:value-type="string">
                <text:p>2006-01-03</text:p>
              </table:table-cell>
              <table:table-cell office:value-type="float" office:value="30.36">
                <text:p>30.36</text:p>
              </table:table-cell>
            </table:table-row>
            <table:table-row>
              <table:table-cell office:value-type="string">
                <text:p>2006-02-01</text:p>
              </table:table-cell>
              <table:table-cell office:value-type="float" office:value="34.78">
                <text:p>34.78</text:p>
              </table:table-cell>
            </table:table-row>
            <table:table-row>
              <table:table-cell office:value-type="string">
                <text:p>2006-03-01</text:p>
              </table:table-cell>
              <table:table-cell office:value-type="float" office:value="36.04">
                <text:p>36.04</text:p>
              </table:table-cell>
            </table:table-row>
            <table:table-row>
              <table:table-cell office:value-type="string">
                <text:p>2006-04-03</text:p>
              </table:table-cell>
              <table:table-cell office:value-type="float" office:value="35.69">
                <text:p>35.69</text:p>
              </table:table-cell>
            </table:table-row>
            <table:table-row>
              <table:table-cell office:value-type="string">
                <text:p>2006-05-01</text:p>
              </table:table-cell>
              <table:table-cell office:value-type="float" office:value="34.14">
                <text:p>34.14</text:p>
              </table:table-cell>
            </table:table-row>
            <table:table-row>
              <table:table-cell office:value-type="string">
                <text:p>2006-06-01</text:p>
              </table:table-cell>
              <table:table-cell office:value-type="float" office:value="36.16">
                <text:p>36.16</text:p>
              </table:table-cell>
            </table:table-row>
            <table:table-row>
              <table:table-cell office:value-type="string">
                <text:p>2006-07-03</text:p>
              </table:table-cell>
              <table:table-cell office:value-type="float" office:value="32.78">
                <text:p>32.78</text:p>
              </table:table-cell>
            </table:table-row>
            <table:table-row>
              <table:table-cell office:value-type="string">
                <text:p>2006-08-01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2006-09-01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string">
                <text:p>2006-10-02</text:p>
              </table:table-cell>
              <table:table-cell office:value-type="float" office:value="36.15">
                <text:p>36.15</text:p>
              </table:table-cell>
            </table:table-row>
            <table:table-row>
              <table:table-cell office:value-type="string">
                <text:p>2006-11-01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2006-12-01</text:p>
              </table:table-cell>
              <table:table-cell office:value-type="float" office:value="33.92">
                <text:p>33.92</text:p>
              </table:table-cell>
            </table:table-row>
            <table:table-row>
              <table:table-cell office:value-type="string">
                <text:p>2007-01-03</text:p>
              </table:table-cell>
              <table:table-cell office:value-type="float" office:value="33.46">
                <text:p>33.46</text:p>
              </table:table-cell>
            </table:table-row>
            <table:table-row>
              <table:table-cell office:value-type="string">
                <text:p>2007-02-01</text:p>
              </table:table-cell>
              <table:table-cell office:value-type="float" office:value="29.59">
                <text:p>29.59</text:p>
              </table:table-cell>
            </table:table-row>
            <table:table-row>
              <table:table-cell office:value-type="string">
                <text:p>2007-03-01</text:p>
              </table:table-cell>
              <table:table-cell office:value-type="float" office:value="30.03">
                <text:p>30.03</text:p>
              </table:table-cell>
            </table:table-row>
            <table:table-row>
              <table:table-cell office:value-type="string">
                <text:p>2007-04-02</text:p>
              </table:table-cell>
              <table:table-cell office:value-type="float" office:value="29.71">
                <text:p>29.71</text:p>
              </table:table-cell>
            </table:table-row>
            <table:table-row>
              <table:table-cell office:value-type="string">
                <text:p>2007-05-01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2007-06-01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2007-07-02</text:p>
              </table:table-cell>
              <table:table-cell office:value-type="float" office:value="25.55">
                <text:p>25.55</text:p>
              </table:table-cell>
            </table:table-row>
            <table:table-row>
              <table:table-cell office:value-type="string">
                <text:p>2007-08-01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2007-09-04</text:p>
              </table:table-cell>
              <table:table-cell office:value-type="float" office:value="25.09">
                <text:p>25.09</text:p>
              </table:table-cell>
            </table:table-row>
            <table:table-row>
              <table:table-cell office:value-type="string">
                <text:p>2007-10-01</text:p>
              </table:table-cell>
              <table:table-cell office:value-type="float" office:value="25.55">
                <text:p>25.55</text:p>
              </table:table-cell>
            </table:table-row>
            <table:table-row>
              <table:table-cell office:value-type="string">
                <text:p>2007-11-01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2007-12-03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008-01-02</text:p>
              </table:table-cell>
              <table:table-cell office:value-type="float" office:value="18.11">
                <text:p>18.11</text:p>
              </table:table-cell>
            </table:table-row>
            <table:table-row>
              <table:table-cell office:value-type="string">
                <text:p>2008-02-01</text:p>
              </table:table-cell>
              <table:table-cell office:value-type="float" office:value="17.22">
                <text:p>17.22</text:p>
              </table:table-cell>
            </table:table-row>
            <table:table-row>
              <table:table-cell office:value-type="string">
                <text:p>2008-03-03</text:p>
              </table:table-cell>
              <table:table-cell office:value-type="float" office:value="16.76">
                <text:p>16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da8c1e6-fd468f4-454e206-f42a4a9-143cf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36cm" svg:y="4.199cm" style:legend-expansion="high" chart:style-name="ch2"/>
        <chart:plot-area chart:style-name="ch3" table:cell-range-address="Sheet1.A2:Sheet1.A182 Sheet1.G1:Sheet1.G1 Sheet1.H2:Sheet1.H182" chart:data-source-has-labels="both" svg:x="0.77cm" svg:y="0.855cm" svg:width="11.726cm" svg:height="7.545cm">
          <chartooo:coordinate-region svg:x="1.67cm" svg:y="1.056cm" svg:width="10.476cm" svg:height="6.293cm"/>
          <chart:axis chart:dimension="x" chart:name="primary-x" chart:style-name="ch4" chartooo:axis-type="auto">
            <chartooo:date-scale/>
            <chart:categories table:cell-range-address="Sheet1.A2:Sheet1.A1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182" chart:label-cell-address="Sheet1.G1:Sheet1.G1" chart:class="chart:line"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j Clos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3-03-31</text:p>
                <draw:g>
                  <svg:desc>Sheet1.A2:Sheet1.A182</svg:desc>
                </draw:g>
              </table:table-cell>
              <table:table-cell office:value-type="float" office:value="0.131028262406404">
                <text:p>0.131028262406404</text:p>
                <draw:g>
                  <svg:desc>Sheet1.H2:Sheet1.H182</svg:desc>
                </draw:g>
              </table:table-cell>
            </table:table-row>
            <table:table-row>
              <table:table-cell office:value-type="string">
                <text:p>1993-04-01</text:p>
              </table:table-cell>
              <table:table-cell office:value-type="float" office:value="0.148420005118273">
                <text:p>0.148420005118273</text:p>
              </table:table-cell>
            </table:table-row>
            <table:table-row>
              <table:table-cell office:value-type="string">
                <text:p>1993-05-03</text:p>
              </table:table-cell>
              <table:table-cell office:value-type="float" office:value="0.364643113587909">
                <text:p>0.364643113587909</text:p>
              </table:table-cell>
            </table:table-row>
            <table:table-row>
              <table:table-cell office:value-type="string">
                <text:p>1993-06-01</text:p>
              </table:table-cell>
              <table:table-cell office:value-type="float" office:value="0.385262400790645">
                <text:p>0.385262400790645</text:p>
              </table:table-cell>
            </table:table-row>
            <table:table-row>
              <table:table-cell office:value-type="string">
                <text:p>1993-07-01</text:p>
              </table:table-cell>
              <table:table-cell office:value-type="float" office:value="0.350656871613169">
                <text:p>0.350656871613169</text:p>
              </table:table-cell>
            </table:table-row>
            <table:table-row>
              <table:table-cell office:value-type="string">
                <text:p>1993-08-02</text:p>
              </table:table-cell>
              <table:table-cell office:value-type="float" office:value="0.371563556432483">
                <text:p>0.371563556432483</text:p>
              </table:table-cell>
            </table:table-row>
            <table:table-row>
              <table:table-cell office:value-type="string">
                <text:p>1993-09-01</text:p>
              </table:table-cell>
              <table:table-cell office:value-type="float" office:value="0.494696241836107">
                <text:p>0.494696241836107</text:p>
              </table:table-cell>
            </table:table-row>
            <table:table-row>
              <table:table-cell office:value-type="string">
                <text:p>1993-10-01</text:p>
              </table:table-cell>
              <table:table-cell office:value-type="float" office:value="0.470003629245736">
                <text:p>0.470003629245736</text:p>
              </table:table-cell>
            </table:table-row>
            <table:table-row>
              <table:table-cell office:value-type="string">
                <text:p>1993-11-01</text:p>
              </table:table-cell>
              <table:table-cell office:value-type="float" office:value="0.285178942233662">
                <text:p>0.285178942233662</text:p>
              </table:table-cell>
            </table:table-row>
            <table:table-row>
              <table:table-cell office:value-type="string">
                <text:p>1993-12-01</text:p>
              </table:table-cell>
              <table:table-cell office:value-type="float" office:value="0.285178942233662">
                <text:p>0.285178942233662</text:p>
              </table:table-cell>
            </table:table-row>
            <table:table-row>
              <table:table-cell office:value-type="string">
                <text:p>1994-01-03</text:p>
              </table:table-cell>
              <table:table-cell office:value-type="float" office:value="0.364643113587909">
                <text:p>0.364643113587909</text:p>
              </table:table-cell>
            </table:table-row>
            <table:table-row>
              <table:table-cell office:value-type="string">
                <text:p>1994-02-01</text:p>
              </table:table-cell>
              <table:table-cell office:value-type="float" office:value="0.3293037471426">
                <text:p>0.3293037471426</text:p>
              </table:table-cell>
            </table:table-row>
            <table:table-row>
              <table:table-cell office:value-type="string">
                <text:p>1994-03-01</text:p>
              </table:table-cell>
              <table:table-cell office:value-type="float" office:value="0.378436435720245">
                <text:p>0.378436435720245</text:p>
              </table:table-cell>
            </table:table-row>
            <table:table-row>
              <table:table-cell office:value-type="string">
                <text:p>1994-04-04</text:p>
              </table:table-cell>
              <table:table-cell office:value-type="float" office:value="0.576613364303994">
                <text:p>0.576613364303994</text:p>
              </table:table-cell>
            </table:table-row>
            <table:table-row>
              <table:table-cell office:value-type="string">
                <text:p>1994-05-02</text:p>
              </table:table-cell>
              <table:table-cell office:value-type="float" office:value="0.536493370514569">
                <text:p>0.536493370514569</text:p>
              </table:table-cell>
            </table:table-row>
            <table:table-row>
              <table:table-cell office:value-type="string">
                <text:p>1994-06-01</text:p>
              </table:table-cell>
              <table:table-cell office:value-type="float" office:value="0.412109650826833">
                <text:p>0.412109650826833</text:p>
              </table:table-cell>
            </table:table-row>
            <table:table-row>
              <table:table-cell office:value-type="string">
                <text:p>1994-07-01</text:p>
              </table:table-cell>
              <table:table-cell office:value-type="float" office:value="0.553885113226438">
                <text:p>0.553885113226438</text:p>
              </table:table-cell>
            </table:table-row>
            <table:table-row>
              <table:table-cell office:value-type="string">
                <text:p>1994-08-01</text:p>
              </table:table-cell>
              <table:table-cell office:value-type="float" office:value="0.524728528934982">
                <text:p>0.524728528934982</text:p>
              </table:table-cell>
            </table:table-row>
            <table:table-row>
              <table:table-cell office:value-type="string">
                <text:p>1994-09-01</text:p>
              </table:table-cell>
              <table:table-cell office:value-type="float" office:value="0.322083499169113">
                <text:p>0.322083499169113</text:p>
              </table:table-cell>
            </table:table-row>
            <table:table-row>
              <table:table-cell office:value-type="string">
                <text:p>1994-10-03</text:p>
              </table:table-cell>
              <table:table-cell office:value-type="float" office:value="0.482426149244293">
                <text:p>0.482426149244293</text:p>
              </table:table-cell>
            </table:table-row>
            <table:table-row>
              <table:table-cell office:value-type="string">
                <text:p>1994-11-01</text:p>
              </table:table-cell>
              <table:table-cell office:value-type="float" office:value="0.470003629245736">
                <text:p>0.470003629245736</text:p>
              </table:table-cell>
            </table:table-row>
            <table:table-row>
              <table:table-cell office:value-type="string">
                <text:p>1994-12-01</text:p>
              </table:table-cell>
              <table:table-cell office:value-type="float" office:value="0.500775287912489">
                <text:p>0.500775287912489</text:p>
              </table:table-cell>
            </table:table-row>
            <table:table-row>
              <table:table-cell office:value-type="string">
                <text:p>1995-01-03</text:p>
              </table:table-cell>
              <table:table-cell office:value-type="float" office:value="0.364643113587909">
                <text:p>0.364643113587909</text:p>
              </table:table-cell>
            </table:table-row>
            <table:table-row>
              <table:table-cell office:value-type="string">
                <text:p>1995-02-01</text:p>
              </table:table-cell>
              <table:table-cell office:value-type="float" office:value="0.357674444271816">
                <text:p>0.357674444271816</text:p>
              </table:table-cell>
            </table:table-row>
            <table:table-row>
              <table:table-cell office:value-type="string">
                <text:p>1995-03-01</text:p>
              </table:table-cell>
              <table:table-cell office:value-type="float" office:value="0.364643113587909">
                <text:p>0.364643113587909</text:p>
              </table:table-cell>
            </table:table-row>
            <table:table-row>
              <table:table-cell office:value-type="string">
                <text:p>1995-04-03</text:p>
              </table:table-cell>
              <table:table-cell office:value-type="float" office:value="0.343589704390077">
                <text:p>0.343589704390077</text:p>
              </table:table-cell>
            </table:table-row>
            <table:table-row>
              <table:table-cell office:value-type="string">
                <text:p>1995-05-01</text:p>
              </table:table-cell>
              <table:table-cell office:value-type="float" office:value="0.553885113226438">
                <text:p>0.553885113226438</text:p>
              </table:table-cell>
            </table:table-row>
            <table:table-row>
              <table:table-cell office:value-type="string">
                <text:p>1995-06-01</text:p>
              </table:table-cell>
              <table:table-cell office:value-type="float" office:value="0.756121979721334">
                <text:p>0.756121979721334</text:p>
              </table:table-cell>
            </table:table-row>
            <table:table-row>
              <table:table-cell office:value-type="string">
                <text:p>1995-07-03</text:p>
              </table:table-cell>
              <table:table-cell office:value-type="float" office:value="0.806475865866948">
                <text:p>0.806475865866948</text:p>
              </table:table-cell>
            </table:table-row>
            <table:table-row>
              <table:table-cell office:value-type="string">
                <text:p>1995-08-01</text:p>
              </table:table-cell>
              <table:table-cell office:value-type="float" office:value="0.871293365943419">
                <text:p>0.871293365943419</text:p>
              </table:table-cell>
            </table:table-row>
            <table:table-row>
              <table:table-cell office:value-type="string">
                <text:p>1995-09-01</text:p>
              </table:table-cell>
              <table:table-cell office:value-type="float" office:value="0.819779831493311">
                <text:p>0.819779831493311</text:p>
              </table:table-cell>
            </table:table-row>
            <table:table-row>
              <table:table-cell office:value-type="string">
                <text:p>1995-10-02</text:p>
              </table:table-cell>
              <table:table-cell office:value-type="float" office:value="0.854415328156068">
                <text:p>0.854415328156068</text:p>
              </table:table-cell>
            </table:table-row>
            <table:table-row>
              <table:table-cell office:value-type="string">
                <text:p>1995-11-01</text:p>
              </table:table-cell>
              <table:table-cell office:value-type="float" office:value="0.928219302739429">
                <text:p>0.928219302739429</text:p>
              </table:table-cell>
            </table:table-row>
            <table:table-row>
              <table:table-cell office:value-type="string">
                <text:p>1995-12-01</text:p>
              </table:table-cell>
              <table:table-cell office:value-type="float" office:value="0.920282753143692">
                <text:p>0.920282753143692</text:p>
              </table:table-cell>
            </table:table-row>
            <table:table-row>
              <table:table-cell office:value-type="string">
                <text:p>1996-01-02</text:p>
              </table:table-cell>
              <table:table-cell office:value-type="float" office:value="0.698134722070984">
                <text:p>0.698134722070984</text:p>
              </table:table-cell>
            </table:table-row>
            <table:table-row>
              <table:table-cell office:value-type="string">
                <text:p>1996-02-01</text:p>
              </table:table-cell>
              <table:table-cell office:value-type="float" office:value="0.746687947487975">
                <text:p>0.746687947487975</text:p>
              </table:table-cell>
            </table:table-row>
            <table:table-row>
              <table:table-cell office:value-type="string">
                <text:p>1996-03-01</text:p>
              </table:table-cell>
              <table:table-cell office:value-type="float" office:value="1.02604159583327">
                <text:p>1.02604159583327</text:p>
              </table:table-cell>
            </table:table-row>
            <table:table-row>
              <table:table-cell office:value-type="string">
                <text:p>1996-04-01</text:p>
              </table:table-cell>
              <table:table-cell office:value-type="float" office:value="1.17865499634165">
                <text:p>1.17865499634165</text:p>
              </table:table-cell>
            </table:table-row>
            <table:table-row>
              <table:table-cell office:value-type="string">
                <text:p>1996-05-01</text:p>
              </table:table-cell>
              <table:table-cell office:value-type="float" office:value="1.17865499634165">
                <text:p>1.17865499634165</text:p>
              </table:table-cell>
            </table:table-row>
            <table:table-row>
              <table:table-cell office:value-type="string">
                <text:p>1996-06-03</text:p>
              </table:table-cell>
              <table:table-cell office:value-type="float" office:value="1.21787570949493">
                <text:p>1.21787570949493</text:p>
              </table:table-cell>
            </table:table-row>
            <table:table-row>
              <table:table-cell office:value-type="string">
                <text:p>1996-07-01</text:p>
              </table:table-cell>
              <table:table-cell office:value-type="float" office:value="1.13462272619114">
                <text:p>1.13462272619114</text:p>
              </table:table-cell>
            </table:table-row>
            <table:table-row>
              <table:table-cell office:value-type="string">
                <text:p>1996-08-01</text:p>
              </table:table-cell>
              <table:table-cell office:value-type="float" office:value="1.36609165380237">
                <text:p>1.36609165380237</text:p>
              </table:table-cell>
            </table:table-row>
            <table:table-row>
              <table:table-cell office:value-type="string">
                <text:p>1996-09-03</text:p>
              </table:table-cell>
              <table:table-cell office:value-type="float" office:value="1.37371557891303">
                <text:p>1.37371557891303</text:p>
              </table:table-cell>
            </table:table-row>
            <table:table-row>
              <table:table-cell office:value-type="string">
                <text:p>1996-10-01</text:p>
              </table:table-cell>
              <table:table-cell office:value-type="float" office:value="1.35840915763036">
                <text:p>1.35840915763036</text:p>
              </table:table-cell>
            </table:table-row>
            <table:table-row>
              <table:table-cell office:value-type="string">
                <text:p>1996-11-01</text:p>
              </table:table-cell>
              <table:table-cell office:value-type="float" office:value="1.42310833424261">
                <text:p>1.42310833424261</text:p>
              </table:table-cell>
            </table:table-row>
            <table:table-row>
              <table:table-cell office:value-type="string">
                <text:p>1996-12-02</text:p>
              </table:table-cell>
              <table:table-cell office:value-type="float" office:value="1.23256026117785">
                <text:p>1.23256026117785</text:p>
              </table:table-cell>
            </table:table-row>
            <table:table-row>
              <table:table-cell office:value-type="string">
                <text:p>1997-01-02</text:p>
              </table:table-cell>
              <table:table-cell office:value-type="float" office:value="1.41098697371026">
                <text:p>1.41098697371026</text:p>
              </table:table-cell>
            </table:table-row>
            <table:table-row>
              <table:table-cell office:value-type="string">
                <text:p>1997-02-03</text:p>
              </table:table-cell>
              <table:table-cell office:value-type="float" office:value="1.39376637595859">
                <text:p>1.39376637595859</text:p>
              </table:table-cell>
            </table:table-row>
            <table:table-row>
              <table:table-cell office:value-type="string">
                <text:p>1997-03-03</text:p>
              </table:table-cell>
              <table:table-cell office:value-type="float" office:value="1.26694760348732">
                <text:p>1.26694760348732</text:p>
              </table:table-cell>
            </table:table-row>
            <table:table-row>
              <table:table-cell office:value-type="string">
                <text:p>1997-04-01</text:p>
              </table:table-cell>
              <table:table-cell office:value-type="float" office:value="1.27536280041261">
                <text:p>1.27536280041261</text:p>
              </table:table-cell>
            </table:table-row>
            <table:table-row>
              <table:table-cell office:value-type="string">
                <text:p>1997-05-01</text:p>
              </table:table-cell>
              <table:table-cell office:value-type="float" office:value="1.32707500145992">
                <text:p>1.32707500145992</text:p>
              </table:table-cell>
            </table:table-row>
            <table:table-row>
              <table:table-cell office:value-type="string">
                <text:p>1997-06-02</text:p>
              </table:table-cell>
              <table:table-cell office:value-type="float" office:value="1.53901544813755">
                <text:p>1.53901544813755</text:p>
              </table:table-cell>
            </table:table-row>
            <table:table-row>
              <table:table-cell office:value-type="string">
                <text:p>1997-07-01</text:p>
              </table:table-cell>
              <table:table-cell office:value-type="float" office:value="1.58923520511658">
                <text:p>1.58923520511658</text:p>
              </table:table-cell>
            </table:table-row>
            <table:table-row>
              <table:table-cell office:value-type="string">
                <text:p>1997-08-01</text:p>
              </table:table-cell>
              <table:table-cell office:value-type="float" office:value="1.59127394180643">
                <text:p>1.59127394180643</text:p>
              </table:table-cell>
            </table:table-row>
            <table:table-row>
              <table:table-cell office:value-type="string">
                <text:p>1997-09-02</text:p>
              </table:table-cell>
              <table:table-cell office:value-type="float" office:value="1.61143591509677">
                <text:p>1.61143591509677</text:p>
              </table:table-cell>
            </table:table-row>
            <table:table-row>
              <table:table-cell office:value-type="string">
                <text:p>1997-10-01</text:p>
              </table:table-cell>
              <table:table-cell office:value-type="float" office:value="1.37371557891303">
                <text:p>1.37371557891303</text:p>
              </table:table-cell>
            </table:table-row>
            <table:table-row>
              <table:table-cell office:value-type="string">
                <text:p>1997-11-03</text:p>
              </table:table-cell>
              <table:table-cell office:value-type="float" office:value="1.43031124653667">
                <text:p>1.43031124653667</text:p>
              </table:table-cell>
            </table:table-row>
            <table:table-row>
              <table:table-cell office:value-type="string">
                <text:p>1997-12-01</text:p>
              </table:table-cell>
              <table:table-cell office:value-type="float" office:value="1.52388002407245">
                <text:p>1.52388002407245</text:p>
              </table:table-cell>
            </table:table-row>
            <table:table-row>
              <table:table-cell office:value-type="string">
                <text:p>1998-01-02</text:p>
              </table:table-cell>
              <table:table-cell office:value-type="float" office:value="1.47704872438835">
                <text:p>1.47704872438835</text:p>
              </table:table-cell>
            </table:table-row>
            <table:table-row>
              <table:table-cell office:value-type="string">
                <text:p>1998-02-02</text:p>
              </table:table-cell>
              <table:table-cell office:value-type="float" office:value="1.55603713570699">
                <text:p>1.55603713570699</text:p>
              </table:table-cell>
            </table:table-row>
            <table:table-row>
              <table:table-cell office:value-type="string">
                <text:p>1998-03-02</text:p>
              </table:table-cell>
              <table:table-cell office:value-type="float" office:value="1.69009581545155">
                <text:p>1.69009581545155</text:p>
              </table:table-cell>
            </table:table-row>
            <table:table-row>
              <table:table-cell office:value-type="string">
                <text:p>1998-04-01</text:p>
              </table:table-cell>
              <table:table-cell office:value-type="float" office:value="1.7509374747078">
                <text:p>1.7509374747078</text:p>
              </table:table-cell>
            </table:table-row>
            <table:table-row>
              <table:table-cell office:value-type="string">
                <text:p>1998-05-01</text:p>
              </table:table-cell>
              <table:table-cell office:value-type="float" office:value="1.74919985480926">
                <text:p>1.74919985480926</text:p>
              </table:table-cell>
            </table:table-row>
            <table:table-row>
              <table:table-cell office:value-type="string">
                <text:p>1998-06-01</text:p>
              </table:table-cell>
              <table:table-cell office:value-type="float" office:value="1.85629799036563">
                <text:p>1.85629799036563</text:p>
              </table:table-cell>
            </table:table-row>
            <table:table-row>
              <table:table-cell office:value-type="string">
                <text:p>1998-07-01</text:p>
              </table:table-cell>
              <table:table-cell office:value-type="float" office:value="1.61143591509677">
                <text:p>1.61143591509677</text:p>
              </table:table-cell>
            </table:table-row>
            <table:table-row>
              <table:table-cell office:value-type="string">
                <text:p>1998-08-03</text:p>
              </table:table-cell>
              <table:table-cell office:value-type="float" office:value="1.3297240096315">
                <text:p>1.3297240096315</text:p>
              </table:table-cell>
            </table:table-row>
            <table:table-row>
              <table:table-cell office:value-type="string">
                <text:p>1998-09-01</text:p>
              </table:table-cell>
              <table:table-cell office:value-type="float" office:value="1.4655675420144">
                <text:p>1.4655675420144</text:p>
              </table:table-cell>
            </table:table-row>
            <table:table-row>
              <table:table-cell office:value-type="string">
                <text:p>1998-10-01</text:p>
              </table:table-cell>
              <table:table-cell office:value-type="float" office:value="1.6467336971778">
                <text:p>1.6467336971778</text:p>
              </table:table-cell>
            </table:table-row>
            <table:table-row>
              <table:table-cell office:value-type="string">
                <text:p>1998-11-02</text:p>
              </table:table-cell>
              <table:table-cell office:value-type="float" office:value="1.708377860289">
                <text:p>1.708377860289</text:p>
              </table:table-cell>
            </table:table-row>
            <table:table-row>
              <table:table-cell office:value-type="string">
                <text:p>1998-12-01</text:p>
              </table:table-cell>
              <table:table-cell office:value-type="float" office:value="1.90508815453506">
                <text:p>1.90508815453506</text:p>
              </table:table-cell>
            </table:table-row>
            <table:table-row>
              <table:table-cell office:value-type="string">
                <text:p>1999-01-04</text:p>
              </table:table-cell>
              <table:table-cell office:value-type="float" office:value="1.82937633279936">
                <text:p>1.82937633279936</text:p>
              </table:table-cell>
            </table:table-row>
            <table:table-row>
              <table:table-cell office:value-type="string">
                <text:p>1999-02-01</text:p>
              </table:table-cell>
              <table:table-cell office:value-type="float" office:value="1.84530023615609">
                <text:p>1.84530023615609</text:p>
              </table:table-cell>
            </table:table-row>
            <table:table-row>
              <table:table-cell office:value-type="string">
                <text:p>1999-03-01</text:p>
              </table:table-cell>
              <table:table-cell office:value-type="float" office:value="1.90508815453506">
                <text:p>1.90508815453506</text:p>
              </table:table-cell>
            </table:table-row>
            <table:table-row>
              <table:table-cell office:value-type="string">
                <text:p>1999-04-01</text:p>
              </table:table-cell>
              <table:table-cell office:value-type="float" office:value="2.17928687664955">
                <text:p>2.17928687664955</text:p>
              </table:table-cell>
            </table:table-row>
            <table:table-row>
              <table:table-cell office:value-type="string">
                <text:p>1999-05-03</text:p>
              </table:table-cell>
              <table:table-cell office:value-type="float" office:value="2.17815501461587">
                <text:p>2.17815501461587</text:p>
              </table:table-cell>
            </table:table-row>
            <table:table-row>
              <table:table-cell office:value-type="string">
                <text:p>1999-06-01</text:p>
              </table:table-cell>
              <table:table-cell office:value-type="float" office:value="2.19611284848353">
                <text:p>2.19611284848353</text:p>
              </table:table-cell>
            </table:table-row>
            <table:table-row>
              <table:table-cell office:value-type="string">
                <text:p>1999-07-01</text:p>
              </table:table-cell>
              <table:table-cell office:value-type="float" office:value="1.71739505393919">
                <text:p>1.71739505393919</text:p>
              </table:table-cell>
            </table:table-row>
            <table:table-row>
              <table:table-cell office:value-type="string">
                <text:p>1999-08-02</text:p>
              </table:table-cell>
              <table:table-cell office:value-type="float" office:value="1.70110510095992">
                <text:p>1.70110510095992</text:p>
              </table:table-cell>
            </table:table-row>
            <table:table-row>
              <table:table-cell office:value-type="string">
                <text:p>1999-09-01</text:p>
              </table:table-cell>
              <table:table-cell office:value-type="float" office:value="1.78002421300963">
                <text:p>1.78002421300963</text:p>
              </table:table-cell>
            </table:table-row>
            <table:table-row>
              <table:table-cell office:value-type="string">
                <text:p>1999-10-01</text:p>
              </table:table-cell>
              <table:table-cell office:value-type="float" office:value="1.87333945622048">
                <text:p>1.87333945622048</text:p>
              </table:table-cell>
            </table:table-row>
            <table:table-row>
              <table:table-cell office:value-type="string">
                <text:p>1999-11-01</text:p>
              </table:table-cell>
              <table:table-cell office:value-type="float" office:value="1.85002837735203">
                <text:p>1.85002837735203</text:p>
              </table:table-cell>
            </table:table-row>
            <table:table-row>
              <table:table-cell office:value-type="string">
                <text:p>1999-12-01</text:p>
              </table:table-cell>
              <table:table-cell office:value-type="float" office:value="1.75958057086382">
                <text:p>1.75958057086382</text:p>
              </table:table-cell>
            </table:table-row>
            <table:table-row>
              <table:table-cell office:value-type="string">
                <text:p>2000-01-03</text:p>
              </table:table-cell>
              <table:table-cell office:value-type="float" office:value="2.0360119837525">
                <text:p>2.0360119837525</text:p>
              </table:table-cell>
            </table:table-row>
            <table:table-row>
              <table:table-cell office:value-type="string">
                <text:p>2000-02-01</text:p>
              </table:table-cell>
              <table:table-cell office:value-type="float" office:value="2.12942147398486">
                <text:p>2.12942147398486</text:p>
              </table:table-cell>
            </table:table-row>
            <table:table-row>
              <table:table-cell office:value-type="string">
                <text:p>2000-03-01</text:p>
              </table:table-cell>
              <table:table-cell office:value-type="float" office:value="2.37304355664261">
                <text:p>2.37304355664261</text:p>
              </table:table-cell>
            </table:table-row>
            <table:table-row>
              <table:table-cell office:value-type="string">
                <text:p>2000-04-03</text:p>
              </table:table-cell>
              <table:table-cell office:value-type="float" office:value="1.97962120639763">
                <text:p>1.97962120639763</text:p>
              </table:table-cell>
            </table:table-row>
            <table:table-row>
              <table:table-cell office:value-type="string">
                <text:p>2000-05-01</text:p>
              </table:table-cell>
              <table:table-cell office:value-type="float" office:value="2.09679018001445">
                <text:p>2.09679018001445</text:p>
              </table:table-cell>
            </table:table-row>
            <table:table-row>
              <table:table-cell office:value-type="string">
                <text:p>2000-06-01</text:p>
              </table:table-cell>
              <table:table-cell office:value-type="float" office:value="2.21266038546606">
                <text:p>2.21266038546606</text:p>
              </table:table-cell>
            </table:table-row>
            <table:table-row>
              <table:table-cell office:value-type="string">
                <text:p>2000-07-03</text:p>
              </table:table-cell>
              <table:table-cell office:value-type="float" office:value="2.19499988231411">
                <text:p>2.19499988231411</text:p>
              </table:table-cell>
            </table:table-row>
            <table:table-row>
              <table:table-cell office:value-type="string">
                <text:p>2000-08-01</text:p>
              </table:table-cell>
              <table:table-cell office:value-type="float" office:value="2.17133680638409">
                <text:p>2.17133680638409</text:p>
              </table:table-cell>
            </table:table-row>
            <table:table-row>
              <table:table-cell office:value-type="string">
                <text:p>2000-09-01</text:p>
              </table:table-cell>
              <table:table-cell office:value-type="float" office:value="2.26072088889535">
                <text:p>2.26072088889535</text:p>
              </table:table-cell>
            </table:table-row>
            <table:table-row>
              <table:table-cell office:value-type="string">
                <text:p>2000-10-02</text:p>
              </table:table-cell>
              <table:table-cell office:value-type="float" office:value="2.37024374146786">
                <text:p>2.37024374146786</text:p>
              </table:table-cell>
            </table:table-row>
            <table:table-row>
              <table:table-cell office:value-type="string">
                <text:p>2000-11-01</text:p>
              </table:table-cell>
              <table:table-cell office:value-type="float" office:value="2.38967979984498">
                <text:p>2.38967979984498</text:p>
              </table:table-cell>
            </table:table-row>
            <table:table-row>
              <table:table-cell office:value-type="string">
                <text:p>2000-12-01</text:p>
              </table:table-cell>
              <table:table-cell office:value-type="float" office:value="2.35991015961332">
                <text:p>2.35991015961332</text:p>
              </table:table-cell>
            </table:table-row>
            <table:table-row>
              <table:table-cell office:value-type="string">
                <text:p>2001-01-02</text:p>
              </table:table-cell>
              <table:table-cell office:value-type="float" office:value="2.48156774852249">
                <text:p>2.48156774852249</text:p>
              </table:table-cell>
            </table:table-row>
            <table:table-row>
              <table:table-cell office:value-type="string">
                <text:p>2001-02-01</text:p>
              </table:table-cell>
              <table:table-cell office:value-type="float" office:value="2.43361335540045">
                <text:p>2.43361335540045</text:p>
              </table:table-cell>
            </table:table-row>
            <table:table-row>
              <table:table-cell office:value-type="string">
                <text:p>2001-03-01</text:p>
              </table:table-cell>
              <table:table-cell office:value-type="float" office:value="2.31845844215034">
                <text:p>2.31845844215034</text:p>
              </table:table-cell>
            </table:table-row>
            <table:table-row>
              <table:table-cell office:value-type="string">
                <text:p>2001-04-02</text:p>
              </table:table-cell>
              <table:table-cell office:value-type="float" office:value="2.22678337957776">
                <text:p>2.22678337957776</text:p>
              </table:table-cell>
            </table:table-row>
            <table:table-row>
              <table:table-cell office:value-type="string">
                <text:p>2001-05-01</text:p>
              </table:table-cell>
              <table:table-cell office:value-type="float" office:value="2.2353763433006">
                <text:p>2.2353763433006</text:p>
              </table:table-cell>
            </table:table-row>
            <table:table-row>
              <table:table-cell office:value-type="string">
                <text:p>2001-06-01</text:p>
              </table:table-cell>
              <table:table-cell office:value-type="float" office:value="2.39880395073459">
                <text:p>2.39880395073459</text:p>
              </table:table-cell>
            </table:table-row>
            <table:table-row>
              <table:table-cell office:value-type="string">
                <text:p>2001-07-02</text:p>
              </table:table-cell>
              <table:table-cell office:value-type="float" office:value="2.15640258281596">
                <text:p>2.15640258281596</text:p>
              </table:table-cell>
            </table:table-row>
            <table:table-row>
              <table:table-cell office:value-type="string">
                <text:p>2001-08-01</text:p>
              </table:table-cell>
              <table:table-cell office:value-type="float" office:value="2.089391872533">
                <text:p>2.089391872533</text:p>
              </table:table-cell>
            </table:table-row>
            <table:table-row>
              <table:table-cell office:value-type="string">
                <text:p>2001-09-04</text:p>
              </table:table-cell>
              <table:table-cell office:value-type="float" office:value="1.96711235670592">
                <text:p>1.96711235670592</text:p>
              </table:table-cell>
            </table:table-row>
            <table:table-row>
              <table:table-cell office:value-type="string">
                <text:p>2001-10-01</text:p>
              </table:table-cell>
              <table:table-cell office:value-type="float" office:value="2.10413415427021">
                <text:p>2.10413415427021</text:p>
              </table:table-cell>
            </table:table-row>
            <table:table-row>
              <table:table-cell office:value-type="string">
                <text:p>2001-11-01</text:p>
              </table:table-cell>
              <table:table-cell office:value-type="float" office:value="2.13888900032326">
                <text:p>2.13888900032326</text:p>
              </table:table-cell>
            </table:table-row>
            <table:table-row>
              <table:table-cell office:value-type="string">
                <text:p>2001-12-03</text:p>
              </table:table-cell>
              <table:table-cell office:value-type="float" office:value="2.21046980408624">
                <text:p>2.21046980408624</text:p>
              </table:table-cell>
            </table:table-row>
            <table:table-row>
              <table:table-cell office:value-type="string">
                <text:p>2002-01-02</text:p>
              </table:table-cell>
              <table:table-cell office:value-type="float" office:value="2.43185742869818">
                <text:p>2.43185742869818</text:p>
              </table:table-cell>
            </table:table-row>
            <table:table-row>
              <table:table-cell office:value-type="string">
                <text:p>2002-02-04</text:p>
              </table:table-cell>
              <table:table-cell office:value-type="float" office:value="2.39971180372477">
                <text:p>2.39971180372477</text:p>
              </table:table-cell>
            </table:table-row>
            <table:table-row>
              <table:table-cell office:value-type="string">
                <text:p>2002-03-01</text:p>
              </table:table-cell>
              <table:table-cell office:value-type="float" office:value="2.40514168131914">
                <text:p>2.40514168131914</text:p>
              </table:table-cell>
            </table:table-row>
            <table:table-row>
              <table:table-cell office:value-type="string">
                <text:p>2002-04-01</text:p>
              </table:table-cell>
              <table:table-cell office:value-type="float" office:value="2.39151130218845">
                <text:p>2.39151130218845</text:p>
              </table:table-cell>
            </table:table-row>
            <table:table-row>
              <table:table-cell office:value-type="string">
                <text:p>2002-05-01</text:p>
              </table:table-cell>
              <table:table-cell office:value-type="float" office:value="2.45358796653057">
                <text:p>2.45358796653057</text:p>
              </table:table-cell>
            </table:table-row>
            <table:table-row>
              <table:table-cell office:value-type="string">
                <text:p>2002-06-03</text:p>
              </table:table-cell>
              <table:table-cell office:value-type="float" office:value="2.47653840011748">
                <text:p>2.47653840011748</text:p>
              </table:table-cell>
            </table:table-row>
            <table:table-row>
              <table:table-cell office:value-type="string">
                <text:p>2002-07-01</text:p>
              </table:table-cell>
              <table:table-cell office:value-type="float" office:value="2.24070968927596">
                <text:p>2.24070968927596</text:p>
              </table:table-cell>
            </table:table-row>
            <table:table-row>
              <table:table-cell office:value-type="string">
                <text:p>2002-08-01</text:p>
              </table:table-cell>
              <table:table-cell office:value-type="float" office:value="2.26384426467762">
                <text:p>2.26384426467762</text:p>
              </table:table-cell>
            </table:table-row>
            <table:table-row>
              <table:table-cell office:value-type="string">
                <text:p>2002-09-03</text:p>
              </table:table-cell>
              <table:table-cell office:value-type="float" office:value="2.29152414563462">
                <text:p>2.29152414563462</text:p>
              </table:table-cell>
            </table:table-row>
            <table:table-row>
              <table:table-cell office:value-type="string">
                <text:p>2002-10-01</text:p>
              </table:table-cell>
              <table:table-cell office:value-type="float" office:value="2.43536620422786">
                <text:p>2.43536620422786</text:p>
              </table:table-cell>
            </table:table-row>
            <table:table-row>
              <table:table-cell office:value-type="string">
                <text:p>2002-11-01</text:p>
              </table:table-cell>
              <table:table-cell office:value-type="float" office:value="2.34276688262688">
                <text:p>2.34276688262688</text:p>
              </table:table-cell>
            </table:table-row>
            <table:table-row>
              <table:table-cell office:value-type="string">
                <text:p>2002-12-02</text:p>
              </table:table-cell>
              <table:table-cell office:value-type="float" office:value="2.278292400425">
                <text:p>2.278292400425</text:p>
              </table:table-cell>
            </table:table-row>
            <table:table-row>
              <table:table-cell office:value-type="string">
                <text:p>2003-01-02</text:p>
              </table:table-cell>
              <table:table-cell office:value-type="float" office:value="2.3869262414278">
                <text:p>2.3869262414278</text:p>
              </table:table-cell>
            </table:table-row>
            <table:table-row>
              <table:table-cell office:value-type="string">
                <text:p>2003-02-03</text:p>
              </table:table-cell>
              <table:table-cell office:value-type="float" office:value="2.41858876875035">
                <text:p>2.41858876875035</text:p>
              </table:table-cell>
            </table:table-row>
            <table:table-row>
              <table:table-cell office:value-type="string">
                <text:p>2003-03-03</text:p>
              </table:table-cell>
              <table:table-cell office:value-type="float" office:value="2.51203531717625">
                <text:p>2.51203531717625</text:p>
              </table:table-cell>
            </table:table-row>
            <table:table-row>
              <table:table-cell office:value-type="string">
                <text:p>2003-04-01</text:p>
              </table:table-cell>
              <table:table-cell office:value-type="float" office:value="2.42125662271154">
                <text:p>2.42125662271154</text:p>
              </table:table-cell>
            </table:table-row>
            <table:table-row>
              <table:table-cell office:value-type="string">
                <text:p>2003-05-01</text:p>
              </table:table-cell>
              <table:table-cell office:value-type="float" office:value="2.46894663020927">
                <text:p>2.46894663020927</text:p>
              </table:table-cell>
            </table:table-row>
            <table:table-row>
              <table:table-cell office:value-type="string">
                <text:p>2003-06-02</text:p>
              </table:table-cell>
              <table:table-cell office:value-type="float" office:value="2.46470394247048">
                <text:p>2.46470394247048</text:p>
              </table:table-cell>
            </table:table-row>
            <table:table-row>
              <table:table-cell office:value-type="string">
                <text:p>2003-07-01</text:p>
              </table:table-cell>
              <table:table-cell office:value-type="float" office:value="2.57184857992181">
                <text:p>2.57184857992181</text:p>
              </table:table-cell>
            </table:table-row>
            <table:table-row>
              <table:table-cell office:value-type="string">
                <text:p>2003-08-01</text:p>
              </table:table-cell>
              <table:table-cell office:value-type="float" office:value="2.60933422816305">
                <text:p>2.60933422816305</text:p>
              </table:table-cell>
            </table:table-row>
            <table:table-row>
              <table:table-cell office:value-type="string">
                <text:p>2003-09-02</text:p>
              </table:table-cell>
              <table:table-cell office:value-type="float" office:value="2.62394369180521">
                <text:p>2.62394369180521</text:p>
              </table:table-cell>
            </table:table-row>
            <table:table-row>
              <table:table-cell office:value-type="string">
                <text:p>2003-10-01</text:p>
              </table:table-cell>
              <table:table-cell office:value-type="float" office:value="2.71667952780026">
                <text:p>2.71667952780026</text:p>
              </table:table-cell>
            </table:table-row>
            <table:table-row>
              <table:table-cell office:value-type="string">
                <text:p>2003-11-03</text:p>
              </table:table-cell>
              <table:table-cell office:value-type="float" office:value="2.73436750941958">
                <text:p>2.73436750941958</text:p>
              </table:table-cell>
            </table:table-row>
            <table:table-row>
              <table:table-cell office:value-type="string">
                <text:p>2003-12-01</text:p>
              </table:table-cell>
              <table:table-cell office:value-type="float" office:value="2.76506045581899">
                <text:p>2.76506045581899</text:p>
              </table:table-cell>
            </table:table-row>
            <table:table-row>
              <table:table-cell office:value-type="string">
                <text:p>2004-01-02</text:p>
              </table:table-cell>
              <table:table-cell office:value-type="float" office:value="2.86391369893314">
                <text:p>2.86391369893314</text:p>
              </table:table-cell>
            </table:table-row>
            <table:table-row>
              <table:table-cell office:value-type="string">
                <text:p>2004-02-02</text:p>
              </table:table-cell>
              <table:table-cell office:value-type="float" office:value="2.88535921607262">
                <text:p>2.88535921607262</text:p>
              </table:table-cell>
            </table:table-row>
            <table:table-row>
              <table:table-cell office:value-type="string">
                <text:p>2004-03-01</text:p>
              </table:table-cell>
              <table:table-cell office:value-type="float" office:value="2.89756802476676">
                <text:p>2.89756802476676</text:p>
              </table:table-cell>
            </table:table-row>
            <table:table-row>
              <table:table-cell office:value-type="string">
                <text:p>2004-04-01</text:p>
              </table:table-cell>
              <table:table-cell office:value-type="float" office:value="2.92530980925744">
                <text:p>2.92530980925744</text:p>
              </table:table-cell>
            </table:table-row>
            <table:table-row>
              <table:table-cell office:value-type="string">
                <text:p>2004-05-03</text:p>
              </table:table-cell>
              <table:table-cell office:value-type="float" office:value="2.96733279903229">
                <text:p>2.96733279903229</text:p>
              </table:table-cell>
            </table:table-row>
            <table:table-row>
              <table:table-cell office:value-type="string">
                <text:p>2004-06-01</text:p>
              </table:table-cell>
              <table:table-cell office:value-type="float" office:value="3.03591406318682">
                <text:p>3.03591406318682</text:p>
              </table:table-cell>
            </table:table-row>
            <table:table-row>
              <table:table-cell office:value-type="string">
                <text:p>2004-07-01</text:p>
              </table:table-cell>
              <table:table-cell office:value-type="float" office:value="3.11351530921037">
                <text:p>3.11351530921037</text:p>
              </table:table-cell>
            </table:table-row>
            <table:table-row>
              <table:table-cell office:value-type="string">
                <text:p>2004-08-02</text:p>
              </table:table-cell>
              <table:table-cell office:value-type="float" office:value="3.03061667540749">
                <text:p>3.03061667540749</text:p>
              </table:table-cell>
            </table:table-row>
            <table:table-row>
              <table:table-cell office:value-type="string">
                <text:p>2004-09-01</text:p>
              </table:table-cell>
              <table:table-cell office:value-type="float" office:value="3.08053287524646">
                <text:p>3.08053287524646</text:p>
              </table:table-cell>
            </table:table-row>
            <table:table-row>
              <table:table-cell office:value-type="string">
                <text:p>2004-10-01</text:p>
              </table:table-cell>
              <table:table-cell office:value-type="float" office:value="3.23159459727598">
                <text:p>3.23159459727598</text:p>
              </table:table-cell>
            </table:table-row>
            <table:table-row>
              <table:table-cell office:value-type="string">
                <text:p>2004-11-01</text:p>
              </table:table-cell>
              <table:table-cell office:value-type="float" office:value="3.29361217098222">
                <text:p>3.29361217098222</text:p>
              </table:table-cell>
            </table:table-row>
            <table:table-row>
              <table:table-cell office:value-type="string">
                <text:p>2004-12-01</text:p>
              </table:table-cell>
              <table:table-cell office:value-type="float" office:value="3.39651979211104">
                <text:p>3.39651979211104</text:p>
              </table:table-cell>
            </table:table-row>
            <table:table-row>
              <table:table-cell office:value-type="string">
                <text:p>2005-01-03</text:p>
              </table:table-cell>
              <table:table-cell office:value-type="float" office:value="3.25269737334371">
                <text:p>3.25269737334371</text:p>
              </table:table-cell>
            </table:table-row>
            <table:table-row>
              <table:table-cell office:value-type="string">
                <text:p>2005-02-01</text:p>
              </table:table-cell>
              <table:table-cell office:value-type="float" office:value="3.21124679770371">
                <text:p>3.21124679770371</text:p>
              </table:table-cell>
            </table:table-row>
            <table:table-row>
              <table:table-cell office:value-type="string">
                <text:p>2005-03-01</text:p>
              </table:table-cell>
              <table:table-cell office:value-type="float" office:value="3.20842136696434">
                <text:p>3.20842136696434</text:p>
              </table:table-cell>
            </table:table-row>
            <table:table-row>
              <table:table-cell office:value-type="string">
                <text:p>2005-04-01</text:p>
              </table:table-cell>
              <table:table-cell office:value-type="float" office:value="3.16589690007731">
                <text:p>3.16589690007731</text:p>
              </table:table-cell>
            </table:table-row>
            <table:table-row>
              <table:table-cell office:value-type="string">
                <text:p>2005-05-02</text:p>
              </table:table-cell>
              <table:table-cell office:value-type="float" office:value="3.26728496407589">
                <text:p>3.26728496407589</text:p>
              </table:table-cell>
            </table:table-row>
            <table:table-row>
              <table:table-cell office:value-type="string">
                <text:p>2005-06-01</text:p>
              </table:table-cell>
              <table:table-cell office:value-type="float" office:value="3.20842136696434">
                <text:p>3.20842136696434</text:p>
              </table:table-cell>
            </table:table-row>
            <table:table-row>
              <table:table-cell office:value-type="string">
                <text:p>2005-07-01</text:p>
              </table:table-cell>
              <table:table-cell office:value-type="float" office:value="3.22525543183224">
                <text:p>3.22525543183224</text:p>
              </table:table-cell>
            </table:table-row>
            <table:table-row>
              <table:table-cell office:value-type="string">
                <text:p>2005-08-01</text:p>
              </table:table-cell>
              <table:table-cell office:value-type="float" office:value="3.1561489949599">
                <text:p>3.1561489949599</text:p>
              </table:table-cell>
            </table:table-row>
            <table:table-row>
              <table:table-cell office:value-type="string">
                <text:p>2005-09-01</text:p>
              </table:table-cell>
              <table:table-cell office:value-type="float" office:value="3.1776370768516">
                <text:p>3.1776370768516</text:p>
              </table:table-cell>
            </table:table-row>
            <table:table-row>
              <table:table-cell office:value-type="string">
                <text:p>2005-10-03</text:p>
              </table:table-cell>
              <table:table-cell office:value-type="float" office:value="3.29879544804407">
                <text:p>3.29879544804407</text:p>
              </table:table-cell>
            </table:table-row>
            <table:table-row>
              <table:table-cell office:value-type="string">
                <text:p>2005-11-01</text:p>
              </table:table-cell>
              <table:table-cell office:value-type="float" office:value="3.37279790714046">
                <text:p>3.37279790714046</text:p>
              </table:table-cell>
            </table:table-row>
            <table:table-row>
              <table:table-cell office:value-type="string">
                <text:p>2005-12-01</text:p>
              </table:table-cell>
              <table:table-cell office:value-type="float" office:value="3.35828988065088">
                <text:p>3.35828988065088</text:p>
              </table:table-cell>
            </table:table-row>
            <table:table-row>
              <table:table-cell office:value-type="string">
                <text:p>2006-01-03</text:p>
              </table:table-cell>
              <table:table-cell office:value-type="float" office:value="3.41312595252743">
                <text:p>3.41312595252743</text:p>
              </table:table-cell>
            </table:table-row>
            <table:table-row>
              <table:table-cell office:value-type="string">
                <text:p>2006-02-01</text:p>
              </table:table-cell>
              <table:table-cell office:value-type="float" office:value="3.54904250892614">
                <text:p>3.54904250892614</text:p>
              </table:table-cell>
            </table:table-row>
            <table:table-row>
              <table:table-cell office:value-type="string">
                <text:p>2006-03-01</text:p>
              </table:table-cell>
              <table:table-cell office:value-type="float" office:value="3.58462943274014">
                <text:p>3.58462943274014</text:p>
              </table:table-cell>
            </table:table-row>
            <table:table-row>
              <table:table-cell office:value-type="string">
                <text:p>2006-04-03</text:p>
              </table:table-cell>
              <table:table-cell office:value-type="float" office:value="3.57487053750207">
                <text:p>3.57487053750207</text:p>
              </table:table-cell>
            </table:table-row>
            <table:table-row>
              <table:table-cell office:value-type="string">
                <text:p>2006-05-01</text:p>
              </table:table-cell>
              <table:table-cell office:value-type="float" office:value="3.53046971736629">
                <text:p>3.53046971736629</text:p>
              </table:table-cell>
            </table:table-row>
            <table:table-row>
              <table:table-cell office:value-type="string">
                <text:p>2006-06-01</text:p>
              </table:table-cell>
              <table:table-cell office:value-type="float" office:value="3.58795353552398">
                <text:p>3.58795353552398</text:p>
              </table:table-cell>
            </table:table-row>
            <table:table-row>
              <table:table-cell office:value-type="string">
                <text:p>2006-07-03</text:p>
              </table:table-cell>
              <table:table-cell office:value-type="float" office:value="3.48981857331568">
                <text:p>3.48981857331568</text:p>
              </table:table-cell>
            </table:table-row>
            <table:table-row>
              <table:table-cell office:value-type="string">
                <text:p>2006-08-01</text:p>
              </table:table-cell>
              <table:table-cell office:value-type="float" office:value="3.39114704580865">
                <text:p>3.39114704580865</text:p>
              </table:table-cell>
            </table:table-row>
            <table:table-row>
              <table:table-cell office:value-type="string">
                <text:p>2006-09-01</text:p>
              </table:table-cell>
              <table:table-cell office:value-type="float" office:value="3.48461898980123">
                <text:p>3.48461898980123</text:p>
              </table:table-cell>
            </table:table-row>
            <table:table-row>
              <table:table-cell office:value-type="string">
                <text:p>2006-10-02</text:p>
              </table:table-cell>
              <table:table-cell office:value-type="float" office:value="3.58767694860477">
                <text:p>3.58767694860477</text:p>
              </table:table-cell>
            </table:table-row>
            <table:table-row>
              <table:table-cell office:value-type="string">
                <text:p>2006-11-01</text:p>
              </table:table-cell>
              <table:table-cell office:value-type="float" office:value="3.52046080248897">
                <text:p>3.52046080248897</text:p>
              </table:table-cell>
            </table:table-row>
            <table:table-row>
              <table:table-cell office:value-type="string">
                <text:p>2006-12-01</text:p>
              </table:table-cell>
              <table:table-cell office:value-type="float" office:value="3.5240048109237">
                <text:p>3.5240048109237</text:p>
              </table:table-cell>
            </table:table-row>
            <table:table-row>
              <table:table-cell office:value-type="string">
                <text:p>2007-01-03</text:p>
              </table:table-cell>
              <table:table-cell office:value-type="float" office:value="3.51035069555868">
                <text:p>3.51035069555868</text:p>
              </table:table-cell>
            </table:table-row>
            <table:table-row>
              <table:table-cell office:value-type="string">
                <text:p>2007-02-01</text:p>
              </table:table-cell>
              <table:table-cell office:value-type="float" office:value="3.38743646641212">
                <text:p>3.38743646641212</text:p>
              </table:table-cell>
            </table:table-row>
            <table:table-row>
              <table:table-cell office:value-type="string">
                <text:p>2007-03-01</text:p>
              </table:table-cell>
              <table:table-cell office:value-type="float" office:value="3.40219688199524">
                <text:p>3.40219688199524</text:p>
              </table:table-cell>
            </table:table-row>
            <table:table-row>
              <table:table-cell office:value-type="string">
                <text:p>2007-04-02</text:p>
              </table:table-cell>
              <table:table-cell office:value-type="float" office:value="3.39148368947452">
                <text:p>3.39148368947452</text:p>
              </table:table-cell>
            </table:table-row>
            <table:table-row>
              <table:table-cell office:value-type="string">
                <text:p>2007-05-01</text:p>
              </table:table-cell>
              <table:table-cell office:value-type="float" office:value="3.31745338822919">
                <text:p>3.31745338822919</text:p>
              </table:table-cell>
            </table:table-row>
            <table:table-row>
              <table:table-cell office:value-type="string">
                <text:p>2007-06-01</text:p>
              </table:table-cell>
              <table:table-cell office:value-type="float" office:value="3.2240623515555">
                <text:p>3.2240623515555</text:p>
              </table:table-cell>
            </table:table-row>
            <table:table-row>
              <table:table-cell office:value-type="string">
                <text:p>2007-07-02</text:p>
              </table:table-cell>
              <table:table-cell office:value-type="float" office:value="3.24063731664971">
                <text:p>3.24063731664971</text:p>
              </table:table-cell>
            </table:table-row>
            <table:table-row>
              <table:table-cell office:value-type="string">
                <text:p>2007-08-01</text:p>
              </table:table-cell>
              <table:table-cell office:value-type="float" office:value="3.27260614728917">
                <text:p>3.27260614728917</text:p>
              </table:table-cell>
            </table:table-row>
            <table:table-row>
              <table:table-cell office:value-type="string">
                <text:p>2007-09-04</text:p>
              </table:table-cell>
              <table:table-cell office:value-type="float" office:value="3.22246936037833">
                <text:p>3.22246936037833</text:p>
              </table:table-cell>
            </table:table-row>
            <table:table-row>
              <table:table-cell office:value-type="string">
                <text:p>2007-10-01</text:p>
              </table:table-cell>
              <table:table-cell office:value-type="float" office:value="3.24063731664971">
                <text:p>3.24063731664971</text:p>
              </table:table-cell>
            </table:table-row>
            <table:table-row>
              <table:table-cell office:value-type="string">
                <text:p>2007-11-01</text:p>
              </table:table-cell>
              <table:table-cell office:value-type="float" office:value="3.10906095886099">
                <text:p>3.10906095886099</text:p>
              </table:table-cell>
            </table:table-row>
            <table:table-row>
              <table:table-cell office:value-type="string">
                <text:p>2007-12-03</text:p>
              </table:table-cell>
              <table:table-cell office:value-type="float" office:value="2.97552956623647">
                <text:p>2.97552956623647</text:p>
              </table:table-cell>
            </table:table-row>
            <table:table-row>
              <table:table-cell office:value-type="string">
                <text:p>2008-01-02</text:p>
              </table:table-cell>
              <table:table-cell office:value-type="float" office:value="2.89646427189532">
                <text:p>2.89646427189532</text:p>
              </table:table-cell>
            </table:table-row>
            <table:table-row>
              <table:table-cell office:value-type="string">
                <text:p>2008-02-01</text:p>
              </table:table-cell>
              <table:table-cell office:value-type="float" office:value="2.84607149899958">
                <text:p>2.84607149899958</text:p>
              </table:table-cell>
            </table:table-row>
            <table:table-row>
              <table:table-cell office:value-type="string">
                <text:p>2008-03-03</text:p>
              </table:table-cell>
              <table:table-cell office:value-type="float" office:value="2.81899509505394">
                <text:p>2.818995095053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da8c1e6-fd468f4-454e206-f42a4a9-143cf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12cm" svg:height="16.606cm" xlink:href=".." xlink:type="simple" chart:class="chart:line" chart:style-name="ch1">
        <chart:legend chart:legend-position="end" svg:x="23.248cm" svg:y="8.002cm" style:legend-expansion="high" chart:style-name="ch2"/>
        <chart:plot-area chart:style-name="ch3" table:cell-range-address="Sheet1.A2:Sheet1.A182 Sheet1.G1:Sheet1.G1 Sheet1.I2:Sheet1.I182" chart:data-source-has-labels="both" svg:x="3.111cm" svg:y="1.463cm" svg:width="21.231cm" svg:height="13.989cm">
          <chartooo:coordinate-region svg:x="3.962cm" svg:y="1.664cm" svg:width="20.18cm" svg:height="11.738cm"/>
          <chart:axis chart:dimension="x" chart:name="primary-x" chart:style-name="ch4" chartooo:axis-type="date">
            <chartooo:date-scale chart:base-time-unit="months"/>
            <chart:categories table:cell-range-address="Sheet1.A2:Sheet1.A1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182" chart:label-cell-address="Sheet1.G1:Sheet1.G1" chart:class="chart:line"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j Clos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3-03-31</text:p>
                <draw:g>
                  <svg:desc>Sheet1.A2:Sheet1.A182</svg:desc>
                </draw:g>
              </table:table-cell>
              <table:table-cell office:value-type="float" office:value="NaN">
                <text:p>NaN</text:p>
                <draw:g>
                  <svg:desc>Sheet1.I2:Sheet1.I182</svg:desc>
                </draw:g>
              </table:table-cell>
            </table:table-row>
            <table:table-row>
              <table:table-cell office:value-type="string">
                <text:p>1993-04-01</text:p>
              </table:table-cell>
              <table:table-cell office:value-type="float" office:value="0.0175438596491226">
                <text:p>0.0175438596491226</text:p>
              </table:table-cell>
            </table:table-row>
            <table:table-row>
              <table:table-cell office:value-type="string">
                <text:p>1993-05-03</text:p>
              </table:table-cell>
              <table:table-cell office:value-type="float" office:value="0.241379310344828">
                <text:p>0.241379310344828</text:p>
              </table:table-cell>
            </table:table-row>
            <table:table-row>
              <table:table-cell office:value-type="string">
                <text:p>1993-06-01</text:p>
              </table:table-cell>
              <table:table-cell office:value-type="float" office:value="0.0208333333333334">
                <text:p>0.0208333333333334</text:p>
              </table:table-cell>
            </table:table-row>
            <table:table-row>
              <table:table-cell office:value-type="string">
                <text:p>1993-07-01</text:p>
              </table:table-cell>
              <table:table-cell office:value-type="float" office:value="-0.0340136054421769">
                <text:p>-0.0340136054421769</text:p>
              </table:table-cell>
            </table:table-row>
            <table:table-row>
              <table:table-cell office:value-type="string">
                <text:p>1993-08-02</text:p>
              </table:table-cell>
              <table:table-cell office:value-type="float" office:value="0.0211267605633803">
                <text:p>0.0211267605633803</text:p>
              </table:table-cell>
            </table:table-row>
            <table:table-row>
              <table:table-cell office:value-type="string">
                <text:p>1993-09-01</text:p>
              </table:table-cell>
              <table:table-cell office:value-type="float" office:value="0.131034482758621">
                <text:p>0.131034482758621</text:p>
              </table:table-cell>
            </table:table-row>
            <table:table-row>
              <table:table-cell office:value-type="string">
                <text:p>1993-10-01</text:p>
              </table:table-cell>
              <table:table-cell office:value-type="float" office:value="-0.024390243902439">
                <text:p>-0.024390243902439</text:p>
              </table:table-cell>
            </table:table-row>
            <table:table-row>
              <table:table-cell office:value-type="string">
                <text:p>1993-11-01</text:p>
              </table:table-cell>
              <table:table-cell office:value-type="float" office:value="-0.16875">
                <text:p>-0.16875</text:p>
              </table:table-cell>
            </table:table-row>
            <table:table-row>
              <table:table-cell office:value-type="string">
                <text:p>1993-12-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-01-03</text:p>
              </table:table-cell>
              <table:table-cell office:value-type="float" office:value="0.0827067669172931">
                <text:p>0.0827067669172931</text:p>
              </table:table-cell>
            </table:table-row>
            <table:table-row>
              <table:table-cell office:value-type="string">
                <text:p>1994-02-01</text:p>
              </table:table-cell>
              <table:table-cell office:value-type="float" office:value="-0.0347222222222221">
                <text:p>-0.0347222222222221</text:p>
              </table:table-cell>
            </table:table-row>
            <table:table-row>
              <table:table-cell office:value-type="string">
                <text:p>1994-03-01</text:p>
              </table:table-cell>
              <table:table-cell office:value-type="float" office:value="0.0503597122302157">
                <text:p>0.0503597122302157</text:p>
              </table:table-cell>
            </table:table-row>
            <table:table-row>
              <table:table-cell office:value-type="string">
                <text:p>1994-04-04</text:p>
              </table:table-cell>
              <table:table-cell office:value-type="float" office:value="0.219178082191781">
                <text:p>0.219178082191781</text:p>
              </table:table-cell>
            </table:table-row>
            <table:table-row>
              <table:table-cell office:value-type="string">
                <text:p>1994-05-02</text:p>
              </table:table-cell>
              <table:table-cell office:value-type="float" office:value="-0.0393258426966292">
                <text:p>-0.0393258426966292</text:p>
              </table:table-cell>
            </table:table-row>
            <table:table-row>
              <table:table-cell office:value-type="string">
                <text:p>1994-06-01</text:p>
              </table:table-cell>
              <table:table-cell office:value-type="float" office:value="-0.116959064327485">
                <text:p>-0.116959064327485</text:p>
              </table:table-cell>
            </table:table-row>
            <table:table-row>
              <table:table-cell office:value-type="string">
                <text:p>1994-07-01</text:p>
              </table:table-cell>
              <table:table-cell office:value-type="float" office:value="0.152317880794702">
                <text:p>0.152317880794702</text:p>
              </table:table-cell>
            </table:table-row>
            <table:table-row>
              <table:table-cell office:value-type="string">
                <text:p>1994-08-01</text:p>
              </table:table-cell>
              <table:table-cell office:value-type="float" office:value="-0.0287356321839081">
                <text:p>-0.0287356321839081</text:p>
              </table:table-cell>
            </table:table-row>
            <table:table-row>
              <table:table-cell office:value-type="string">
                <text:p>1994-09-01</text:p>
              </table:table-cell>
              <table:table-cell office:value-type="float" office:value="-0.183431952662722">
                <text:p>-0.183431952662722</text:p>
              </table:table-cell>
            </table:table-row>
            <table:table-row>
              <table:table-cell office:value-type="string">
                <text:p>1994-10-03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1994-11-01</text:p>
              </table:table-cell>
              <table:table-cell office:value-type="float" office:value="-0.0123456790123457">
                <text:p>-0.0123456790123457</text:p>
              </table:table-cell>
            </table:table-row>
            <table:table-row>
              <table:table-cell office:value-type="string">
                <text:p>1994-12-01</text:p>
              </table:table-cell>
              <table:table-cell office:value-type="float" office:value="0.0312499999999999">
                <text:p>0.0312499999999999</text:p>
              </table:table-cell>
            </table:table-row>
            <table:table-row>
              <table:table-cell office:value-type="string">
                <text:p>1995-01-03</text:p>
              </table:table-cell>
              <table:table-cell office:value-type="float" office:value="-0.127272727272727">
                <text:p>-0.127272727272727</text:p>
              </table:table-cell>
            </table:table-row>
            <table:table-row>
              <table:table-cell office:value-type="string">
                <text:p>1995-02-01</text:p>
              </table:table-cell>
              <table:table-cell office:value-type="float" office:value="-0.00694444444444445">
                <text:p>-0.00694444444444445</text:p>
              </table:table-cell>
            </table:table-row>
            <table:table-row>
              <table:table-cell office:value-type="string">
                <text:p>1995-03-01</text:p>
              </table:table-cell>
              <table:table-cell office:value-type="float" office:value="0.006993006993007">
                <text:p>0.006993006993007</text:p>
              </table:table-cell>
            </table:table-row>
            <table:table-row>
              <table:table-cell office:value-type="string">
                <text:p>1995-04-03</text:p>
              </table:table-cell>
              <table:table-cell office:value-type="float" office:value="-0.0208333333333332">
                <text:p>-0.0208333333333332</text:p>
              </table:table-cell>
            </table:table-row>
            <table:table-row>
              <table:table-cell office:value-type="string">
                <text:p>1995-05-01</text:p>
              </table:table-cell>
              <table:table-cell office:value-type="float" office:value="0.234042553191489">
                <text:p>0.234042553191489</text:p>
              </table:table-cell>
            </table:table-row>
            <table:table-row>
              <table:table-cell office:value-type="string">
                <text:p>1995-06-01</text:p>
              </table:table-cell>
              <table:table-cell office:value-type="float" office:value="0.224137931034483">
                <text:p>0.224137931034483</text:p>
              </table:table-cell>
            </table:table-row>
            <table:table-row>
              <table:table-cell office:value-type="string">
                <text:p>1995-07-03</text:p>
              </table:table-cell>
              <table:table-cell office:value-type="float" office:value="0.0516431924882631">
                <text:p>0.0516431924882631</text:p>
              </table:table-cell>
            </table:table-row>
            <table:table-row>
              <table:table-cell office:value-type="string">
                <text:p>1995-08-01</text:p>
              </table:table-cell>
              <table:table-cell office:value-type="float" office:value="0.0669642857142857">
                <text:p>0.0669642857142857</text:p>
              </table:table-cell>
            </table:table-row>
            <table:table-row>
              <table:table-cell office:value-type="string">
                <text:p>1995-09-01</text:p>
              </table:table-cell>
              <table:table-cell office:value-type="float" office:value="-0.0502092050209205">
                <text:p>-0.0502092050209205</text:p>
              </table:table-cell>
            </table:table-row>
            <table:table-row>
              <table:table-cell office:value-type="string">
                <text:p>1995-10-02</text:p>
              </table:table-cell>
              <table:table-cell office:value-type="float" office:value="0.0352422907488987">
                <text:p>0.0352422907488987</text:p>
              </table:table-cell>
            </table:table-row>
            <table:table-row>
              <table:table-cell office:value-type="string">
                <text:p>1995-11-01</text:p>
              </table:table-cell>
              <table:table-cell office:value-type="float" office:value="0.0765957446808511">
                <text:p>0.0765957446808511</text:p>
              </table:table-cell>
            </table:table-row>
            <table:table-row>
              <table:table-cell office:value-type="string">
                <text:p>1995-12-01</text:p>
              </table:table-cell>
              <table:table-cell office:value-type="float" office:value="-0.00790513833992113">
                <text:p>-0.00790513833992113</text:p>
              </table:table-cell>
            </table:table-row>
            <table:table-row>
              <table:table-cell office:value-type="string">
                <text:p>1996-01-02</text:p>
              </table:table-cell>
              <table:table-cell office:value-type="float" office:value="-0.199203187250996">
                <text:p>-0.199203187250996</text:p>
              </table:table-cell>
            </table:table-row>
            <table:table-row>
              <table:table-cell office:value-type="string">
                <text:p>1996-02-01</text:p>
              </table:table-cell>
              <table:table-cell office:value-type="float" office:value="0.0497512437810946">
                <text:p>0.0497512437810946</text:p>
              </table:table-cell>
            </table:table-row>
            <table:table-row>
              <table:table-cell office:value-type="string">
                <text:p>1996-03-01</text:p>
              </table:table-cell>
              <table:table-cell office:value-type="float" office:value="0.322274881516588">
                <text:p>0.322274881516588</text:p>
              </table:table-cell>
            </table:table-row>
            <table:table-row>
              <table:table-cell office:value-type="string">
                <text:p>1996-04-01</text:p>
              </table:table-cell>
              <table:table-cell office:value-type="float" office:value="0.164874551971326">
                <text:p>0.164874551971326</text:p>
              </table:table-cell>
            </table:table-row>
            <table:table-row>
              <table:table-cell office:value-type="string">
                <text:p>1996-05-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-06-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96-07-01</text:p>
              </table:table-cell>
              <table:table-cell office:value-type="float" office:value="-0.0798816568047337">
                <text:p>-0.0798816568047337</text:p>
              </table:table-cell>
            </table:table-row>
            <table:table-row>
              <table:table-cell office:value-type="string">
                <text:p>1996-08-01</text:p>
              </table:table-cell>
              <table:table-cell office:value-type="float" office:value="0.260450160771704">
                <text:p>0.260450160771704</text:p>
              </table:table-cell>
            </table:table-row>
            <table:table-row>
              <table:table-cell office:value-type="string">
                <text:p>1996-09-03</text:p>
              </table:table-cell>
              <table:table-cell office:value-type="float" office:value="0.00765306122448986">
                <text:p>0.00765306122448986</text:p>
              </table:table-cell>
            </table:table-row>
            <table:table-row>
              <table:table-cell office:value-type="string">
                <text:p>1996-10-01</text:p>
              </table:table-cell>
              <table:table-cell office:value-type="float" office:value="-0.0151898734177215">
                <text:p>-0.0151898734177215</text:p>
              </table:table-cell>
            </table:table-row>
            <table:table-row>
              <table:table-cell office:value-type="string">
                <text:p>1996-11-01</text:p>
              </table:table-cell>
              <table:table-cell office:value-type="float" office:value="0.0668380462724936">
                <text:p>0.0668380462724936</text:p>
              </table:table-cell>
            </table:table-row>
            <table:table-row>
              <table:table-cell office:value-type="string">
                <text:p>1996-12-02</text:p>
              </table:table-cell>
              <table:table-cell office:value-type="float" office:value="-0.173493975903614">
                <text:p>-0.173493975903614</text:p>
              </table:table-cell>
            </table:table-row>
            <table:table-row>
              <table:table-cell office:value-type="string">
                <text:p>1997-01-02</text:p>
              </table:table-cell>
              <table:table-cell office:value-type="float" office:value="0.19533527696793">
                <text:p>0.19533527696793</text:p>
              </table:table-cell>
            </table:table-row>
            <table:table-row>
              <table:table-cell office:value-type="string">
                <text:p>1997-02-03</text:p>
              </table:table-cell>
              <table:table-cell office:value-type="float" office:value="-0.0170731707317072">
                <text:p>-0.0170731707317072</text:p>
              </table:table-cell>
            </table:table-row>
            <table:table-row>
              <table:table-cell office:value-type="string">
                <text:p>1997-03-03</text:p>
              </table:table-cell>
              <table:table-cell office:value-type="float" office:value="-0.119106699751861">
                <text:p>-0.119106699751861</text:p>
              </table:table-cell>
            </table:table-row>
            <table:table-row>
              <table:table-cell office:value-type="string">
                <text:p>1997-04-01</text:p>
              </table:table-cell>
              <table:table-cell office:value-type="float" office:value="0.00845070422535218">
                <text:p>0.00845070422535218</text:p>
              </table:table-cell>
            </table:table-row>
            <table:table-row>
              <table:table-cell office:value-type="string">
                <text:p>1997-05-01</text:p>
              </table:table-cell>
              <table:table-cell office:value-type="float" office:value="0.053072625698324">
                <text:p>0.053072625698324</text:p>
              </table:table-cell>
            </table:table-row>
            <table:table-row>
              <table:table-cell office:value-type="string">
                <text:p>1997-06-02</text:p>
              </table:table-cell>
              <table:table-cell office:value-type="float" office:value="0.236074270557029">
                <text:p>0.236074270557029</text:p>
              </table:table-cell>
            </table:table-row>
            <table:table-row>
              <table:table-cell office:value-type="string">
                <text:p>1997-07-01</text:p>
              </table:table-cell>
              <table:table-cell office:value-type="float" office:value="0.0515021459227468">
                <text:p>0.0515021459227468</text:p>
              </table:table-cell>
            </table:table-row>
            <table:table-row>
              <table:table-cell office:value-type="string">
                <text:p>1997-08-01</text:p>
              </table:table-cell>
              <table:table-cell office:value-type="float" office:value="0.00204081632653057">
                <text:p>0.00204081632653057</text:p>
              </table:table-cell>
            </table:table-row>
            <table:table-row>
              <table:table-cell office:value-type="string">
                <text:p>1997-09-02</text:p>
              </table:table-cell>
              <table:table-cell office:value-type="float" office:value="0.020366598778004">
                <text:p>0.020366598778004</text:p>
              </table:table-cell>
            </table:table-row>
            <table:table-row>
              <table:table-cell office:value-type="string">
                <text:p>1997-10-01</text:p>
              </table:table-cell>
              <table:table-cell office:value-type="float" office:value="-0.211576846307385">
                <text:p>-0.211576846307385</text:p>
              </table:table-cell>
            </table:table-row>
            <table:table-row>
              <table:table-cell office:value-type="string">
                <text:p>1997-11-03</text:p>
              </table:table-cell>
              <table:table-cell office:value-type="float" office:value="0.0582278481012657">
                <text:p>0.0582278481012657</text:p>
              </table:table-cell>
            </table:table-row>
            <table:table-row>
              <table:table-cell office:value-type="string">
                <text:p>1997-12-01</text:p>
              </table:table-cell>
              <table:table-cell office:value-type="float" office:value="0.0980861244019139">
                <text:p>0.0980861244019139</text:p>
              </table:table-cell>
            </table:table-row>
            <table:table-row>
              <table:table-cell office:value-type="string">
                <text:p>1998-01-02</text:p>
              </table:table-cell>
              <table:table-cell office:value-type="float" office:value="-0.0457516339869281">
                <text:p>-0.0457516339869281</text:p>
              </table:table-cell>
            </table:table-row>
            <table:table-row>
              <table:table-cell office:value-type="string">
                <text:p>1998-02-02</text:p>
              </table:table-cell>
              <table:table-cell office:value-type="float" office:value="0.0821917808219179">
                <text:p>0.0821917808219179</text:p>
              </table:table-cell>
            </table:table-row>
            <table:table-row>
              <table:table-cell office:value-type="string">
                <text:p>1998-03-02</text:p>
              </table:table-cell>
              <table:table-cell office:value-type="float" office:value="0.143459915611814">
                <text:p>0.143459915611814</text:p>
              </table:table-cell>
            </table:table-row>
            <table:table-row>
              <table:table-cell office:value-type="string">
                <text:p>1998-04-01</text:p>
              </table:table-cell>
              <table:table-cell office:value-type="float" office:value="0.062730627306273">
                <text:p>0.062730627306273</text:p>
              </table:table-cell>
            </table:table-row>
            <table:table-row>
              <table:table-cell office:value-type="string">
                <text:p>1998-05-01</text:p>
              </table:table-cell>
              <table:table-cell office:value-type="float" office:value="-0.00173611111111107">
                <text:p>-0.00173611111111107</text:p>
              </table:table-cell>
            </table:table-row>
            <table:table-row>
              <table:table-cell office:value-type="string">
                <text:p>1998-06-01</text:p>
              </table:table-cell>
              <table:table-cell office:value-type="float" office:value="0.11304347826087">
                <text:p>0.11304347826087</text:p>
              </table:table-cell>
            </table:table-row>
            <table:table-row>
              <table:table-cell office:value-type="string">
                <text:p>1998-07-01</text:p>
              </table:table-cell>
              <table:table-cell office:value-type="float" office:value="-0.2171875">
                <text:p>-0.2171875</text:p>
              </table:table-cell>
            </table:table-row>
            <table:table-row>
              <table:table-cell office:value-type="string">
                <text:p>1998-08-03</text:p>
              </table:table-cell>
              <table:table-cell office:value-type="float" office:value="-0.245508982035928">
                <text:p>-0.245508982035928</text:p>
              </table:table-cell>
            </table:table-row>
            <table:table-row>
              <table:table-cell office:value-type="string">
                <text:p>1998-09-01</text:p>
              </table:table-cell>
              <table:table-cell office:value-type="float" office:value="0.145502645502645">
                <text:p>0.145502645502645</text:p>
              </table:table-cell>
            </table:table-row>
            <table:table-row>
              <table:table-cell office:value-type="string">
                <text:p>1998-10-01</text:p>
              </table:table-cell>
              <table:table-cell office:value-type="float" office:value="0.198614318706698">
                <text:p>0.198614318706698</text:p>
              </table:table-cell>
            </table:table-row>
            <table:table-row>
              <table:table-cell office:value-type="string">
                <text:p>1998-11-02</text:p>
              </table:table-cell>
              <table:table-cell office:value-type="float" office:value="0.0635838150289016">
                <text:p>0.0635838150289016</text:p>
              </table:table-cell>
            </table:table-row>
            <table:table-row>
              <table:table-cell office:value-type="string">
                <text:p>1998-12-01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1999-01-04</text:p>
              </table:table-cell>
              <table:table-cell office:value-type="float" office:value="-0.0729166666666666">
                <text:p>-0.0729166666666666</text:p>
              </table:table-cell>
            </table:table-row>
            <table:table-row>
              <table:table-cell office:value-type="string">
                <text:p>1999-02-01</text:p>
              </table:table-cell>
              <table:table-cell office:value-type="float" office:value="0.0160513643659711">
                <text:p>0.0160513643659711</text:p>
              </table:table-cell>
            </table:table-row>
            <table:table-row>
              <table:table-cell office:value-type="string">
                <text:p>1999-03-01</text:p>
              </table:table-cell>
              <table:table-cell office:value-type="float" office:value="0.0616113744075829">
                <text:p>0.0616113744075829</text:p>
              </table:table-cell>
            </table:table-row>
            <table:table-row>
              <table:table-cell office:value-type="string">
                <text:p>1999-04-01</text:p>
              </table:table-cell>
              <table:table-cell office:value-type="float" office:value="0.31547619047619">
                <text:p>0.31547619047619</text:p>
              </table:table-cell>
            </table:table-row>
            <table:table-row>
              <table:table-cell office:value-type="string">
                <text:p>1999-05-03</text:p>
              </table:table-cell>
              <table:table-cell office:value-type="float" office:value="-0.00113122171945699">
                <text:p>-0.00113122171945699</text:p>
              </table:table-cell>
            </table:table-row>
            <table:table-row>
              <table:table-cell office:value-type="string">
                <text:p>1999-06-01</text:p>
              </table:table-cell>
              <table:table-cell office:value-type="float" office:value="0.0181200453001133">
                <text:p>0.0181200453001133</text:p>
              </table:table-cell>
            </table:table-row>
            <table:table-row>
              <table:table-cell office:value-type="string">
                <text:p>1999-07-01</text:p>
              </table:table-cell>
              <table:table-cell office:value-type="float" office:value="-0.380422691879866">
                <text:p>-0.380422691879866</text:p>
              </table:table-cell>
            </table:table-row>
            <table:table-row>
              <table:table-cell office:value-type="string">
                <text:p>1999-08-02</text:p>
              </table:table-cell>
              <table:table-cell office:value-type="float" office:value="-0.0161579892280072">
                <text:p>-0.0161579892280072</text:p>
              </table:table-cell>
            </table:table-row>
            <table:table-row>
              <table:table-cell office:value-type="string">
                <text:p>1999-09-01</text:p>
              </table:table-cell>
              <table:table-cell office:value-type="float" office:value="0.0821167883211677">
                <text:p>0.0821167883211677</text:p>
              </table:table-cell>
            </table:table-row>
            <table:table-row>
              <table:table-cell office:value-type="string">
                <text:p>1999-10-01</text:p>
              </table:table-cell>
              <table:table-cell office:value-type="float" office:value="0.0978077571669478">
                <text:p>0.0978077571669478</text:p>
              </table:table-cell>
            </table:table-row>
            <table:table-row>
              <table:table-cell office:value-type="string">
                <text:p>1999-11-01</text:p>
              </table:table-cell>
              <table:table-cell office:value-type="float" office:value="-0.0230414746543778">
                <text:p>-0.0230414746543778</text:p>
              </table:table-cell>
            </table:table-row>
            <table:table-row>
              <table:table-cell office:value-type="string">
                <text:p>1999-12-01</text:p>
              </table:table-cell>
              <table:table-cell office:value-type="float" office:value="-0.0864779874213836">
                <text:p>-0.0864779874213836</text:p>
              </table:table-cell>
            </table:table-row>
            <table:table-row>
              <table:table-cell office:value-type="string">
                <text:p>2000-01-03</text:p>
              </table:table-cell>
              <table:table-cell office:value-type="float" office:value="0.3184165232358">
                <text:p>0.3184165232358</text:p>
              </table:table-cell>
            </table:table-row>
            <table:table-row>
              <table:table-cell office:value-type="string">
                <text:p>2000-02-01</text:p>
              </table:table-cell>
              <table:table-cell office:value-type="float" office:value="0.097911227154047">
                <text:p>0.097911227154047</text:p>
              </table:table-cell>
            </table:table-row>
            <table:table-row>
              <table:table-cell office:value-type="string">
                <text:p>2000-03-01</text:p>
              </table:table-cell>
              <table:table-cell office:value-type="float" office:value="0.275862068965517">
                <text:p>0.275862068965517</text:p>
              </table:table-cell>
            </table:table-row>
            <table:table-row>
              <table:table-cell office:value-type="string">
                <text:p>2000-04-03</text:p>
              </table:table-cell>
              <table:table-cell office:value-type="float" office:value="-0.325256290773532">
                <text:p>-0.325256290773532</text:p>
              </table:table-cell>
            </table:table-row>
            <table:table-row>
              <table:table-cell office:value-type="string">
                <text:p>2000-05-01</text:p>
              </table:table-cell>
              <table:table-cell office:value-type="float" office:value="0.124309392265193">
                <text:p>0.124309392265193</text:p>
              </table:table-cell>
            </table:table-row>
            <table:table-row>
              <table:table-cell office:value-type="string">
                <text:p>2000-06-01</text:p>
              </table:table-cell>
              <table:table-cell office:value-type="float" office:value="0.122850122850123">
                <text:p>0.122850122850123</text:p>
              </table:table-cell>
            </table:table-row>
            <table:table-row>
              <table:table-cell office:value-type="string">
                <text:p>2000-07-03</text:p>
              </table:table-cell>
              <table:table-cell office:value-type="float" office:value="-0.0175054704595186">
                <text:p>-0.0175054704595186</text:p>
              </table:table-cell>
            </table:table-row>
            <table:table-row>
              <table:table-cell office:value-type="string">
                <text:p>2000-08-01</text:p>
              </table:table-cell>
              <table:table-cell office:value-type="float" office:value="-0.0233853006681515">
                <text:p>-0.0233853006681515</text:p>
              </table:table-cell>
            </table:table-row>
            <table:table-row>
              <table:table-cell office:value-type="string">
                <text:p>2000-09-01</text:p>
              </table:table-cell>
              <table:table-cell office:value-type="float" office:value="0.0935005701254276">
                <text:p>0.0935005701254276</text:p>
              </table:table-cell>
            </table:table-row>
            <table:table-row>
              <table:table-cell office:value-type="string">
                <text:p>2000-10-02</text:p>
              </table:table-cell>
              <table:table-cell office:value-type="float" office:value="0.115745568300313">
                <text:p>0.115745568300313</text:p>
              </table:table-cell>
            </table:table-row>
            <table:table-row>
              <table:table-cell office:value-type="string">
                <text:p>2000-11-01</text:p>
              </table:table-cell>
              <table:table-cell office:value-type="float" office:value="0.0196261682242991">
                <text:p>0.0196261682242991</text:p>
              </table:table-cell>
            </table:table-row>
            <table:table-row>
              <table:table-cell office:value-type="string">
                <text:p>2000-12-01</text:p>
              </table:table-cell>
              <table:table-cell office:value-type="float" office:value="-0.0293308890925756">
                <text:p>-0.0293308890925756</text:p>
              </table:table-cell>
            </table:table-row>
            <table:table-row>
              <table:table-cell office:value-type="string">
                <text:p>2001-01-02</text:p>
              </table:table-cell>
              <table:table-cell office:value-type="float" office:value="0.129367327667611">
                <text:p>0.129367327667611</text:p>
              </table:table-cell>
            </table:table-row>
            <table:table-row>
              <table:table-cell office:value-type="string">
                <text:p>2001-02-01</text:p>
              </table:table-cell>
              <table:table-cell office:value-type="float" office:value="-0.0468227424749164">
                <text:p>-0.0468227424749164</text:p>
              </table:table-cell>
            </table:table-row>
            <table:table-row>
              <table:table-cell office:value-type="string">
                <text:p>2001-03-01</text:p>
              </table:table-cell>
              <table:table-cell office:value-type="float" office:value="-0.108771929824561">
                <text:p>-0.108771929824561</text:p>
              </table:table-cell>
            </table:table-row>
            <table:table-row>
              <table:table-cell office:value-type="string">
                <text:p>2001-04-02</text:p>
              </table:table-cell>
              <table:table-cell office:value-type="float" office:value="-0.0875984251968504">
                <text:p>-0.0875984251968504</text:p>
              </table:table-cell>
            </table:table-row>
            <table:table-row>
              <table:table-cell office:value-type="string">
                <text:p>2001-05-01</text:p>
              </table:table-cell>
              <table:table-cell office:value-type="float" office:value="0.00862998921251349">
                <text:p>0.00862998921251349</text:p>
              </table:table-cell>
            </table:table-row>
            <table:table-row>
              <table:table-cell office:value-type="string">
                <text:p>2001-06-01</text:p>
              </table:table-cell>
              <table:table-cell office:value-type="float" office:value="0.177540106951872">
                <text:p>0.177540106951872</text:p>
              </table:table-cell>
            </table:table-row>
            <table:table-row>
              <table:table-cell office:value-type="string">
                <text:p>2001-07-02</text:p>
              </table:table-cell>
              <table:table-cell office:value-type="float" office:value="-0.215258855585831">
                <text:p>-0.215258855585831</text:p>
              </table:table-cell>
            </table:table-row>
            <table:table-row>
              <table:table-cell office:value-type="string">
                <text:p>2001-08-01</text:p>
              </table:table-cell>
              <table:table-cell office:value-type="float" office:value="-0.0648148148148149">
                <text:p>-0.0648148148148149</text:p>
              </table:table-cell>
            </table:table-row>
            <table:table-row>
              <table:table-cell office:value-type="string">
                <text:p>2001-09-04</text:p>
              </table:table-cell>
              <table:table-cell office:value-type="float" office:value="-0.11509900990099">
                <text:p>-0.11509900990099</text:p>
              </table:table-cell>
            </table:table-row>
            <table:table-row>
              <table:table-cell office:value-type="string">
                <text:p>2001-10-01</text:p>
              </table:table-cell>
              <table:table-cell office:value-type="float" office:value="0.146853146853147">
                <text:p>0.146853146853147</text:p>
              </table:table-cell>
            </table:table-row>
            <table:table-row>
              <table:table-cell office:value-type="string">
                <text:p>2001-11-01</text:p>
              </table:table-cell>
              <table:table-cell office:value-type="float" office:value="0.0353658536585367">
                <text:p>0.0353658536585367</text:p>
              </table:table-cell>
            </table:table-row>
            <table:table-row>
              <table:table-cell office:value-type="string">
                <text:p>2001-12-03</text:p>
              </table:table-cell>
              <table:table-cell office:value-type="float" office:value="0.0742049469964663">
                <text:p>0.0742049469964663</text:p>
              </table:table-cell>
            </table:table-row>
            <table:table-row>
              <table:table-cell office:value-type="string">
                <text:p>2002-01-02</text:p>
              </table:table-cell>
              <table:table-cell office:value-type="float" office:value="0.24780701754386">
                <text:p>0.24780701754386</text:p>
              </table:table-cell>
            </table:table-row>
            <table:table-row>
              <table:table-cell office:value-type="string">
                <text:p>2002-02-04</text:p>
              </table:table-cell>
              <table:table-cell office:value-type="float" office:value="-0.0316344463971882">
                <text:p>-0.0316344463971882</text:p>
              </table:table-cell>
            </table:table-row>
            <table:table-row>
              <table:table-cell office:value-type="string">
                <text:p>2002-03-01</text:p>
              </table:table-cell>
              <table:table-cell office:value-type="float" office:value="0.00544464609800368">
                <text:p>0.00544464609800368</text:p>
              </table:table-cell>
            </table:table-row>
            <table:table-row>
              <table:table-cell office:value-type="string">
                <text:p>2002-04-01</text:p>
              </table:table-cell>
              <table:table-cell office:value-type="float" office:value="-0.0135379061371841">
                <text:p>-0.0135379061371841</text:p>
              </table:table-cell>
            </table:table-row>
            <table:table-row>
              <table:table-cell office:value-type="string">
                <text:p>2002-05-01</text:p>
              </table:table-cell>
              <table:table-cell office:value-type="float" office:value="0.0640439158279964">
                <text:p>0.0640439158279964</text:p>
              </table:table-cell>
            </table:table-row>
            <table:table-row>
              <table:table-cell office:value-type="string">
                <text:p>2002-06-03</text:p>
              </table:table-cell>
              <table:table-cell office:value-type="float" office:value="0.0232158211521926">
                <text:p>0.0232158211521926</text:p>
              </table:table-cell>
            </table:table-row>
            <table:table-row>
              <table:table-cell office:value-type="string">
                <text:p>2002-07-01</text:p>
              </table:table-cell>
              <table:table-cell office:value-type="float" office:value="-0.210084033613445">
                <text:p>-0.210084033613445</text:p>
              </table:table-cell>
            </table:table-row>
            <table:table-row>
              <table:table-cell office:value-type="string">
                <text:p>2002-08-01</text:p>
              </table:table-cell>
              <table:table-cell office:value-type="float" office:value="0.0234042553191488">
                <text:p>0.0234042553191488</text:p>
              </table:table-cell>
            </table:table-row>
            <table:table-row>
              <table:table-cell office:value-type="string">
                <text:p>2002-09-03</text:p>
              </table:table-cell>
              <table:table-cell office:value-type="float" office:value="0.0280665280665282">
                <text:p>0.0280665280665282</text:p>
              </table:table-cell>
            </table:table-row>
            <table:table-row>
              <table:table-cell office:value-type="string">
                <text:p>2002-10-01</text:p>
              </table:table-cell>
              <table:table-cell office:value-type="float" office:value="0.154701718907988">
                <text:p>0.154701718907988</text:p>
              </table:table-cell>
            </table:table-row>
            <table:table-row>
              <table:table-cell office:value-type="string">
                <text:p>2002-11-01</text:p>
              </table:table-cell>
              <table:table-cell office:value-type="float" office:value="-0.0884413309982487">
                <text:p>-0.0884413309982487</text:p>
              </table:table-cell>
            </table:table-row>
            <table:table-row>
              <table:table-cell office:value-type="string">
                <text:p>2002-12-02</text:p>
              </table:table-cell>
              <table:table-cell office:value-type="float" office:value="-0.0624399615754083">
                <text:p>-0.0624399615754083</text:p>
              </table:table-cell>
            </table:table-row>
            <table:table-row>
              <table:table-cell office:value-type="string">
                <text:p>2003-01-02</text:p>
              </table:table-cell>
              <table:table-cell office:value-type="float" office:value="0.114754098360656">
                <text:p>0.114754098360656</text:p>
              </table:table-cell>
            </table:table-row>
            <table:table-row>
              <table:table-cell office:value-type="string">
                <text:p>2003-02-03</text:p>
              </table:table-cell>
              <table:table-cell office:value-type="float" office:value="0.0321691176470588">
                <text:p>0.0321691176470588</text:p>
              </table:table-cell>
            </table:table-row>
            <table:table-row>
              <table:table-cell office:value-type="string">
                <text:p>2003-03-03</text:p>
              </table:table-cell>
              <table:table-cell office:value-type="float" office:value="0.0979519145146928">
                <text:p>0.0979519145146928</text:p>
              </table:table-cell>
            </table:table-row>
            <table:table-row>
              <table:table-cell office:value-type="string">
                <text:p>2003-04-01</text:p>
              </table:table-cell>
              <table:table-cell office:value-type="float" office:value="-0.0867802108678021">
                <text:p>-0.0867802108678021</text:p>
              </table:table-cell>
            </table:table-row>
            <table:table-row>
              <table:table-cell office:value-type="string">
                <text:p>2003-05-01</text:p>
              </table:table-cell>
              <table:table-cell office:value-type="float" office:value="0.0488454706927177">
                <text:p>0.0488454706927177</text:p>
              </table:table-cell>
            </table:table-row>
            <table:table-row>
              <table:table-cell office:value-type="string">
                <text:p>2003-06-02</text:p>
              </table:table-cell>
              <table:table-cell office:value-type="float" office:value="-0.00423370025402208">
                <text:p>-0.00423370025402208</text:p>
              </table:table-cell>
            </table:table-row>
            <table:table-row>
              <table:table-cell office:value-type="string">
                <text:p>2003-07-01</text:p>
              </table:table-cell>
              <table:table-cell office:value-type="float" office:value="0.113095238095238">
                <text:p>0.113095238095238</text:p>
              </table:table-cell>
            </table:table-row>
            <table:table-row>
              <table:table-cell office:value-type="string">
                <text:p>2003-08-01</text:p>
              </table:table-cell>
              <table:table-cell office:value-type="float" office:value="0.0381970970206264">
                <text:p>0.0381970970206264</text:p>
              </table:table-cell>
            </table:table-row>
            <table:table-row>
              <table:table-cell office:value-type="string">
                <text:p>2003-09-02</text:p>
              </table:table-cell>
              <table:table-cell office:value-type="float" office:value="0.0147167034584253">
                <text:p>0.0147167034584253</text:p>
              </table:table-cell>
            </table:table-row>
            <table:table-row>
              <table:table-cell office:value-type="string">
                <text:p>2003-10-01</text:p>
              </table:table-cell>
              <table:table-cell office:value-type="float" office:value="0.0971718636693257">
                <text:p>0.0971718636693257</text:p>
              </table:table-cell>
            </table:table-row>
            <table:table-row>
              <table:table-cell office:value-type="string">
                <text:p>2003-11-03</text:p>
              </table:table-cell>
              <table:table-cell office:value-type="float" office:value="0.0178453403833443">
                <text:p>0.0178453403833443</text:p>
              </table:table-cell>
            </table:table-row>
            <table:table-row>
              <table:table-cell office:value-type="string">
                <text:p>2003-12-01</text:p>
              </table:table-cell>
              <table:table-cell office:value-type="float" office:value="0.0311688311688312">
                <text:p>0.0311688311688312</text:p>
              </table:table-cell>
            </table:table-row>
            <table:table-row>
              <table:table-cell office:value-type="string">
                <text:p>2004-01-02</text:p>
              </table:table-cell>
              <table:table-cell office:value-type="float" office:value="0.103904282115869">
                <text:p>0.103904282115869</text:p>
              </table:table-cell>
            </table:table-row>
            <table:table-row>
              <table:table-cell office:value-type="string">
                <text:p>2004-02-02</text:p>
              </table:table-cell>
              <table:table-cell office:value-type="float" office:value="0.0216771249286936">
                <text:p>0.0216771249286936</text:p>
              </table:table-cell>
            </table:table-row>
            <table:table-row>
              <table:table-cell office:value-type="string">
                <text:p>2004-03-01</text:p>
              </table:table-cell>
              <table:table-cell office:value-type="float" office:value="0.0122836404243439">
                <text:p>0.0122836404243439</text:p>
              </table:table-cell>
            </table:table-row>
            <table:table-row>
              <table:table-cell office:value-type="string">
                <text:p>2004-04-01</text:p>
              </table:table-cell>
              <table:table-cell office:value-type="float" office:value="0.0281301709873139">
                <text:p>0.0281301709873139</text:p>
              </table:table-cell>
            </table:table-row>
            <table:table-row>
              <table:table-cell office:value-type="string">
                <text:p>2004-05-03</text:p>
              </table:table-cell>
              <table:table-cell office:value-type="float" office:value="0.0429184549356224">
                <text:p>0.0429184549356224</text:p>
              </table:table-cell>
            </table:table-row>
            <table:table-row>
              <table:table-cell office:value-type="string">
                <text:p>2004-06-01</text:p>
              </table:table-cell>
              <table:table-cell office:value-type="float" office:value="0.0709876543209876">
                <text:p>0.0709876543209876</text:p>
              </table:table-cell>
            </table:table-row>
            <table:table-row>
              <table:table-cell office:value-type="string">
                <text:p>2004-07-01</text:p>
              </table:table-cell>
              <table:table-cell office:value-type="float" office:value="0.0806916426512968">
                <text:p>0.0806916426512968</text:p>
              </table:table-cell>
            </table:table-row>
            <table:table-row>
              <table:table-cell office:value-type="string">
                <text:p>2004-08-02</text:p>
              </table:table-cell>
              <table:table-cell office:value-type="float" office:value="-0.0795555555555555">
                <text:p>-0.0795555555555555</text:p>
              </table:table-cell>
            </table:table-row>
            <table:table-row>
              <table:table-cell office:value-type="string">
                <text:p>2004-09-01</text:p>
              </table:table-cell>
              <table:table-cell office:value-type="float" office:value="0.0511830033800096">
                <text:p>0.0511830033800096</text:p>
              </table:table-cell>
            </table:table-row>
            <table:table-row>
              <table:table-cell office:value-type="string">
                <text:p>2004-10-01</text:p>
              </table:table-cell>
              <table:table-cell office:value-type="float" office:value="0.163068442811208">
                <text:p>0.163068442811208</text:p>
              </table:table-cell>
            </table:table-row>
            <table:table-row>
              <table:table-cell office:value-type="string">
                <text:p>2004-11-01</text:p>
              </table:table-cell>
              <table:table-cell office:value-type="float" office:value="0.0639810426540285">
                <text:p>0.0639810426540285</text:p>
              </table:table-cell>
            </table:table-row>
            <table:table-row>
              <table:table-cell office:value-type="string">
                <text:p>2004-12-01</text:p>
              </table:table-cell>
              <table:table-cell office:value-type="float" office:value="0.108389012620638">
                <text:p>0.108389012620638</text:p>
              </table:table-cell>
            </table:table-row>
            <table:table-row>
              <table:table-cell office:value-type="string">
                <text:p>2005-01-03</text:p>
              </table:table-cell>
              <table:table-cell office:value-type="float" office:value="-0.133958472873409">
                <text:p>-0.133958472873409</text:p>
              </table:table-cell>
            </table:table-row>
            <table:table-row>
              <table:table-cell office:value-type="string">
                <text:p>2005-02-01</text:p>
              </table:table-cell>
              <table:table-cell office:value-type="float" office:value="-0.0406032482598608">
                <text:p>-0.0406032482598608</text:p>
              </table:table-cell>
            </table:table-row>
            <table:table-row>
              <table:table-cell office:value-type="string">
                <text:p>2005-03-01</text:p>
              </table:table-cell>
              <table:table-cell office:value-type="float" office:value="-0.00282144296654576">
                <text:p>-0.00282144296654576</text:p>
              </table:table-cell>
            </table:table-row>
            <table:table-row>
              <table:table-cell office:value-type="string">
                <text:p>2005-04-01</text:p>
              </table:table-cell>
              <table:table-cell office:value-type="float" office:value="-0.0416329830234437">
                <text:p>-0.0416329830234437</text:p>
              </table:table-cell>
            </table:table-row>
            <table:table-row>
              <table:table-cell office:value-type="string">
                <text:p>2005-05-02</text:p>
              </table:table-cell>
              <table:table-cell office:value-type="float" office:value="0.10670603121046">
                <text:p>0.10670603121046</text:p>
              </table:table-cell>
            </table:table-row>
            <table:table-row>
              <table:table-cell office:value-type="string">
                <text:p>2005-06-01</text:p>
              </table:table-cell>
              <table:table-cell office:value-type="float" office:value="-0.0571646341463415">
                <text:p>-0.0571646341463415</text:p>
              </table:table-cell>
            </table:table-row>
            <table:table-row>
              <table:table-cell office:value-type="string">
                <text:p>2005-07-01</text:p>
              </table:table-cell>
              <table:table-cell office:value-type="float" office:value="0.016976556184317">
                <text:p>0.016976556184317</text:p>
              </table:table-cell>
            </table:table-row>
            <table:table-row>
              <table:table-cell office:value-type="string">
                <text:p>2005-08-01</text:p>
              </table:table-cell>
              <table:table-cell office:value-type="float" office:value="-0.0667726550079491">
                <text:p>-0.0667726550079491</text:p>
              </table:table-cell>
            </table:table-row>
            <table:table-row>
              <table:table-cell office:value-type="string">
                <text:p>2005-09-01</text:p>
              </table:table-cell>
              <table:table-cell office:value-type="float" office:value="0.0217206132879045">
                <text:p>0.0217206132879045</text:p>
              </table:table-cell>
            </table:table-row>
            <table:table-row>
              <table:table-cell office:value-type="string">
                <text:p>2005-10-03</text:p>
              </table:table-cell>
              <table:table-cell office:value-type="float" office:value="0.128803668195081">
                <text:p>0.128803668195081</text:p>
              </table:table-cell>
            </table:table-row>
            <table:table-row>
              <table:table-cell office:value-type="string">
                <text:p>2005-11-01</text:p>
              </table:table-cell>
              <table:table-cell office:value-type="float" office:value="0.0768094534711965">
                <text:p>0.0768094534711965</text:p>
              </table:table-cell>
            </table:table-row>
            <table:table-row>
              <table:table-cell office:value-type="string">
                <text:p>2005-12-01</text:p>
              </table:table-cell>
              <table:table-cell office:value-type="float" office:value="-0.01440329218107">
                <text:p>-0.01440329218107</text:p>
              </table:table-cell>
            </table:table-row>
            <table:table-row>
              <table:table-cell office:value-type="string">
                <text:p>2006-01-03</text:p>
              </table:table-cell>
              <table:table-cell office:value-type="float" office:value="0.0563674321503132">
                <text:p>0.0563674321503132</text:p>
              </table:table-cell>
            </table:table-row>
            <table:table-row>
              <table:table-cell office:value-type="string">
                <text:p>2006-02-01</text:p>
              </table:table-cell>
              <table:table-cell office:value-type="float" office:value="0.145586297760211">
                <text:p>0.145586297760211</text:p>
              </table:table-cell>
            </table:table-row>
            <table:table-row>
              <table:table-cell office:value-type="string">
                <text:p>2006-03-01</text:p>
              </table:table-cell>
              <table:table-cell office:value-type="float" office:value="0.0362277170787808">
                <text:p>0.0362277170787808</text:p>
              </table:table-cell>
            </table:table-row>
            <table:table-row>
              <table:table-cell office:value-type="string">
                <text:p>2006-04-03</text:p>
              </table:table-cell>
              <table:table-cell office:value-type="float" office:value="-0.00971143174250836">
                <text:p>-0.00971143174250836</text:p>
              </table:table-cell>
            </table:table-row>
            <table:table-row>
              <table:table-cell office:value-type="string">
                <text:p>2006-05-01</text:p>
              </table:table-cell>
              <table:table-cell office:value-type="float" office:value="-0.0434295320818156">
                <text:p>-0.0434295320818156</text:p>
              </table:table-cell>
            </table:table-row>
            <table:table-row>
              <table:table-cell office:value-type="string">
                <text:p>2006-06-01</text:p>
              </table:table-cell>
              <table:table-cell office:value-type="float" office:value="0.0591681312243701">
                <text:p>0.0591681312243701</text:p>
              </table:table-cell>
            </table:table-row>
            <table:table-row>
              <table:table-cell office:value-type="string">
                <text:p>2006-07-03</text:p>
              </table:table-cell>
              <table:table-cell office:value-type="float" office:value="-0.0934734513274335">
                <text:p>-0.0934734513274335</text:p>
              </table:table-cell>
            </table:table-row>
            <table:table-row>
              <table:table-cell office:value-type="string">
                <text:p>2006-08-01</text:p>
              </table:table-cell>
              <table:table-cell office:value-type="float" office:value="-0.0939597315436242">
                <text:p>-0.0939597315436242</text:p>
              </table:table-cell>
            </table:table-row>
            <table:table-row>
              <table:table-cell office:value-type="string">
                <text:p>2006-09-01</text:p>
              </table:table-cell>
              <table:table-cell office:value-type="float" office:value="0.097979797979798">
                <text:p>0.097979797979798</text:p>
              </table:table-cell>
            </table:table-row>
            <table:table-row>
              <table:table-cell office:value-type="string">
                <text:p>2006-10-02</text:p>
              </table:table-cell>
              <table:table-cell office:value-type="float" office:value="0.108555657773689">
                <text:p>0.108555657773689</text:p>
              </table:table-cell>
            </table:table-row>
            <table:table-row>
              <table:table-cell office:value-type="string">
                <text:p>2006-11-01</text:p>
              </table:table-cell>
              <table:table-cell office:value-type="float" office:value="-0.0650069156293223">
                <text:p>-0.0650069156293223</text:p>
              </table:table-cell>
            </table:table-row>
            <table:table-row>
              <table:table-cell office:value-type="string">
                <text:p>2006-12-01</text:p>
              </table:table-cell>
              <table:table-cell office:value-type="float" office:value="0.0035502958579883">
                <text:p>0.0035502958579883</text:p>
              </table:table-cell>
            </table:table-row>
            <table:table-row>
              <table:table-cell office:value-type="string">
                <text:p>2007-01-03</text:p>
              </table:table-cell>
              <table:table-cell office:value-type="float" office:value="-0.013561320754717">
                <text:p>-0.013561320754717</text:p>
              </table:table-cell>
            </table:table-row>
            <table:table-row>
              <table:table-cell office:value-type="string">
                <text:p>2007-02-01</text:p>
              </table:table-cell>
              <table:table-cell office:value-type="float" office:value="-0.115660490137478">
                <text:p>-0.115660490137478</text:p>
              </table:table-cell>
            </table:table-row>
            <table:table-row>
              <table:table-cell office:value-type="string">
                <text:p>2007-03-01</text:p>
              </table:table-cell>
              <table:table-cell office:value-type="float" office:value="0.0148698884758365">
                <text:p>0.0148698884758365</text:p>
              </table:table-cell>
            </table:table-row>
            <table:table-row>
              <table:table-cell office:value-type="string">
                <text:p>2007-04-02</text:p>
              </table:table-cell>
              <table:table-cell office:value-type="float" office:value="-0.0106560106560107">
                <text:p>-0.0106560106560107</text:p>
              </table:table-cell>
            </table:table-row>
            <table:table-row>
              <table:table-cell office:value-type="string">
                <text:p>2007-05-01</text:p>
              </table:table-cell>
              <table:table-cell office:value-type="float" office:value="-0.0713564456411983">
                <text:p>-0.0713564456411983</text:p>
              </table:table-cell>
            </table:table-row>
            <table:table-row>
              <table:table-cell office:value-type="string">
                <text:p>2007-06-01</text:p>
              </table:table-cell>
              <table:table-cell office:value-type="float" office:value="-0.0891627401232331">
                <text:p>-0.0891627401232331</text:p>
              </table:table-cell>
            </table:table-row>
            <table:table-row>
              <table:table-cell office:value-type="string">
                <text:p>2007-07-02</text:p>
              </table:table-cell>
              <table:table-cell office:value-type="float" office:value="0.0167130919220056">
                <text:p>0.0167130919220056</text:p>
              </table:table-cell>
            </table:table-row>
            <table:table-row>
              <table:table-cell office:value-type="string">
                <text:p>2007-08-01</text:p>
              </table:table-cell>
              <table:table-cell office:value-type="float" office:value="0.0324853228962817">
                <text:p>0.0324853228962817</text:p>
              </table:table-cell>
            </table:table-row>
            <table:table-row>
              <table:table-cell office:value-type="string">
                <text:p>2007-09-04</text:p>
              </table:table-cell>
              <table:table-cell office:value-type="float" office:value="-0.0489006823351023">
                <text:p>-0.0489006823351023</text:p>
              </table:table-cell>
            </table:table-row>
            <table:table-row>
              <table:table-cell office:value-type="string">
                <text:p>2007-10-01</text:p>
              </table:table-cell>
              <table:table-cell office:value-type="float" office:value="0.018333997608609">
                <text:p>0.018333997608609</text:p>
              </table:table-cell>
            </table:table-row>
            <table:table-row>
              <table:table-cell office:value-type="string">
                <text:p>2007-11-01</text:p>
              </table:table-cell>
              <table:table-cell office:value-type="float" office:value="-0.123287671232877">
                <text:p>-0.123287671232877</text:p>
              </table:table-cell>
            </table:table-row>
            <table:table-row>
              <table:table-cell office:value-type="string">
                <text:p>2007-12-03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008-01-02</text:p>
              </table:table-cell>
              <table:table-cell office:value-type="float" office:value="-0.0760204081632654">
                <text:p>-0.0760204081632654</text:p>
              </table:table-cell>
            </table:table-row>
            <table:table-row>
              <table:table-cell office:value-type="string">
                <text:p>2008-02-01</text:p>
              </table:table-cell>
              <table:table-cell office:value-type="float" office:value="-0.049144119271121">
                <text:p>-0.049144119271121</text:p>
              </table:table-cell>
            </table:table-row>
            <table:table-row>
              <table:table-cell office:value-type="string">
                <text:p>2008-03-03</text:p>
              </table:table-cell>
              <table:table-cell office:value-type="float" office:value="-0.0267131242740997">
                <text:p>-0.02671312427409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da8c1e6-fd468f4-454e206-f42a4a9-143cf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112cm" svg:height="16.606cm" xlink:href=".." xlink:type="simple" chart:class="chart:line" chart:style-name="ch1">
        <chart:legend chart:legend-position="end" svg:x="23.248cm" svg:y="8.002cm" style:legend-expansion="high" chart:style-name="ch2"/>
        <chart:plot-area chart:style-name="ch3" table:cell-range-address="Sheet1.A15:Sheet1.A182 Sheet1.G1:Sheet1.G1 Sheet1.J15:Sheet1.J182" chart:data-source-has-labels="both" svg:x="3.111cm" svg:y="1.463cm" svg:width="21.031cm" svg:height="13.989cm">
          <chartooo:coordinate-region svg:x="3.962cm" svg:y="1.664cm" svg:width="20.18cm" svg:height="11.738cm"/>
          <chart:axis chart:dimension="x" chart:name="primary-x" chart:style-name="ch4" chartooo:axis-type="date">
            <chartooo:date-scale chart:base-time-unit="months"/>
            <chart:categories table:cell-range-address="Sheet1.A15:Sheet1.A18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J15:Sheet1.J182" chart:label-cell-address="Sheet1.G1:Sheet1.G1" chart:class="chart:line">
            <chart:data-point chart:repeated="1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j Clos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4-04-04</text:p>
                <draw:g>
                  <svg:desc>Sheet1.A15:Sheet1.A182</svg:desc>
                </draw:g>
              </table:table-cell>
              <table:table-cell office:value-type="float" office:value="0.56140350877193">
                <text:p>0.56140350877193</text:p>
                <draw:g>
                  <svg:desc>Sheet1.J15:Sheet1.J182</svg:desc>
                </draw:g>
              </table:table-cell>
            </table:table-row>
            <table:table-row>
              <table:table-cell office:value-type="string">
                <text:p>1994-05-02</text:p>
              </table:table-cell>
              <table:table-cell office:value-type="float" office:value="0.474137931034483">
                <text:p>0.474137931034483</text:p>
              </table:table-cell>
            </table:table-row>
            <table:table-row>
              <table:table-cell office:value-type="string">
                <text:p>1994-06-01</text:p>
              </table:table-cell>
              <table:table-cell office:value-type="float" office:value="0.0486111111111112">
                <text:p>0.0486111111111112</text:p>
              </table:table-cell>
            </table:table-row>
            <table:table-row>
              <table:table-cell office:value-type="string">
                <text:p>1994-07-01</text:p>
              </table:table-cell>
              <table:table-cell office:value-type="float" office:value="0.183673469387755">
                <text:p>0.183673469387755</text:p>
              </table:table-cell>
            </table:table-row>
            <table:table-row>
              <table:table-cell office:value-type="string">
                <text:p>1994-08-01</text:p>
              </table:table-cell>
              <table:table-cell office:value-type="float" office:value="0.190140845070423">
                <text:p>0.190140845070423</text:p>
              </table:table-cell>
            </table:table-row>
            <table:table-row>
              <table:table-cell office:value-type="string">
                <text:p>1994-09-01</text:p>
              </table:table-cell>
              <table:table-cell office:value-type="float" office:value="-0.0482758620689656">
                <text:p>-0.0482758620689656</text:p>
              </table:table-cell>
            </table:table-row>
            <table:table-row>
              <table:table-cell office:value-type="string">
                <text:p>1994-10-03</text:p>
              </table:table-cell>
              <table:table-cell office:value-type="float" office:value="-0.0121951219512195">
                <text:p>-0.0121951219512195</text:p>
              </table:table-cell>
            </table:table-row>
            <table:table-row>
              <table:table-cell office:value-type="string">
                <text:p>1994-11-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-12-01</text:p>
              </table:table-cell>
              <table:table-cell office:value-type="float" office:value="0.240601503759398">
                <text:p>0.240601503759398</text:p>
              </table:table-cell>
            </table:table-row>
            <table:table-row>
              <table:table-cell office:value-type="string">
                <text:p>1995-01-03</text:p>
              </table:table-cell>
              <table:table-cell office:value-type="float" office:value="0.0827067669172931">
                <text:p>0.0827067669172931</text:p>
              </table:table-cell>
            </table:table-row>
            <table:table-row>
              <table:table-cell office:value-type="string">
                <text:p>1995-02-01</text:p>
              </table:table-cell>
              <table:table-cell office:value-type="float" office:value="-0.00694444444444445">
                <text:p>-0.00694444444444445</text:p>
              </table:table-cell>
            </table:table-row>
            <table:table-row>
              <table:table-cell office:value-type="string">
                <text:p>1995-03-01</text:p>
              </table:table-cell>
              <table:table-cell office:value-type="float" office:value="0.0359712230215826">
                <text:p>0.0359712230215826</text:p>
              </table:table-cell>
            </table:table-row>
            <table:table-row>
              <table:table-cell office:value-type="string">
                <text:p>1995-04-03</text:p>
              </table:table-cell>
              <table:table-cell office:value-type="float" office:value="-0.0342465753424656">
                <text:p>-0.0342465753424656</text:p>
              </table:table-cell>
            </table:table-row>
            <table:table-row>
              <table:table-cell office:value-type="string">
                <text:p>1995-05-01</text:p>
              </table:table-cell>
              <table:table-cell office:value-type="float" office:value="-0.0224719101123596">
                <text:p>-0.0224719101123596</text:p>
              </table:table-cell>
            </table:table-row>
            <table:table-row>
              <table:table-cell office:value-type="string">
                <text:p>1995-06-01</text:p>
              </table:table-cell>
              <table:table-cell office:value-type="float" office:value="0.245614035087719">
                <text:p>0.245614035087719</text:p>
              </table:table-cell>
            </table:table-row>
            <table:table-row>
              <table:table-cell office:value-type="string">
                <text:p>1995-07-03</text:p>
              </table:table-cell>
              <table:table-cell office:value-type="float" office:value="0.483443708609272">
                <text:p>0.483443708609272</text:p>
              </table:table-cell>
            </table:table-row>
            <table:table-row>
              <table:table-cell office:value-type="string">
                <text:p>1995-08-01</text:p>
              </table:table-cell>
              <table:table-cell office:value-type="float" office:value="0.373563218390805">
                <text:p>0.373563218390805</text:p>
              </table:table-cell>
            </table:table-row>
            <table:table-row>
              <table:table-cell office:value-type="string">
                <text:p>1995-09-01</text:p>
              </table:table-cell>
              <table:table-cell office:value-type="float" office:value="0.343195266272189">
                <text:p>0.343195266272189</text:p>
              </table:table-cell>
            </table:table-row>
            <table:table-row>
              <table:table-cell office:value-type="string">
                <text:p>1995-10-02</text:p>
              </table:table-cell>
              <table:table-cell office:value-type="float" office:value="0.702898550724638">
                <text:p>0.702898550724638</text:p>
              </table:table-cell>
            </table:table-row>
            <table:table-row>
              <table:table-cell office:value-type="string">
                <text:p>1995-11-01</text:p>
              </table:table-cell>
              <table:table-cell office:value-type="float" office:value="0.561728395061728">
                <text:p>0.561728395061728</text:p>
              </table:table-cell>
            </table:table-row>
            <table:table-row>
              <table:table-cell office:value-type="string">
                <text:p>1995-12-01</text:p>
              </table:table-cell>
              <table:table-cell office:value-type="float" office:value="0.56875">
                <text:p>0.56875</text:p>
              </table:table-cell>
            </table:table-row>
            <table:table-row>
              <table:table-cell office:value-type="string">
                <text:p>1996-01-02</text:p>
              </table:table-cell>
              <table:table-cell office:value-type="float" office:value="0.218181818181818">
                <text:p>0.218181818181818</text:p>
              </table:table-cell>
            </table:table-row>
            <table:table-row>
              <table:table-cell office:value-type="string">
                <text:p>1996-02-01</text:p>
              </table:table-cell>
              <table:table-cell office:value-type="float" office:value="0.465277777777778">
                <text:p>0.465277777777778</text:p>
              </table:table-cell>
            </table:table-row>
            <table:table-row>
              <table:table-cell office:value-type="string">
                <text:p>1996-03-01</text:p>
              </table:table-cell>
              <table:table-cell office:value-type="float" office:value="0.951048951048951">
                <text:p>0.951048951048951</text:p>
              </table:table-cell>
            </table:table-row>
            <table:table-row>
              <table:table-cell office:value-type="string">
                <text:p>1996-04-01</text:p>
              </table:table-cell>
              <table:table-cell office:value-type="float" office:value="1.25694444444444">
                <text:p>1.25694444444444</text:p>
              </table:table-cell>
            </table:table-row>
            <table:table-row>
              <table:table-cell office:value-type="string">
                <text:p>1996-05-01</text:p>
              </table:table-cell>
              <table:table-cell office:value-type="float" office:value="1.30496453900709">
                <text:p>1.30496453900709</text:p>
              </table:table-cell>
            </table:table-row>
            <table:table-row>
              <table:table-cell office:value-type="string">
                <text:p>1996-06-03</text:p>
              </table:table-cell>
              <table:table-cell office:value-type="float" office:value="0.942528735632184">
                <text:p>0.942528735632184</text:p>
              </table:table-cell>
            </table:table-row>
            <table:table-row>
              <table:table-cell office:value-type="string">
                <text:p>1996-07-01</text:p>
              </table:table-cell>
              <table:table-cell office:value-type="float" office:value="0.460093896713615">
                <text:p>0.460093896713615</text:p>
              </table:table-cell>
            </table:table-row>
            <table:table-row>
              <table:table-cell office:value-type="string">
                <text:p>1996-08-0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96-09-03</text:p>
              </table:table-cell>
              <table:table-cell office:value-type="float" office:value="0.652719665271967">
                <text:p>0.652719665271967</text:p>
              </table:table-cell>
            </table:table-row>
            <table:table-row>
              <table:table-cell office:value-type="string">
                <text:p>1996-10-01</text:p>
              </table:table-cell>
              <table:table-cell office:value-type="float" office:value="0.713656387665198">
                <text:p>0.713656387665198</text:p>
              </table:table-cell>
            </table:table-row>
            <table:table-row>
              <table:table-cell office:value-type="string">
                <text:p>1996-11-01</text:p>
              </table:table-cell>
              <table:table-cell office:value-type="float" office:value="0.765957446808511">
                <text:p>0.765957446808511</text:p>
              </table:table-cell>
            </table:table-row>
            <table:table-row>
              <table:table-cell office:value-type="string">
                <text:p>1996-12-02</text:p>
              </table:table-cell>
              <table:table-cell office:value-type="float" office:value="0.355731225296443">
                <text:p>0.355731225296443</text:p>
              </table:table-cell>
            </table:table-row>
            <table:table-row>
              <table:table-cell office:value-type="string">
                <text:p>1997-01-02</text:p>
              </table:table-cell>
              <table:table-cell office:value-type="float" office:value="0.633466135458167">
                <text:p>0.633466135458167</text:p>
              </table:table-cell>
            </table:table-row>
            <table:table-row>
              <table:table-cell office:value-type="string">
                <text:p>1997-02-03</text:p>
              </table:table-cell>
              <table:table-cell office:value-type="float" office:value="1.00497512437811">
                <text:p>1.00497512437811</text:p>
              </table:table-cell>
            </table:table-row>
            <table:table-row>
              <table:table-cell office:value-type="string">
                <text:p>1997-03-03</text:p>
              </table:table-cell>
              <table:table-cell office:value-type="float" office:value="0.682464454976303">
                <text:p>0.682464454976303</text:p>
              </table:table-cell>
            </table:table-row>
            <table:table-row>
              <table:table-cell office:value-type="string">
                <text:p>1997-04-01</text:p>
              </table:table-cell>
              <table:table-cell office:value-type="float" office:value="0.283154121863799">
                <text:p>0.283154121863799</text:p>
              </table:table-cell>
            </table:table-row>
            <table:table-row>
              <table:table-cell office:value-type="string">
                <text:p>1997-05-0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997-06-02</text:p>
              </table:table-cell>
              <table:table-cell office:value-type="float" office:value="0.433846153846154">
                <text:p>0.433846153846154</text:p>
              </table:table-cell>
            </table:table-row>
            <table:table-row>
              <table:table-cell office:value-type="string">
                <text:p>1997-07-01</text:p>
              </table:table-cell>
              <table:table-cell office:value-type="float" office:value="0.449704142011834">
                <text:p>0.449704142011834</text:p>
              </table:table-cell>
            </table:table-row>
            <table:table-row>
              <table:table-cell office:value-type="string">
                <text:p>1997-08-01</text:p>
              </table:table-cell>
              <table:table-cell office:value-type="float" office:value="0.578778135048232">
                <text:p>0.578778135048232</text:p>
              </table:table-cell>
            </table:table-row>
            <table:table-row>
              <table:table-cell office:value-type="string">
                <text:p>1997-09-02</text:p>
              </table:table-cell>
              <table:table-cell office:value-type="float" office:value="0.278061224489796">
                <text:p>0.278061224489796</text:p>
              </table:table-cell>
            </table:table-row>
            <table:table-row>
              <table:table-cell office:value-type="string">
                <text:p>1997-10-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-11-03</text:p>
              </table:table-cell>
              <table:table-cell office:value-type="float" office:value="0.0745501285347043">
                <text:p>0.0745501285347043</text:p>
              </table:table-cell>
            </table:table-row>
            <table:table-row>
              <table:table-cell office:value-type="string">
                <text:p>1997-12-01</text:p>
              </table:table-cell>
              <table:table-cell office:value-type="float" office:value="0.106024096385542">
                <text:p>0.106024096385542</text:p>
              </table:table-cell>
            </table:table-row>
            <table:table-row>
              <table:table-cell office:value-type="string">
                <text:p>1998-01-02</text:p>
              </table:table-cell>
              <table:table-cell office:value-type="float" office:value="0.276967930029154">
                <text:p>0.276967930029154</text:p>
              </table:table-cell>
            </table:table-row>
            <table:table-row>
              <table:table-cell office:value-type="string">
                <text:p>1998-02-02</text:p>
              </table:table-cell>
              <table:table-cell office:value-type="float" office:value="0.15609756097561">
                <text:p>0.15609756097561</text:p>
              </table:table-cell>
            </table:table-row>
            <table:table-row>
              <table:table-cell office:value-type="string">
                <text:p>1998-03-02</text:p>
              </table:table-cell>
              <table:table-cell office:value-type="float" office:value="0.344913151364764">
                <text:p>0.344913151364764</text:p>
              </table:table-cell>
            </table:table-row>
            <table:table-row>
              <table:table-cell office:value-type="string">
                <text:p>1998-04-01</text:p>
              </table:table-cell>
              <table:table-cell office:value-type="float" office:value="0.622535211267606">
                <text:p>0.622535211267606</text:p>
              </table:table-cell>
            </table:table-row>
            <table:table-row>
              <table:table-cell office:value-type="string">
                <text:p>1998-05-01</text:p>
              </table:table-cell>
              <table:table-cell office:value-type="float" office:value="0.606145251396648">
                <text:p>0.606145251396648</text:p>
              </table:table-cell>
            </table:table-row>
            <table:table-row>
              <table:table-cell office:value-type="string">
                <text:p>1998-06-01</text:p>
              </table:table-cell>
              <table:table-cell office:value-type="float" office:value="0.697612732095491">
                <text:p>0.697612732095491</text:p>
              </table:table-cell>
            </table:table-row>
            <table:table-row>
              <table:table-cell office:value-type="string">
                <text:p>1998-07-01</text:p>
              </table:table-cell>
              <table:table-cell office:value-type="float" office:value="0.075107296137339">
                <text:p>0.075107296137339</text:p>
              </table:table-cell>
            </table:table-row>
            <table:table-row>
              <table:table-cell office:value-type="string">
                <text:p>1998-08-03</text:p>
              </table:table-cell>
              <table:table-cell office:value-type="float" office:value="-0.228571428571429">
                <text:p>-0.228571428571429</text:p>
              </table:table-cell>
            </table:table-row>
            <table:table-row>
              <table:table-cell office:value-type="string">
                <text:p>1998-09-01</text:p>
              </table:table-cell>
              <table:table-cell office:value-type="float" office:value="-0.118126272912424">
                <text:p>-0.118126272912424</text:p>
              </table:table-cell>
            </table:table-row>
            <table:table-row>
              <table:table-cell office:value-type="string">
                <text:p>1998-10-01</text:p>
              </table:table-cell>
              <table:table-cell office:value-type="float" office:value="0.035928143712575">
                <text:p>0.035928143712575</text:p>
              </table:table-cell>
            </table:table-row>
            <table:table-row>
              <table:table-cell office:value-type="string">
                <text:p>1998-11-02</text:p>
              </table:table-cell>
              <table:table-cell office:value-type="float" office:value="0.39746835443038">
                <text:p>0.39746835443038</text:p>
              </table:table-cell>
            </table:table-row>
            <table:table-row>
              <table:table-cell office:value-type="string">
                <text:p>1998-12-01</text:p>
              </table:table-cell>
              <table:table-cell office:value-type="float" office:value="0.607655502392345">
                <text:p>0.607655502392345</text:p>
              </table:table-cell>
            </table:table-row>
            <table:table-row>
              <table:table-cell office:value-type="string">
                <text:p>1999-01-04</text:p>
              </table:table-cell>
              <table:table-cell office:value-type="float" office:value="0.357298474945534">
                <text:p>0.357298474945534</text:p>
              </table:table-cell>
            </table:table-row>
            <table:table-row>
              <table:table-cell office:value-type="string">
                <text:p>1999-02-01</text:p>
              </table:table-cell>
              <table:table-cell office:value-type="float" office:value="0.445205479452055">
                <text:p>0.445205479452055</text:p>
              </table:table-cell>
            </table:table-row>
            <table:table-row>
              <table:table-cell office:value-type="string">
                <text:p>1999-03-01</text:p>
              </table:table-cell>
              <table:table-cell office:value-type="float" office:value="0.417721518987342">
                <text:p>0.417721518987342</text:p>
              </table:table-cell>
            </table:table-row>
            <table:table-row>
              <table:table-cell office:value-type="string">
                <text:p>1999-04-01</text:p>
              </table:table-cell>
              <table:table-cell office:value-type="float" office:value="0.6309963099631">
                <text:p>0.6309963099631</text:p>
              </table:table-cell>
            </table:table-row>
            <table:table-row>
              <table:table-cell office:value-type="string">
                <text:p>1999-05-03</text:p>
              </table:table-cell>
              <table:table-cell office:value-type="float" office:value="0.532986111111111">
                <text:p>0.532986111111111</text:p>
              </table:table-cell>
            </table:table-row>
            <table:table-row>
              <table:table-cell office:value-type="string">
                <text:p>1999-06-01</text:p>
              </table:table-cell>
              <table:table-cell office:value-type="float" office:value="0.563478260869565">
                <text:p>0.563478260869565</text:p>
              </table:table-cell>
            </table:table-row>
            <table:table-row>
              <table:table-cell office:value-type="string">
                <text:p>1999-07-01</text:p>
              </table:table-cell>
              <table:table-cell office:value-type="float" office:value="-0.1296875">
                <text:p>-0.1296875</text:p>
              </table:table-cell>
            </table:table-row>
            <table:table-row>
              <table:table-cell office:value-type="string">
                <text:p>1999-08-02</text:p>
              </table:table-cell>
              <table:table-cell office:value-type="float" office:value="0.0938123752495011">
                <text:p>0.0938123752495011</text:p>
              </table:table-cell>
            </table:table-row>
            <table:table-row>
              <table:table-cell office:value-type="string">
                <text:p>1999-09-01</text:p>
              </table:table-cell>
              <table:table-cell office:value-type="float" office:value="0.568783068783069">
                <text:p>0.568783068783069</text:p>
              </table:table-cell>
            </table:table-row>
            <table:table-row>
              <table:table-cell office:value-type="string">
                <text:p>1999-10-01</text:p>
              </table:table-cell>
              <table:table-cell office:value-type="float" office:value="0.503464203233256">
                <text:p>0.503464203233256</text:p>
              </table:table-cell>
            </table:table-row>
            <table:table-row>
              <table:table-cell office:value-type="string">
                <text:p>1999-11-01</text:p>
              </table:table-cell>
              <table:table-cell office:value-type="float" office:value="0.225433526011561">
                <text:p>0.225433526011561</text:p>
              </table:table-cell>
            </table:table-row>
            <table:table-row>
              <table:table-cell office:value-type="string">
                <text:p>1999-12-01</text:p>
              </table:table-cell>
              <table:table-cell office:value-type="float" office:value="0.0525362318840581">
                <text:p>0.0525362318840581</text:p>
              </table:table-cell>
            </table:table-row>
            <table:table-row>
              <table:table-cell office:value-type="string">
                <text:p>2000-01-03</text:p>
              </table:table-cell>
              <table:table-cell office:value-type="float" office:value="0.139880952380952">
                <text:p>0.139880952380952</text:p>
              </table:table-cell>
            </table:table-row>
            <table:table-row>
              <table:table-cell office:value-type="string">
                <text:p>2000-02-01</text:p>
              </table:table-cell>
              <table:table-cell office:value-type="float" office:value="0.34991974317817">
                <text:p>0.34991974317817</text:p>
              </table:table-cell>
            </table:table-row>
            <table:table-row>
              <table:table-cell office:value-type="string">
                <text:p>2000-03-01</text:p>
              </table:table-cell>
              <table:table-cell office:value-type="float" office:value="0.695102685624013">
                <text:p>0.695102685624013</text:p>
              </table:table-cell>
            </table:table-row>
            <table:table-row>
              <table:table-cell office:value-type="string">
                <text:p>2000-04-03</text:p>
              </table:table-cell>
              <table:table-cell office:value-type="float" office:value="0.0773809523809525">
                <text:p>0.0773809523809525</text:p>
              </table:table-cell>
            </table:table-row>
            <table:table-row>
              <table:table-cell office:value-type="string">
                <text:p>2000-05-01</text:p>
              </table:table-cell>
              <table:table-cell office:value-type="float" office:value="-0.0791855203619909">
                <text:p>-0.0791855203619909</text:p>
              </table:table-cell>
            </table:table-row>
            <table:table-row>
              <table:table-cell office:value-type="string">
                <text:p>2000-06-01</text:p>
              </table:table-cell>
              <table:table-cell office:value-type="float" office:value="0.0351075877689695">
                <text:p>0.0351075877689695</text:p>
              </table:table-cell>
            </table:table-row>
            <table:table-row>
              <table:table-cell office:value-type="string">
                <text:p>2000-07-03</text:p>
              </table:table-cell>
              <table:table-cell office:value-type="float" office:value="-0.00111234705228029">
                <text:p>-0.00111234705228029</text:p>
              </table:table-cell>
            </table:table-row>
            <table:table-row>
              <table:table-cell office:value-type="string">
                <text:p>2000-08-01</text:p>
              </table:table-cell>
              <table:table-cell office:value-type="float" office:value="0.574506283662477">
                <text:p>0.574506283662477</text:p>
              </table:table-cell>
            </table:table-row>
            <table:table-row>
              <table:table-cell office:value-type="string">
                <text:p>2000-09-0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000-10-02</text:p>
              </table:table-cell>
              <table:table-cell office:value-type="float" office:value="0.804384485666104">
                <text:p>0.804384485666104</text:p>
              </table:table-cell>
            </table:table-row>
            <table:table-row>
              <table:table-cell office:value-type="string">
                <text:p>2000-11-01</text:p>
              </table:table-cell>
              <table:table-cell office:value-type="float" office:value="0.675883256528418">
                <text:p>0.675883256528418</text:p>
              </table:table-cell>
            </table:table-row>
            <table:table-row>
              <table:table-cell office:value-type="string">
                <text:p>2000-12-01</text:p>
              </table:table-cell>
              <table:table-cell office:value-type="float" office:value="0.665094339622641">
                <text:p>0.665094339622641</text:p>
              </table:table-cell>
            </table:table-row>
            <table:table-row>
              <table:table-cell office:value-type="string">
                <text:p>2001-01-02</text:p>
              </table:table-cell>
              <table:table-cell office:value-type="float" office:value="1.05851979345955">
                <text:p>1.05851979345955</text:p>
              </table:table-cell>
            </table:table-row>
            <table:table-row>
              <table:table-cell office:value-type="string">
                <text:p>2001-02-01</text:p>
              </table:table-cell>
              <table:table-cell office:value-type="float" office:value="0.488250652741514">
                <text:p>0.488250652741514</text:p>
              </table:table-cell>
            </table:table-row>
            <table:table-row>
              <table:table-cell office:value-type="string">
                <text:p>2001-03-01</text:p>
              </table:table-cell>
              <table:table-cell office:value-type="float" office:value="0.208085612366231">
                <text:p>0.208085612366231</text:p>
              </table:table-cell>
            </table:table-row>
            <table:table-row>
              <table:table-cell office:value-type="string">
                <text:p>2001-04-02</text:p>
              </table:table-cell>
              <table:table-cell office:value-type="float" office:value="-0.136067101584343">
                <text:p>-0.136067101584343</text:p>
              </table:table-cell>
            </table:table-row>
            <table:table-row>
              <table:table-cell office:value-type="string">
                <text:p>2001-05-01</text:p>
              </table:table-cell>
              <table:table-cell office:value-type="float" office:value="0.291436464088398">
                <text:p>0.291436464088398</text:p>
              </table:table-cell>
            </table:table-row>
            <table:table-row>
              <table:table-cell office:value-type="string">
                <text:p>2001-06-01</text:p>
              </table:table-cell>
              <table:table-cell office:value-type="float" office:value="0.352579852579852">
                <text:p>0.352579852579852</text:p>
              </table:table-cell>
            </table:table-row>
            <table:table-row>
              <table:table-cell office:value-type="string">
                <text:p>2001-07-02</text:p>
              </table:table-cell>
              <table:table-cell office:value-type="float" office:value="-0.0547045951859956">
                <text:p>-0.0547045951859956</text:p>
              </table:table-cell>
            </table:table-row>
            <table:table-row>
              <table:table-cell office:value-type="string">
                <text:p>2001-08-01</text:p>
              </table:table-cell>
              <table:table-cell office:value-type="float" office:value="-0.100222717149221">
                <text:p>-0.100222717149221</text:p>
              </table:table-cell>
            </table:table-row>
            <table:table-row>
              <table:table-cell office:value-type="string">
                <text:p>2001-09-04</text:p>
              </table:table-cell>
              <table:table-cell office:value-type="float" office:value="-0.184720638540479">
                <text:p>-0.184720638540479</text:p>
              </table:table-cell>
            </table:table-row>
            <table:table-row>
              <table:table-cell office:value-type="string">
                <text:p>2001-10-01</text:p>
              </table:table-cell>
              <table:table-cell office:value-type="float" office:value="-0.144942648592284">
                <text:p>-0.144942648592284</text:p>
              </table:table-cell>
            </table:table-row>
            <table:table-row>
              <table:table-cell office:value-type="string">
                <text:p>2001-11-01</text:p>
              </table:table-cell>
              <table:table-cell office:value-type="float" office:value="-0.206542056074766">
                <text:p>-0.206542056074766</text:p>
              </table:table-cell>
            </table:table-row>
            <table:table-row>
              <table:table-cell office:value-type="string">
                <text:p>2001-12-03</text:p>
              </table:table-cell>
              <table:table-cell office:value-type="float" office:value="-0.164069660861595">
                <text:p>-0.164069660861595</text:p>
              </table:table-cell>
            </table:table-row>
            <table:table-row>
              <table:table-cell office:value-type="string">
                <text:p>2002-01-02</text:p>
              </table:table-cell>
              <table:table-cell office:value-type="float" office:value="0.0745986779981115">
                <text:p>0.0745986779981115</text:p>
              </table:table-cell>
            </table:table-row>
            <table:table-row>
              <table:table-cell office:value-type="string">
                <text:p>2002-02-04</text:p>
              </table:table-cell>
              <table:table-cell office:value-type="float" office:value="-0.0785953177257526">
                <text:p>-0.0785953177257526</text:p>
              </table:table-cell>
            </table:table-row>
            <table:table-row>
              <table:table-cell office:value-type="string">
                <text:p>2002-03-01</text:p>
              </table:table-cell>
              <table:table-cell office:value-type="float" office:value="-0.0280701754385965">
                <text:p>-0.0280701754385965</text:p>
              </table:table-cell>
            </table:table-row>
            <table:table-row>
              <table:table-cell office:value-type="string">
                <text:p>2002-04-01</text:p>
              </table:table-cell>
              <table:table-cell office:value-type="float" office:value="0.0757874015748031">
                <text:p>0.0757874015748031</text:p>
              </table:table-cell>
            </table:table-row>
            <table:table-row>
              <table:table-cell office:value-type="string">
                <text:p>2002-05-01</text:p>
              </table:table-cell>
              <table:table-cell office:value-type="float" office:value="0.254584681769148">
                <text:p>0.254584681769148</text:p>
              </table:table-cell>
            </table:table-row>
            <table:table-row>
              <table:table-cell office:value-type="string">
                <text:p>2002-06-03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2002-07-01</text:p>
              </table:table-cell>
              <table:table-cell office:value-type="float" office:value="-0.146230699364214">
                <text:p>-0.146230699364214</text:p>
              </table:table-cell>
            </table:table-row>
            <table:table-row>
              <table:table-cell office:value-type="string">
                <text:p>2002-08-01</text:p>
              </table:table-cell>
              <table:table-cell office:value-type="float" office:value="0.113425925925926">
                <text:p>0.113425925925926</text:p>
              </table:table-cell>
            </table:table-row>
            <table:table-row>
              <table:table-cell office:value-type="string">
                <text:p>2002-09-03</text:p>
              </table:table-cell>
              <table:table-cell office:value-type="float" office:value="0.224009900990099">
                <text:p>0.224009900990099</text:p>
              </table:table-cell>
            </table:table-row>
            <table:table-row>
              <table:table-cell office:value-type="string">
                <text:p>2002-10-01</text:p>
              </table:table-cell>
              <table:table-cell office:value-type="float" office:value="0.597202797202797">
                <text:p>0.597202797202797</text:p>
              </table:table-cell>
            </table:table-row>
            <table:table-row>
              <table:table-cell office:value-type="string">
                <text:p>2002-11-01</text:p>
              </table:table-cell>
              <table:table-cell office:value-type="float" office:value="0.269512195121951">
                <text:p>0.269512195121951</text:p>
              </table:table-cell>
            </table:table-row>
            <table:table-row>
              <table:table-cell office:value-type="string">
                <text:p>2002-12-02</text:p>
              </table:table-cell>
              <table:table-cell office:value-type="float" office:value="0.149587750294464">
                <text:p>0.149587750294464</text:p>
              </table:table-cell>
            </table:table-row>
            <table:table-row>
              <table:table-cell office:value-type="string">
                <text:p>2003-01-02</text:p>
              </table:table-cell>
              <table:table-cell office:value-type="float" office:value="0.192982456140351">
                <text:p>0.192982456140351</text:p>
              </table:table-cell>
            </table:table-row>
            <table:table-row>
              <table:table-cell office:value-type="string">
                <text:p>2003-02-03</text:p>
              </table:table-cell>
              <table:table-cell office:value-type="float" office:value="-0.0131810193321617">
                <text:p>-0.0131810193321617</text:p>
              </table:table-cell>
            </table:table-row>
            <table:table-row>
              <table:table-cell office:value-type="string">
                <text:p>2003-03-03</text:p>
              </table:table-cell>
              <table:table-cell office:value-type="float" office:value="0.118874773139746">
                <text:p>0.118874773139746</text:p>
              </table:table-cell>
            </table:table-row>
            <table:table-row>
              <table:table-cell office:value-type="string">
                <text:p>2003-04-01</text:p>
              </table:table-cell>
              <table:table-cell office:value-type="float" office:value="0.0162454873646209">
                <text:p>0.0162454873646209</text:p>
              </table:table-cell>
            </table:table-row>
            <table:table-row>
              <table:table-cell office:value-type="string">
                <text:p>2003-05-01</text:p>
              </table:table-cell>
              <table:table-cell office:value-type="float" office:value="0.080512351326624">
                <text:p>0.080512351326624</text:p>
              </table:table-cell>
            </table:table-row>
            <table:table-row>
              <table:table-cell office:value-type="string">
                <text:p>2003-06-02</text:p>
              </table:table-cell>
              <table:table-cell office:value-type="float" office:value="0.0111779879621667">
                <text:p>0.0111779879621667</text:p>
              </table:table-cell>
            </table:table-row>
            <table:table-row>
              <table:table-cell office:value-type="string">
                <text:p>2003-07-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03-08-01</text:p>
              </table:table-cell>
              <table:table-cell office:value-type="float" office:value="0.445744680851064">
                <text:p>0.445744680851064</text:p>
              </table:table-cell>
            </table:table-row>
            <table:table-row>
              <table:table-cell office:value-type="string">
                <text:p>2003-09-02</text:p>
              </table:table-cell>
              <table:table-cell office:value-type="float" office:value="0.433471933471934">
                <text:p>0.433471933471934</text:p>
              </table:table-cell>
            </table:table-row>
            <table:table-row>
              <table:table-cell office:value-type="string">
                <text:p>2003-10-01</text:p>
              </table:table-cell>
              <table:table-cell office:value-type="float" office:value="0.529828109201213">
                <text:p>0.529828109201213</text:p>
              </table:table-cell>
            </table:table-row>
            <table:table-row>
              <table:table-cell office:value-type="string">
                <text:p>2003-11-03</text:p>
              </table:table-cell>
              <table:table-cell office:value-type="float" office:value="0.348511383537653">
                <text:p>0.348511383537653</text:p>
              </table:table-cell>
            </table:table-row>
            <table:table-row>
              <table:table-cell office:value-type="string">
                <text:p>2003-12-01</text:p>
              </table:table-cell>
              <table:table-cell office:value-type="float" office:value="0.525456292026897">
                <text:p>0.525456292026897</text:p>
              </table:table-cell>
            </table:table-row>
            <table:table-row>
              <table:table-cell office:value-type="string">
                <text:p>2004-01-02</text:p>
              </table:table-cell>
              <table:table-cell office:value-type="float" office:value="0.796106557377049">
                <text:p>0.796106557377049</text:p>
              </table:table-cell>
            </table:table-row>
            <table:table-row>
              <table:table-cell office:value-type="string">
                <text:p>2004-02-02</text:p>
              </table:table-cell>
              <table:table-cell office:value-type="float" office:value="0.646139705882353">
                <text:p>0.646139705882353</text:p>
              </table:table-cell>
            </table:table-row>
            <table:table-row>
              <table:table-cell office:value-type="string">
                <text:p>2004-03-01</text:p>
              </table:table-cell>
              <table:table-cell office:value-type="float" office:value="0.614425645592164">
                <text:p>0.614425645592164</text:p>
              </table:table-cell>
            </table:table-row>
            <table:table-row>
              <table:table-cell office:value-type="string">
                <text:p>2004-04-01</text:p>
              </table:table-cell>
              <table:table-cell office:value-type="float" office:value="0.511759935117599">
                <text:p>0.511759935117599</text:p>
              </table:table-cell>
            </table:table-row>
            <table:table-row>
              <table:table-cell office:value-type="string">
                <text:p>2004-05-03</text:p>
              </table:table-cell>
              <table:table-cell office:value-type="float" office:value="0.726465364120782">
                <text:p>0.726465364120782</text:p>
              </table:table-cell>
            </table:table-row>
            <table:table-row>
              <table:table-cell office:value-type="string">
                <text:p>2004-06-01</text:p>
              </table:table-cell>
              <table:table-cell office:value-type="float" office:value="0.762912785774767">
                <text:p>0.762912785774767</text:p>
              </table:table-cell>
            </table:table-row>
            <table:table-row>
              <table:table-cell office:value-type="string">
                <text:p>2004-07-01</text:p>
              </table:table-cell>
              <table:table-cell office:value-type="float" office:value="0.913265306122449">
                <text:p>0.913265306122449</text:p>
              </table:table-cell>
            </table:table-row>
            <table:table-row>
              <table:table-cell office:value-type="string">
                <text:p>2004-08-02</text:p>
              </table:table-cell>
              <table:table-cell office:value-type="float" office:value="0.582123758594347">
                <text:p>0.582123758594347</text:p>
              </table:table-cell>
            </table:table-row>
            <table:table-row>
              <table:table-cell office:value-type="string">
                <text:p>2004-09-01</text:p>
              </table:table-cell>
              <table:table-cell office:value-type="float" office:value="0.601913171449595">
                <text:p>0.601913171449595</text:p>
              </table:table-cell>
            </table:table-row>
            <table:table-row>
              <table:table-cell office:value-type="string">
                <text:p>2004-10-01</text:p>
              </table:table-cell>
              <table:table-cell office:value-type="float" office:value="0.836113125453227">
                <text:p>0.836113125453227</text:p>
              </table:table-cell>
            </table:table-row>
            <table:table-row>
              <table:table-cell office:value-type="string">
                <text:p>2004-11-01</text:p>
              </table:table-cell>
              <table:table-cell office:value-type="float" office:value="0.780568407138136">
                <text:p>0.780568407138136</text:p>
              </table:table-cell>
            </table:table-row>
            <table:table-row>
              <table:table-cell office:value-type="string">
                <text:p>2004-12-01</text:p>
              </table:table-cell>
              <table:table-cell office:value-type="float" office:value="0.938961038961039">
                <text:p>0.938961038961039</text:p>
              </table:table-cell>
            </table:table-row>
            <table:table-row>
              <table:table-cell office:value-type="string">
                <text:p>2005-01-03</text:p>
              </table:table-cell>
              <table:table-cell office:value-type="float" office:value="0.628463476070529">
                <text:p>0.628463476070529</text:p>
              </table:table-cell>
            </table:table-row>
            <table:table-row>
              <table:table-cell office:value-type="string">
                <text:p>2005-02-01</text:p>
              </table:table-cell>
              <table:table-cell office:value-type="float" office:value="0.415288077581289">
                <text:p>0.415288077581289</text:p>
              </table:table-cell>
            </table:table-row>
            <table:table-row>
              <table:table-cell office:value-type="string">
                <text:p>2005-03-01</text:p>
              </table:table-cell>
              <table:table-cell office:value-type="float" office:value="0.381351200446678">
                <text:p>0.381351200446678</text:p>
              </table:table-cell>
            </table:table-row>
            <table:table-row>
              <table:table-cell office:value-type="string">
                <text:p>2005-04-01</text:p>
              </table:table-cell>
              <table:table-cell office:value-type="float" office:value="0.307777164920022">
                <text:p>0.307777164920022</text:p>
              </table:table-cell>
            </table:table-row>
            <table:table-row>
              <table:table-cell office:value-type="string">
                <text:p>2005-05-02</text:p>
              </table:table-cell>
              <table:table-cell office:value-type="float" office:value="0.407725321888412">
                <text:p>0.407725321888412</text:p>
              </table:table-cell>
            </table:table-row>
            <table:table-row>
              <table:table-cell office:value-type="string">
                <text:p>2005-06-01</text:p>
              </table:table-cell>
              <table:table-cell office:value-type="float" office:value="0.272633744855967">
                <text:p>0.272633744855967</text:p>
              </table:table-cell>
            </table:table-row>
            <table:table-row>
              <table:table-cell office:value-type="string">
                <text:p>2005-07-01</text:p>
              </table:table-cell>
              <table:table-cell office:value-type="float" office:value="0.208453410182517">
                <text:p>0.208453410182517</text:p>
              </table:table-cell>
            </table:table-row>
            <table:table-row>
              <table:table-cell office:value-type="string">
                <text:p>2005-08-01</text:p>
              </table:table-cell>
              <table:table-cell office:value-type="float" office:value="0.0435555555555556">
                <text:p>0.0435555555555556</text:p>
              </table:table-cell>
            </table:table-row>
            <table:table-row>
              <table:table-cell office:value-type="string">
                <text:p>2005-09-01</text:p>
              </table:table-cell>
              <table:table-cell office:value-type="float" office:value="0.158377595364558">
                <text:p>0.158377595364558</text:p>
              </table:table-cell>
            </table:table-row>
            <table:table-row>
              <table:table-cell office:value-type="string">
                <text:p>2005-10-03</text:p>
              </table:table-cell>
              <table:table-cell office:value-type="float" office:value="0.243913642627469">
                <text:p>0.243913642627469</text:p>
              </table:table-cell>
            </table:table-row>
            <table:table-row>
              <table:table-cell office:value-type="string">
                <text:p>2005-11-01</text:p>
              </table:table-cell>
              <table:table-cell office:value-type="float" office:value="0.151658767772512">
                <text:p>0.151658767772512</text:p>
              </table:table-cell>
            </table:table-row>
            <table:table-row>
              <table:table-cell office:value-type="string">
                <text:p>2005-12-01</text:p>
              </table:table-cell>
              <table:table-cell office:value-type="float" office:value="0.0668151447661469">
                <text:p>0.0668151447661469</text:p>
              </table:table-cell>
            </table:table-row>
            <table:table-row>
              <table:table-cell office:value-type="string">
                <text:p>2006-01-03</text:p>
              </table:table-cell>
              <table:table-cell office:value-type="float" office:value="0.0167448091091762">
                <text:p>0.0167448091091762</text:p>
              </table:table-cell>
            </table:table-row>
            <table:table-row>
              <table:table-cell office:value-type="string">
                <text:p>2006-02-01</text:p>
              </table:table-cell>
              <table:table-cell office:value-type="float" office:value="0.344934261407579">
                <text:p>0.344934261407579</text:p>
              </table:table-cell>
            </table:table-row>
            <table:table-row>
              <table:table-cell office:value-type="string">
                <text:p>2006-03-01</text:p>
              </table:table-cell>
              <table:table-cell office:value-type="float" office:value="0.452640064490125">
                <text:p>0.452640064490125</text:p>
              </table:table-cell>
            </table:table-row>
            <table:table-row>
              <table:table-cell office:value-type="string">
                <text:p>2006-04-03</text:p>
              </table:table-cell>
              <table:table-cell office:value-type="float" office:value="0.442603071948262">
                <text:p>0.442603071948262</text:p>
              </table:table-cell>
            </table:table-row>
            <table:table-row>
              <table:table-cell office:value-type="string">
                <text:p>2006-05-01</text:p>
              </table:table-cell>
              <table:table-cell office:value-type="float" office:value="0.439898776887389">
                <text:p>0.439898776887389</text:p>
              </table:table-cell>
            </table:table-row>
            <table:table-row>
              <table:table-cell office:value-type="string">
                <text:p>2006-06-01</text:p>
              </table:table-cell>
              <table:table-cell office:value-type="float" office:value="0.378048780487805">
                <text:p>0.378048780487805</text:p>
              </table:table-cell>
            </table:table-row>
            <table:table-row>
              <table:table-cell office:value-type="string">
                <text:p>2006-07-03</text:p>
              </table:table-cell>
              <table:table-cell office:value-type="float" office:value="0.324979789814066">
                <text:p>0.324979789814066</text:p>
              </table:table-cell>
            </table:table-row>
            <table:table-row>
              <table:table-cell office:value-type="string">
                <text:p>2006-08-01</text:p>
              </table:table-cell>
              <table:table-cell office:value-type="float" office:value="0.180445151033386">
                <text:p>0.180445151033386</text:p>
              </table:table-cell>
            </table:table-row>
            <table:table-row>
              <table:table-cell office:value-type="string">
                <text:p>2006-09-01</text:p>
              </table:table-cell>
              <table:table-cell office:value-type="float" office:value="0.388841567291312">
                <text:p>0.388841567291312</text:p>
              </table:table-cell>
            </table:table-row>
            <table:table-row>
              <table:table-cell office:value-type="string">
                <text:p>2006-10-02</text:p>
              </table:table-cell>
              <table:table-cell office:value-type="float" office:value="0.506877865777407">
                <text:p>0.506877865777407</text:p>
              </table:table-cell>
            </table:table-row>
            <table:table-row>
              <table:table-cell office:value-type="string">
                <text:p>2006-11-01</text:p>
              </table:table-cell>
              <table:table-cell office:value-type="float" office:value="0.248153618906942">
                <text:p>0.248153618906942</text:p>
              </table:table-cell>
            </table:table-row>
            <table:table-row>
              <table:table-cell office:value-type="string">
                <text:p>2006-12-01</text:p>
              </table:table-cell>
              <table:table-cell office:value-type="float" office:value="0.16323731138546">
                <text:p>0.16323731138546</text:p>
              </table:table-cell>
            </table:table-row>
            <table:table-row>
              <table:table-cell office:value-type="string">
                <text:p>2007-01-03</text:p>
              </table:table-cell>
              <table:table-cell office:value-type="float" office:value="0.164231036882394">
                <text:p>0.164231036882394</text:p>
              </table:table-cell>
            </table:table-row>
            <table:table-row>
              <table:table-cell office:value-type="string">
                <text:p>2007-02-01</text:p>
              </table:table-cell>
              <table:table-cell office:value-type="float" office:value="-0.0253623188405797">
                <text:p>-0.0253623188405797</text:p>
              </table:table-cell>
            </table:table-row>
            <table:table-row>
              <table:table-cell office:value-type="string">
                <text:p>2007-03-01</text:p>
              </table:table-cell>
              <table:table-cell office:value-type="float" office:value="-0.136572742955722">
                <text:p>-0.136572742955722</text:p>
              </table:table-cell>
            </table:table-row>
            <table:table-row>
              <table:table-cell office:value-type="string">
                <text:p>2007-04-02</text:p>
              </table:table-cell>
              <table:table-cell office:value-type="float" office:value="-0.175638179800222">
                <text:p>-0.175638179800222</text:p>
              </table:table-cell>
            </table:table-row>
            <table:table-row>
              <table:table-cell office:value-type="string">
                <text:p>2007-05-01</text:p>
              </table:table-cell>
              <table:table-cell office:value-type="float" office:value="-0.226954328943682">
                <text:p>-0.226954328943682</text:p>
              </table:table-cell>
            </table:table-row>
            <table:table-row>
              <table:table-cell office:value-type="string">
                <text:p>2007-06-01</text:p>
              </table:table-cell>
              <table:table-cell office:value-type="float" office:value="-0.263913298183948">
                <text:p>-0.263913298183948</text:p>
              </table:table-cell>
            </table:table-row>
            <table:table-row>
              <table:table-cell office:value-type="string">
                <text:p>2007-07-02</text:p>
              </table:table-cell>
              <table:table-cell office:value-type="float" office:value="-0.29341814159292">
                <text:p>-0.29341814159292</text:p>
              </table:table-cell>
            </table:table-row>
            <table:table-row>
              <table:table-cell office:value-type="string">
                <text:p>2007-08-01</text:p>
              </table:table-cell>
              <table:table-cell office:value-type="float" office:value="-0.195241000610128">
                <text:p>-0.195241000610128</text:p>
              </table:table-cell>
            </table:table-row>
            <table:table-row>
              <table:table-cell office:value-type="string">
                <text:p>2007-09-04</text:p>
              </table:table-cell>
              <table:table-cell office:value-type="float" office:value="-0.155218855218855">
                <text:p>-0.155218855218855</text:p>
              </table:table-cell>
            </table:table-row>
            <table:table-row>
              <table:table-cell office:value-type="string">
                <text:p>2007-10-01</text:p>
              </table:table-cell>
              <table:table-cell office:value-type="float" office:value="-0.216498006746397">
                <text:p>-0.216498006746397</text:p>
              </table:table-cell>
            </table:table-row>
            <table:table-row>
              <table:table-cell office:value-type="string">
                <text:p>2007-11-01</text:p>
              </table:table-cell>
              <table:table-cell office:value-type="float" office:value="-0.380359612724758">
                <text:p>-0.380359612724758</text:p>
              </table:table-cell>
            </table:table-row>
            <table:table-row>
              <table:table-cell office:value-type="string">
                <text:p>2007-12-03</text:p>
              </table:table-cell>
              <table:table-cell office:value-type="float" office:value="-0.420118343195266">
                <text:p>-0.420118343195266</text:p>
              </table:table-cell>
            </table:table-row>
            <table:table-row>
              <table:table-cell office:value-type="string">
                <text:p>2008-01-02</text:p>
              </table:table-cell>
              <table:table-cell office:value-type="float" office:value="-0.466096698113208">
                <text:p>-0.466096698113208</text:p>
              </table:table-cell>
            </table:table-row>
            <table:table-row>
              <table:table-cell office:value-type="string">
                <text:p>2008-02-01</text:p>
              </table:table-cell>
              <table:table-cell office:value-type="float" office:value="-0.485355648535565">
                <text:p>-0.485355648535565</text:p>
              </table:table-cell>
            </table:table-row>
            <table:table-row>
              <table:table-cell office:value-type="string">
                <text:p>2008-03-03</text:p>
              </table:table-cell>
              <table:table-cell office:value-type="float" office:value="-0.433592429874958">
                <text:p>-0.4335924298749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da8c1e6-fd468f4-454e206-f42a4a9-143cf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112cm" svg:height="16.606cm" xlink:href=".." xlink:type="simple" chart:class="chart:line" chart:style-name="ch1">
        <chart:legend chart:legend-position="end" svg:x="23.248cm" svg:y="8.002cm" style:legend-expansion="high" chart:style-name="ch2"/>
        <chart:plot-area chart:style-name="ch3" table:cell-range-address="Sheet1.A2:Sheet1.A182 Sheet1.G1:Sheet1.G1 Sheet1.K2:Sheet1.K182" chart:data-source-has-labels="both" svg:x="3.11cm" svg:y="1.892cm" svg:width="21.23cm" svg:height="13.988cm">
          <chartooo:coordinate-region svg:x="3.961cm" svg:y="2.093cm" svg:width="20.179cm" svg:height="11.737cm"/>
          <chart:axis chart:dimension="x" chart:name="primary-x" chart:style-name="ch4" chartooo:axis-type="date">
            <chartooo:date-scale chart:base-time-unit="months"/>
            <chart:categories table:cell-range-address="Sheet1.A2:Sheet1.A18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K2:Sheet1.K182" chart:label-cell-address="Sheet1.G1:Sheet1.G1" chart:class="chart:line">
            <chart:data-point chart:repeated="1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j Clos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3-03-31</text:p>
                <draw:g>
                  <svg:desc>Sheet1.A2:Sheet1.A182</svg:desc>
                </draw:g>
              </table:table-cell>
              <table:table-cell office:value-type="float" office:value="NaN">
                <text:p>NaN</text:p>
                <draw:g>
                  <svg:desc>Sheet1.K2:Sheet1.K182</svg:desc>
                </draw:g>
              </table:table-cell>
            </table:table-row>
            <table:table-row>
              <table:table-cell office:value-type="string">
                <text:p>1993-04-01</text:p>
              </table:table-cell>
              <table:table-cell office:value-type="float" office:value="0.017391742711869">
                <text:p>0.017391742711869</text:p>
              </table:table-cell>
            </table:table-row>
            <table:table-row>
              <table:table-cell office:value-type="string">
                <text:p>1993-05-03</text:p>
              </table:table-cell>
              <table:table-cell office:value-type="float" office:value="0.216223108469636">
                <text:p>0.216223108469636</text:p>
              </table:table-cell>
            </table:table-row>
            <table:table-row>
              <table:table-cell office:value-type="string">
                <text:p>1993-06-01</text:p>
              </table:table-cell>
              <table:table-cell office:value-type="float" office:value="0.0206192872027356">
                <text:p>0.0206192872027356</text:p>
              </table:table-cell>
            </table:table-row>
            <table:table-row>
              <table:table-cell office:value-type="string">
                <text:p>1993-07-01</text:p>
              </table:table-cell>
              <table:table-cell office:value-type="float" office:value="-0.0346055291774756">
                <text:p>-0.0346055291774756</text:p>
              </table:table-cell>
            </table:table-row>
            <table:table-row>
              <table:table-cell office:value-type="string">
                <text:p>1993-08-02</text:p>
              </table:table-cell>
              <table:table-cell office:value-type="float" office:value="0.0209066848193136">
                <text:p>0.0209066848193136</text:p>
              </table:table-cell>
            </table:table-row>
            <table:table-row>
              <table:table-cell office:value-type="string">
                <text:p>1993-09-01</text:p>
              </table:table-cell>
              <table:table-cell office:value-type="float" office:value="0.123132685403624">
                <text:p>0.123132685403624</text:p>
              </table:table-cell>
            </table:table-row>
            <table:table-row>
              <table:table-cell office:value-type="string">
                <text:p>1993-10-01</text:p>
              </table:table-cell>
              <table:table-cell office:value-type="float" office:value="-0.0246926125903715">
                <text:p>-0.0246926125903715</text:p>
              </table:table-cell>
            </table:table-row>
            <table:table-row>
              <table:table-cell office:value-type="string">
                <text:p>1993-11-01</text:p>
              </table:table-cell>
              <table:table-cell office:value-type="float" office:value="-0.184824687012073">
                <text:p>-0.184824687012073</text:p>
              </table:table-cell>
            </table:table-row>
            <table:table-row>
              <table:table-cell office:value-type="string">
                <text:p>1993-12-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-01-03</text:p>
              </table:table-cell>
              <table:table-cell office:value-type="float" office:value="0.0794641713542468">
                <text:p>0.0794641713542468</text:p>
              </table:table-cell>
            </table:table-row>
            <table:table-row>
              <table:table-cell office:value-type="string">
                <text:p>1994-02-01</text:p>
              </table:table-cell>
              <table:table-cell office:value-type="float" office:value="-0.0353393664453087">
                <text:p>-0.0353393664453087</text:p>
              </table:table-cell>
            </table:table-row>
            <table:table-row>
              <table:table-cell office:value-type="string">
                <text:p>1994-03-01</text:p>
              </table:table-cell>
              <table:table-cell office:value-type="float" office:value="0.0491326885776446">
                <text:p>0.0491326885776446</text:p>
              </table:table-cell>
            </table:table-row>
            <table:table-row>
              <table:table-cell office:value-type="string">
                <text:p>1994-04-04</text:p>
              </table:table-cell>
              <table:table-cell office:value-type="float" office:value="0.198176928583749">
                <text:p>0.198176928583749</text:p>
              </table:table-cell>
            </table:table-row>
            <table:table-row>
              <table:table-cell office:value-type="string">
                <text:p>1994-05-02</text:p>
              </table:table-cell>
              <table:table-cell office:value-type="float" office:value="-0.0401199937894253">
                <text:p>-0.0401199937894253</text:p>
              </table:table-cell>
            </table:table-row>
            <table:table-row>
              <table:table-cell office:value-type="string">
                <text:p>1994-06-01</text:p>
              </table:table-cell>
              <table:table-cell office:value-type="float" office:value="-0.124383719687736">
                <text:p>-0.124383719687736</text:p>
              </table:table-cell>
            </table:table-row>
            <table:table-row>
              <table:table-cell office:value-type="string">
                <text:p>1994-07-01</text:p>
              </table:table-cell>
              <table:table-cell office:value-type="float" office:value="0.141775462399605">
                <text:p>0.141775462399605</text:p>
              </table:table-cell>
            </table:table-row>
            <table:table-row>
              <table:table-cell office:value-type="string">
                <text:p>1994-08-01</text:p>
              </table:table-cell>
              <table:table-cell office:value-type="float" office:value="-0.0291565842914556">
                <text:p>-0.0291565842914556</text:p>
              </table:table-cell>
            </table:table-row>
            <table:table-row>
              <table:table-cell office:value-type="string">
                <text:p>1994-09-01</text:p>
              </table:table-cell>
              <table:table-cell office:value-type="float" office:value="-0.202645029765869">
                <text:p>-0.202645029765869</text:p>
              </table:table-cell>
            </table:table-row>
            <table:table-row>
              <table:table-cell office:value-type="string">
                <text:p>1994-10-03</text:p>
              </table:table-cell>
              <table:table-cell office:value-type="float" office:value="0.160342650075179">
                <text:p>0.160342650075179</text:p>
              </table:table-cell>
            </table:table-row>
            <table:table-row>
              <table:table-cell office:value-type="string">
                <text:p>1994-11-01</text:p>
              </table:table-cell>
              <table:table-cell office:value-type="float" office:value="-0.0124225199985572">
                <text:p>-0.0124225199985572</text:p>
              </table:table-cell>
            </table:table-row>
            <table:table-row>
              <table:table-cell office:value-type="string">
                <text:p>1994-12-01</text:p>
              </table:table-cell>
              <table:table-cell office:value-type="float" office:value="0.0307716586667535">
                <text:p>0.0307716586667535</text:p>
              </table:table-cell>
            </table:table-row>
            <table:table-row>
              <table:table-cell office:value-type="string">
                <text:p>1995-01-03</text:p>
              </table:table-cell>
              <table:table-cell office:value-type="float" office:value="-0.13613217432458">
                <text:p>-0.13613217432458</text:p>
              </table:table-cell>
            </table:table-row>
            <table:table-row>
              <table:table-cell office:value-type="string">
                <text:p>1995-02-01</text:p>
              </table:table-cell>
              <table:table-cell office:value-type="float" office:value="-0.00696866931609332">
                <text:p>-0.00696866931609332</text:p>
              </table:table-cell>
            </table:table-row>
            <table:table-row>
              <table:table-cell office:value-type="string">
                <text:p>1995-03-01</text:p>
              </table:table-cell>
              <table:table-cell office:value-type="float" office:value="0.00696866931609344">
                <text:p>0.00696866931609344</text:p>
              </table:table-cell>
            </table:table-row>
            <table:table-row>
              <table:table-cell office:value-type="string">
                <text:p>1995-04-03</text:p>
              </table:table-cell>
              <table:table-cell office:value-type="float" office:value="-0.0210534091978322">
                <text:p>-0.0210534091978322</text:p>
              </table:table-cell>
            </table:table-row>
            <table:table-row>
              <table:table-cell office:value-type="string">
                <text:p>1995-05-01</text:p>
              </table:table-cell>
              <table:table-cell office:value-type="float" office:value="0.210295408836361">
                <text:p>0.210295408836361</text:p>
              </table:table-cell>
            </table:table-row>
            <table:table-row>
              <table:table-cell office:value-type="string">
                <text:p>1995-06-01</text:p>
              </table:table-cell>
              <table:table-cell office:value-type="float" office:value="0.202236866494896">
                <text:p>0.202236866494896</text:p>
              </table:table-cell>
            </table:table-row>
            <table:table-row>
              <table:table-cell office:value-type="string">
                <text:p>1995-07-03</text:p>
              </table:table-cell>
              <table:table-cell office:value-type="float" office:value="0.0503538861456148">
                <text:p>0.0503538861456148</text:p>
              </table:table-cell>
            </table:table-row>
            <table:table-row>
              <table:table-cell office:value-type="string">
                <text:p>1995-08-01</text:p>
              </table:table-cell>
              <table:table-cell office:value-type="float" office:value="0.0648175000764707">
                <text:p>0.0648175000764707</text:p>
              </table:table-cell>
            </table:table-row>
            <table:table-row>
              <table:table-cell office:value-type="string">
                <text:p>1995-09-01</text:p>
              </table:table-cell>
              <table:table-cell office:value-type="float" office:value="-0.051513534450108">
                <text:p>-0.051513534450108</text:p>
              </table:table-cell>
            </table:table-row>
            <table:table-row>
              <table:table-cell office:value-type="string">
                <text:p>1995-10-02</text:p>
              </table:table-cell>
              <table:table-cell office:value-type="float" office:value="0.0346354966627563">
                <text:p>0.0346354966627563</text:p>
              </table:table-cell>
            </table:table-row>
            <table:table-row>
              <table:table-cell office:value-type="string">
                <text:p>1995-11-01</text:p>
              </table:table-cell>
              <table:table-cell office:value-type="float" office:value="0.0738039745833614">
                <text:p>0.0738039745833614</text:p>
              </table:table-cell>
            </table:table-row>
            <table:table-row>
              <table:table-cell office:value-type="string">
                <text:p>1995-12-01</text:p>
              </table:table-cell>
              <table:table-cell office:value-type="float" office:value="-0.00793654959573653">
                <text:p>-0.00793654959573653</text:p>
              </table:table-cell>
            </table:table-row>
            <table:table-row>
              <table:table-cell office:value-type="string">
                <text:p>1996-01-02</text:p>
              </table:table-cell>
              <table:table-cell office:value-type="float" office:value="-0.222148031072708">
                <text:p>-0.222148031072708</text:p>
              </table:table-cell>
            </table:table-row>
            <table:table-row>
              <table:table-cell office:value-type="string">
                <text:p>1996-02-01</text:p>
              </table:table-cell>
              <table:table-cell office:value-type="float" office:value="0.0485532254169907">
                <text:p>0.0485532254169907</text:p>
              </table:table-cell>
            </table:table-row>
            <table:table-row>
              <table:table-cell office:value-type="string">
                <text:p>1996-03-01</text:p>
              </table:table-cell>
              <table:table-cell office:value-type="float" office:value="0.279353648345299">
                <text:p>0.279353648345299</text:p>
              </table:table-cell>
            </table:table-row>
            <table:table-row>
              <table:table-cell office:value-type="string">
                <text:p>1996-04-01</text:p>
              </table:table-cell>
              <table:table-cell office:value-type="float" office:value="0.152613400508372">
                <text:p>0.152613400508372</text:p>
              </table:table-cell>
            </table:table-row>
            <table:table-row>
              <table:table-cell office:value-type="string">
                <text:p>1996-05-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-06-03</text:p>
              </table:table-cell>
              <table:table-cell office:value-type="float" office:value="0.0392207131532813">
                <text:p>0.0392207131532813</text:p>
              </table:table-cell>
            </table:table-row>
            <table:table-row>
              <table:table-cell office:value-type="string">
                <text:p>1996-07-01</text:p>
              </table:table-cell>
              <table:table-cell office:value-type="float" office:value="-0.0832529833037846">
                <text:p>-0.0832529833037846</text:p>
              </table:table-cell>
            </table:table-row>
            <table:table-row>
              <table:table-cell office:value-type="string">
                <text:p>1996-08-01</text:p>
              </table:table-cell>
              <table:table-cell office:value-type="float" office:value="0.231468927611228">
                <text:p>0.231468927611228</text:p>
              </table:table-cell>
            </table:table-row>
            <table:table-row>
              <table:table-cell office:value-type="string">
                <text:p>1996-09-03</text:p>
              </table:table-cell>
              <table:table-cell office:value-type="float" office:value="0.00762392511065937">
                <text:p>0.00762392511065937</text:p>
              </table:table-cell>
            </table:table-row>
            <table:table-row>
              <table:table-cell office:value-type="string">
                <text:p>1996-10-01</text:p>
              </table:table-cell>
              <table:table-cell office:value-type="float" office:value="-0.0153064212826755">
                <text:p>-0.0153064212826755</text:p>
              </table:table-cell>
            </table:table-row>
            <table:table-row>
              <table:table-cell office:value-type="string">
                <text:p>1996-11-01</text:p>
              </table:table-cell>
              <table:table-cell office:value-type="float" office:value="0.064699176612252">
                <text:p>0.064699176612252</text:p>
              </table:table-cell>
            </table:table-row>
            <table:table-row>
              <table:table-cell office:value-type="string">
                <text:p>1996-12-02</text:p>
              </table:table-cell>
              <table:table-cell office:value-type="float" office:value="-0.190548073064758">
                <text:p>-0.190548073064758</text:p>
              </table:table-cell>
            </table:table-row>
            <table:table-row>
              <table:table-cell office:value-type="string">
                <text:p>1997-01-02</text:p>
              </table:table-cell>
              <table:table-cell office:value-type="float" office:value="0.178426712532414">
                <text:p>0.178426712532414</text:p>
              </table:table-cell>
            </table:table-row>
            <table:table-row>
              <table:table-cell office:value-type="string">
                <text:p>1997-02-03</text:p>
              </table:table-cell>
              <table:table-cell office:value-type="float" office:value="-0.0172205977516704">
                <text:p>-0.0172205977516704</text:p>
              </table:table-cell>
            </table:table-row>
            <table:table-row>
              <table:table-cell office:value-type="string">
                <text:p>1997-03-03</text:p>
              </table:table-cell>
              <table:table-cell office:value-type="float" office:value="-0.126818772471267">
                <text:p>-0.126818772471267</text:p>
              </table:table-cell>
            </table:table-row>
            <table:table-row>
              <table:table-cell office:value-type="string">
                <text:p>1997-04-01</text:p>
              </table:table-cell>
              <table:table-cell office:value-type="float" office:value="0.0084151969252845">
                <text:p>0.0084151969252845</text:p>
              </table:table-cell>
            </table:table-row>
            <table:table-row>
              <table:table-cell office:value-type="string">
                <text:p>1997-05-01</text:p>
              </table:table-cell>
              <table:table-cell office:value-type="float" office:value="0.0517122010473105">
                <text:p>0.0517122010473105</text:p>
              </table:table-cell>
            </table:table-row>
            <table:table-row>
              <table:table-cell office:value-type="string">
                <text:p>1997-06-02</text:p>
              </table:table-cell>
              <table:table-cell office:value-type="float" office:value="0.211940446677635">
                <text:p>0.211940446677635</text:p>
              </table:table-cell>
            </table:table-row>
            <table:table-row>
              <table:table-cell office:value-type="string">
                <text:p>1997-07-01</text:p>
              </table:table-cell>
              <table:table-cell office:value-type="float" office:value="0.0502197569790266">
                <text:p>0.0502197569790266</text:p>
              </table:table-cell>
            </table:table-row>
            <table:table-row>
              <table:table-cell office:value-type="string">
                <text:p>1997-08-01</text:p>
              </table:table-cell>
              <table:table-cell office:value-type="float" office:value="0.00203873668984831">
                <text:p>0.00203873668984831</text:p>
              </table:table-cell>
            </table:table-row>
            <table:table-row>
              <table:table-cell office:value-type="string">
                <text:p>1997-09-02</text:p>
              </table:table-cell>
              <table:table-cell office:value-type="float" office:value="0.0201619732903441">
                <text:p>0.0201619732903441</text:p>
              </table:table-cell>
            </table:table-row>
            <table:table-row>
              <table:table-cell office:value-type="string">
                <text:p>1997-10-01</text:p>
              </table:table-cell>
              <table:table-cell office:value-type="float" office:value="-0.237720336183743">
                <text:p>-0.237720336183743</text:p>
              </table:table-cell>
            </table:table-row>
            <table:table-row>
              <table:table-cell office:value-type="string">
                <text:p>1997-11-03</text:p>
              </table:table-cell>
              <table:table-cell office:value-type="float" office:value="0.0565956676236343">
                <text:p>0.0565956676236343</text:p>
              </table:table-cell>
            </table:table-row>
            <table:table-row>
              <table:table-cell office:value-type="string">
                <text:p>1997-12-01</text:p>
              </table:table-cell>
              <table:table-cell office:value-type="float" office:value="0.0935687775357889">
                <text:p>0.0935687775357889</text:p>
              </table:table-cell>
            </table:table-row>
            <table:table-row>
              <table:table-cell office:value-type="string">
                <text:p>1998-01-02</text:p>
              </table:table-cell>
              <table:table-cell office:value-type="float" office:value="-0.046831299684099">
                <text:p>-0.046831299684099</text:p>
              </table:table-cell>
            </table:table-row>
            <table:table-row>
              <table:table-cell office:value-type="string">
                <text:p>1998-02-02</text:p>
              </table:table-cell>
              <table:table-cell office:value-type="float" office:value="0.0789884113186305">
                <text:p>0.0789884113186305</text:p>
              </table:table-cell>
            </table:table-row>
            <table:table-row>
              <table:table-cell office:value-type="string">
                <text:p>1998-03-02</text:p>
              </table:table-cell>
              <table:table-cell office:value-type="float" office:value="0.13405867974457">
                <text:p>0.13405867974457</text:p>
              </table:table-cell>
            </table:table-row>
            <table:table-row>
              <table:table-cell office:value-type="string">
                <text:p>1998-04-01</text:p>
              </table:table-cell>
              <table:table-cell office:value-type="float" office:value="0.0608416592562451">
                <text:p>0.0608416592562451</text:p>
              </table:table-cell>
            </table:table-row>
            <table:table-row>
              <table:table-cell office:value-type="string">
                <text:p>1998-05-01</text:p>
              </table:table-cell>
              <table:table-cell office:value-type="float" office:value="-0.00173761989854074">
                <text:p>-0.00173761989854074</text:p>
              </table:table-cell>
            </table:table-row>
            <table:table-row>
              <table:table-cell office:value-type="string">
                <text:p>1998-06-01</text:p>
              </table:table-cell>
              <table:table-cell office:value-type="float" office:value="0.107098135556367">
                <text:p>0.107098135556367</text:p>
              </table:table-cell>
            </table:table-row>
            <table:table-row>
              <table:table-cell office:value-type="string">
                <text:p>1998-07-01</text:p>
              </table:table-cell>
              <table:table-cell office:value-type="float" office:value="-0.244862075268853">
                <text:p>-0.244862075268853</text:p>
              </table:table-cell>
            </table:table-row>
            <table:table-row>
              <table:table-cell office:value-type="string">
                <text:p>1998-08-03</text:p>
              </table:table-cell>
              <table:table-cell office:value-type="float" office:value="-0.281711905465277">
                <text:p>-0.281711905465277</text:p>
              </table:table-cell>
            </table:table-row>
            <table:table-row>
              <table:table-cell office:value-type="string">
                <text:p>1998-09-01</text:p>
              </table:table-cell>
              <table:table-cell office:value-type="float" office:value="0.135843532382902">
                <text:p>0.135843532382902</text:p>
              </table:table-cell>
            </table:table-row>
            <table:table-row>
              <table:table-cell office:value-type="string">
                <text:p>1998-10-01</text:p>
              </table:table-cell>
              <table:table-cell office:value-type="float" office:value="0.181166155163399">
                <text:p>0.181166155163399</text:p>
              </table:table-cell>
            </table:table-row>
            <table:table-row>
              <table:table-cell office:value-type="string">
                <text:p>1998-11-02</text:p>
              </table:table-cell>
              <table:table-cell office:value-type="float" office:value="0.0616441631112066">
                <text:p>0.0616441631112066</text:p>
              </table:table-cell>
            </table:table-row>
            <table:table-row>
              <table:table-cell office:value-type="string">
                <text:p>1998-12-01</text:p>
              </table:table-cell>
              <table:table-cell office:value-type="float" office:value="0.196710294246054">
                <text:p>0.196710294246054</text:p>
              </table:table-cell>
            </table:table-row>
            <table:table-row>
              <table:table-cell office:value-type="string">
                <text:p>1999-01-04</text:p>
              </table:table-cell>
              <table:table-cell office:value-type="float" office:value="-0.0757118217356962">
                <text:p>-0.0757118217356962</text:p>
              </table:table-cell>
            </table:table-row>
            <table:table-row>
              <table:table-cell office:value-type="string">
                <text:p>1999-02-01</text:p>
              </table:table-cell>
              <table:table-cell office:value-type="float" office:value="0.0159239033567229">
                <text:p>0.0159239033567229</text:p>
              </table:table-cell>
            </table:table-row>
            <table:table-row>
              <table:table-cell office:value-type="string">
                <text:p>1999-03-01</text:p>
              </table:table-cell>
              <table:table-cell office:value-type="float" office:value="0.0597879183789732">
                <text:p>0.0597879183789732</text:p>
              </table:table-cell>
            </table:table-row>
            <table:table-row>
              <table:table-cell office:value-type="string">
                <text:p>1999-04-01</text:p>
              </table:table-cell>
              <table:table-cell office:value-type="float" office:value="0.274198722114494">
                <text:p>0.274198722114494</text:p>
              </table:table-cell>
            </table:table-row>
            <table:table-row>
              <table:table-cell office:value-type="string">
                <text:p>1999-05-03</text:p>
              </table:table-cell>
              <table:table-cell office:value-type="float" office:value="-0.00113186203368342">
                <text:p>-0.00113186203368342</text:p>
              </table:table-cell>
            </table:table-row>
            <table:table-row>
              <table:table-cell office:value-type="string">
                <text:p>1999-06-01</text:p>
              </table:table-cell>
              <table:table-cell office:value-type="float" office:value="0.0179578338676604">
                <text:p>0.0179578338676604</text:p>
              </table:table-cell>
            </table:table-row>
            <table:table-row>
              <table:table-cell office:value-type="string">
                <text:p>1999-07-01</text:p>
              </table:table-cell>
              <table:table-cell office:value-type="float" office:value="-0.478717794544336">
                <text:p>-0.478717794544336</text:p>
              </table:table-cell>
            </table:table-row>
            <table:table-row>
              <table:table-cell office:value-type="string">
                <text:p>1999-08-02</text:p>
              </table:table-cell>
              <table:table-cell office:value-type="float" office:value="-0.0162899529792685">
                <text:p>-0.0162899529792685</text:p>
              </table:table-cell>
            </table:table-row>
            <table:table-row>
              <table:table-cell office:value-type="string">
                <text:p>1999-09-01</text:p>
              </table:table-cell>
              <table:table-cell office:value-type="float" office:value="0.0789191120497098">
                <text:p>0.0789191120497098</text:p>
              </table:table-cell>
            </table:table-row>
            <table:table-row>
              <table:table-cell office:value-type="string">
                <text:p>1999-10-01</text:p>
              </table:table-cell>
              <table:table-cell office:value-type="float" office:value="0.0933152432108438">
                <text:p>0.0933152432108438</text:p>
              </table:table-cell>
            </table:table-row>
            <table:table-row>
              <table:table-cell office:value-type="string">
                <text:p>1999-11-01</text:p>
              </table:table-cell>
              <table:table-cell office:value-type="float" office:value="-0.023311078868447">
                <text:p>-0.023311078868447</text:p>
              </table:table-cell>
            </table:table-row>
            <table:table-row>
              <table:table-cell office:value-type="string">
                <text:p>1999-12-01</text:p>
              </table:table-cell>
              <table:table-cell office:value-type="float" office:value="-0.0904478064882108">
                <text:p>-0.0904478064882108</text:p>
              </table:table-cell>
            </table:table-row>
            <table:table-row>
              <table:table-cell office:value-type="string">
                <text:p>2000-01-03</text:p>
              </table:table-cell>
              <table:table-cell office:value-type="float" office:value="0.27643141288868">
                <text:p>0.27643141288868</text:p>
              </table:table-cell>
            </table:table-row>
            <table:table-row>
              <table:table-cell office:value-type="string">
                <text:p>2000-02-01</text:p>
              </table:table-cell>
              <table:table-cell office:value-type="float" office:value="0.0934094902323568">
                <text:p>0.0934094902323568</text:p>
              </table:table-cell>
            </table:table-row>
            <table:table-row>
              <table:table-cell office:value-type="string">
                <text:p>2000-03-01</text:p>
              </table:table-cell>
              <table:table-cell office:value-type="float" office:value="0.243622082657751">
                <text:p>0.243622082657751</text:p>
              </table:table-cell>
            </table:table-row>
            <table:table-row>
              <table:table-cell office:value-type="string">
                <text:p>2000-04-03</text:p>
              </table:table-cell>
              <table:table-cell office:value-type="float" office:value="-0.393422350244982">
                <text:p>-0.393422350244982</text:p>
              </table:table-cell>
            </table:table-row>
            <table:table-row>
              <table:table-cell office:value-type="string">
                <text:p>2000-05-01</text:p>
              </table:table-cell>
              <table:table-cell office:value-type="float" office:value="0.117168973616824">
                <text:p>0.117168973616824</text:p>
              </table:table-cell>
            </table:table-row>
            <table:table-row>
              <table:table-cell office:value-type="string">
                <text:p>2000-06-01</text:p>
              </table:table-cell>
              <table:table-cell office:value-type="float" office:value="0.11587020545161">
                <text:p>0.11587020545161</text:p>
              </table:table-cell>
            </table:table-row>
            <table:table-row>
              <table:table-cell office:value-type="string">
                <text:p>2000-07-03</text:p>
              </table:table-cell>
              <table:table-cell office:value-type="float" office:value="-0.0176605031519505">
                <text:p>-0.0176605031519505</text:p>
              </table:table-cell>
            </table:table-row>
            <table:table-row>
              <table:table-cell office:value-type="string">
                <text:p>2000-08-01</text:p>
              </table:table-cell>
              <table:table-cell office:value-type="float" office:value="-0.0236630759300167">
                <text:p>-0.0236630759300167</text:p>
              </table:table-cell>
            </table:table-row>
            <table:table-row>
              <table:table-cell office:value-type="string">
                <text:p>2000-09-01</text:p>
              </table:table-cell>
              <table:table-cell office:value-type="float" office:value="0.0893840825112553">
                <text:p>0.0893840825112553</text:p>
              </table:table-cell>
            </table:table-row>
            <table:table-row>
              <table:table-cell office:value-type="string">
                <text:p>2000-10-02</text:p>
              </table:table-cell>
              <table:table-cell office:value-type="float" office:value="0.109522852572514">
                <text:p>0.109522852572514</text:p>
              </table:table-cell>
            </table:table-row>
            <table:table-row>
              <table:table-cell office:value-type="string">
                <text:p>2000-11-01</text:p>
              </table:table-cell>
              <table:table-cell office:value-type="float" office:value="0.019436058377119">
                <text:p>0.019436058377119</text:p>
              </table:table-cell>
            </table:table-row>
            <table:table-row>
              <table:table-cell office:value-type="string">
                <text:p>2000-12-01</text:p>
              </table:table-cell>
              <table:table-cell office:value-type="float" office:value="-0.0297696402316644">
                <text:p>-0.0297696402316644</text:p>
              </table:table-cell>
            </table:table-row>
            <table:table-row>
              <table:table-cell office:value-type="string">
                <text:p>2001-01-02</text:p>
              </table:table-cell>
              <table:table-cell office:value-type="float" office:value="0.121657588909171">
                <text:p>0.121657588909171</text:p>
              </table:table-cell>
            </table:table-row>
            <table:table-row>
              <table:table-cell office:value-type="string">
                <text:p>2001-02-01</text:p>
              </table:table-cell>
              <table:table-cell office:value-type="float" office:value="-0.047954393122036">
                <text:p>-0.047954393122036</text:p>
              </table:table-cell>
            </table:table-row>
            <table:table-row>
              <table:table-cell office:value-type="string">
                <text:p>2001-03-01</text:p>
              </table:table-cell>
              <table:table-cell office:value-type="float" office:value="-0.115154913250114">
                <text:p>-0.115154913250114</text:p>
              </table:table-cell>
            </table:table-row>
            <table:table-row>
              <table:table-cell office:value-type="string">
                <text:p>2001-04-02</text:p>
              </table:table-cell>
              <table:table-cell office:value-type="float" office:value="-0.0916750625725721">
                <text:p>-0.0916750625725721</text:p>
              </table:table-cell>
            </table:table-row>
            <table:table-row>
              <table:table-cell office:value-type="string">
                <text:p>2001-05-01</text:p>
              </table:table-cell>
              <table:table-cell office:value-type="float" office:value="0.00859296372283182">
                <text:p>0.00859296372283182</text:p>
              </table:table-cell>
            </table:table-row>
            <table:table-row>
              <table:table-cell office:value-type="string">
                <text:p>2001-06-01</text:p>
              </table:table-cell>
              <table:table-cell office:value-type="float" office:value="0.163427607433993">
                <text:p>0.163427607433993</text:p>
              </table:table-cell>
            </table:table-row>
            <table:table-row>
              <table:table-cell office:value-type="string">
                <text:p>2001-07-02</text:p>
              </table:table-cell>
              <table:table-cell office:value-type="float" office:value="-0.242401367918624">
                <text:p>-0.242401367918624</text:p>
              </table:table-cell>
            </table:table-row>
            <table:table-row>
              <table:table-cell office:value-type="string">
                <text:p>2001-08-01</text:p>
              </table:table-cell>
              <table:table-cell office:value-type="float" office:value="-0.0670107102829603">
                <text:p>-0.0670107102829603</text:p>
              </table:table-cell>
            </table:table-row>
            <table:table-row>
              <table:table-cell office:value-type="string">
                <text:p>2001-09-04</text:p>
              </table:table-cell>
              <table:table-cell office:value-type="float" office:value="-0.122279515827088">
                <text:p>-0.122279515827088</text:p>
              </table:table-cell>
            </table:table-row>
            <table:table-row>
              <table:table-cell office:value-type="string">
                <text:p>2001-10-01</text:p>
              </table:table-cell>
              <table:table-cell office:value-type="float" office:value="0.137021797564291">
                <text:p>0.137021797564291</text:p>
              </table:table-cell>
            </table:table-row>
            <table:table-row>
              <table:table-cell office:value-type="string">
                <text:p>2001-11-01</text:p>
              </table:table-cell>
              <table:table-cell office:value-type="float" office:value="0.0347548460530485">
                <text:p>0.0347548460530485</text:p>
              </table:table-cell>
            </table:table-row>
            <table:table-row>
              <table:table-cell office:value-type="string">
                <text:p>2001-12-03</text:p>
              </table:table-cell>
              <table:table-cell office:value-type="float" office:value="0.0715808037629839">
                <text:p>0.0715808037629839</text:p>
              </table:table-cell>
            </table:table-row>
            <table:table-row>
              <table:table-cell office:value-type="string">
                <text:p>2002-01-02</text:p>
              </table:table-cell>
              <table:table-cell office:value-type="float" office:value="0.221387624611945">
                <text:p>0.221387624611945</text:p>
              </table:table-cell>
            </table:table-row>
            <table:table-row>
              <table:table-cell office:value-type="string">
                <text:p>2002-02-04</text:p>
              </table:table-cell>
              <table:table-cell office:value-type="float" office:value="-0.0321456249734165">
                <text:p>-0.0321456249734165</text:p>
              </table:table-cell>
            </table:table-row>
            <table:table-row>
              <table:table-cell office:value-type="string">
                <text:p>2002-03-01</text:p>
              </table:table-cell>
              <table:table-cell office:value-type="float" office:value="0.00542987759436946">
                <text:p>0.00542987759436946</text:p>
              </table:table-cell>
            </table:table-row>
            <table:table-row>
              <table:table-cell office:value-type="string">
                <text:p>2002-04-01</text:p>
              </table:table-cell>
              <table:table-cell office:value-type="float" office:value="-0.0136303791306906">
                <text:p>-0.0136303791306906</text:p>
              </table:table-cell>
            </table:table-row>
            <table:table-row>
              <table:table-cell office:value-type="string">
                <text:p>2002-05-01</text:p>
              </table:table-cell>
              <table:table-cell office:value-type="float" office:value="0.0620766643421259">
                <text:p>0.0620766643421259</text:p>
              </table:table-cell>
            </table:table-row>
            <table:table-row>
              <table:table-cell office:value-type="string">
                <text:p>2002-06-03</text:p>
              </table:table-cell>
              <table:table-cell office:value-type="float" office:value="0.0229504335869107">
                <text:p>0.0229504335869107</text:p>
              </table:table-cell>
            </table:table-row>
            <table:table-row>
              <table:table-cell office:value-type="string">
                <text:p>2002-07-01</text:p>
              </table:table-cell>
              <table:table-cell office:value-type="float" office:value="-0.235828710841526">
                <text:p>-0.235828710841526</text:p>
              </table:table-cell>
            </table:table-row>
            <table:table-row>
              <table:table-cell office:value-type="string">
                <text:p>2002-08-01</text:p>
              </table:table-cell>
              <table:table-cell office:value-type="float" office:value="0.0231345754016569">
                <text:p>0.0231345754016569</text:p>
              </table:table-cell>
            </table:table-row>
            <table:table-row>
              <table:table-cell office:value-type="string">
                <text:p>2002-09-03</text:p>
              </table:table-cell>
              <table:table-cell office:value-type="float" office:value="0.0276798809570058">
                <text:p>0.0276798809570058</text:p>
              </table:table-cell>
            </table:table-row>
            <table:table-row>
              <table:table-cell office:value-type="string">
                <text:p>2002-10-01</text:p>
              </table:table-cell>
              <table:table-cell office:value-type="float" office:value="0.143842058593243">
                <text:p>0.143842058593243</text:p>
              </table:table-cell>
            </table:table-row>
            <table:table-row>
              <table:table-cell office:value-type="string">
                <text:p>2002-11-01</text:p>
              </table:table-cell>
              <table:table-cell office:value-type="float" office:value="-0.0925993216009866">
                <text:p>-0.0925993216009866</text:p>
              </table:table-cell>
            </table:table-row>
            <table:table-row>
              <table:table-cell office:value-type="string">
                <text:p>2002-12-02</text:p>
              </table:table-cell>
              <table:table-cell office:value-type="float" office:value="-0.0644744822018765">
                <text:p>-0.0644744822018765</text:p>
              </table:table-cell>
            </table:table-row>
            <table:table-row>
              <table:table-cell office:value-type="string">
                <text:p>2003-01-02</text:p>
              </table:table-cell>
              <table:table-cell office:value-type="float" office:value="0.108633841002796">
                <text:p>0.108633841002796</text:p>
              </table:table-cell>
            </table:table-row>
            <table:table-row>
              <table:table-cell office:value-type="string">
                <text:p>2003-02-03</text:p>
              </table:table-cell>
              <table:table-cell office:value-type="float" office:value="0.0316625273225553">
                <text:p>0.0316625273225553</text:p>
              </table:table-cell>
            </table:table-row>
            <table:table-row>
              <table:table-cell office:value-type="string">
                <text:p>2003-03-03</text:p>
              </table:table-cell>
              <table:table-cell office:value-type="float" office:value="0.0934465484259011">
                <text:p>0.0934465484259011</text:p>
              </table:table-cell>
            </table:table-row>
            <table:table-row>
              <table:table-cell office:value-type="string">
                <text:p>2003-04-01</text:p>
              </table:table-cell>
              <table:table-cell office:value-type="float" office:value="-0.0907786944647086">
                <text:p>-0.0907786944647086</text:p>
              </table:table-cell>
            </table:table-row>
            <table:table-row>
              <table:table-cell office:value-type="string">
                <text:p>2003-05-01</text:p>
              </table:table-cell>
              <table:table-cell office:value-type="float" office:value="0.0476900074977267">
                <text:p>0.0476900074977267</text:p>
              </table:table-cell>
            </table:table-row>
            <table:table-row>
              <table:table-cell office:value-type="string">
                <text:p>2003-06-02</text:p>
              </table:table-cell>
              <table:table-cell office:value-type="float" office:value="-0.00424268773879009">
                <text:p>-0.00424268773879009</text:p>
              </table:table-cell>
            </table:table-row>
            <table:table-row>
              <table:table-cell office:value-type="string">
                <text:p>2003-07-01</text:p>
              </table:table-cell>
              <table:table-cell office:value-type="float" office:value="0.107144637451328">
                <text:p>0.107144637451328</text:p>
              </table:table-cell>
            </table:table-row>
            <table:table-row>
              <table:table-cell office:value-type="string">
                <text:p>2003-08-01</text:p>
              </table:table-cell>
              <table:table-cell office:value-type="float" office:value="0.0374856482412438">
                <text:p>0.0374856482412438</text:p>
              </table:table-cell>
            </table:table-row>
            <table:table-row>
              <table:table-cell office:value-type="string">
                <text:p>2003-09-02</text:p>
              </table:table-cell>
              <table:table-cell office:value-type="float" office:value="0.014609463642158">
                <text:p>0.014609463642158</text:p>
              </table:table-cell>
            </table:table-row>
            <table:table-row>
              <table:table-cell office:value-type="string">
                <text:p>2003-10-01</text:p>
              </table:table-cell>
              <table:table-cell office:value-type="float" office:value="0.0927358359950542">
                <text:p>0.0927358359950542</text:p>
              </table:table-cell>
            </table:table-row>
            <table:table-row>
              <table:table-cell office:value-type="string">
                <text:p>2003-11-03</text:p>
              </table:table-cell>
              <table:table-cell office:value-type="float" office:value="0.0176879816193189">
                <text:p>0.0176879816193189</text:p>
              </table:table-cell>
            </table:table-row>
            <table:table-row>
              <table:table-cell office:value-type="string">
                <text:p>2003-12-01</text:p>
              </table:table-cell>
              <table:table-cell office:value-type="float" office:value="0.0306929463994062">
                <text:p>0.0306929463994062</text:p>
              </table:table-cell>
            </table:table-row>
            <table:table-row>
              <table:table-cell office:value-type="string">
                <text:p>2004-01-02</text:p>
              </table:table-cell>
              <table:table-cell office:value-type="float" office:value="0.0988532431141535">
                <text:p>0.0988532431141535</text:p>
              </table:table-cell>
            </table:table-row>
            <table:table-row>
              <table:table-cell office:value-type="string">
                <text:p>2004-02-02</text:p>
              </table:table-cell>
              <table:table-cell office:value-type="float" office:value="0.0214455171394772">
                <text:p>0.0214455171394772</text:p>
              </table:table-cell>
            </table:table-row>
            <table:table-row>
              <table:table-cell office:value-type="string">
                <text:p>2004-03-01</text:p>
              </table:table-cell>
              <table:table-cell office:value-type="float" office:value="0.0122088086941392">
                <text:p>0.0122088086941392</text:p>
              </table:table-cell>
            </table:table-row>
            <table:table-row>
              <table:table-cell office:value-type="string">
                <text:p>2004-04-01</text:p>
              </table:table-cell>
              <table:table-cell office:value-type="float" office:value="0.0277417844906854">
                <text:p>0.0277417844906854</text:p>
              </table:table-cell>
            </table:table-row>
            <table:table-row>
              <table:table-cell office:value-type="string">
                <text:p>2004-05-03</text:p>
              </table:table-cell>
              <table:table-cell office:value-type="float" office:value="0.0420229897748479">
                <text:p>0.0420229897748479</text:p>
              </table:table-cell>
            </table:table-row>
            <table:table-row>
              <table:table-cell office:value-type="string">
                <text:p>2004-06-01</text:p>
              </table:table-cell>
              <table:table-cell office:value-type="float" office:value="0.0685812641545297">
                <text:p>0.0685812641545297</text:p>
              </table:table-cell>
            </table:table-row>
            <table:table-row>
              <table:table-cell office:value-type="string">
                <text:p>2004-07-01</text:p>
              </table:table-cell>
              <table:table-cell office:value-type="float" office:value="0.0776012460235517">
                <text:p>0.0776012460235517</text:p>
              </table:table-cell>
            </table:table-row>
            <table:table-row>
              <table:table-cell office:value-type="string">
                <text:p>2004-08-02</text:p>
              </table:table-cell>
              <table:table-cell office:value-type="float" office:value="-0.0828986338028816">
                <text:p>-0.0828986338028816</text:p>
              </table:table-cell>
            </table:table-row>
            <table:table-row>
              <table:table-cell office:value-type="string">
                <text:p>2004-09-01</text:p>
              </table:table-cell>
              <table:table-cell office:value-type="float" office:value="0.0499161998389632">
                <text:p>0.0499161998389632</text:p>
              </table:table-cell>
            </table:table-row>
            <table:table-row>
              <table:table-cell office:value-type="string">
                <text:p>2004-10-01</text:p>
              </table:table-cell>
              <table:table-cell office:value-type="float" office:value="0.151061722029519">
                <text:p>0.151061722029519</text:p>
              </table:table-cell>
            </table:table-row>
            <table:table-row>
              <table:table-cell office:value-type="string">
                <text:p>2004-11-01</text:p>
              </table:table-cell>
              <table:table-cell office:value-type="float" office:value="0.0620175737062424">
                <text:p>0.0620175737062424</text:p>
              </table:table-cell>
            </table:table-row>
            <table:table-row>
              <table:table-cell office:value-type="string">
                <text:p>2004-12-01</text:p>
              </table:table-cell>
              <table:table-cell office:value-type="float" office:value="0.102907621128826">
                <text:p>0.102907621128826</text:p>
              </table:table-cell>
            </table:table-row>
            <table:table-row>
              <table:table-cell office:value-type="string">
                <text:p>2005-01-03</text:p>
              </table:table-cell>
              <table:table-cell office:value-type="float" office:value="-0.143822418767333">
                <text:p>-0.143822418767333</text:p>
              </table:table-cell>
            </table:table-row>
            <table:table-row>
              <table:table-cell office:value-type="string">
                <text:p>2005-02-01</text:p>
              </table:table-cell>
              <table:table-cell office:value-type="float" office:value="-0.0414505756400018">
                <text:p>-0.0414505756400018</text:p>
              </table:table-cell>
            </table:table-row>
            <table:table-row>
              <table:table-cell office:value-type="string">
                <text:p>2005-03-01</text:p>
              </table:table-cell>
              <table:table-cell office:value-type="float" office:value="-0.00282543073936779">
                <text:p>-0.00282543073936779</text:p>
              </table:table-cell>
            </table:table-row>
            <table:table-row>
              <table:table-cell office:value-type="string">
                <text:p>2005-04-01</text:p>
              </table:table-cell>
              <table:table-cell office:value-type="float" office:value="-0.0425244668870277">
                <text:p>-0.0425244668870277</text:p>
              </table:table-cell>
            </table:table-row>
            <table:table-row>
              <table:table-cell office:value-type="string">
                <text:p>2005-05-02</text:p>
              </table:table-cell>
              <table:table-cell office:value-type="float" office:value="0.101388063998574">
                <text:p>0.101388063998574</text:p>
              </table:table-cell>
            </table:table-row>
            <table:table-row>
              <table:table-cell office:value-type="string">
                <text:p>2005-06-01</text:p>
              </table:table-cell>
              <table:table-cell office:value-type="float" office:value="-0.0588635971115464">
                <text:p>-0.0588635971115464</text:p>
              </table:table-cell>
            </table:table-row>
            <table:table-row>
              <table:table-cell office:value-type="string">
                <text:p>2005-07-01</text:p>
              </table:table-cell>
              <table:table-cell office:value-type="float" office:value="0.016834064867898">
                <text:p>0.016834064867898</text:p>
              </table:table-cell>
            </table:table-row>
            <table:table-row>
              <table:table-cell office:value-type="string">
                <text:p>2005-08-01</text:p>
              </table:table-cell>
              <table:table-cell office:value-type="float" office:value="-0.0691064368723441">
                <text:p>-0.0691064368723441</text:p>
              </table:table-cell>
            </table:table-row>
            <table:table-row>
              <table:table-cell office:value-type="string">
                <text:p>2005-09-01</text:p>
              </table:table-cell>
              <table:table-cell office:value-type="float" office:value="0.0214880818917073">
                <text:p>0.0214880818917073</text:p>
              </table:table-cell>
            </table:table-row>
            <table:table-row>
              <table:table-cell office:value-type="string">
                <text:p>2005-10-03</text:p>
              </table:table-cell>
              <table:table-cell office:value-type="float" office:value="0.121158371192471">
                <text:p>0.121158371192471</text:p>
              </table:table-cell>
            </table:table-row>
            <table:table-row>
              <table:table-cell office:value-type="string">
                <text:p>2005-11-01</text:p>
              </table:table-cell>
              <table:table-cell office:value-type="float" office:value="0.0740024590963832">
                <text:p>0.0740024590963832</text:p>
              </table:table-cell>
            </table:table-row>
            <table:table-row>
              <table:table-cell office:value-type="string">
                <text:p>2005-12-01</text:p>
              </table:table-cell>
              <table:table-cell office:value-type="float" office:value="-0.0145080264895786">
                <text:p>-0.0145080264895786</text:p>
              </table:table-cell>
            </table:table-row>
            <table:table-row>
              <table:table-cell office:value-type="string">
                <text:p>2006-01-03</text:p>
              </table:table-cell>
              <table:table-cell office:value-type="float" office:value="0.0548360718765503">
                <text:p>0.0548360718765503</text:p>
              </table:table-cell>
            </table:table-row>
            <table:table-row>
              <table:table-cell office:value-type="string">
                <text:p>2006-02-01</text:p>
              </table:table-cell>
              <table:table-cell office:value-type="float" office:value="0.135916556398708">
                <text:p>0.135916556398708</text:p>
              </table:table-cell>
            </table:table-row>
            <table:table-row>
              <table:table-cell office:value-type="string">
                <text:p>2006-03-01</text:p>
              </table:table-cell>
              <table:table-cell office:value-type="float" office:value="0.0355869238140001">
                <text:p>0.0355869238140001</text:p>
              </table:table-cell>
            </table:table-row>
            <table:table-row>
              <table:table-cell office:value-type="string">
                <text:p>2006-04-03</text:p>
              </table:table-cell>
              <table:table-cell office:value-type="float" office:value="-0.00975889523806819">
                <text:p>-0.00975889523806819</text:p>
              </table:table-cell>
            </table:table-row>
            <table:table-row>
              <table:table-cell office:value-type="string">
                <text:p>2006-05-01</text:p>
              </table:table-cell>
              <table:table-cell office:value-type="float" office:value="-0.0444008201357743">
                <text:p>-0.0444008201357743</text:p>
              </table:table-cell>
            </table:table-row>
            <table:table-row>
              <table:table-cell office:value-type="string">
                <text:p>2006-06-01</text:p>
              </table:table-cell>
              <table:table-cell office:value-type="float" office:value="0.0574838181576811">
                <text:p>0.0574838181576811</text:p>
              </table:table-cell>
            </table:table-row>
            <table:table-row>
              <table:table-cell office:value-type="string">
                <text:p>2006-07-03</text:p>
              </table:table-cell>
              <table:table-cell office:value-type="float" office:value="-0.0981349622082921">
                <text:p>-0.0981349622082921</text:p>
              </table:table-cell>
            </table:table-row>
            <table:table-row>
              <table:table-cell office:value-type="string">
                <text:p>2006-08-01</text:p>
              </table:table-cell>
              <table:table-cell office:value-type="float" office:value="-0.0986715275070298">
                <text:p>-0.0986715275070298</text:p>
              </table:table-cell>
            </table:table-row>
            <table:table-row>
              <table:table-cell office:value-type="string">
                <text:p>2006-09-01</text:p>
              </table:table-cell>
              <table:table-cell office:value-type="float" office:value="0.0934719439925739">
                <text:p>0.0934719439925739</text:p>
              </table:table-cell>
            </table:table-row>
            <table:table-row>
              <table:table-cell office:value-type="string">
                <text:p>2006-10-02</text:p>
              </table:table-cell>
              <table:table-cell office:value-type="float" office:value="0.103057958803546">
                <text:p>0.103057958803546</text:p>
              </table:table-cell>
            </table:table-row>
            <table:table-row>
              <table:table-cell office:value-type="string">
                <text:p>2006-11-01</text:p>
              </table:table-cell>
              <table:table-cell office:value-type="float" office:value="-0.0672161461158006">
                <text:p>-0.0672161461158006</text:p>
              </table:table-cell>
            </table:table-row>
            <table:table-row>
              <table:table-cell office:value-type="string">
                <text:p>2006-12-01</text:p>
              </table:table-cell>
              <table:table-cell office:value-type="float" office:value="0.00354400843472933">
                <text:p>0.00354400843472933</text:p>
              </table:table-cell>
            </table:table-row>
            <table:table-row>
              <table:table-cell office:value-type="string">
                <text:p>2007-01-03</text:p>
              </table:table-cell>
              <table:table-cell office:value-type="float" office:value="-0.0136541153650245">
                <text:p>-0.0136541153650245</text:p>
              </table:table-cell>
            </table:table-row>
            <table:table-row>
              <table:table-cell office:value-type="string">
                <text:p>2007-02-01</text:p>
              </table:table-cell>
              <table:table-cell office:value-type="float" office:value="-0.12291422914656">
                <text:p>-0.12291422914656</text:p>
              </table:table-cell>
            </table:table-row>
            <table:table-row>
              <table:table-cell office:value-type="string">
                <text:p>2007-03-01</text:p>
              </table:table-cell>
              <table:table-cell office:value-type="float" office:value="0.0147604155831207">
                <text:p>0.0147604155831207</text:p>
              </table:table-cell>
            </table:table-row>
            <table:table-row>
              <table:table-cell office:value-type="string">
                <text:p>2007-04-02</text:p>
              </table:table-cell>
              <table:table-cell office:value-type="float" office:value="-0.0107131925207226">
                <text:p>-0.0107131925207226</text:p>
              </table:table-cell>
            </table:table-row>
            <table:table-row>
              <table:table-cell office:value-type="string">
                <text:p>2007-05-01</text:p>
              </table:table-cell>
              <table:table-cell office:value-type="float" office:value="-0.0740303012453216">
                <text:p>-0.0740303012453216</text:p>
              </table:table-cell>
            </table:table-row>
            <table:table-row>
              <table:table-cell office:value-type="string">
                <text:p>2007-06-01</text:p>
              </table:table-cell>
              <table:table-cell office:value-type="float" office:value="-0.093391036673694">
                <text:p>-0.093391036673694</text:p>
              </table:table-cell>
            </table:table-row>
            <table:table-row>
              <table:table-cell office:value-type="string">
                <text:p>2007-07-02</text:p>
              </table:table-cell>
              <table:table-cell office:value-type="float" office:value="0.0165749650942126">
                <text:p>0.0165749650942126</text:p>
              </table:table-cell>
            </table:table-row>
            <table:table-row>
              <table:table-cell office:value-type="string">
                <text:p>2007-08-01</text:p>
              </table:table-cell>
              <table:table-cell office:value-type="float" office:value="0.0319688306394551">
                <text:p>0.0319688306394551</text:p>
              </table:table-cell>
            </table:table-row>
            <table:table-row>
              <table:table-cell office:value-type="string">
                <text:p>2007-09-04</text:p>
              </table:table-cell>
              <table:table-cell office:value-type="float" office:value="-0.0501367869108376">
                <text:p>-0.0501367869108376</text:p>
              </table:table-cell>
            </table:table-row>
            <table:table-row>
              <table:table-cell office:value-type="string">
                <text:p>2007-10-01</text:p>
              </table:table-cell>
              <table:table-cell office:value-type="float" office:value="0.0181679562713825">
                <text:p>0.0181679562713825</text:p>
              </table:table-cell>
            </table:table-row>
            <table:table-row>
              <table:table-cell office:value-type="string">
                <text:p>2007-11-01</text:p>
              </table:table-cell>
              <table:table-cell office:value-type="float" office:value="-0.131576357788719">
                <text:p>-0.131576357788719</text:p>
              </table:table-cell>
            </table:table-row>
            <table:table-row>
              <table:table-cell office:value-type="string">
                <text:p>2007-12-03</text:p>
              </table:table-cell>
              <table:table-cell office:value-type="float" office:value="-0.133531392624522">
                <text:p>-0.133531392624522</text:p>
              </table:table-cell>
            </table:table-row>
            <table:table-row>
              <table:table-cell office:value-type="string">
                <text:p>2008-01-02</text:p>
              </table:table-cell>
              <table:table-cell office:value-type="float" office:value="-0.0790652943411496">
                <text:p>-0.0790652943411496</text:p>
              </table:table-cell>
            </table:table-row>
            <table:table-row>
              <table:table-cell office:value-type="string">
                <text:p>2008-02-01</text:p>
              </table:table-cell>
              <table:table-cell office:value-type="float" office:value="-0.0503927728957373">
                <text:p>-0.0503927728957373</text:p>
              </table:table-cell>
            </table:table-row>
            <table:table-row>
              <table:table-cell office:value-type="string">
                <text:p>2008-03-03</text:p>
              </table:table-cell>
              <table:table-cell office:value-type="float" office:value="-0.0270764039456476">
                <text:p>-0.02707640394564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da8c1e6-fd468f4-454e206-f42a4a9-143cf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112cm" svg:height="16.606cm" xlink:href=".." xlink:type="simple" chart:class="chart:line" chart:style-name="ch1">
        <chart:legend chart:legend-position="end" svg:x="23.248cm" svg:y="8.002cm" style:legend-expansion="high" chart:style-name="ch2"/>
        <chart:plot-area chart:style-name="ch3" table:cell-range-address="Sheet1.A14:Sheet1.A182 Sheet1.G1:Sheet1.G1 Sheet1.L14:Sheet1.L182" chart:data-source-has-labels="both" svg:x="3.11cm" svg:y="1.892cm" svg:width="21.23cm" svg:height="13.988cm">
          <chartooo:coordinate-region svg:x="3.961cm" svg:y="2.093cm" svg:width="20.179cm" svg:height="11.737cm"/>
          <chart:axis chart:dimension="x" chart:name="primary-x" chart:style-name="ch4" chartooo:axis-type="date">
            <chartooo:date-scale chart:base-time-unit="months"/>
            <chart:categories table:cell-range-address="Sheet1.A14:Sheet1.A18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L14:Sheet1.L182" chart:label-cell-address="Sheet1.G1:Sheet1.G1" chart:class="chart:line">
            <chart:data-point chart:repeated="16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j Clos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4-03-01</text:p>
                <draw:g>
                  <svg:desc>Sheet1.A14:Sheet1.A182</svg:desc>
                </draw:g>
              </table:table-cell>
              <table:table-cell office:value-type="float" office:value="0.247408173313841">
                <text:p>0.247408173313841</text:p>
                <draw:g>
                  <svg:desc>Sheet1.L14:Sheet1.L182</svg:desc>
                </draw:g>
              </table:table-cell>
            </table:table-row>
            <table:table-row>
              <table:table-cell office:value-type="string">
                <text:p>1994-04-04</text:p>
              </table:table-cell>
              <table:table-cell office:value-type="float" office:value="0.428193359185721">
                <text:p>0.428193359185721</text:p>
              </table:table-cell>
            </table:table-row>
            <table:table-row>
              <table:table-cell office:value-type="string">
                <text:p>1994-05-02</text:p>
              </table:table-cell>
              <table:table-cell office:value-type="float" office:value="0.171850256926659">
                <text:p>0.171850256926659</text:p>
              </table:table-cell>
            </table:table-row>
            <table:table-row>
              <table:table-cell office:value-type="string">
                <text:p>1994-06-01</text:p>
              </table:table-cell>
              <table:table-cell office:value-type="float" office:value="0.0268472500361881">
                <text:p>0.0268472500361881</text:p>
              </table:table-cell>
            </table:table-row>
            <table:table-row>
              <table:table-cell office:value-type="string">
                <text:p>1994-07-01</text:p>
              </table:table-cell>
              <table:table-cell office:value-type="float" office:value="0.203228241613268">
                <text:p>0.203228241613268</text:p>
              </table:table-cell>
            </table:table-row>
            <table:table-row>
              <table:table-cell office:value-type="string">
                <text:p>1994-08-01</text:p>
              </table:table-cell>
              <table:table-cell office:value-type="float" office:value="0.153164972502499">
                <text:p>0.153164972502499</text:p>
              </table:table-cell>
            </table:table-row>
            <table:table-row>
              <table:table-cell office:value-type="string">
                <text:p>1994-09-01</text:p>
              </table:table-cell>
              <table:table-cell office:value-type="float" office:value="-0.172612742666994">
                <text:p>-0.172612742666994</text:p>
              </table:table-cell>
            </table:table-row>
            <table:table-row>
              <table:table-cell office:value-type="string">
                <text:p>1994-10-03</text:p>
              </table:table-cell>
              <table:table-cell office:value-type="float" office:value="0.0124225199985571">
                <text:p>0.0124225199985571</text:p>
              </table:table-cell>
            </table:table-row>
            <table:table-row>
              <table:table-cell office:value-type="string">
                <text:p>1994-11-01</text:p>
              </table:table-cell>
              <table:table-cell office:value-type="float" office:value="0.184824687012073">
                <text:p>0.184824687012073</text:p>
              </table:table-cell>
            </table:table-row>
            <table:table-row>
              <table:table-cell office:value-type="string">
                <text:p>1994-12-01</text:p>
              </table:table-cell>
              <table:table-cell office:value-type="float" office:value="0.215596345678827">
                <text:p>0.215596345678827</text:p>
              </table:table-cell>
            </table:table-row>
            <table:table-row>
              <table:table-cell office:value-type="string">
                <text:p>1995-01-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-02-01</text:p>
              </table:table-cell>
              <table:table-cell office:value-type="float" office:value="0.0283706971292154">
                <text:p>0.0283706971292154</text:p>
              </table:table-cell>
            </table:table-row>
            <table:table-row>
              <table:table-cell office:value-type="string">
                <text:p>1995-03-01</text:p>
              </table:table-cell>
              <table:table-cell office:value-type="float" office:value="-0.0137933221323359">
                <text:p>-0.0137933221323359</text:p>
              </table:table-cell>
            </table:table-row>
            <table:table-row>
              <table:table-cell office:value-type="string">
                <text:p>1995-04-03</text:p>
              </table:table-cell>
              <table:table-cell office:value-type="float" office:value="-0.233023659913917">
                <text:p>-0.233023659913917</text:p>
              </table:table-cell>
            </table:table-row>
            <table:table-row>
              <table:table-cell office:value-type="string">
                <text:p>1995-05-01</text:p>
              </table:table-cell>
              <table:table-cell office:value-type="float" office:value="0.0173917427118692">
                <text:p>0.0173917427118692</text:p>
              </table:table-cell>
            </table:table-row>
            <table:table-row>
              <table:table-cell office:value-type="string">
                <text:p>1995-06-01</text:p>
              </table:table-cell>
              <table:table-cell office:value-type="float" office:value="0.344012328894501">
                <text:p>0.344012328894501</text:p>
              </table:table-cell>
            </table:table-row>
            <table:table-row>
              <table:table-cell office:value-type="string">
                <text:p>1995-07-03</text:p>
              </table:table-cell>
              <table:table-cell office:value-type="float" office:value="0.252590752640511">
                <text:p>0.252590752640511</text:p>
              </table:table-cell>
            </table:table-row>
            <table:table-row>
              <table:table-cell office:value-type="string">
                <text:p>1995-08-01</text:p>
              </table:table-cell>
              <table:table-cell office:value-type="float" office:value="0.346564837008437">
                <text:p>0.346564837008437</text:p>
              </table:table-cell>
            </table:table-row>
            <table:table-row>
              <table:table-cell office:value-type="string">
                <text:p>1995-09-01</text:p>
              </table:table-cell>
              <table:table-cell office:value-type="float" office:value="0.497696332324198">
                <text:p>0.497696332324198</text:p>
              </table:table-cell>
            </table:table-row>
            <table:table-row>
              <table:table-cell office:value-type="string">
                <text:p>1995-10-02</text:p>
              </table:table-cell>
              <table:table-cell office:value-type="float" office:value="0.371989178911775">
                <text:p>0.371989178911775</text:p>
              </table:table-cell>
            </table:table-row>
            <table:table-row>
              <table:table-cell office:value-type="string">
                <text:p>1995-11-01</text:p>
              </table:table-cell>
              <table:table-cell office:value-type="float" office:value="0.458215673493693">
                <text:p>0.458215673493693</text:p>
              </table:table-cell>
            </table:table-row>
            <table:table-row>
              <table:table-cell office:value-type="string">
                <text:p>1995-12-01</text:p>
              </table:table-cell>
              <table:table-cell office:value-type="float" office:value="0.419507465231203">
                <text:p>0.419507465231203</text:p>
              </table:table-cell>
            </table:table-row>
            <table:table-row>
              <table:table-cell office:value-type="string">
                <text:p>1996-01-02</text:p>
              </table:table-cell>
              <table:table-cell office:value-type="float" office:value="0.333491608483075">
                <text:p>0.333491608483075</text:p>
              </table:table-cell>
            </table:table-row>
            <table:table-row>
              <table:table-cell office:value-type="string">
                <text:p>1996-02-01</text:p>
              </table:table-cell>
              <table:table-cell office:value-type="float" office:value="0.389013503216159">
                <text:p>0.389013503216159</text:p>
              </table:table-cell>
            </table:table-row>
            <table:table-row>
              <table:table-cell office:value-type="string">
                <text:p>1996-03-01</text:p>
              </table:table-cell>
              <table:table-cell office:value-type="float" office:value="0.661398482245365">
                <text:p>0.661398482245365</text:p>
              </table:table-cell>
            </table:table-row>
            <table:table-row>
              <table:table-cell office:value-type="string">
                <text:p>1996-04-01</text:p>
              </table:table-cell>
              <table:table-cell office:value-type="float" office:value="0.835065291951569">
                <text:p>0.835065291951569</text:p>
              </table:table-cell>
            </table:table-row>
            <table:table-row>
              <table:table-cell office:value-type="string">
                <text:p>1996-05-01</text:p>
              </table:table-cell>
              <table:table-cell office:value-type="float" office:value="0.624769883115208">
                <text:p>0.624769883115208</text:p>
              </table:table-cell>
            </table:table-row>
            <table:table-row>
              <table:table-cell office:value-type="string">
                <text:p>1996-06-03</text:p>
              </table:table-cell>
              <table:table-cell office:value-type="float" office:value="0.461753729773594">
                <text:p>0.461753729773594</text:p>
              </table:table-cell>
            </table:table-row>
            <table:table-row>
              <table:table-cell office:value-type="string">
                <text:p>1996-07-01</text:p>
              </table:table-cell>
              <table:table-cell office:value-type="float" office:value="0.328146860324194">
                <text:p>0.328146860324194</text:p>
              </table:table-cell>
            </table:table-row>
            <table:table-row>
              <table:table-cell office:value-type="string">
                <text:p>1996-08-01</text:p>
              </table:table-cell>
              <table:table-cell office:value-type="float" office:value="0.494798287858952">
                <text:p>0.494798287858952</text:p>
              </table:table-cell>
            </table:table-row>
            <table:table-row>
              <table:table-cell office:value-type="string">
                <text:p>1996-09-03</text:p>
              </table:table-cell>
              <table:table-cell office:value-type="float" office:value="0.553935747419719">
                <text:p>0.553935747419719</text:p>
              </table:table-cell>
            </table:table-row>
            <table:table-row>
              <table:table-cell office:value-type="string">
                <text:p>1996-10-01</text:p>
              </table:table-cell>
              <table:table-cell office:value-type="float" office:value="0.503993829474287">
                <text:p>0.503993829474287</text:p>
              </table:table-cell>
            </table:table-row>
            <table:table-row>
              <table:table-cell office:value-type="string">
                <text:p>1996-11-01</text:p>
              </table:table-cell>
              <table:table-cell office:value-type="float" office:value="0.494889031503178">
                <text:p>0.494889031503178</text:p>
              </table:table-cell>
            </table:table-row>
            <table:table-row>
              <table:table-cell office:value-type="string">
                <text:p>1996-12-02</text:p>
              </table:table-cell>
              <table:table-cell office:value-type="float" office:value="0.312277508034156">
                <text:p>0.312277508034156</text:p>
              </table:table-cell>
            </table:table-row>
            <table:table-row>
              <table:table-cell office:value-type="string">
                <text:p>1997-01-02</text:p>
              </table:table-cell>
              <table:table-cell office:value-type="float" office:value="0.712852251639278">
                <text:p>0.712852251639278</text:p>
              </table:table-cell>
            </table:table-row>
            <table:table-row>
              <table:table-cell office:value-type="string">
                <text:p>1997-02-03</text:p>
              </table:table-cell>
              <table:table-cell office:value-type="float" office:value="0.647078428470617">
                <text:p>0.647078428470617</text:p>
              </table:table-cell>
            </table:table-row>
            <table:table-row>
              <table:table-cell office:value-type="string">
                <text:p>1997-03-03</text:p>
              </table:table-cell>
              <table:table-cell office:value-type="float" office:value="0.24090600765405">
                <text:p>0.24090600765405</text:p>
              </table:table-cell>
            </table:table-row>
            <table:table-row>
              <table:table-cell office:value-type="string">
                <text:p>1997-04-01</text:p>
              </table:table-cell>
              <table:table-cell office:value-type="float" office:value="0.0967078040709629">
                <text:p>0.0967078040709629</text:p>
              </table:table-cell>
            </table:table-row>
            <table:table-row>
              <table:table-cell office:value-type="string">
                <text:p>1997-05-01</text:p>
              </table:table-cell>
              <table:table-cell office:value-type="float" office:value="0.148420005118273">
                <text:p>0.148420005118273</text:p>
              </table:table-cell>
            </table:table-row>
            <table:table-row>
              <table:table-cell office:value-type="string">
                <text:p>1997-06-02</text:p>
              </table:table-cell>
              <table:table-cell office:value-type="float" office:value="0.321139738642627">
                <text:p>0.321139738642627</text:p>
              </table:table-cell>
            </table:table-row>
            <table:table-row>
              <table:table-cell office:value-type="string">
                <text:p>1997-07-01</text:p>
              </table:table-cell>
              <table:table-cell office:value-type="float" office:value="0.454612478925438">
                <text:p>0.454612478925438</text:p>
              </table:table-cell>
            </table:table-row>
            <table:table-row>
              <table:table-cell office:value-type="string">
                <text:p>1997-08-01</text:p>
              </table:table-cell>
              <table:table-cell office:value-type="float" office:value="0.225182288004058">
                <text:p>0.225182288004058</text:p>
              </table:table-cell>
            </table:table-row>
            <table:table-row>
              <table:table-cell office:value-type="string">
                <text:p>1997-09-02</text:p>
              </table:table-cell>
              <table:table-cell office:value-type="float" office:value="0.237720336183743">
                <text:p>0.237720336183743</text:p>
              </table:table-cell>
            </table:table-row>
            <table:table-row>
              <table:table-cell office:value-type="string">
                <text:p>1997-10-01</text:p>
              </table:table-cell>
              <table:table-cell office:value-type="float" office:value="0.0153064212826755">
                <text:p>0.0153064212826755</text:p>
              </table:table-cell>
            </table:table-row>
            <table:table-row>
              <table:table-cell office:value-type="string">
                <text:p>1997-11-03</text:p>
              </table:table-cell>
              <table:table-cell office:value-type="float" office:value="0.0072029122940578">
                <text:p>0.0072029122940578</text:p>
              </table:table-cell>
            </table:table-row>
            <table:table-row>
              <table:table-cell office:value-type="string">
                <text:p>1997-12-01</text:p>
              </table:table-cell>
              <table:table-cell office:value-type="float" office:value="0.291319762894605">
                <text:p>0.291319762894605</text:p>
              </table:table-cell>
            </table:table-row>
            <table:table-row>
              <table:table-cell office:value-type="string">
                <text:p>1998-01-02</text:p>
              </table:table-cell>
              <table:table-cell office:value-type="float" office:value="0.0660617506780927">
                <text:p>0.0660617506780927</text:p>
              </table:table-cell>
            </table:table-row>
            <table:table-row>
              <table:table-cell office:value-type="string">
                <text:p>1998-02-02</text:p>
              </table:table-cell>
              <table:table-cell office:value-type="float" office:value="0.162270759748393">
                <text:p>0.162270759748393</text:p>
              </table:table-cell>
            </table:table-row>
            <table:table-row>
              <table:table-cell office:value-type="string">
                <text:p>1998-03-02</text:p>
              </table:table-cell>
              <table:table-cell office:value-type="float" office:value="0.42314821196423">
                <text:p>0.42314821196423</text:p>
              </table:table-cell>
            </table:table-row>
            <table:table-row>
              <table:table-cell office:value-type="string">
                <text:p>1998-04-01</text:p>
              </table:table-cell>
              <table:table-cell office:value-type="float" office:value="0.475574674295191">
                <text:p>0.475574674295191</text:p>
              </table:table-cell>
            </table:table-row>
            <table:table-row>
              <table:table-cell office:value-type="string">
                <text:p>1998-05-01</text:p>
              </table:table-cell>
              <table:table-cell office:value-type="float" office:value="0.42212485334934">
                <text:p>0.42212485334934</text:p>
              </table:table-cell>
            </table:table-row>
            <table:table-row>
              <table:table-cell office:value-type="string">
                <text:p>1998-06-01</text:p>
              </table:table-cell>
              <table:table-cell office:value-type="float" office:value="0.317282542228072">
                <text:p>0.317282542228072</text:p>
              </table:table-cell>
            </table:table-row>
            <table:table-row>
              <table:table-cell office:value-type="string">
                <text:p>1998-07-01</text:p>
              </table:table-cell>
              <table:table-cell office:value-type="float" office:value="0.0222007099801923">
                <text:p>0.0222007099801923</text:p>
              </table:table-cell>
            </table:table-row>
            <table:table-row>
              <table:table-cell office:value-type="string">
                <text:p>1998-08-03</text:p>
              </table:table-cell>
              <table:table-cell office:value-type="float" office:value="-0.261549932174933">
                <text:p>-0.261549932174933</text:p>
              </table:table-cell>
            </table:table-row>
            <table:table-row>
              <table:table-cell office:value-type="string">
                <text:p>1998-09-01</text:p>
              </table:table-cell>
              <table:table-cell office:value-type="float" office:value="-0.145868373082375">
                <text:p>-0.145868373082375</text:p>
              </table:table-cell>
            </table:table-row>
            <table:table-row>
              <table:table-cell office:value-type="string">
                <text:p>1998-10-01</text:p>
              </table:table-cell>
              <table:table-cell office:value-type="float" office:value="0.273018118264767">
                <text:p>0.273018118264767</text:p>
              </table:table-cell>
            </table:table-row>
            <table:table-row>
              <table:table-cell office:value-type="string">
                <text:p>1998-11-02</text:p>
              </table:table-cell>
              <table:table-cell office:value-type="float" office:value="0.278066613752339">
                <text:p>0.278066613752339</text:p>
              </table:table-cell>
            </table:table-row>
            <table:table-row>
              <table:table-cell office:value-type="string">
                <text:p>1998-12-01</text:p>
              </table:table-cell>
              <table:table-cell office:value-type="float" office:value="0.381208130462604">
                <text:p>0.381208130462604</text:p>
              </table:table-cell>
            </table:table-row>
            <table:table-row>
              <table:table-cell office:value-type="string">
                <text:p>1999-01-04</text:p>
              </table:table-cell>
              <table:table-cell office:value-type="float" office:value="0.352327608411007">
                <text:p>0.352327608411007</text:p>
              </table:table-cell>
            </table:table-row>
            <table:table-row>
              <table:table-cell office:value-type="string">
                <text:p>1999-02-01</text:p>
              </table:table-cell>
              <table:table-cell office:value-type="float" office:value="0.2892631004491">
                <text:p>0.2892631004491</text:p>
              </table:table-cell>
            </table:table-row>
            <table:table-row>
              <table:table-cell office:value-type="string">
                <text:p>1999-03-01</text:p>
              </table:table-cell>
              <table:table-cell office:value-type="float" office:value="0.214992339083503">
                <text:p>0.214992339083503</text:p>
              </table:table-cell>
            </table:table-row>
            <table:table-row>
              <table:table-cell office:value-type="string">
                <text:p>1999-04-01</text:p>
              </table:table-cell>
              <table:table-cell office:value-type="float" office:value="0.428349401941752">
                <text:p>0.428349401941752</text:p>
              </table:table-cell>
            </table:table-row>
            <table:table-row>
              <table:table-cell office:value-type="string">
                <text:p>1999-05-03</text:p>
              </table:table-cell>
              <table:table-cell office:value-type="float" office:value="0.42895515980661">
                <text:p>0.42895515980661</text:p>
              </table:table-cell>
            </table:table-row>
            <table:table-row>
              <table:table-cell office:value-type="string">
                <text:p>1999-06-01</text:p>
              </table:table-cell>
              <table:table-cell office:value-type="float" office:value="0.339814858117903">
                <text:p>0.339814858117903</text:p>
              </table:table-cell>
            </table:table-row>
            <table:table-row>
              <table:table-cell office:value-type="string">
                <text:p>1999-07-01</text:p>
              </table:table-cell>
              <table:table-cell office:value-type="float" office:value="0.105959138842419">
                <text:p>0.105959138842419</text:p>
              </table:table-cell>
            </table:table-row>
            <table:table-row>
              <table:table-cell office:value-type="string">
                <text:p>1999-08-02</text:p>
              </table:table-cell>
              <table:table-cell office:value-type="float" office:value="0.371381091328428">
                <text:p>0.371381091328428</text:p>
              </table:table-cell>
            </table:table-row>
            <table:table-row>
              <table:table-cell office:value-type="string">
                <text:p>1999-09-01</text:p>
              </table:table-cell>
              <table:table-cell office:value-type="float" office:value="0.314456670995236">
                <text:p>0.314456670995236</text:p>
              </table:table-cell>
            </table:table-row>
            <table:table-row>
              <table:table-cell office:value-type="string">
                <text:p>1999-10-01</text:p>
              </table:table-cell>
              <table:table-cell office:value-type="float" office:value="0.226605759042681">
                <text:p>0.226605759042681</text:p>
              </table:table-cell>
            </table:table-row>
            <table:table-row>
              <table:table-cell office:value-type="string">
                <text:p>1999-11-01</text:p>
              </table:table-cell>
              <table:table-cell office:value-type="float" office:value="0.141650517063027">
                <text:p>0.141650517063027</text:p>
              </table:table-cell>
            </table:table-row>
            <table:table-row>
              <table:table-cell office:value-type="string">
                <text:p>1999-12-01</text:p>
              </table:table-cell>
              <table:table-cell office:value-type="float" office:value="-0.145507583671238">
                <text:p>-0.145507583671238</text:p>
              </table:table-cell>
            </table:table-row>
            <table:table-row>
              <table:table-cell office:value-type="string">
                <text:p>2000-01-03</text:p>
              </table:table-cell>
              <table:table-cell office:value-type="float" office:value="0.206635650953138">
                <text:p>0.206635650953138</text:p>
              </table:table-cell>
            </table:table-row>
            <table:table-row>
              <table:table-cell office:value-type="string">
                <text:p>2000-02-01</text:p>
              </table:table-cell>
              <table:table-cell office:value-type="float" office:value="0.284121237828772">
                <text:p>0.284121237828772</text:p>
              </table:table-cell>
            </table:table-row>
            <table:table-row>
              <table:table-cell office:value-type="string">
                <text:p>2000-03-01</text:p>
              </table:table-cell>
              <table:table-cell office:value-type="float" office:value="0.467955402107549">
                <text:p>0.467955402107549</text:p>
              </table:table-cell>
            </table:table-row>
            <table:table-row>
              <table:table-cell office:value-type="string">
                <text:p>2000-04-03</text:p>
              </table:table-cell>
              <table:table-cell office:value-type="float" office:value="-0.199665670251927">
                <text:p>-0.199665670251927</text:p>
              </table:table-cell>
            </table:table-row>
            <table:table-row>
              <table:table-cell office:value-type="string">
                <text:p>2000-05-01</text:p>
              </table:table-cell>
              <table:table-cell office:value-type="float" office:value="-0.0813648346014197">
                <text:p>-0.0813648346014197</text:p>
              </table:table-cell>
            </table:table-row>
            <table:table-row>
              <table:table-cell office:value-type="string">
                <text:p>2000-06-01</text:p>
              </table:table-cell>
              <table:table-cell office:value-type="float" office:value="0.0165475369825297">
                <text:p>0.0165475369825297</text:p>
              </table:table-cell>
            </table:table-row>
            <table:table-row>
              <table:table-cell office:value-type="string">
                <text:p>2000-07-03</text:p>
              </table:table-cell>
              <table:table-cell office:value-type="float" office:value="0.477604828374916">
                <text:p>0.477604828374916</text:p>
              </table:table-cell>
            </table:table-row>
            <table:table-row>
              <table:table-cell office:value-type="string">
                <text:p>2000-08-01</text:p>
              </table:table-cell>
              <table:table-cell office:value-type="float" office:value="0.470231705424167">
                <text:p>0.470231705424167</text:p>
              </table:table-cell>
            </table:table-row>
            <table:table-row>
              <table:table-cell office:value-type="string">
                <text:p>2000-09-01</text:p>
              </table:table-cell>
              <table:table-cell office:value-type="float" office:value="0.480696675885713">
                <text:p>0.480696675885713</text:p>
              </table:table-cell>
            </table:table-row>
            <table:table-row>
              <table:table-cell office:value-type="string">
                <text:p>2000-10-02</text:p>
              </table:table-cell>
              <table:table-cell office:value-type="float" office:value="0.496904285247383">
                <text:p>0.496904285247383</text:p>
              </table:table-cell>
            </table:table-row>
            <table:table-row>
              <table:table-cell office:value-type="string">
                <text:p>2000-11-01</text:p>
              </table:table-cell>
              <table:table-cell office:value-type="float" office:value="0.539651422492949">
                <text:p>0.539651422492949</text:p>
              </table:table-cell>
            </table:table-row>
            <table:table-row>
              <table:table-cell office:value-type="string">
                <text:p>2000-12-01</text:p>
              </table:table-cell>
              <table:table-cell office:value-type="float" office:value="0.600329588749495">
                <text:p>0.600329588749495</text:p>
              </table:table-cell>
            </table:table-row>
            <table:table-row>
              <table:table-cell office:value-type="string">
                <text:p>2001-01-02</text:p>
              </table:table-cell>
              <table:table-cell office:value-type="float" office:value="0.445555764769986">
                <text:p>0.445555764769986</text:p>
              </table:table-cell>
            </table:table-row>
            <table:table-row>
              <table:table-cell office:value-type="string">
                <text:p>2001-02-01</text:p>
              </table:table-cell>
              <table:table-cell office:value-type="float" office:value="0.304191881415593">
                <text:p>0.304191881415593</text:p>
              </table:table-cell>
            </table:table-row>
            <table:table-row>
              <table:table-cell office:value-type="string">
                <text:p>2001-03-01</text:p>
              </table:table-cell>
              <table:table-cell office:value-type="float" office:value="-0.0545851144922713">
                <text:p>-0.0545851144922713</text:p>
              </table:table-cell>
            </table:table-row>
            <table:table-row>
              <table:table-cell office:value-type="string">
                <text:p>2001-04-02</text:p>
              </table:table-cell>
              <table:table-cell office:value-type="float" office:value="0.247162173180139">
                <text:p>0.247162173180139</text:p>
              </table:table-cell>
            </table:table-row>
            <table:table-row>
              <table:table-cell office:value-type="string">
                <text:p>2001-05-01</text:p>
              </table:table-cell>
              <table:table-cell office:value-type="float" office:value="0.138586163286147">
                <text:p>0.138586163286147</text:p>
              </table:table-cell>
            </table:table-row>
            <table:table-row>
              <table:table-cell office:value-type="string">
                <text:p>2001-06-01</text:p>
              </table:table-cell>
              <table:table-cell office:value-type="float" office:value="0.18614356526853">
                <text:p>0.18614356526853</text:p>
              </table:table-cell>
            </table:table-row>
            <table:table-row>
              <table:table-cell office:value-type="string">
                <text:p>2001-07-02</text:p>
              </table:table-cell>
              <table:table-cell office:value-type="float" office:value="-0.038597299498144">
                <text:p>-0.038597299498144</text:p>
              </table:table-cell>
            </table:table-row>
            <table:table-row>
              <table:table-cell office:value-type="string">
                <text:p>2001-08-01</text:p>
              </table:table-cell>
              <table:table-cell office:value-type="float" office:value="-0.0819449338510877">
                <text:p>-0.0819449338510877</text:p>
              </table:table-cell>
            </table:table-row>
            <table:table-row>
              <table:table-cell office:value-type="string">
                <text:p>2001-09-04</text:p>
              </table:table-cell>
              <table:table-cell office:value-type="float" office:value="-0.29360853218943">
                <text:p>-0.29360853218943</text:p>
              </table:table-cell>
            </table:table-row>
            <table:table-row>
              <table:table-cell office:value-type="string">
                <text:p>2001-10-01</text:p>
              </table:table-cell>
              <table:table-cell office:value-type="float" office:value="-0.266109587197653">
                <text:p>-0.266109587197653</text:p>
              </table:table-cell>
            </table:table-row>
            <table:table-row>
              <table:table-cell office:value-type="string">
                <text:p>2001-11-01</text:p>
              </table:table-cell>
              <table:table-cell office:value-type="float" office:value="-0.250790799521724">
                <text:p>-0.250790799521724</text:p>
              </table:table-cell>
            </table:table-row>
            <table:table-row>
              <table:table-cell office:value-type="string">
                <text:p>2001-12-03</text:p>
              </table:table-cell>
              <table:table-cell office:value-type="float" office:value="-0.149440355527075">
                <text:p>-0.149440355527075</text:p>
              </table:table-cell>
            </table:table-row>
            <table:table-row>
              <table:table-cell office:value-type="string">
                <text:p>2002-01-02</text:p>
              </table:table-cell>
              <table:table-cell office:value-type="float" office:value="-0.0497103198243008">
                <text:p>-0.0497103198243008</text:p>
              </table:table-cell>
            </table:table-row>
            <table:table-row>
              <table:table-cell office:value-type="string">
                <text:p>2002-02-04</text:p>
              </table:table-cell>
              <table:table-cell office:value-type="float" office:value="-0.0339015516756815">
                <text:p>-0.0339015516756815</text:p>
              </table:table-cell>
            </table:table-row>
            <table:table-row>
              <table:table-cell office:value-type="string">
                <text:p>2002-03-01</text:p>
              </table:table-cell>
              <table:table-cell office:value-type="float" office:value="0.086683239168802">
                <text:p>0.086683239168802</text:p>
              </table:table-cell>
            </table:table-row>
            <table:table-row>
              <table:table-cell office:value-type="string">
                <text:p>2002-04-01</text:p>
              </table:table-cell>
              <table:table-cell office:value-type="float" office:value="0.164727922610683">
                <text:p>0.164727922610683</text:p>
              </table:table-cell>
            </table:table-row>
            <table:table-row>
              <table:table-cell office:value-type="string">
                <text:p>2002-05-01</text:p>
              </table:table-cell>
              <table:table-cell office:value-type="float" office:value="0.218211623229977">
                <text:p>0.218211623229977</text:p>
              </table:table-cell>
            </table:table-row>
            <table:table-row>
              <table:table-cell office:value-type="string">
                <text:p>2002-06-03</text:p>
              </table:table-cell>
              <table:table-cell office:value-type="float" office:value="0.0777344493828951">
                <text:p>0.0777344493828951</text:p>
              </table:table-cell>
            </table:table-row>
            <table:table-row>
              <table:table-cell office:value-type="string">
                <text:p>2002-07-01</text:p>
              </table:table-cell>
              <table:table-cell office:value-type="float" office:value="0.084307106459994">
                <text:p>0.084307106459994</text:p>
              </table:table-cell>
            </table:table-row>
            <table:table-row>
              <table:table-cell office:value-type="string">
                <text:p>2002-08-01</text:p>
              </table:table-cell>
              <table:table-cell office:value-type="float" office:value="0.174452392144611">
                <text:p>0.174452392144611</text:p>
              </table:table-cell>
            </table:table-row>
            <table:table-row>
              <table:table-cell office:value-type="string">
                <text:p>2002-09-03</text:p>
              </table:table-cell>
              <table:table-cell office:value-type="float" office:value="0.324411788928704">
                <text:p>0.324411788928704</text:p>
              </table:table-cell>
            </table:table-row>
            <table:table-row>
              <table:table-cell office:value-type="string">
                <text:p>2002-10-01</text:p>
              </table:table-cell>
              <table:table-cell office:value-type="float" office:value="0.331232049957657">
                <text:p>0.331232049957657</text:p>
              </table:table-cell>
            </table:table-row>
            <table:table-row>
              <table:table-cell office:value-type="string">
                <text:p>2002-11-01</text:p>
              </table:table-cell>
              <table:table-cell office:value-type="float" office:value="0.203877882303622">
                <text:p>0.203877882303622</text:p>
              </table:table-cell>
            </table:table-row>
            <table:table-row>
              <table:table-cell office:value-type="string">
                <text:p>2002-12-02</text:p>
              </table:table-cell>
              <table:table-cell office:value-type="float" office:value="0.0678225963387611">
                <text:p>0.0678225963387611</text:p>
              </table:table-cell>
            </table:table-row>
            <table:table-row>
              <table:table-cell office:value-type="string">
                <text:p>2003-01-02</text:p>
              </table:table-cell>
              <table:table-cell office:value-type="float" office:value="-0.0449311872703883">
                <text:p>-0.0449311872703883</text:p>
              </table:table-cell>
            </table:table-row>
            <table:table-row>
              <table:table-cell office:value-type="string">
                <text:p>2003-02-03</text:p>
              </table:table-cell>
              <table:table-cell office:value-type="float" office:value="0.0188769650255834">
                <text:p>0.0188769650255834</text:p>
              </table:table-cell>
            </table:table-row>
            <table:table-row>
              <table:table-cell office:value-type="string">
                <text:p>2003-03-03</text:p>
              </table:table-cell>
              <table:table-cell office:value-type="float" office:value="0.106893635857115">
                <text:p>0.106893635857115</text:p>
              </table:table-cell>
            </table:table-row>
            <table:table-row>
              <table:table-cell office:value-type="string">
                <text:p>2003-04-01</text:p>
              </table:table-cell>
              <table:table-cell office:value-type="float" office:value="0.0297453205230972">
                <text:p>0.0297453205230972</text:p>
              </table:table-cell>
            </table:table-row>
            <table:table-row>
              <table:table-cell office:value-type="string">
                <text:p>2003-05-01</text:p>
              </table:table-cell>
              <table:table-cell office:value-type="float" office:value="0.0153586636786978">
                <text:p>0.0153586636786978</text:p>
              </table:table-cell>
            </table:table-row>
            <table:table-row>
              <table:table-cell office:value-type="string">
                <text:p>2003-06-02</text:p>
              </table:table-cell>
              <table:table-cell office:value-type="float" office:value="-0.0118344576470029">
                <text:p>-0.0118344576470029</text:p>
              </table:table-cell>
            </table:table-row>
            <table:table-row>
              <table:table-cell office:value-type="string">
                <text:p>2003-07-01</text:p>
              </table:table-cell>
              <table:table-cell office:value-type="float" office:value="0.33113889064585">
                <text:p>0.33113889064585</text:p>
              </table:table-cell>
            </table:table-row>
            <table:table-row>
              <table:table-cell office:value-type="string">
                <text:p>2003-08-01</text:p>
              </table:table-cell>
              <table:table-cell office:value-type="float" office:value="0.345489963485437">
                <text:p>0.345489963485437</text:p>
              </table:table-cell>
            </table:table-row>
            <table:table-row>
              <table:table-cell office:value-type="string">
                <text:p>2003-09-02</text:p>
              </table:table-cell>
              <table:table-cell office:value-type="float" office:value="0.33241954617059">
                <text:p>0.33241954617059</text:p>
              </table:table-cell>
            </table:table-row>
            <table:table-row>
              <table:table-cell office:value-type="string">
                <text:p>2003-10-01</text:p>
              </table:table-cell>
              <table:table-cell office:value-type="float" office:value="0.2813133235724">
                <text:p>0.2813133235724</text:p>
              </table:table-cell>
            </table:table-row>
            <table:table-row>
              <table:table-cell office:value-type="string">
                <text:p>2003-11-03</text:p>
              </table:table-cell>
              <table:table-cell office:value-type="float" office:value="0.391600626792706">
                <text:p>0.391600626792706</text:p>
              </table:table-cell>
            </table:table-row>
            <table:table-row>
              <table:table-cell office:value-type="string">
                <text:p>2003-12-01</text:p>
              </table:table-cell>
              <table:table-cell office:value-type="float" office:value="0.486768055393989">
                <text:p>0.486768055393989</text:p>
              </table:table-cell>
            </table:table-row>
            <table:table-row>
              <table:table-cell office:value-type="string">
                <text:p>2004-01-02</text:p>
              </table:table-cell>
              <table:table-cell office:value-type="float" office:value="0.476987457505347">
                <text:p>0.476987457505347</text:p>
              </table:table-cell>
            </table:table-row>
            <table:table-row>
              <table:table-cell office:value-type="string">
                <text:p>2004-02-02</text:p>
              </table:table-cell>
              <table:table-cell office:value-type="float" office:value="0.466770447322269">
                <text:p>0.466770447322269</text:p>
              </table:table-cell>
            </table:table-row>
            <table:table-row>
              <table:table-cell office:value-type="string">
                <text:p>2004-03-01</text:p>
              </table:table-cell>
              <table:table-cell office:value-type="float" office:value="0.385532707590507">
                <text:p>0.385532707590507</text:p>
              </table:table-cell>
            </table:table-row>
            <table:table-row>
              <table:table-cell office:value-type="string">
                <text:p>2004-04-01</text:p>
              </table:table-cell>
              <table:table-cell office:value-type="float" office:value="0.504053186545901">
                <text:p>0.504053186545901</text:p>
              </table:table-cell>
            </table:table-row>
            <table:table-row>
              <table:table-cell office:value-type="string">
                <text:p>2004-05-03</text:p>
              </table:table-cell>
              <table:table-cell office:value-type="float" office:value="0.498386168823022">
                <text:p>0.498386168823022</text:p>
              </table:table-cell>
            </table:table-row>
            <table:table-row>
              <table:table-cell office:value-type="string">
                <text:p>2004-06-01</text:p>
              </table:table-cell>
              <table:table-cell office:value-type="float" office:value="0.571210120716342">
                <text:p>0.571210120716342</text:p>
              </table:table-cell>
            </table:table-row>
            <table:table-row>
              <table:table-cell office:value-type="string">
                <text:p>2004-07-01</text:p>
              </table:table-cell>
              <table:table-cell office:value-type="float" office:value="0.541666729288566">
                <text:p>0.541666729288566</text:p>
              </table:table-cell>
            </table:table-row>
            <table:table-row>
              <table:table-cell office:value-type="string">
                <text:p>2004-08-02</text:p>
              </table:table-cell>
              <table:table-cell office:value-type="float" office:value="0.421282447244441">
                <text:p>0.421282447244441</text:p>
              </table:table-cell>
            </table:table-row>
            <table:table-row>
              <table:table-cell office:value-type="string">
                <text:p>2004-09-01</text:p>
              </table:table-cell>
              <table:table-cell office:value-type="float" office:value="0.456589183441246">
                <text:p>0.456589183441246</text:p>
              </table:table-cell>
            </table:table-row>
            <table:table-row>
              <table:table-cell office:value-type="string">
                <text:p>2004-10-01</text:p>
              </table:table-cell>
              <table:table-cell office:value-type="float" office:value="0.514915069475711">
                <text:p>0.514915069475711</text:p>
              </table:table-cell>
            </table:table-row>
            <table:table-row>
              <table:table-cell office:value-type="string">
                <text:p>2004-11-01</text:p>
              </table:table-cell>
              <table:table-cell office:value-type="float" office:value="0.559244661562635">
                <text:p>0.559244661562635</text:p>
              </table:table-cell>
            </table:table-row>
            <table:table-row>
              <table:table-cell office:value-type="string">
                <text:p>2004-12-01</text:p>
              </table:table-cell>
              <table:table-cell office:value-type="float" office:value="0.631459336292055">
                <text:p>0.631459336292055</text:p>
              </table:table-cell>
            </table:table-row>
            <table:table-row>
              <table:table-cell office:value-type="string">
                <text:p>2005-01-03</text:p>
              </table:table-cell>
              <table:table-cell office:value-type="float" office:value="0.388783674410568">
                <text:p>0.388783674410568</text:p>
              </table:table-cell>
            </table:table-row>
            <table:table-row>
              <table:table-cell office:value-type="string">
                <text:p>2005-02-01</text:p>
              </table:table-cell>
              <table:table-cell office:value-type="float" office:value="0.325887581631089">
                <text:p>0.325887581631089</text:p>
              </table:table-cell>
            </table:table-row>
            <table:table-row>
              <table:table-cell office:value-type="string">
                <text:p>2005-03-01</text:p>
              </table:table-cell>
              <table:table-cell office:value-type="float" office:value="0.310853342197582">
                <text:p>0.310853342197582</text:p>
              </table:table-cell>
            </table:table-row>
            <table:table-row>
              <table:table-cell office:value-type="string">
                <text:p>2005-04-01</text:p>
              </table:table-cell>
              <table:table-cell office:value-type="float" office:value="0.240587090819869">
                <text:p>0.240587090819869</text:p>
              </table:table-cell>
            </table:table-row>
            <table:table-row>
              <table:table-cell office:value-type="string">
                <text:p>2005-05-02</text:p>
              </table:table-cell>
              <table:table-cell office:value-type="float" office:value="0.299952165043595">
                <text:p>0.299952165043595</text:p>
              </table:table-cell>
            </table:table-row>
            <table:table-row>
              <table:table-cell office:value-type="string">
                <text:p>2005-06-01</text:p>
              </table:table-cell>
              <table:table-cell office:value-type="float" office:value="0.172507303777519">
                <text:p>0.172507303777519</text:p>
              </table:table-cell>
            </table:table-row>
            <table:table-row>
              <table:table-cell office:value-type="string">
                <text:p>2005-07-01</text:p>
              </table:table-cell>
              <table:table-cell office:value-type="float" office:value="0.111740122621865">
                <text:p>0.111740122621865</text:p>
              </table:table-cell>
            </table:table-row>
            <table:table-row>
              <table:table-cell office:value-type="string">
                <text:p>2005-08-01</text:p>
              </table:table-cell>
              <table:table-cell office:value-type="float" office:value="0.125532319552403">
                <text:p>0.125532319552403</text:p>
              </table:table-cell>
            </table:table-row>
            <table:table-row>
              <table:table-cell office:value-type="string">
                <text:p>2005-09-01</text:p>
              </table:table-cell>
              <table:table-cell office:value-type="float" office:value="0.0971042016051471">
                <text:p>0.0971042016051471</text:p>
              </table:table-cell>
            </table:table-row>
            <table:table-row>
              <table:table-cell office:value-type="string">
                <text:p>2005-10-03</text:p>
              </table:table-cell>
              <table:table-cell office:value-type="float" office:value="0.0672008507680987">
                <text:p>0.0672008507680987</text:p>
              </table:table-cell>
            </table:table-row>
            <table:table-row>
              <table:table-cell office:value-type="string">
                <text:p>2005-11-01</text:p>
              </table:table-cell>
              <table:table-cell office:value-type="float" office:value="0.0791857361582393">
                <text:p>0.0791857361582393</text:p>
              </table:table-cell>
            </table:table-row>
            <table:table-row>
              <table:table-cell office:value-type="string">
                <text:p>2005-12-01</text:p>
              </table:table-cell>
              <table:table-cell office:value-type="float" office:value="-0.0382299114601655">
                <text:p>-0.0382299114601655</text:p>
              </table:table-cell>
            </table:table-row>
            <table:table-row>
              <table:table-cell office:value-type="string">
                <text:p>2006-01-03</text:p>
              </table:table-cell>
              <table:table-cell office:value-type="float" office:value="0.160428579183718">
                <text:p>0.160428579183718</text:p>
              </table:table-cell>
            </table:table-row>
            <table:table-row>
              <table:table-cell office:value-type="string">
                <text:p>2006-02-01</text:p>
              </table:table-cell>
              <table:table-cell office:value-type="float" office:value="0.337795711222427">
                <text:p>0.337795711222427</text:p>
              </table:table-cell>
            </table:table-row>
            <table:table-row>
              <table:table-cell office:value-type="string">
                <text:p>2006-03-01</text:p>
              </table:table-cell>
              <table:table-cell office:value-type="float" office:value="0.376208065775795">
                <text:p>0.376208065775795</text:p>
              </table:table-cell>
            </table:table-row>
            <table:table-row>
              <table:table-cell office:value-type="string">
                <text:p>2006-04-03</text:p>
              </table:table-cell>
              <table:table-cell office:value-type="float" office:value="0.408973637424755">
                <text:p>0.408973637424755</text:p>
              </table:table-cell>
            </table:table-row>
            <table:table-row>
              <table:table-cell office:value-type="string">
                <text:p>2006-05-01</text:p>
              </table:table-cell>
              <table:table-cell office:value-type="float" office:value="0.263184753290406">
                <text:p>0.263184753290406</text:p>
              </table:table-cell>
            </table:table-row>
            <table:table-row>
              <table:table-cell office:value-type="string">
                <text:p>2006-06-01</text:p>
              </table:table-cell>
              <table:table-cell office:value-type="float" office:value="0.379532168559634">
                <text:p>0.379532168559634</text:p>
              </table:table-cell>
            </table:table-row>
            <table:table-row>
              <table:table-cell office:value-type="string">
                <text:p>2006-07-03</text:p>
              </table:table-cell>
              <table:table-cell office:value-type="float" office:value="0.264563141483444">
                <text:p>0.264563141483444</text:p>
              </table:table-cell>
            </table:table-row>
            <table:table-row>
              <table:table-cell office:value-type="string">
                <text:p>2006-08-01</text:p>
              </table:table-cell>
              <table:table-cell office:value-type="float" office:value="0.234998050848758">
                <text:p>0.234998050848758</text:p>
              </table:table-cell>
            </table:table-row>
            <table:table-row>
              <table:table-cell office:value-type="string">
                <text:p>2006-09-01</text:p>
              </table:table-cell>
              <table:table-cell office:value-type="float" office:value="0.306981912949625">
                <text:p>0.306981912949625</text:p>
              </table:table-cell>
            </table:table-row>
            <table:table-row>
              <table:table-cell office:value-type="string">
                <text:p>2006-10-02</text:p>
              </table:table-cell>
              <table:table-cell office:value-type="float" office:value="0.288881500560699">
                <text:p>0.288881500560699</text:p>
              </table:table-cell>
            </table:table-row>
            <table:table-row>
              <table:table-cell office:value-type="string">
                <text:p>2006-11-01</text:p>
              </table:table-cell>
              <table:table-cell office:value-type="float" office:value="0.147662895348516">
                <text:p>0.147662895348516</text:p>
              </table:table-cell>
            </table:table-row>
            <table:table-row>
              <table:table-cell office:value-type="string">
                <text:p>2006-12-01</text:p>
              </table:table-cell>
              <table:table-cell office:value-type="float" office:value="0.165714930272824">
                <text:p>0.165714930272824</text:p>
              </table:table-cell>
            </table:table-row>
            <table:table-row>
              <table:table-cell office:value-type="string">
                <text:p>2007-01-03</text:p>
              </table:table-cell>
              <table:table-cell office:value-type="float" office:value="0.0972247430312489">
                <text:p>0.0972247430312489</text:p>
              </table:table-cell>
            </table:table-row>
            <table:table-row>
              <table:table-cell office:value-type="string">
                <text:p>2007-02-01</text:p>
              </table:table-cell>
              <table:table-cell office:value-type="float" office:value="-0.161606042514019">
                <text:p>-0.161606042514019</text:p>
              </table:table-cell>
            </table:table-row>
            <table:table-row>
              <table:table-cell office:value-type="string">
                <text:p>2007-03-01</text:p>
              </table:table-cell>
              <table:table-cell office:value-type="float" office:value="-0.182432550744898">
                <text:p>-0.182432550744898</text:p>
              </table:table-cell>
            </table:table-row>
            <table:table-row>
              <table:table-cell office:value-type="string">
                <text:p>2007-04-02</text:p>
              </table:table-cell>
              <table:table-cell office:value-type="float" office:value="-0.183386848027553">
                <text:p>-0.183386848027553</text:p>
              </table:table-cell>
            </table:table-row>
            <table:table-row>
              <table:table-cell office:value-type="string">
                <text:p>2007-05-01</text:p>
              </table:table-cell>
              <table:table-cell office:value-type="float" office:value="-0.2130163291371">
                <text:p>-0.2130163291371</text:p>
              </table:table-cell>
            </table:table-row>
            <table:table-row>
              <table:table-cell office:value-type="string">
                <text:p>2007-06-01</text:p>
              </table:table-cell>
              <table:table-cell office:value-type="float" office:value="-0.363891183968475">
                <text:p>-0.363891183968475</text:p>
              </table:table-cell>
            </table:table-row>
            <table:table-row>
              <table:table-cell office:value-type="string">
                <text:p>2007-07-02</text:p>
              </table:table-cell>
              <table:table-cell office:value-type="float" office:value="-0.24918125666597">
                <text:p>-0.24918125666597</text:p>
              </table:table-cell>
            </table:table-row>
            <table:table-row>
              <table:table-cell office:value-type="string">
                <text:p>2007-08-01</text:p>
              </table:table-cell>
              <table:table-cell office:value-type="float" office:value="-0.118540898519485">
                <text:p>-0.118540898519485</text:p>
              </table:table-cell>
            </table:table-row>
            <table:table-row>
              <table:table-cell office:value-type="string">
                <text:p>2007-09-04</text:p>
              </table:table-cell>
              <table:table-cell office:value-type="float" office:value="-0.262149629422897">
                <text:p>-0.262149629422897</text:p>
              </table:table-cell>
            </table:table-row>
            <table:table-row>
              <table:table-cell office:value-type="string">
                <text:p>2007-10-01</text:p>
              </table:table-cell>
              <table:table-cell office:value-type="float" office:value="-0.34703963195506">
                <text:p>-0.34703963195506</text:p>
              </table:table-cell>
            </table:table-row>
            <table:table-row>
              <table:table-cell office:value-type="string">
                <text:p>2007-11-01</text:p>
              </table:table-cell>
              <table:table-cell office:value-type="float" office:value="-0.411399843627979">
                <text:p>-0.411399843627979</text:p>
              </table:table-cell>
            </table:table-row>
            <table:table-row>
              <table:table-cell office:value-type="string">
                <text:p>2007-12-03</text:p>
              </table:table-cell>
              <table:table-cell office:value-type="float" office:value="-0.548475244687231">
                <text:p>-0.548475244687231</text:p>
              </table:table-cell>
            </table:table-row>
            <table:table-row>
              <table:table-cell office:value-type="string">
                <text:p>2008-01-02</text:p>
              </table:table-cell>
              <table:table-cell office:value-type="float" office:value="-0.613886423663356">
                <text:p>-0.613886423663356</text:p>
              </table:table-cell>
            </table:table-row>
            <table:table-row>
              <table:table-cell office:value-type="string">
                <text:p>2008-02-01</text:p>
              </table:table-cell>
              <table:table-cell office:value-type="float" office:value="-0.541364967412534">
                <text:p>-0.541364967412534</text:p>
              </table:table-cell>
            </table:table-row>
            <table:table-row>
              <table:table-cell office:value-type="string">
                <text:p>2008-03-03</text:p>
              </table:table-cell>
              <table:table-cell office:value-type="float" office:value="-0.583201786941302">
                <text:p>-0.5832017869413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da8c1e6-fd468f4-454e206-f42a4a9-143cf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